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4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17.21pt"/>
    </style:style>
    <style:style style:name="co6" style:family="table-column">
      <style:table-column-properties fo:break-before="auto" style:column-width="307.45pt"/>
    </style:style>
    <style:style style:name="co7" style:family="table-column">
      <style:table-column-properties fo:break-before="auto" style:column-width="309.8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34.21pt"/>
    </style:style>
    <style:style style:name="co11" style:family="table-column">
      <style:table-column-properties fo:break-before="auto" style:column-width="48.1pt"/>
    </style:style>
    <style:style style:name="co12" style:family="table-column">
      <style:table-column-properties fo:break-before="auto" style:column-width="19.5pt"/>
    </style:style>
    <style:style style:name="co13" style:family="table-column">
      <style:table-column-properties fo:break-before="auto" style:column-width="55.81pt"/>
    </style:style>
    <style:style style:name="co14" style:family="table-column">
      <style:table-column-properties fo:break-before="auto" style:column-width="37.3pt"/>
    </style:style>
    <style:style style:name="co15" style:family="table-column">
      <style:table-column-properties fo:break-before="auto" style:column-width="41.9pt"/>
    </style:style>
    <style:style style:name="co16" style:family="table-column">
      <style:table-column-properties fo:break-before="auto" style:column-width="52.7pt"/>
    </style:style>
    <style:style style:name="co17" style:family="table-column">
      <style:table-column-properties fo:break-before="auto" style:column-width="112.14pt"/>
    </style:style>
    <style:style style:name="co18" style:family="table-column">
      <style:table-column-properties fo:break-before="auto" style:column-width="318.25pt"/>
    </style:style>
    <style:style style:name="co19" style:family="table-column">
      <style:table-column-properties fo:break-before="auto" style:column-width="15.65pt"/>
    </style:style>
    <style:style style:name="co20" style:family="table-column">
      <style:table-column-properties fo:break-before="auto" style:column-width="14.09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0" table:default-cell-style-name="ce1"/>
        <table:table-row table:style-name="ro1">
          <table:table-cell office:value-type="string" calcext:value-type="string">
            <text:p>#!/bin/bash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 set partition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p short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-cpus-per-task=16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 share node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-ntasks=20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-share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 set name of job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-job-name=Wochenende_dev_test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 mail alert at start, end and abortion of execution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-mail-type=ALL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-mail-user=scheithauer.tobias@mh-hannover.de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 Add miniconda3 to PATH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PATH=/mnt/ngsnfs/tools/miniconda3/bin:$PATH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 Activate env on cluster node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source activate PPKC_env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set -x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];&quot;fastq&quot;;&quot;err&quot;)" office:value-type="string" office:string-value="illumina_PE_hg19_bwamem_16_debug_longread_R1.err" calcext:value-type="string">
            <text:p>illumina_PE_hg19_bwamem_16_debug_longread_R1.err</text:p>
          </table:table-cell>
          <table:table-cell office:value-type="string" calcext:value-type="string">
            <text:p>-o</text:p>
          </table:table-cell>
          <table:table-cell table:formula="of:=SUBSTITUTE([.V27];&quot;fastq&quot;;&quot;out&quot;)" office:value-type="string" office:string-value="illumina_PE_hg19_bwamem_16_debug_longread_R1.out" calcext:value-type="string">
            <text:p>illumina_PE_hg19_bwamem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7]);0)=0;&quot;SE&quot;;&quot;PE&quot;)" office:value-type="string" office:string-value="PE" calcext:value-type="string">
            <text:p>PE</text:p>
          </table:table-cell>
          <table:table-cell table:formula="of:=IF(IFERROR(SEARCH(&quot;fastp&quot;;[.V27]);0)=0;&quot;&quot;;&quot;--fastp&quot;)">
            <text:p/>
          </table:table-cell>
          <table:table-cell table:formula="of:=IF(IFERROR(SEARCH(&quot;debug&quot;;[.V2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];&quot;fastq&quot;;&quot;err&quot;)" office:value-type="string" office:string-value="illumina_PE_hg19_bwamem_16_debug_R1.err" calcext:value-type="string">
            <text:p>illumina_PE_hg19_bwamem_16_debug_R1.err</text:p>
          </table:table-cell>
          <table:table-cell office:value-type="string" calcext:value-type="string">
            <text:p>-o</text:p>
          </table:table-cell>
          <table:table-cell table:formula="of:=SUBSTITUTE([.V28];&quot;fastq&quot;;&quot;out&quot;)" office:value-type="string" office:string-value="illumina_PE_hg19_bwamem_16_debug_R1.out" calcext:value-type="string">
            <text:p>illumina_PE_hg19_bwamem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]);0)=0;&quot;SE&quot;;&quot;PE&quot;)" office:value-type="string" office:string-value="PE" calcext:value-type="string">
            <text:p>PE</text:p>
          </table:table-cell>
          <table:table-cell table:formula="of:=IF(IFERROR(SEARCH(&quot;fastp&quot;;[.V28]);0)=0;&quot;&quot;;&quot;--fastp&quot;)">
            <text:p/>
          </table:table-cell>
          <table:table-cell table:formula="of:=IF(IFERROR(SEARCH(&quot;debug&quot;;[.V2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8]);0)=0;&quot;&quot;;&quot;--longread&quot;)">
            <text:p/>
          </table:table-cell>
          <table:table-cell/>
          <table:table-cell office:value-type="string" calcext:value-type="string">
            <text:p>illumina_PE_hg19_bwamem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];&quot;fastq&quot;;&quot;err&quot;)" office:value-type="string" office:string-value="illumina_PE_hg19_bwamem_16_fastp_debug_longread_R1.err" calcext:value-type="string">
            <text:p>illumina_PE_hg19_bwamem_16_fastp_debug_longread_R1.err</text:p>
          </table:table-cell>
          <table:table-cell office:value-type="string" calcext:value-type="string">
            <text:p>-o</text:p>
          </table:table-cell>
          <table:table-cell table:formula="of:=SUBSTITUTE([.V29];&quot;fastq&quot;;&quot;out&quot;)" office:value-type="string" office:string-value="illumina_PE_hg19_bwamem_16_fastp_debug_longread_R1.out" calcext:value-type="string">
            <text:p>illumina_PE_hg19_bwamem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9]);0)=0;&quot;SE&quot;;&quot;PE&quot;)" office:value-type="string" office:string-value="PE" calcext:value-type="string">
            <text:p>PE</text:p>
          </table:table-cell>
          <table:table-cell table:formula="of:=IF(IFERROR(SEARCH(&quot;fastp&quot;;[.V2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];&quot;fastq&quot;;&quot;err&quot;)" office:value-type="string" office:string-value="illumina_PE_hg19_bwamem_16_fastp_debug_R1.err" calcext:value-type="string">
            <text:p>illumina_PE_hg19_bwamem_16_fastp_debug_R1.err</text:p>
          </table:table-cell>
          <table:table-cell office:value-type="string" calcext:value-type="string">
            <text:p>-o</text:p>
          </table:table-cell>
          <table:table-cell table:formula="of:=SUBSTITUTE([.V30];&quot;fastq&quot;;&quot;out&quot;)" office:value-type="string" office:string-value="illumina_PE_hg19_bwamem_16_fastp_debug_R1.out" calcext:value-type="string">
            <text:p>illumina_PE_hg19_bwamem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]);0)=0;&quot;SE&quot;;&quot;PE&quot;)" office:value-type="string" office:string-value="PE" calcext:value-type="string">
            <text:p>PE</text:p>
          </table:table-cell>
          <table:table-cell table:formula="of:=IF(IFERROR(SEARCH(&quot;fastp&quot;;[.V3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]);0)=0;&quot;&quot;;&quot;--longread&quot;)">
            <text:p/>
          </table:table-cell>
          <table:table-cell/>
          <table:table-cell office:value-type="string" calcext:value-type="string">
            <text:p>illumina_PE_hg19_bwamem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];&quot;fastq&quot;;&quot;err&quot;)" office:value-type="string" office:string-value="illumina_PE_hg19_bwamem_16_fastp_longread_R1.err" calcext:value-type="string">
            <text:p>illumina_PE_hg19_bwamem_16_fastp_longread_R1.err</text:p>
          </table:table-cell>
          <table:table-cell office:value-type="string" calcext:value-type="string">
            <text:p>-o</text:p>
          </table:table-cell>
          <table:table-cell table:formula="of:=SUBSTITUTE([.V31];&quot;fastq&quot;;&quot;out&quot;)" office:value-type="string" office:string-value="illumina_PE_hg19_bwamem_16_fastp_longread_R1.out" calcext:value-type="string">
            <text:p>illumina_PE_hg19_bwamem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1]);0)=0;&quot;SE&quot;;&quot;PE&quot;)" office:value-type="string" office:string-value="PE" calcext:value-type="string">
            <text:p>PE</text:p>
          </table:table-cell>
          <table:table-cell table:formula="of:=IF(IFERROR(SEARCH(&quot;fastp&quot;;[.V3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]);0)=0;&quot;&quot;;&quot;--debug&quot;)">
            <text:p/>
          </table:table-cell>
          <table:table-cell table:formula="of:=IF(IFERROR(SEARCH(&quot;longread&quot;;[.V3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];&quot;fastq&quot;;&quot;err&quot;)" office:value-type="string" office:string-value="illumina_PE_hg19_bwamem_16_fastp_R1.err" calcext:value-type="string">
            <text:p>illumina_PE_hg19_bwamem_16_fastp_R1.err</text:p>
          </table:table-cell>
          <table:table-cell office:value-type="string" calcext:value-type="string">
            <text:p>-o</text:p>
          </table:table-cell>
          <table:table-cell table:formula="of:=SUBSTITUTE([.V32];&quot;fastq&quot;;&quot;out&quot;)" office:value-type="string" office:string-value="illumina_PE_hg19_bwamem_16_fastp_R1.out" calcext:value-type="string">
            <text:p>illumina_PE_hg19_bwamem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2]);0)=0;&quot;SE&quot;;&quot;PE&quot;)" office:value-type="string" office:string-value="PE" calcext:value-type="string">
            <text:p>PE</text:p>
          </table:table-cell>
          <table:table-cell table:formula="of:=IF(IFERROR(SEARCH(&quot;fastp&quot;;[.V3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2]);0)=0;&quot;&quot;;&quot;--debug&quot;)">
            <text:p/>
          </table:table-cell>
          <table:table-cell table:formula="of:=IF(IFERROR(SEARCH(&quot;longread&quot;;[.V32]);0)=0;&quot;&quot;;&quot;--longread&quot;)">
            <text:p/>
          </table:table-cell>
          <table:table-cell/>
          <table:table-cell office:value-type="string" calcext:value-type="string">
            <text:p>illumina_PE_hg19_bwamem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];&quot;fastq&quot;;&quot;err&quot;)" office:value-type="string" office:string-value="illumina_PE_hg19_bwamem_16_longread_R1.err" calcext:value-type="string">
            <text:p>illumina_PE_hg19_bwamem_16_longread_R1.err</text:p>
          </table:table-cell>
          <table:table-cell office:value-type="string" calcext:value-type="string">
            <text:p>-o</text:p>
          </table:table-cell>
          <table:table-cell table:formula="of:=SUBSTITUTE([.V33];&quot;fastq&quot;;&quot;out&quot;)" office:value-type="string" office:string-value="illumina_PE_hg19_bwamem_16_longread_R1.out" calcext:value-type="string">
            <text:p>illumina_PE_hg19_bwamem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]);0)=0;&quot;SE&quot;;&quot;PE&quot;)" office:value-type="string" office:string-value="PE" calcext:value-type="string">
            <text:p>PE</text:p>
          </table:table-cell>
          <table:table-cell table:formula="of:=IF(IFERROR(SEARCH(&quot;fastp&quot;;[.V33]);0)=0;&quot;&quot;;&quot;--fastp&quot;)">
            <text:p/>
          </table:table-cell>
          <table:table-cell table:formula="of:=IF(IFERROR(SEARCH(&quot;debug&quot;;[.V33]);0)=0;&quot;&quot;;&quot;--debug&quot;)">
            <text:p/>
          </table:table-cell>
          <table:table-cell table:formula="of:=IF(IFERROR(SEARCH(&quot;longread&quot;;[.V3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];&quot;fastq&quot;;&quot;err&quot;)" office:value-type="string" office:string-value="illumina_PE_hg19_bwamem_16_R1.err" calcext:value-type="string">
            <text:p>illumina_PE_hg19_bwamem_16_R1.err</text:p>
          </table:table-cell>
          <table:table-cell office:value-type="string" calcext:value-type="string">
            <text:p>-o</text:p>
          </table:table-cell>
          <table:table-cell table:formula="of:=SUBSTITUTE([.V34];&quot;fastq&quot;;&quot;out&quot;)" office:value-type="string" office:string-value="illumina_PE_hg19_bwamem_16_R1.out" calcext:value-type="string">
            <text:p>illumina_PE_hg19_bwamem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4]);0)=0;&quot;SE&quot;;&quot;PE&quot;)" office:value-type="string" office:string-value="PE" calcext:value-type="string">
            <text:p>PE</text:p>
          </table:table-cell>
          <table:table-cell table:formula="of:=IF(IFERROR(SEARCH(&quot;fastp&quot;;[.V34]);0)=0;&quot;&quot;;&quot;--fastp&quot;)">
            <text:p/>
          </table:table-cell>
          <table:table-cell table:formula="of:=IF(IFERROR(SEARCH(&quot;debug&quot;;[.V34]);0)=0;&quot;&quot;;&quot;--debug&quot;)">
            <text:p/>
          </table:table-cell>
          <table:table-cell table:formula="of:=IF(IFERROR(SEARCH(&quot;longread&quot;;[.V34]);0)=0;&quot;&quot;;&quot;--longread&quot;)">
            <text:p/>
          </table:table-cell>
          <table:table-cell/>
          <table:table-cell office:value-type="string" calcext:value-type="string">
            <text:p>illumina_PE_hg19_bwamem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];&quot;fastq&quot;;&quot;err&quot;)" office:value-type="string" office:string-value="illumina_PE_hg19_bwamem_8_debug_longread_R1.err" calcext:value-type="string">
            <text:p>illumina_PE_hg19_bwamem_8_debug_longread_R1.err</text:p>
          </table:table-cell>
          <table:table-cell office:value-type="string" calcext:value-type="string">
            <text:p>-o</text:p>
          </table:table-cell>
          <table:table-cell table:formula="of:=SUBSTITUTE([.V35];&quot;fastq&quot;;&quot;out&quot;)" office:value-type="string" office:string-value="illumina_PE_hg19_bwamem_8_debug_longread_R1.out" calcext:value-type="string">
            <text:p>illumina_PE_hg19_bwamem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5]);0)=0;&quot;SE&quot;;&quot;PE&quot;)" office:value-type="string" office:string-value="PE" calcext:value-type="string">
            <text:p>PE</text:p>
          </table:table-cell>
          <table:table-cell table:formula="of:=IF(IFERROR(SEARCH(&quot;fastp&quot;;[.V35]);0)=0;&quot;&quot;;&quot;--fastp&quot;)">
            <text:p/>
          </table:table-cell>
          <table:table-cell table:formula="of:=IF(IFERROR(SEARCH(&quot;debug&quot;;[.V3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];&quot;fastq&quot;;&quot;err&quot;)" office:value-type="string" office:string-value="illumina_PE_hg19_bwamem_8_debug_R1.err" calcext:value-type="string">
            <text:p>illumina_PE_hg19_bwamem_8_debug_R1.err</text:p>
          </table:table-cell>
          <table:table-cell office:value-type="string" calcext:value-type="string">
            <text:p>-o</text:p>
          </table:table-cell>
          <table:table-cell table:formula="of:=SUBSTITUTE([.V36];&quot;fastq&quot;;&quot;out&quot;)" office:value-type="string" office:string-value="illumina_PE_hg19_bwamem_8_debug_R1.out" calcext:value-type="string">
            <text:p>illumina_PE_hg19_bwamem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6]);0)=0;&quot;SE&quot;;&quot;PE&quot;)" office:value-type="string" office:string-value="PE" calcext:value-type="string">
            <text:p>PE</text:p>
          </table:table-cell>
          <table:table-cell table:formula="of:=IF(IFERROR(SEARCH(&quot;fastp&quot;;[.V36]);0)=0;&quot;&quot;;&quot;--fastp&quot;)">
            <text:p/>
          </table:table-cell>
          <table:table-cell table:formula="of:=IF(IFERROR(SEARCH(&quot;debug&quot;;[.V3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6]);0)=0;&quot;&quot;;&quot;--longread&quot;)">
            <text:p/>
          </table:table-cell>
          <table:table-cell/>
          <table:table-cell office:value-type="string" calcext:value-type="string">
            <text:p>illumina_PE_hg19_bwamem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];&quot;fastq&quot;;&quot;err&quot;)" office:value-type="string" office:string-value="illumina_PE_hg19_bwamem_8_fastp_debug_longread_R1.err" calcext:value-type="string">
            <text:p>illumina_PE_hg19_bwamem_8_fastp_debug_longread_R1.err</text:p>
          </table:table-cell>
          <table:table-cell office:value-type="string" calcext:value-type="string">
            <text:p>-o</text:p>
          </table:table-cell>
          <table:table-cell table:formula="of:=SUBSTITUTE([.V37];&quot;fastq&quot;;&quot;out&quot;)" office:value-type="string" office:string-value="illumina_PE_hg19_bwamem_8_fastp_debug_longread_R1.out" calcext:value-type="string">
            <text:p>illumina_PE_hg19_bwamem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]);0)=0;&quot;SE&quot;;&quot;PE&quot;)" office:value-type="string" office:string-value="PE" calcext:value-type="string">
            <text:p>PE</text:p>
          </table:table-cell>
          <table:table-cell table:formula="of:=IF(IFERROR(SEARCH(&quot;fastp&quot;;[.V3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];&quot;fastq&quot;;&quot;err&quot;)" office:value-type="string" office:string-value="illumina_PE_hg19_bwamem_8_fastp_debug_R1.err" calcext:value-type="string">
            <text:p>illumina_PE_hg19_bwamem_8_fastp_debug_R1.err</text:p>
          </table:table-cell>
          <table:table-cell office:value-type="string" calcext:value-type="string">
            <text:p>-o</text:p>
          </table:table-cell>
          <table:table-cell table:formula="of:=SUBSTITUTE([.V38];&quot;fastq&quot;;&quot;out&quot;)" office:value-type="string" office:string-value="illumina_PE_hg19_bwamem_8_fastp_debug_R1.out" calcext:value-type="string">
            <text:p>illumina_PE_hg19_bwamem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8]);0)=0;&quot;SE&quot;;&quot;PE&quot;)" office:value-type="string" office:string-value="PE" calcext:value-type="string">
            <text:p>PE</text:p>
          </table:table-cell>
          <table:table-cell table:formula="of:=IF(IFERROR(SEARCH(&quot;fastp&quot;;[.V3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]);0)=0;&quot;&quot;;&quot;--longread&quot;)">
            <text:p/>
          </table:table-cell>
          <table:table-cell/>
          <table:table-cell office:value-type="string" calcext:value-type="string">
            <text:p>illumina_PE_hg19_bwamem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];&quot;fastq&quot;;&quot;err&quot;)" office:value-type="string" office:string-value="illumina_PE_hg19_bwamem_8_fastp_longread_R1.err" calcext:value-type="string">
            <text:p>illumina_PE_hg19_bwamem_8_fastp_longread_R1.err</text:p>
          </table:table-cell>
          <table:table-cell office:value-type="string" calcext:value-type="string">
            <text:p>-o</text:p>
          </table:table-cell>
          <table:table-cell table:formula="of:=SUBSTITUTE([.V39];&quot;fastq&quot;;&quot;out&quot;)" office:value-type="string" office:string-value="illumina_PE_hg19_bwamem_8_fastp_longread_R1.out" calcext:value-type="string">
            <text:p>illumina_PE_hg19_bwamem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9]);0)=0;&quot;SE&quot;;&quot;PE&quot;)" office:value-type="string" office:string-value="PE" calcext:value-type="string">
            <text:p>PE</text:p>
          </table:table-cell>
          <table:table-cell table:formula="of:=IF(IFERROR(SEARCH(&quot;fastp&quot;;[.V3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]);0)=0;&quot;&quot;;&quot;--debug&quot;)">
            <text:p/>
          </table:table-cell>
          <table:table-cell table:formula="of:=IF(IFERROR(SEARCH(&quot;longread&quot;;[.V3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];&quot;fastq&quot;;&quot;err&quot;)" office:value-type="string" office:string-value="illumina_PE_hg19_bwamem_8_fastp_R1.err" calcext:value-type="string">
            <text:p>illumina_PE_hg19_bwamem_8_fastp_R1.err</text:p>
          </table:table-cell>
          <table:table-cell office:value-type="string" calcext:value-type="string">
            <text:p>-o</text:p>
          </table:table-cell>
          <table:table-cell table:formula="of:=SUBSTITUTE([.V40];&quot;fastq&quot;;&quot;out&quot;)" office:value-type="string" office:string-value="illumina_PE_hg19_bwamem_8_fastp_R1.out" calcext:value-type="string">
            <text:p>illumina_PE_hg19_bwamem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4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]);0)=0;&quot;SE&quot;;&quot;PE&quot;)" office:value-type="string" office:string-value="PE" calcext:value-type="string">
            <text:p>PE</text:p>
          </table:table-cell>
          <table:table-cell table:formula="of:=IF(IFERROR(SEARCH(&quot;fastp&quot;;[.V4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0]);0)=0;&quot;&quot;;&quot;--debug&quot;)">
            <text:p/>
          </table:table-cell>
          <table:table-cell table:formula="of:=IF(IFERROR(SEARCH(&quot;longread&quot;;[.V40]);0)=0;&quot;&quot;;&quot;--longread&quot;)">
            <text:p/>
          </table:table-cell>
          <table:table-cell/>
          <table:table-cell office:value-type="string" calcext:value-type="string">
            <text:p>illumina_PE_hg19_bwamem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1];&quot;fastq&quot;;&quot;err&quot;)" office:value-type="string" office:string-value="illumina_PE_hg19_bwamem_8_longread_R1.err" calcext:value-type="string">
            <text:p>illumina_PE_hg19_bwamem_8_longread_R1.err</text:p>
          </table:table-cell>
          <table:table-cell office:value-type="string" calcext:value-type="string">
            <text:p>-o</text:p>
          </table:table-cell>
          <table:table-cell table:formula="of:=SUBSTITUTE([.V41];&quot;fastq&quot;;&quot;out&quot;)" office:value-type="string" office:string-value="illumina_PE_hg19_bwamem_8_longread_R1.out" calcext:value-type="string">
            <text:p>illumina_PE_hg19_bwamem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4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1]);0)=0;&quot;SE&quot;;&quot;PE&quot;)" office:value-type="string" office:string-value="PE" calcext:value-type="string">
            <text:p>PE</text:p>
          </table:table-cell>
          <table:table-cell table:formula="of:=IF(IFERROR(SEARCH(&quot;fastp&quot;;[.V41]);0)=0;&quot;&quot;;&quot;--fastp&quot;)">
            <text:p/>
          </table:table-cell>
          <table:table-cell table:formula="of:=IF(IFERROR(SEARCH(&quot;debug&quot;;[.V41]);0)=0;&quot;&quot;;&quot;--debug&quot;)">
            <text:p/>
          </table:table-cell>
          <table:table-cell table:formula="of:=IF(IFERROR(SEARCH(&quot;longread&quot;;[.V4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2];&quot;fastq&quot;;&quot;err&quot;)" office:value-type="string" office:string-value="illumina_PE_hg19_bwamem_8_R1.err" calcext:value-type="string">
            <text:p>illumina_PE_hg19_bwamem_8_R1.err</text:p>
          </table:table-cell>
          <table:table-cell office:value-type="string" calcext:value-type="string">
            <text:p>-o</text:p>
          </table:table-cell>
          <table:table-cell table:formula="of:=SUBSTITUTE([.V42];&quot;fastq&quot;;&quot;out&quot;)" office:value-type="string" office:string-value="illumina_PE_hg19_bwamem_8_R1.out" calcext:value-type="string">
            <text:p>illumina_PE_hg19_bwamem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4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2]);0)=0;&quot;SE&quot;;&quot;PE&quot;)" office:value-type="string" office:string-value="PE" calcext:value-type="string">
            <text:p>PE</text:p>
          </table:table-cell>
          <table:table-cell table:formula="of:=IF(IFERROR(SEARCH(&quot;fastp&quot;;[.V42]);0)=0;&quot;&quot;;&quot;--fastp&quot;)">
            <text:p/>
          </table:table-cell>
          <table:table-cell table:formula="of:=IF(IFERROR(SEARCH(&quot;debug&quot;;[.V42]);0)=0;&quot;&quot;;&quot;--debug&quot;)">
            <text:p/>
          </table:table-cell>
          <table:table-cell table:formula="of:=IF(IFERROR(SEARCH(&quot;longread&quot;;[.V42]);0)=0;&quot;&quot;;&quot;--longread&quot;)">
            <text:p/>
          </table:table-cell>
          <table:table-cell/>
          <table:table-cell office:value-type="string" calcext:value-type="string">
            <text:p>illumina_PE_hg19_bwamem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3];&quot;fastq&quot;;&quot;err&quot;)" office:value-type="string" office:string-value="illumina_PE_hg19_minimap2_16_debug_longread_R1.err" calcext:value-type="string">
            <text:p>illumina_PE_hg19_minimap2_16_debug_longread_R1.err</text:p>
          </table:table-cell>
          <table:table-cell office:value-type="string" calcext:value-type="string">
            <text:p>-o</text:p>
          </table:table-cell>
          <table:table-cell table:formula="of:=SUBSTITUTE([.V43];&quot;fastq&quot;;&quot;out&quot;)" office:value-type="string" office:string-value="illumina_PE_hg19_minimap2_16_debug_longread_R1.out" calcext:value-type="string">
            <text:p>illumina_PE_hg19_minimap2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3]);0)=0;&quot;SE&quot;;&quot;PE&quot;)" office:value-type="string" office:string-value="PE" calcext:value-type="string">
            <text:p>PE</text:p>
          </table:table-cell>
          <table:table-cell table:formula="of:=IF(IFERROR(SEARCH(&quot;fastp&quot;;[.V43]);0)=0;&quot;&quot;;&quot;--fastp&quot;)">
            <text:p/>
          </table:table-cell>
          <table:table-cell table:formula="of:=IF(IFERROR(SEARCH(&quot;debug&quot;;[.V4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4];&quot;fastq&quot;;&quot;err&quot;)" office:value-type="string" office:string-value="illumina_PE_hg19_minimap2_16_debug_R1.err" calcext:value-type="string">
            <text:p>illumina_PE_hg19_minimap2_16_debug_R1.err</text:p>
          </table:table-cell>
          <table:table-cell office:value-type="string" calcext:value-type="string">
            <text:p>-o</text:p>
          </table:table-cell>
          <table:table-cell table:formula="of:=SUBSTITUTE([.V44];&quot;fastq&quot;;&quot;out&quot;)" office:value-type="string" office:string-value="illumina_PE_hg19_minimap2_16_debug_R1.out" calcext:value-type="string">
            <text:p>illumina_PE_hg19_minimap2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4]);0)=0;&quot;SE&quot;;&quot;PE&quot;)" office:value-type="string" office:string-value="PE" calcext:value-type="string">
            <text:p>PE</text:p>
          </table:table-cell>
          <table:table-cell table:formula="of:=IF(IFERROR(SEARCH(&quot;fastp&quot;;[.V44]);0)=0;&quot;&quot;;&quot;--fastp&quot;)">
            <text:p/>
          </table:table-cell>
          <table:table-cell table:formula="of:=IF(IFERROR(SEARCH(&quot;debug&quot;;[.V4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4]);0)=0;&quot;&quot;;&quot;--longread&quot;)">
            <text:p/>
          </table:table-cell>
          <table:table-cell/>
          <table:table-cell office:value-type="string" calcext:value-type="string">
            <text:p>illumina_PE_hg19_minimap2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5];&quot;fastq&quot;;&quot;err&quot;)" office:value-type="string" office:string-value="illumina_PE_hg19_minimap2_16_fastp_debug_longread_R1.err" calcext:value-type="string">
            <text:p>illumina_PE_hg19_minimap2_16_fastp_debug_longread_R1.err</text:p>
          </table:table-cell>
          <table:table-cell office:value-type="string" calcext:value-type="string">
            <text:p>-o</text:p>
          </table:table-cell>
          <table:table-cell table:formula="of:=SUBSTITUTE([.V45];&quot;fastq&quot;;&quot;out&quot;)" office:value-type="string" office:string-value="illumina_PE_hg19_minimap2_16_fastp_debug_longread_R1.out" calcext:value-type="string">
            <text:p>illumina_PE_hg19_minimap2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5]);0)=0;&quot;SE&quot;;&quot;PE&quot;)" office:value-type="string" office:string-value="PE" calcext:value-type="string">
            <text:p>PE</text:p>
          </table:table-cell>
          <table:table-cell table:formula="of:=IF(IFERROR(SEARCH(&quot;fastp&quot;;[.V4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6];&quot;fastq&quot;;&quot;err&quot;)" office:value-type="string" office:string-value="illumina_PE_hg19_minimap2_16_fastp_debug_R1.err" calcext:value-type="string">
            <text:p>illumina_PE_hg19_minimap2_16_fastp_debug_R1.err</text:p>
          </table:table-cell>
          <table:table-cell office:value-type="string" calcext:value-type="string">
            <text:p>-o</text:p>
          </table:table-cell>
          <table:table-cell table:formula="of:=SUBSTITUTE([.V46];&quot;fastq&quot;;&quot;out&quot;)" office:value-type="string" office:string-value="illumina_PE_hg19_minimap2_16_fastp_debug_R1.out" calcext:value-type="string">
            <text:p>illumina_PE_hg19_minimap2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6]);0)=0;&quot;SE&quot;;&quot;PE&quot;)" office:value-type="string" office:string-value="PE" calcext:value-type="string">
            <text:p>PE</text:p>
          </table:table-cell>
          <table:table-cell table:formula="of:=IF(IFERROR(SEARCH(&quot;fastp&quot;;[.V4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6]);0)=0;&quot;&quot;;&quot;--longread&quot;)">
            <text:p/>
          </table:table-cell>
          <table:table-cell/>
          <table:table-cell office:value-type="string" calcext:value-type="string">
            <text:p>illumina_PE_hg19_minimap2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7];&quot;fastq&quot;;&quot;err&quot;)" office:value-type="string" office:string-value="illumina_PE_hg19_minimap2_16_fastp_longread_R1.err" calcext:value-type="string">
            <text:p>illumina_PE_hg19_minimap2_16_fastp_longread_R1.err</text:p>
          </table:table-cell>
          <table:table-cell office:value-type="string" calcext:value-type="string">
            <text:p>-o</text:p>
          </table:table-cell>
          <table:table-cell table:formula="of:=SUBSTITUTE([.V47];&quot;fastq&quot;;&quot;out&quot;)" office:value-type="string" office:string-value="illumina_PE_hg19_minimap2_16_fastp_longread_R1.out" calcext:value-type="string">
            <text:p>illumina_PE_hg19_minimap2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7]);0)=0;&quot;SE&quot;;&quot;PE&quot;)" office:value-type="string" office:string-value="PE" calcext:value-type="string">
            <text:p>PE</text:p>
          </table:table-cell>
          <table:table-cell table:formula="of:=IF(IFERROR(SEARCH(&quot;fastp&quot;;[.V4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7]);0)=0;&quot;&quot;;&quot;--debug&quot;)">
            <text:p/>
          </table:table-cell>
          <table:table-cell table:formula="of:=IF(IFERROR(SEARCH(&quot;longread&quot;;[.V4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8];&quot;fastq&quot;;&quot;err&quot;)" office:value-type="string" office:string-value="illumina_PE_hg19_minimap2_16_fastp_R1.err" calcext:value-type="string">
            <text:p>illumina_PE_hg19_minimap2_16_fastp_R1.err</text:p>
          </table:table-cell>
          <table:table-cell office:value-type="string" calcext:value-type="string">
            <text:p>-o</text:p>
          </table:table-cell>
          <table:table-cell table:formula="of:=SUBSTITUTE([.V48];&quot;fastq&quot;;&quot;out&quot;)" office:value-type="string" office:string-value="illumina_PE_hg19_minimap2_16_fastp_R1.out" calcext:value-type="string">
            <text:p>illumina_PE_hg19_minimap2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8]);0)=0;&quot;SE&quot;;&quot;PE&quot;)" office:value-type="string" office:string-value="PE" calcext:value-type="string">
            <text:p>PE</text:p>
          </table:table-cell>
          <table:table-cell table:formula="of:=IF(IFERROR(SEARCH(&quot;fastp&quot;;[.V4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8]);0)=0;&quot;&quot;;&quot;--debug&quot;)">
            <text:p/>
          </table:table-cell>
          <table:table-cell table:formula="of:=IF(IFERROR(SEARCH(&quot;longread&quot;;[.V48]);0)=0;&quot;&quot;;&quot;--longread&quot;)">
            <text:p/>
          </table:table-cell>
          <table:table-cell/>
          <table:table-cell office:value-type="string" calcext:value-type="string">
            <text:p>illumina_PE_hg19_minimap2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9];&quot;fastq&quot;;&quot;err&quot;)" office:value-type="string" office:string-value="illumina_PE_hg19_minimap2_16_longread_R1.err" calcext:value-type="string">
            <text:p>illumina_PE_hg19_minimap2_16_longread_R1.err</text:p>
          </table:table-cell>
          <table:table-cell office:value-type="string" calcext:value-type="string">
            <text:p>-o</text:p>
          </table:table-cell>
          <table:table-cell table:formula="of:=SUBSTITUTE([.V49];&quot;fastq&quot;;&quot;out&quot;)" office:value-type="string" office:string-value="illumina_PE_hg19_minimap2_16_longread_R1.out" calcext:value-type="string">
            <text:p>illumina_PE_hg19_minimap2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9]);0)=0;&quot;SE&quot;;&quot;PE&quot;)" office:value-type="string" office:string-value="PE" calcext:value-type="string">
            <text:p>PE</text:p>
          </table:table-cell>
          <table:table-cell table:formula="of:=IF(IFERROR(SEARCH(&quot;fastp&quot;;[.V49]);0)=0;&quot;&quot;;&quot;--fastp&quot;)">
            <text:p/>
          </table:table-cell>
          <table:table-cell table:formula="of:=IF(IFERROR(SEARCH(&quot;debug&quot;;[.V49]);0)=0;&quot;&quot;;&quot;--debug&quot;)">
            <text:p/>
          </table:table-cell>
          <table:table-cell table:formula="of:=IF(IFERROR(SEARCH(&quot;longread&quot;;[.V4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0];&quot;fastq&quot;;&quot;err&quot;)" office:value-type="string" office:string-value="illumina_PE_hg19_minimap2_16_R1.err" calcext:value-type="string">
            <text:p>illumina_PE_hg19_minimap2_16_R1.err</text:p>
          </table:table-cell>
          <table:table-cell office:value-type="string" calcext:value-type="string">
            <text:p>-o</text:p>
          </table:table-cell>
          <table:table-cell table:formula="of:=SUBSTITUTE([.V50];&quot;fastq&quot;;&quot;out&quot;)" office:value-type="string" office:string-value="illumina_PE_hg19_minimap2_16_R1.out" calcext:value-type="string">
            <text:p>illumina_PE_hg19_minimap2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50]);0)=0;&quot;SE&quot;;&quot;PE&quot;)" office:value-type="string" office:string-value="PE" calcext:value-type="string">
            <text:p>PE</text:p>
          </table:table-cell>
          <table:table-cell table:formula="of:=IF(IFERROR(SEARCH(&quot;fastp&quot;;[.V50]);0)=0;&quot;&quot;;&quot;--fastp&quot;)">
            <text:p/>
          </table:table-cell>
          <table:table-cell table:formula="of:=IF(IFERROR(SEARCH(&quot;debug&quot;;[.V50]);0)=0;&quot;&quot;;&quot;--debug&quot;)">
            <text:p/>
          </table:table-cell>
          <table:table-cell table:formula="of:=IF(IFERROR(SEARCH(&quot;longread&quot;;[.V50]);0)=0;&quot;&quot;;&quot;--longread&quot;)">
            <text:p/>
          </table:table-cell>
          <table:table-cell/>
          <table:table-cell office:value-type="string" calcext:value-type="string">
            <text:p>illumina_PE_hg19_minimap2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1];&quot;fastq&quot;;&quot;err&quot;)" office:value-type="string" office:string-value="illumina_PE_hg19_minimap2_8_debug_longread_R1.err" calcext:value-type="string">
            <text:p>illumina_PE_hg19_minimap2_8_debug_longread_R1.err</text:p>
          </table:table-cell>
          <table:table-cell office:value-type="string" calcext:value-type="string">
            <text:p>-o</text:p>
          </table:table-cell>
          <table:table-cell table:formula="of:=SUBSTITUTE([.V51];&quot;fastq&quot;;&quot;out&quot;)" office:value-type="string" office:string-value="illumina_PE_hg19_minimap2_8_debug_longread_R1.out" calcext:value-type="string">
            <text:p>illumina_PE_hg19_minimap2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1]);0)=0;&quot;SE&quot;;&quot;PE&quot;)" office:value-type="string" office:string-value="PE" calcext:value-type="string">
            <text:p>PE</text:p>
          </table:table-cell>
          <table:table-cell table:formula="of:=IF(IFERROR(SEARCH(&quot;fastp&quot;;[.V51]);0)=0;&quot;&quot;;&quot;--fastp&quot;)">
            <text:p/>
          </table:table-cell>
          <table:table-cell table:formula="of:=IF(IFERROR(SEARCH(&quot;debug&quot;;[.V5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5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2];&quot;fastq&quot;;&quot;err&quot;)" office:value-type="string" office:string-value="illumina_PE_hg19_minimap2_8_debug_R1.err" calcext:value-type="string">
            <text:p>illumina_PE_hg19_minimap2_8_debug_R1.err</text:p>
          </table:table-cell>
          <table:table-cell office:value-type="string" calcext:value-type="string">
            <text:p>-o</text:p>
          </table:table-cell>
          <table:table-cell table:formula="of:=SUBSTITUTE([.V52];&quot;fastq&quot;;&quot;out&quot;)" office:value-type="string" office:string-value="illumina_PE_hg19_minimap2_8_debug_R1.out" calcext:value-type="string">
            <text:p>illumina_PE_hg19_minimap2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2]);0)=0;&quot;SE&quot;;&quot;PE&quot;)" office:value-type="string" office:string-value="PE" calcext:value-type="string">
            <text:p>PE</text:p>
          </table:table-cell>
          <table:table-cell table:formula="of:=IF(IFERROR(SEARCH(&quot;fastp&quot;;[.V52]);0)=0;&quot;&quot;;&quot;--fastp&quot;)">
            <text:p/>
          </table:table-cell>
          <table:table-cell table:formula="of:=IF(IFERROR(SEARCH(&quot;debug&quot;;[.V5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52]);0)=0;&quot;&quot;;&quot;--longread&quot;)">
            <text:p/>
          </table:table-cell>
          <table:table-cell/>
          <table:table-cell office:value-type="string" calcext:value-type="string">
            <text:p>illumina_PE_hg19_minimap2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3];&quot;fastq&quot;;&quot;err&quot;)" office:value-type="string" office:string-value="illumina_PE_hg19_minimap2_8_fastp_debug_longread_R1.err" calcext:value-type="string">
            <text:p>illumina_PE_hg19_minimap2_8_fastp_debug_longread_R1.err</text:p>
          </table:table-cell>
          <table:table-cell office:value-type="string" calcext:value-type="string">
            <text:p>-o</text:p>
          </table:table-cell>
          <table:table-cell table:formula="of:=SUBSTITUTE([.V53];&quot;fastq&quot;;&quot;out&quot;)" office:value-type="string" office:string-value="illumina_PE_hg19_minimap2_8_fastp_debug_longread_R1.out" calcext:value-type="string">
            <text:p>illumina_PE_hg19_minimap2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3]);0)=0;&quot;SE&quot;;&quot;PE&quot;)" office:value-type="string" office:string-value="PE" calcext:value-type="string">
            <text:p>PE</text:p>
          </table:table-cell>
          <table:table-cell table:formula="of:=IF(IFERROR(SEARCH(&quot;fastp&quot;;[.V5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5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5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4];&quot;fastq&quot;;&quot;err&quot;)" office:value-type="string" office:string-value="illumina_PE_hg19_minimap2_8_fastp_debug_R1.err" calcext:value-type="string">
            <text:p>illumina_PE_hg19_minimap2_8_fastp_debug_R1.err</text:p>
          </table:table-cell>
          <table:table-cell office:value-type="string" calcext:value-type="string">
            <text:p>-o</text:p>
          </table:table-cell>
          <table:table-cell table:formula="of:=SUBSTITUTE([.V54];&quot;fastq&quot;;&quot;out&quot;)" office:value-type="string" office:string-value="illumina_PE_hg19_minimap2_8_fastp_debug_R1.out" calcext:value-type="string">
            <text:p>illumina_PE_hg19_minimap2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4]);0)=0;&quot;SE&quot;;&quot;PE&quot;)" office:value-type="string" office:string-value="PE" calcext:value-type="string">
            <text:p>PE</text:p>
          </table:table-cell>
          <table:table-cell table:formula="of:=IF(IFERROR(SEARCH(&quot;fastp&quot;;[.V5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5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54]);0)=0;&quot;&quot;;&quot;--longread&quot;)">
            <text:p/>
          </table:table-cell>
          <table:table-cell/>
          <table:table-cell office:value-type="string" calcext:value-type="string">
            <text:p>illumina_PE_hg19_minimap2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5];&quot;fastq&quot;;&quot;err&quot;)" office:value-type="string" office:string-value="illumina_PE_hg19_minimap2_8_fastp_longread_R1.err" calcext:value-type="string">
            <text:p>illumina_PE_hg19_minimap2_8_fastp_longread_R1.err</text:p>
          </table:table-cell>
          <table:table-cell office:value-type="string" calcext:value-type="string">
            <text:p>-o</text:p>
          </table:table-cell>
          <table:table-cell table:formula="of:=SUBSTITUTE([.V55];&quot;fastq&quot;;&quot;out&quot;)" office:value-type="string" office:string-value="illumina_PE_hg19_minimap2_8_fastp_longread_R1.out" calcext:value-type="string">
            <text:p>illumina_PE_hg19_minimap2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5]);0)=0;&quot;SE&quot;;&quot;PE&quot;)" office:value-type="string" office:string-value="PE" calcext:value-type="string">
            <text:p>PE</text:p>
          </table:table-cell>
          <table:table-cell table:formula="of:=IF(IFERROR(SEARCH(&quot;fastp&quot;;[.V5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55]);0)=0;&quot;&quot;;&quot;--debug&quot;)">
            <text:p/>
          </table:table-cell>
          <table:table-cell table:formula="of:=IF(IFERROR(SEARCH(&quot;longread&quot;;[.V5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6];&quot;fastq&quot;;&quot;err&quot;)" office:value-type="string" office:string-value="illumina_PE_hg19_minimap2_8_fastp_R1.err" calcext:value-type="string">
            <text:p>illumina_PE_hg19_minimap2_8_fastp_R1.err</text:p>
          </table:table-cell>
          <table:table-cell office:value-type="string" calcext:value-type="string">
            <text:p>-o</text:p>
          </table:table-cell>
          <table:table-cell table:formula="of:=SUBSTITUTE([.V56];&quot;fastq&quot;;&quot;out&quot;)" office:value-type="string" office:string-value="illumina_PE_hg19_minimap2_8_fastp_R1.out" calcext:value-type="string">
            <text:p>illumina_PE_hg19_minimap2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6]);0)=0;&quot;SE&quot;;&quot;PE&quot;)" office:value-type="string" office:string-value="PE" calcext:value-type="string">
            <text:p>PE</text:p>
          </table:table-cell>
          <table:table-cell table:formula="of:=IF(IFERROR(SEARCH(&quot;fastp&quot;;[.V5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56]);0)=0;&quot;&quot;;&quot;--debug&quot;)">
            <text:p/>
          </table:table-cell>
          <table:table-cell table:formula="of:=IF(IFERROR(SEARCH(&quot;longread&quot;;[.V56]);0)=0;&quot;&quot;;&quot;--longread&quot;)">
            <text:p/>
          </table:table-cell>
          <table:table-cell/>
          <table:table-cell office:value-type="string" calcext:value-type="string">
            <text:p>illumina_PE_hg19_minimap2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7];&quot;fastq&quot;;&quot;err&quot;)" office:value-type="string" office:string-value="illumina_PE_hg19_minimap2_8_longread_R1.err" calcext:value-type="string">
            <text:p>illumina_PE_hg19_minimap2_8_longread_R1.err</text:p>
          </table:table-cell>
          <table:table-cell office:value-type="string" calcext:value-type="string">
            <text:p>-o</text:p>
          </table:table-cell>
          <table:table-cell table:formula="of:=SUBSTITUTE([.V57];&quot;fastq&quot;;&quot;out&quot;)" office:value-type="string" office:string-value="illumina_PE_hg19_minimap2_8_longread_R1.out" calcext:value-type="string">
            <text:p>illumina_PE_hg19_minimap2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7]);0)=0;&quot;SE&quot;;&quot;PE&quot;)" office:value-type="string" office:string-value="PE" calcext:value-type="string">
            <text:p>PE</text:p>
          </table:table-cell>
          <table:table-cell table:formula="of:=IF(IFERROR(SEARCH(&quot;fastp&quot;;[.V57]);0)=0;&quot;&quot;;&quot;--fastp&quot;)">
            <text:p/>
          </table:table-cell>
          <table:table-cell table:formula="of:=IF(IFERROR(SEARCH(&quot;debug&quot;;[.V57]);0)=0;&quot;&quot;;&quot;--debug&quot;)">
            <text:p/>
          </table:table-cell>
          <table:table-cell table:formula="of:=IF(IFERROR(SEARCH(&quot;longread&quot;;[.V5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8];&quot;fastq&quot;;&quot;err&quot;)" office:value-type="string" office:string-value="illumina_PE_hg19_minimap2_8_R1.err" calcext:value-type="string">
            <text:p>illumina_PE_hg19_minimap2_8_R1.err</text:p>
          </table:table-cell>
          <table:table-cell office:value-type="string" calcext:value-type="string">
            <text:p>-o</text:p>
          </table:table-cell>
          <table:table-cell table:formula="of:=SUBSTITUTE([.V58];&quot;fastq&quot;;&quot;out&quot;)" office:value-type="string" office:string-value="illumina_PE_hg19_minimap2_8_R1.out" calcext:value-type="string">
            <text:p>illumina_PE_hg19_minimap2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8]);0)=0;&quot;SE&quot;;&quot;PE&quot;)" office:value-type="string" office:string-value="PE" calcext:value-type="string">
            <text:p>PE</text:p>
          </table:table-cell>
          <table:table-cell table:formula="of:=IF(IFERROR(SEARCH(&quot;fastp&quot;;[.V58]);0)=0;&quot;&quot;;&quot;--fastp&quot;)">
            <text:p/>
          </table:table-cell>
          <table:table-cell table:formula="of:=IF(IFERROR(SEARCH(&quot;debug&quot;;[.V58]);0)=0;&quot;&quot;;&quot;--debug&quot;)">
            <text:p/>
          </table:table-cell>
          <table:table-cell table:formula="of:=IF(IFERROR(SEARCH(&quot;longread&quot;;[.V58]);0)=0;&quot;&quot;;&quot;--longread&quot;)">
            <text:p/>
          </table:table-cell>
          <table:table-cell/>
          <table:table-cell office:value-type="string" calcext:value-type="string">
            <text:p>illumina_PE_hg19_minimap2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9];&quot;fastq&quot;;&quot;err&quot;)" office:value-type="string" office:string-value="illumina_PE_PA14_bwamem_16_debug_longread_R1.err" calcext:value-type="string">
            <text:p>illumina_PE_PA14_bwamem_16_debug_longread_R1.err</text:p>
          </table:table-cell>
          <table:table-cell office:value-type="string" calcext:value-type="string">
            <text:p>-o</text:p>
          </table:table-cell>
          <table:table-cell table:formula="of:=SUBSTITUTE([.V59];&quot;fastq&quot;;&quot;out&quot;)" office:value-type="string" office:string-value="illumina_PE_PA14_bwamem_16_debug_longread_R1.out" calcext:value-type="string">
            <text:p>illumina_PE_PA14_bwamem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5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59]);0)=0;&quot;SE&quot;;&quot;PE&quot;)" office:value-type="string" office:string-value="PE" calcext:value-type="string">
            <text:p>PE</text:p>
          </table:table-cell>
          <table:table-cell table:formula="of:=IF(IFERROR(SEARCH(&quot;fastp&quot;;[.V59]);0)=0;&quot;&quot;;&quot;--fastp&quot;)">
            <text:p/>
          </table:table-cell>
          <table:table-cell table:formula="of:=IF(IFERROR(SEARCH(&quot;debug&quot;;[.V5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5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0];&quot;fastq&quot;;&quot;err&quot;)" office:value-type="string" office:string-value="illumina_PE_PA14_bwamem_16_debug_R1.err" calcext:value-type="string">
            <text:p>illumina_PE_PA14_bwamem_16_debug_R1.err</text:p>
          </table:table-cell>
          <table:table-cell office:value-type="string" calcext:value-type="string">
            <text:p>-o</text:p>
          </table:table-cell>
          <table:table-cell table:formula="of:=SUBSTITUTE([.V60];&quot;fastq&quot;;&quot;out&quot;)" office:value-type="string" office:string-value="illumina_PE_PA14_bwamem_16_debug_R1.out" calcext:value-type="string">
            <text:p>illumina_PE_PA14_bwamem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0]);0)=0;&quot;SE&quot;;&quot;PE&quot;)" office:value-type="string" office:string-value="PE" calcext:value-type="string">
            <text:p>PE</text:p>
          </table:table-cell>
          <table:table-cell table:formula="of:=IF(IFERROR(SEARCH(&quot;fastp&quot;;[.V60]);0)=0;&quot;&quot;;&quot;--fastp&quot;)">
            <text:p/>
          </table:table-cell>
          <table:table-cell table:formula="of:=IF(IFERROR(SEARCH(&quot;debug&quot;;[.V6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60]);0)=0;&quot;&quot;;&quot;--longread&quot;)">
            <text:p/>
          </table:table-cell>
          <table:table-cell/>
          <table:table-cell office:value-type="string" calcext:value-type="string">
            <text:p>illumina_PE_PA14_bwamem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1];&quot;fastq&quot;;&quot;err&quot;)" office:value-type="string" office:string-value="illumina_PE_PA14_bwamem_16_fastp_debug_longread_R1.err" calcext:value-type="string">
            <text:p>illumina_PE_PA14_bwamem_16_fastp_debug_longread_R1.err</text:p>
          </table:table-cell>
          <table:table-cell office:value-type="string" calcext:value-type="string">
            <text:p>-o</text:p>
          </table:table-cell>
          <table:table-cell table:formula="of:=SUBSTITUTE([.V61];&quot;fastq&quot;;&quot;out&quot;)" office:value-type="string" office:string-value="illumina_PE_PA14_bwamem_16_fastp_debug_longread_R1.out" calcext:value-type="string">
            <text:p>illumina_PE_PA14_bwamem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1]);0)=0;&quot;SE&quot;;&quot;PE&quot;)" office:value-type="string" office:string-value="PE" calcext:value-type="string">
            <text:p>PE</text:p>
          </table:table-cell>
          <table:table-cell table:formula="of:=IF(IFERROR(SEARCH(&quot;fastp&quot;;[.V6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6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6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2];&quot;fastq&quot;;&quot;err&quot;)" office:value-type="string" office:string-value="illumina_PE_PA14_bwamem_16_fastp_debug_R1.err" calcext:value-type="string">
            <text:p>illumina_PE_PA14_bwamem_16_fastp_debug_R1.err</text:p>
          </table:table-cell>
          <table:table-cell office:value-type="string" calcext:value-type="string">
            <text:p>-o</text:p>
          </table:table-cell>
          <table:table-cell table:formula="of:=SUBSTITUTE([.V62];&quot;fastq&quot;;&quot;out&quot;)" office:value-type="string" office:string-value="illumina_PE_PA14_bwamem_16_fastp_debug_R1.out" calcext:value-type="string">
            <text:p>illumina_PE_PA14_bwamem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2]);0)=0;&quot;SE&quot;;&quot;PE&quot;)" office:value-type="string" office:string-value="PE" calcext:value-type="string">
            <text:p>PE</text:p>
          </table:table-cell>
          <table:table-cell table:formula="of:=IF(IFERROR(SEARCH(&quot;fastp&quot;;[.V6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6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62]);0)=0;&quot;&quot;;&quot;--longread&quot;)">
            <text:p/>
          </table:table-cell>
          <table:table-cell/>
          <table:table-cell office:value-type="string" calcext:value-type="string">
            <text:p>illumina_PE_PA14_bwamem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3];&quot;fastq&quot;;&quot;err&quot;)" office:value-type="string" office:string-value="illumina_PE_PA14_bwamem_16_fastp_longread_R1.err" calcext:value-type="string">
            <text:p>illumina_PE_PA14_bwamem_16_fastp_longread_R1.err</text:p>
          </table:table-cell>
          <table:table-cell office:value-type="string" calcext:value-type="string">
            <text:p>-o</text:p>
          </table:table-cell>
          <table:table-cell table:formula="of:=SUBSTITUTE([.V63];&quot;fastq&quot;;&quot;out&quot;)" office:value-type="string" office:string-value="illumina_PE_PA14_bwamem_16_fastp_longread_R1.out" calcext:value-type="string">
            <text:p>illumina_PE_PA14_bwamem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3]);0)=0;&quot;SE&quot;;&quot;PE&quot;)" office:value-type="string" office:string-value="PE" calcext:value-type="string">
            <text:p>PE</text:p>
          </table:table-cell>
          <table:table-cell table:formula="of:=IF(IFERROR(SEARCH(&quot;fastp&quot;;[.V6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63]);0)=0;&quot;&quot;;&quot;--debug&quot;)">
            <text:p/>
          </table:table-cell>
          <table:table-cell table:formula="of:=IF(IFERROR(SEARCH(&quot;longread&quot;;[.V6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4];&quot;fastq&quot;;&quot;err&quot;)" office:value-type="string" office:string-value="illumina_PE_PA14_bwamem_16_fastp_R1.err" calcext:value-type="string">
            <text:p>illumina_PE_PA14_bwamem_16_fastp_R1.err</text:p>
          </table:table-cell>
          <table:table-cell office:value-type="string" calcext:value-type="string">
            <text:p>-o</text:p>
          </table:table-cell>
          <table:table-cell table:formula="of:=SUBSTITUTE([.V64];&quot;fastq&quot;;&quot;out&quot;)" office:value-type="string" office:string-value="illumina_PE_PA14_bwamem_16_fastp_R1.out" calcext:value-type="string">
            <text:p>illumina_PE_PA14_bwamem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4]);0)=0;&quot;SE&quot;;&quot;PE&quot;)" office:value-type="string" office:string-value="PE" calcext:value-type="string">
            <text:p>PE</text:p>
          </table:table-cell>
          <table:table-cell table:formula="of:=IF(IFERROR(SEARCH(&quot;fastp&quot;;[.V6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64]);0)=0;&quot;&quot;;&quot;--debug&quot;)">
            <text:p/>
          </table:table-cell>
          <table:table-cell table:formula="of:=IF(IFERROR(SEARCH(&quot;longread&quot;;[.V64]);0)=0;&quot;&quot;;&quot;--longread&quot;)">
            <text:p/>
          </table:table-cell>
          <table:table-cell/>
          <table:table-cell office:value-type="string" calcext:value-type="string">
            <text:p>illumina_PE_PA14_bwamem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5];&quot;fastq&quot;;&quot;err&quot;)" office:value-type="string" office:string-value="illumina_PE_PA14_bwamem_16_longread_R1.err" calcext:value-type="string">
            <text:p>illumina_PE_PA14_bwamem_16_longread_R1.err</text:p>
          </table:table-cell>
          <table:table-cell office:value-type="string" calcext:value-type="string">
            <text:p>-o</text:p>
          </table:table-cell>
          <table:table-cell table:formula="of:=SUBSTITUTE([.V65];&quot;fastq&quot;;&quot;out&quot;)" office:value-type="string" office:string-value="illumina_PE_PA14_bwamem_16_longread_R1.out" calcext:value-type="string">
            <text:p>illumina_PE_PA14_bwamem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5]);0)=0;&quot;SE&quot;;&quot;PE&quot;)" office:value-type="string" office:string-value="PE" calcext:value-type="string">
            <text:p>PE</text:p>
          </table:table-cell>
          <table:table-cell table:formula="of:=IF(IFERROR(SEARCH(&quot;fastp&quot;;[.V65]);0)=0;&quot;&quot;;&quot;--fastp&quot;)">
            <text:p/>
          </table:table-cell>
          <table:table-cell table:formula="of:=IF(IFERROR(SEARCH(&quot;debug&quot;;[.V65]);0)=0;&quot;&quot;;&quot;--debug&quot;)">
            <text:p/>
          </table:table-cell>
          <table:table-cell table:formula="of:=IF(IFERROR(SEARCH(&quot;longread&quot;;[.V6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6];&quot;fastq&quot;;&quot;err&quot;)" office:value-type="string" office:string-value="illumina_PE_PA14_bwamem_16_R1.err" calcext:value-type="string">
            <text:p>illumina_PE_PA14_bwamem_16_R1.err</text:p>
          </table:table-cell>
          <table:table-cell office:value-type="string" calcext:value-type="string">
            <text:p>-o</text:p>
          </table:table-cell>
          <table:table-cell table:formula="of:=SUBSTITUTE([.V66];&quot;fastq&quot;;&quot;out&quot;)" office:value-type="string" office:string-value="illumina_PE_PA14_bwamem_16_R1.out" calcext:value-type="string">
            <text:p>illumina_PE_PA14_bwamem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6]);0)=0;&quot;SE&quot;;&quot;PE&quot;)" office:value-type="string" office:string-value="PE" calcext:value-type="string">
            <text:p>PE</text:p>
          </table:table-cell>
          <table:table-cell table:formula="of:=IF(IFERROR(SEARCH(&quot;fastp&quot;;[.V66]);0)=0;&quot;&quot;;&quot;--fastp&quot;)">
            <text:p/>
          </table:table-cell>
          <table:table-cell table:formula="of:=IF(IFERROR(SEARCH(&quot;debug&quot;;[.V66]);0)=0;&quot;&quot;;&quot;--debug&quot;)">
            <text:p/>
          </table:table-cell>
          <table:table-cell table:formula="of:=IF(IFERROR(SEARCH(&quot;longread&quot;;[.V66]);0)=0;&quot;&quot;;&quot;--longread&quot;)">
            <text:p/>
          </table:table-cell>
          <table:table-cell/>
          <table:table-cell office:value-type="string" calcext:value-type="string">
            <text:p>illumina_PE_PA14_bwamem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7];&quot;fastq&quot;;&quot;err&quot;)" office:value-type="string" office:string-value="illumina_PE_PA14_bwamem_8_debug_longread_R1.err" calcext:value-type="string">
            <text:p>illumina_PE_PA14_bwamem_8_debug_longread_R1.err</text:p>
          </table:table-cell>
          <table:table-cell office:value-type="string" calcext:value-type="string">
            <text:p>-o</text:p>
          </table:table-cell>
          <table:table-cell table:formula="of:=SUBSTITUTE([.V67];&quot;fastq&quot;;&quot;out&quot;)" office:value-type="string" office:string-value="illumina_PE_PA14_bwamem_8_debug_longread_R1.out" calcext:value-type="string">
            <text:p>illumina_PE_PA14_bwamem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67]);0)=0;&quot;SE&quot;;&quot;PE&quot;)" office:value-type="string" office:string-value="PE" calcext:value-type="string">
            <text:p>PE</text:p>
          </table:table-cell>
          <table:table-cell table:formula="of:=IF(IFERROR(SEARCH(&quot;fastp&quot;;[.V67]);0)=0;&quot;&quot;;&quot;--fastp&quot;)">
            <text:p/>
          </table:table-cell>
          <table:table-cell table:formula="of:=IF(IFERROR(SEARCH(&quot;debug&quot;;[.V6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6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8];&quot;fastq&quot;;&quot;err&quot;)" office:value-type="string" office:string-value="illumina_PE_PA14_bwamem_8_debug_R1.err" calcext:value-type="string">
            <text:p>illumina_PE_PA14_bwamem_8_debug_R1.err</text:p>
          </table:table-cell>
          <table:table-cell office:value-type="string" calcext:value-type="string">
            <text:p>-o</text:p>
          </table:table-cell>
          <table:table-cell table:formula="of:=SUBSTITUTE([.V68];&quot;fastq&quot;;&quot;out&quot;)" office:value-type="string" office:string-value="illumina_PE_PA14_bwamem_8_debug_R1.out" calcext:value-type="string">
            <text:p>illumina_PE_PA14_bwamem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68]);0)=0;&quot;SE&quot;;&quot;PE&quot;)" office:value-type="string" office:string-value="PE" calcext:value-type="string">
            <text:p>PE</text:p>
          </table:table-cell>
          <table:table-cell table:formula="of:=IF(IFERROR(SEARCH(&quot;fastp&quot;;[.V68]);0)=0;&quot;&quot;;&quot;--fastp&quot;)">
            <text:p/>
          </table:table-cell>
          <table:table-cell table:formula="of:=IF(IFERROR(SEARCH(&quot;debug&quot;;[.V6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68]);0)=0;&quot;&quot;;&quot;--longread&quot;)">
            <text:p/>
          </table:table-cell>
          <table:table-cell/>
          <table:table-cell office:value-type="string" calcext:value-type="string">
            <text:p>illumina_PE_PA14_bwamem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9];&quot;fastq&quot;;&quot;err&quot;)" office:value-type="string" office:string-value="illumina_PE_PA14_bwamem_8_fastp_debug_longread_R1.err" calcext:value-type="string">
            <text:p>illumina_PE_PA14_bwamem_8_fastp_debug_longread_R1.err</text:p>
          </table:table-cell>
          <table:table-cell office:value-type="string" calcext:value-type="string">
            <text:p>-o</text:p>
          </table:table-cell>
          <table:table-cell table:formula="of:=SUBSTITUTE([.V69];&quot;fastq&quot;;&quot;out&quot;)" office:value-type="string" office:string-value="illumina_PE_PA14_bwamem_8_fastp_debug_longread_R1.out" calcext:value-type="string">
            <text:p>illumina_PE_PA14_bwamem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69]);0)=0;&quot;SE&quot;;&quot;PE&quot;)" office:value-type="string" office:string-value="PE" calcext:value-type="string">
            <text:p>PE</text:p>
          </table:table-cell>
          <table:table-cell table:formula="of:=IF(IFERROR(SEARCH(&quot;fastp&quot;;[.V6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6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6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0];&quot;fastq&quot;;&quot;err&quot;)" office:value-type="string" office:string-value="illumina_PE_PA14_bwamem_8_fastp_debug_R1.err" calcext:value-type="string">
            <text:p>illumina_PE_PA14_bwamem_8_fastp_debug_R1.err</text:p>
          </table:table-cell>
          <table:table-cell office:value-type="string" calcext:value-type="string">
            <text:p>-o</text:p>
          </table:table-cell>
          <table:table-cell table:formula="of:=SUBSTITUTE([.V70];&quot;fastq&quot;;&quot;out&quot;)" office:value-type="string" office:string-value="illumina_PE_PA14_bwamem_8_fastp_debug_R1.out" calcext:value-type="string">
            <text:p>illumina_PE_PA14_bwamem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7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70]);0)=0;&quot;SE&quot;;&quot;PE&quot;)" office:value-type="string" office:string-value="PE" calcext:value-type="string">
            <text:p>PE</text:p>
          </table:table-cell>
          <table:table-cell table:formula="of:=IF(IFERROR(SEARCH(&quot;fastp&quot;;[.V7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7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70]);0)=0;&quot;&quot;;&quot;--longread&quot;)">
            <text:p/>
          </table:table-cell>
          <table:table-cell/>
          <table:table-cell office:value-type="string" calcext:value-type="string">
            <text:p>illumina_PE_PA14_bwamem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1];&quot;fastq&quot;;&quot;err&quot;)" office:value-type="string" office:string-value="illumina_PE_PA14_bwamem_8_fastp_longread_R1.err" calcext:value-type="string">
            <text:p>illumina_PE_PA14_bwamem_8_fastp_longread_R1.err</text:p>
          </table:table-cell>
          <table:table-cell office:value-type="string" calcext:value-type="string">
            <text:p>-o</text:p>
          </table:table-cell>
          <table:table-cell table:formula="of:=SUBSTITUTE([.V71];&quot;fastq&quot;;&quot;out&quot;)" office:value-type="string" office:string-value="illumina_PE_PA14_bwamem_8_fastp_longread_R1.out" calcext:value-type="string">
            <text:p>illumina_PE_PA14_bwamem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7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71]);0)=0;&quot;SE&quot;;&quot;PE&quot;)" office:value-type="string" office:string-value="PE" calcext:value-type="string">
            <text:p>PE</text:p>
          </table:table-cell>
          <table:table-cell table:formula="of:=IF(IFERROR(SEARCH(&quot;fastp&quot;;[.V7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71]);0)=0;&quot;&quot;;&quot;--debug&quot;)">
            <text:p/>
          </table:table-cell>
          <table:table-cell table:formula="of:=IF(IFERROR(SEARCH(&quot;longread&quot;;[.V7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2];&quot;fastq&quot;;&quot;err&quot;)" office:value-type="string" office:string-value="illumina_PE_PA14_bwamem_8_fastp_R1.err" calcext:value-type="string">
            <text:p>illumina_PE_PA14_bwamem_8_fastp_R1.err</text:p>
          </table:table-cell>
          <table:table-cell office:value-type="string" calcext:value-type="string">
            <text:p>-o</text:p>
          </table:table-cell>
          <table:table-cell table:formula="of:=SUBSTITUTE([.V72];&quot;fastq&quot;;&quot;out&quot;)" office:value-type="string" office:string-value="illumina_PE_PA14_bwamem_8_fastp_R1.out" calcext:value-type="string">
            <text:p>illumina_PE_PA14_bwamem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7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72]);0)=0;&quot;SE&quot;;&quot;PE&quot;)" office:value-type="string" office:string-value="PE" calcext:value-type="string">
            <text:p>PE</text:p>
          </table:table-cell>
          <table:table-cell table:formula="of:=IF(IFERROR(SEARCH(&quot;fastp&quot;;[.V7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72]);0)=0;&quot;&quot;;&quot;--debug&quot;)">
            <text:p/>
          </table:table-cell>
          <table:table-cell table:formula="of:=IF(IFERROR(SEARCH(&quot;longread&quot;;[.V72]);0)=0;&quot;&quot;;&quot;--longread&quot;)">
            <text:p/>
          </table:table-cell>
          <table:table-cell/>
          <table:table-cell office:value-type="string" calcext:value-type="string">
            <text:p>illumina_PE_PA14_bwamem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3];&quot;fastq&quot;;&quot;err&quot;)" office:value-type="string" office:string-value="illumina_PE_PA14_bwamem_8_longread_R1.err" calcext:value-type="string">
            <text:p>illumina_PE_PA14_bwamem_8_longread_R1.err</text:p>
          </table:table-cell>
          <table:table-cell office:value-type="string" calcext:value-type="string">
            <text:p>-o</text:p>
          </table:table-cell>
          <table:table-cell table:formula="of:=SUBSTITUTE([.V73];&quot;fastq&quot;;&quot;out&quot;)" office:value-type="string" office:string-value="illumina_PE_PA14_bwamem_8_longread_R1.out" calcext:value-type="string">
            <text:p>illumina_PE_PA14_bwamem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7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73]);0)=0;&quot;SE&quot;;&quot;PE&quot;)" office:value-type="string" office:string-value="PE" calcext:value-type="string">
            <text:p>PE</text:p>
          </table:table-cell>
          <table:table-cell table:formula="of:=IF(IFERROR(SEARCH(&quot;fastp&quot;;[.V73]);0)=0;&quot;&quot;;&quot;--fastp&quot;)">
            <text:p/>
          </table:table-cell>
          <table:table-cell table:formula="of:=IF(IFERROR(SEARCH(&quot;debug&quot;;[.V73]);0)=0;&quot;&quot;;&quot;--debug&quot;)">
            <text:p/>
          </table:table-cell>
          <table:table-cell table:formula="of:=IF(IFERROR(SEARCH(&quot;longread&quot;;[.V7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4];&quot;fastq&quot;;&quot;err&quot;)" office:value-type="string" office:string-value="illumina_PE_PA14_bwamem_8_R1.err" calcext:value-type="string">
            <text:p>illumina_PE_PA14_bwamem_8_R1.err</text:p>
          </table:table-cell>
          <table:table-cell office:value-type="string" calcext:value-type="string">
            <text:p>-o</text:p>
          </table:table-cell>
          <table:table-cell table:formula="of:=SUBSTITUTE([.V74];&quot;fastq&quot;;&quot;out&quot;)" office:value-type="string" office:string-value="illumina_PE_PA14_bwamem_8_R1.out" calcext:value-type="string">
            <text:p>illumina_PE_PA14_bwamem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7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74]);0)=0;&quot;SE&quot;;&quot;PE&quot;)" office:value-type="string" office:string-value="PE" calcext:value-type="string">
            <text:p>PE</text:p>
          </table:table-cell>
          <table:table-cell table:formula="of:=IF(IFERROR(SEARCH(&quot;fastp&quot;;[.V74]);0)=0;&quot;&quot;;&quot;--fastp&quot;)">
            <text:p/>
          </table:table-cell>
          <table:table-cell table:formula="of:=IF(IFERROR(SEARCH(&quot;debug&quot;;[.V74]);0)=0;&quot;&quot;;&quot;--debug&quot;)">
            <text:p/>
          </table:table-cell>
          <table:table-cell table:formula="of:=IF(IFERROR(SEARCH(&quot;longread&quot;;[.V74]);0)=0;&quot;&quot;;&quot;--longread&quot;)">
            <text:p/>
          </table:table-cell>
          <table:table-cell/>
          <table:table-cell office:value-type="string" calcext:value-type="string">
            <text:p>illumina_PE_PA14_bwamem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5];&quot;fastq&quot;;&quot;err&quot;)" office:value-type="string" office:string-value="illumina_PE_PA14_minimap2_16_debug_longread_R1.err" calcext:value-type="string">
            <text:p>illumina_PE_PA14_minimap2_16_debug_longread_R1.err</text:p>
          </table:table-cell>
          <table:table-cell office:value-type="string" calcext:value-type="string">
            <text:p>-o</text:p>
          </table:table-cell>
          <table:table-cell table:formula="of:=SUBSTITUTE([.V75];&quot;fastq&quot;;&quot;out&quot;)" office:value-type="string" office:string-value="illumina_PE_PA14_minimap2_16_debug_longread_R1.out" calcext:value-type="string">
            <text:p>illumina_PE_PA14_minimap2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7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75]);0)=0;&quot;SE&quot;;&quot;PE&quot;)" office:value-type="string" office:string-value="PE" calcext:value-type="string">
            <text:p>PE</text:p>
          </table:table-cell>
          <table:table-cell table:formula="of:=IF(IFERROR(SEARCH(&quot;fastp&quot;;[.V75]);0)=0;&quot;&quot;;&quot;--fastp&quot;)">
            <text:p/>
          </table:table-cell>
          <table:table-cell table:formula="of:=IF(IFERROR(SEARCH(&quot;debug&quot;;[.V7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7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6];&quot;fastq&quot;;&quot;err&quot;)" office:value-type="string" office:string-value="illumina_PE_PA14_minimap2_16_debug_R1.err" calcext:value-type="string">
            <text:p>illumina_PE_PA14_minimap2_16_debug_R1.err</text:p>
          </table:table-cell>
          <table:table-cell office:value-type="string" calcext:value-type="string">
            <text:p>-o</text:p>
          </table:table-cell>
          <table:table-cell table:formula="of:=SUBSTITUTE([.V76];&quot;fastq&quot;;&quot;out&quot;)" office:value-type="string" office:string-value="illumina_PE_PA14_minimap2_16_debug_R1.out" calcext:value-type="string">
            <text:p>illumina_PE_PA14_minimap2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7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76]);0)=0;&quot;SE&quot;;&quot;PE&quot;)" office:value-type="string" office:string-value="PE" calcext:value-type="string">
            <text:p>PE</text:p>
          </table:table-cell>
          <table:table-cell table:formula="of:=IF(IFERROR(SEARCH(&quot;fastp&quot;;[.V76]);0)=0;&quot;&quot;;&quot;--fastp&quot;)">
            <text:p/>
          </table:table-cell>
          <table:table-cell table:formula="of:=IF(IFERROR(SEARCH(&quot;debug&quot;;[.V7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76]);0)=0;&quot;&quot;;&quot;--longread&quot;)">
            <text:p/>
          </table:table-cell>
          <table:table-cell/>
          <table:table-cell office:value-type="string" calcext:value-type="string">
            <text:p>illumina_PE_PA14_minimap2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7];&quot;fastq&quot;;&quot;err&quot;)" office:value-type="string" office:string-value="illumina_PE_PA14_minimap2_16_fastp_debug_longread_R1.err" calcext:value-type="string">
            <text:p>illumina_PE_PA14_minimap2_16_fastp_debug_longread_R1.err</text:p>
          </table:table-cell>
          <table:table-cell office:value-type="string" calcext:value-type="string">
            <text:p>-o</text:p>
          </table:table-cell>
          <table:table-cell table:formula="of:=SUBSTITUTE([.V77];&quot;fastq&quot;;&quot;out&quot;)" office:value-type="string" office:string-value="illumina_PE_PA14_minimap2_16_fastp_debug_longread_R1.out" calcext:value-type="string">
            <text:p>illumina_PE_PA14_minimap2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7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77]);0)=0;&quot;SE&quot;;&quot;PE&quot;)" office:value-type="string" office:string-value="PE" calcext:value-type="string">
            <text:p>PE</text:p>
          </table:table-cell>
          <table:table-cell table:formula="of:=IF(IFERROR(SEARCH(&quot;fastp&quot;;[.V7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7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7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8];&quot;fastq&quot;;&quot;err&quot;)" office:value-type="string" office:string-value="illumina_PE_PA14_minimap2_16_fastp_debug_R1.err" calcext:value-type="string">
            <text:p>illumina_PE_PA14_minimap2_16_fastp_debug_R1.err</text:p>
          </table:table-cell>
          <table:table-cell office:value-type="string" calcext:value-type="string">
            <text:p>-o</text:p>
          </table:table-cell>
          <table:table-cell table:formula="of:=SUBSTITUTE([.V78];&quot;fastq&quot;;&quot;out&quot;)" office:value-type="string" office:string-value="illumina_PE_PA14_minimap2_16_fastp_debug_R1.out" calcext:value-type="string">
            <text:p>illumina_PE_PA14_minimap2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7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78]);0)=0;&quot;SE&quot;;&quot;PE&quot;)" office:value-type="string" office:string-value="PE" calcext:value-type="string">
            <text:p>PE</text:p>
          </table:table-cell>
          <table:table-cell table:formula="of:=IF(IFERROR(SEARCH(&quot;fastp&quot;;[.V7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7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78]);0)=0;&quot;&quot;;&quot;--longread&quot;)">
            <text:p/>
          </table:table-cell>
          <table:table-cell/>
          <table:table-cell office:value-type="string" calcext:value-type="string">
            <text:p>illumina_PE_PA14_minimap2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9];&quot;fastq&quot;;&quot;err&quot;)" office:value-type="string" office:string-value="illumina_PE_PA14_minimap2_16_fastp_longread_R1.err" calcext:value-type="string">
            <text:p>illumina_PE_PA14_minimap2_16_fastp_longread_R1.err</text:p>
          </table:table-cell>
          <table:table-cell office:value-type="string" calcext:value-type="string">
            <text:p>-o</text:p>
          </table:table-cell>
          <table:table-cell table:formula="of:=SUBSTITUTE([.V79];&quot;fastq&quot;;&quot;out&quot;)" office:value-type="string" office:string-value="illumina_PE_PA14_minimap2_16_fastp_longread_R1.out" calcext:value-type="string">
            <text:p>illumina_PE_PA14_minimap2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7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79]);0)=0;&quot;SE&quot;;&quot;PE&quot;)" office:value-type="string" office:string-value="PE" calcext:value-type="string">
            <text:p>PE</text:p>
          </table:table-cell>
          <table:table-cell table:formula="of:=IF(IFERROR(SEARCH(&quot;fastp&quot;;[.V7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79]);0)=0;&quot;&quot;;&quot;--debug&quot;)">
            <text:p/>
          </table:table-cell>
          <table:table-cell table:formula="of:=IF(IFERROR(SEARCH(&quot;longread&quot;;[.V7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0];&quot;fastq&quot;;&quot;err&quot;)" office:value-type="string" office:string-value="illumina_PE_PA14_minimap2_16_fastp_R1.err" calcext:value-type="string">
            <text:p>illumina_PE_PA14_minimap2_16_fastp_R1.err</text:p>
          </table:table-cell>
          <table:table-cell office:value-type="string" calcext:value-type="string">
            <text:p>-o</text:p>
          </table:table-cell>
          <table:table-cell table:formula="of:=SUBSTITUTE([.V80];&quot;fastq&quot;;&quot;out&quot;)" office:value-type="string" office:string-value="illumina_PE_PA14_minimap2_16_fastp_R1.out" calcext:value-type="string">
            <text:p>illumina_PE_PA14_minimap2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80]);0)=0;&quot;SE&quot;;&quot;PE&quot;)" office:value-type="string" office:string-value="PE" calcext:value-type="string">
            <text:p>PE</text:p>
          </table:table-cell>
          <table:table-cell table:formula="of:=IF(IFERROR(SEARCH(&quot;fastp&quot;;[.V8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80]);0)=0;&quot;&quot;;&quot;--debug&quot;)">
            <text:p/>
          </table:table-cell>
          <table:table-cell table:formula="of:=IF(IFERROR(SEARCH(&quot;longread&quot;;[.V80]);0)=0;&quot;&quot;;&quot;--longread&quot;)">
            <text:p/>
          </table:table-cell>
          <table:table-cell/>
          <table:table-cell office:value-type="string" calcext:value-type="string">
            <text:p>illumina_PE_PA14_minimap2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1];&quot;fastq&quot;;&quot;err&quot;)" office:value-type="string" office:string-value="illumina_PE_PA14_minimap2_16_longread_R1.err" calcext:value-type="string">
            <text:p>illumina_PE_PA14_minimap2_16_longread_R1.err</text:p>
          </table:table-cell>
          <table:table-cell office:value-type="string" calcext:value-type="string">
            <text:p>-o</text:p>
          </table:table-cell>
          <table:table-cell table:formula="of:=SUBSTITUTE([.V81];&quot;fastq&quot;;&quot;out&quot;)" office:value-type="string" office:string-value="illumina_PE_PA14_minimap2_16_longread_R1.out" calcext:value-type="string">
            <text:p>illumina_PE_PA14_minimap2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81]);0)=0;&quot;SE&quot;;&quot;PE&quot;)" office:value-type="string" office:string-value="PE" calcext:value-type="string">
            <text:p>PE</text:p>
          </table:table-cell>
          <table:table-cell table:formula="of:=IF(IFERROR(SEARCH(&quot;fastp&quot;;[.V81]);0)=0;&quot;&quot;;&quot;--fastp&quot;)">
            <text:p/>
          </table:table-cell>
          <table:table-cell table:formula="of:=IF(IFERROR(SEARCH(&quot;debug&quot;;[.V81]);0)=0;&quot;&quot;;&quot;--debug&quot;)">
            <text:p/>
          </table:table-cell>
          <table:table-cell table:formula="of:=IF(IFERROR(SEARCH(&quot;longread&quot;;[.V8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2];&quot;fastq&quot;;&quot;err&quot;)" office:value-type="string" office:string-value="illumina_PE_PA14_minimap2_16_R1.err" calcext:value-type="string">
            <text:p>illumina_PE_PA14_minimap2_16_R1.err</text:p>
          </table:table-cell>
          <table:table-cell office:value-type="string" calcext:value-type="string">
            <text:p>-o</text:p>
          </table:table-cell>
          <table:table-cell table:formula="of:=SUBSTITUTE([.V82];&quot;fastq&quot;;&quot;out&quot;)" office:value-type="string" office:string-value="illumina_PE_PA14_minimap2_16_R1.out" calcext:value-type="string">
            <text:p>illumina_PE_PA14_minimap2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82]);0)=0;&quot;SE&quot;;&quot;PE&quot;)" office:value-type="string" office:string-value="PE" calcext:value-type="string">
            <text:p>PE</text:p>
          </table:table-cell>
          <table:table-cell table:formula="of:=IF(IFERROR(SEARCH(&quot;fastp&quot;;[.V82]);0)=0;&quot;&quot;;&quot;--fastp&quot;)">
            <text:p/>
          </table:table-cell>
          <table:table-cell table:formula="of:=IF(IFERROR(SEARCH(&quot;debug&quot;;[.V82]);0)=0;&quot;&quot;;&quot;--debug&quot;)">
            <text:p/>
          </table:table-cell>
          <table:table-cell table:formula="of:=IF(IFERROR(SEARCH(&quot;longread&quot;;[.V82]);0)=0;&quot;&quot;;&quot;--longread&quot;)">
            <text:p/>
          </table:table-cell>
          <table:table-cell/>
          <table:table-cell office:value-type="string" calcext:value-type="string">
            <text:p>illumina_PE_PA14_minimap2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3];&quot;fastq&quot;;&quot;err&quot;)" office:value-type="string" office:string-value="illumina_PE_PA14_minimap2_8_debug_longread_R1.err" calcext:value-type="string">
            <text:p>illumina_PE_PA14_minimap2_8_debug_longread_R1.err</text:p>
          </table:table-cell>
          <table:table-cell office:value-type="string" calcext:value-type="string">
            <text:p>-o</text:p>
          </table:table-cell>
          <table:table-cell table:formula="of:=SUBSTITUTE([.V83];&quot;fastq&quot;;&quot;out&quot;)" office:value-type="string" office:string-value="illumina_PE_PA14_minimap2_8_debug_longread_R1.out" calcext:value-type="string">
            <text:p>illumina_PE_PA14_minimap2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3]);0)=0;&quot;SE&quot;;&quot;PE&quot;)" office:value-type="string" office:string-value="PE" calcext:value-type="string">
            <text:p>PE</text:p>
          </table:table-cell>
          <table:table-cell table:formula="of:=IF(IFERROR(SEARCH(&quot;fastp&quot;;[.V83]);0)=0;&quot;&quot;;&quot;--fastp&quot;)">
            <text:p/>
          </table:table-cell>
          <table:table-cell table:formula="of:=IF(IFERROR(SEARCH(&quot;debug&quot;;[.V8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8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4];&quot;fastq&quot;;&quot;err&quot;)" office:value-type="string" office:string-value="illumina_PE_PA14_minimap2_8_debug_R1.err" calcext:value-type="string">
            <text:p>illumina_PE_PA14_minimap2_8_debug_R1.err</text:p>
          </table:table-cell>
          <table:table-cell office:value-type="string" calcext:value-type="string">
            <text:p>-o</text:p>
          </table:table-cell>
          <table:table-cell table:formula="of:=SUBSTITUTE([.V84];&quot;fastq&quot;;&quot;out&quot;)" office:value-type="string" office:string-value="illumina_PE_PA14_minimap2_8_debug_R1.out" calcext:value-type="string">
            <text:p>illumina_PE_PA14_minimap2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4]);0)=0;&quot;SE&quot;;&quot;PE&quot;)" office:value-type="string" office:string-value="PE" calcext:value-type="string">
            <text:p>PE</text:p>
          </table:table-cell>
          <table:table-cell table:formula="of:=IF(IFERROR(SEARCH(&quot;fastp&quot;;[.V84]);0)=0;&quot;&quot;;&quot;--fastp&quot;)">
            <text:p/>
          </table:table-cell>
          <table:table-cell table:formula="of:=IF(IFERROR(SEARCH(&quot;debug&quot;;[.V8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84]);0)=0;&quot;&quot;;&quot;--longread&quot;)">
            <text:p/>
          </table:table-cell>
          <table:table-cell/>
          <table:table-cell office:value-type="string" calcext:value-type="string">
            <text:p>illumina_PE_PA14_minimap2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5];&quot;fastq&quot;;&quot;err&quot;)" office:value-type="string" office:string-value="illumina_PE_PA14_minimap2_8_fastp_debug_longread_R1.err" calcext:value-type="string">
            <text:p>illumina_PE_PA14_minimap2_8_fastp_debug_longread_R1.err</text:p>
          </table:table-cell>
          <table:table-cell office:value-type="string" calcext:value-type="string">
            <text:p>-o</text:p>
          </table:table-cell>
          <table:table-cell table:formula="of:=SUBSTITUTE([.V85];&quot;fastq&quot;;&quot;out&quot;)" office:value-type="string" office:string-value="illumina_PE_PA14_minimap2_8_fastp_debug_longread_R1.out" calcext:value-type="string">
            <text:p>illumina_PE_PA14_minimap2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5]);0)=0;&quot;SE&quot;;&quot;PE&quot;)" office:value-type="string" office:string-value="PE" calcext:value-type="string">
            <text:p>PE</text:p>
          </table:table-cell>
          <table:table-cell table:formula="of:=IF(IFERROR(SEARCH(&quot;fastp&quot;;[.V8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8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8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6];&quot;fastq&quot;;&quot;err&quot;)" office:value-type="string" office:string-value="illumina_PE_PA14_minimap2_8_fastp_debug_R1.err" calcext:value-type="string">
            <text:p>illumina_PE_PA14_minimap2_8_fastp_debug_R1.err</text:p>
          </table:table-cell>
          <table:table-cell office:value-type="string" calcext:value-type="string">
            <text:p>-o</text:p>
          </table:table-cell>
          <table:table-cell table:formula="of:=SUBSTITUTE([.V86];&quot;fastq&quot;;&quot;out&quot;)" office:value-type="string" office:string-value="illumina_PE_PA14_minimap2_8_fastp_debug_R1.out" calcext:value-type="string">
            <text:p>illumina_PE_PA14_minimap2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6]);0)=0;&quot;SE&quot;;&quot;PE&quot;)" office:value-type="string" office:string-value="PE" calcext:value-type="string">
            <text:p>PE</text:p>
          </table:table-cell>
          <table:table-cell table:formula="of:=IF(IFERROR(SEARCH(&quot;fastp&quot;;[.V8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8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86]);0)=0;&quot;&quot;;&quot;--longread&quot;)">
            <text:p/>
          </table:table-cell>
          <table:table-cell/>
          <table:table-cell office:value-type="string" calcext:value-type="string">
            <text:p>illumina_PE_PA14_minimap2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7];&quot;fastq&quot;;&quot;err&quot;)" office:value-type="string" office:string-value="illumina_PE_PA14_minimap2_8_fastp_longread_R1.err" calcext:value-type="string">
            <text:p>illumina_PE_PA14_minimap2_8_fastp_longread_R1.err</text:p>
          </table:table-cell>
          <table:table-cell office:value-type="string" calcext:value-type="string">
            <text:p>-o</text:p>
          </table:table-cell>
          <table:table-cell table:formula="of:=SUBSTITUTE([.V87];&quot;fastq&quot;;&quot;out&quot;)" office:value-type="string" office:string-value="illumina_PE_PA14_minimap2_8_fastp_longread_R1.out" calcext:value-type="string">
            <text:p>illumina_PE_PA14_minimap2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7]);0)=0;&quot;SE&quot;;&quot;PE&quot;)" office:value-type="string" office:string-value="PE" calcext:value-type="string">
            <text:p>PE</text:p>
          </table:table-cell>
          <table:table-cell table:formula="of:=IF(IFERROR(SEARCH(&quot;fastp&quot;;[.V8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87]);0)=0;&quot;&quot;;&quot;--debug&quot;)">
            <text:p/>
          </table:table-cell>
          <table:table-cell table:formula="of:=IF(IFERROR(SEARCH(&quot;longread&quot;;[.V8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8];&quot;fastq&quot;;&quot;err&quot;)" office:value-type="string" office:string-value="illumina_PE_PA14_minimap2_8_fastp_R1.err" calcext:value-type="string">
            <text:p>illumina_PE_PA14_minimap2_8_fastp_R1.err</text:p>
          </table:table-cell>
          <table:table-cell office:value-type="string" calcext:value-type="string">
            <text:p>-o</text:p>
          </table:table-cell>
          <table:table-cell table:formula="of:=SUBSTITUTE([.V88];&quot;fastq&quot;;&quot;out&quot;)" office:value-type="string" office:string-value="illumina_PE_PA14_minimap2_8_fastp_R1.out" calcext:value-type="string">
            <text:p>illumina_PE_PA14_minimap2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8]);0)=0;&quot;SE&quot;;&quot;PE&quot;)" office:value-type="string" office:string-value="PE" calcext:value-type="string">
            <text:p>PE</text:p>
          </table:table-cell>
          <table:table-cell table:formula="of:=IF(IFERROR(SEARCH(&quot;fastp&quot;;[.V8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88]);0)=0;&quot;&quot;;&quot;--debug&quot;)">
            <text:p/>
          </table:table-cell>
          <table:table-cell table:formula="of:=IF(IFERROR(SEARCH(&quot;longread&quot;;[.V88]);0)=0;&quot;&quot;;&quot;--longread&quot;)">
            <text:p/>
          </table:table-cell>
          <table:table-cell/>
          <table:table-cell office:value-type="string" calcext:value-type="string">
            <text:p>illumina_PE_PA14_minimap2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9];&quot;fastq&quot;;&quot;err&quot;)" office:value-type="string" office:string-value="illumina_PE_PA14_minimap2_8_longread_R1.err" calcext:value-type="string">
            <text:p>illumina_PE_PA14_minimap2_8_longread_R1.err</text:p>
          </table:table-cell>
          <table:table-cell office:value-type="string" calcext:value-type="string">
            <text:p>-o</text:p>
          </table:table-cell>
          <table:table-cell table:formula="of:=SUBSTITUTE([.V89];&quot;fastq&quot;;&quot;out&quot;)" office:value-type="string" office:string-value="illumina_PE_PA14_minimap2_8_longread_R1.out" calcext:value-type="string">
            <text:p>illumina_PE_PA14_minimap2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9]);0)=0;&quot;SE&quot;;&quot;PE&quot;)" office:value-type="string" office:string-value="PE" calcext:value-type="string">
            <text:p>PE</text:p>
          </table:table-cell>
          <table:table-cell table:formula="of:=IF(IFERROR(SEARCH(&quot;fastp&quot;;[.V89]);0)=0;&quot;&quot;;&quot;--fastp&quot;)">
            <text:p/>
          </table:table-cell>
          <table:table-cell table:formula="of:=IF(IFERROR(SEARCH(&quot;debug&quot;;[.V89]);0)=0;&quot;&quot;;&quot;--debug&quot;)">
            <text:p/>
          </table:table-cell>
          <table:table-cell table:formula="of:=IF(IFERROR(SEARCH(&quot;longread&quot;;[.V8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0];&quot;fastq&quot;;&quot;err&quot;)" office:value-type="string" office:string-value="illumina_PE_PA14_minimap2_8_R1.err" calcext:value-type="string">
            <text:p>illumina_PE_PA14_minimap2_8_R1.err</text:p>
          </table:table-cell>
          <table:table-cell office:value-type="string" calcext:value-type="string">
            <text:p>-o</text:p>
          </table:table-cell>
          <table:table-cell table:formula="of:=SUBSTITUTE([.V90];&quot;fastq&quot;;&quot;out&quot;)" office:value-type="string" office:string-value="illumina_PE_PA14_minimap2_8_R1.out" calcext:value-type="string">
            <text:p>illumina_PE_PA14_minimap2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9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90]);0)=0;&quot;SE&quot;;&quot;PE&quot;)" office:value-type="string" office:string-value="PE" calcext:value-type="string">
            <text:p>PE</text:p>
          </table:table-cell>
          <table:table-cell table:formula="of:=IF(IFERROR(SEARCH(&quot;fastp&quot;;[.V90]);0)=0;&quot;&quot;;&quot;--fastp&quot;)">
            <text:p/>
          </table:table-cell>
          <table:table-cell table:formula="of:=IF(IFERROR(SEARCH(&quot;debug&quot;;[.V90]);0)=0;&quot;&quot;;&quot;--debug&quot;)">
            <text:p/>
          </table:table-cell>
          <table:table-cell table:formula="of:=IF(IFERROR(SEARCH(&quot;longread&quot;;[.V90]);0)=0;&quot;&quot;;&quot;--longread&quot;)">
            <text:p/>
          </table:table-cell>
          <table:table-cell/>
          <table:table-cell office:value-type="string" calcext:value-type="string">
            <text:p>illumina_PE_PA14_minimap2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1];&quot;fastq&quot;;&quot;err&quot;)" office:value-type="string" office:string-value="illumina_SE_hg19_bwamem_16_debug_longread_R1.err" calcext:value-type="string">
            <text:p>illumina_SE_hg19_bwamem_16_debug_longread_R1.err</text:p>
          </table:table-cell>
          <table:table-cell office:value-type="string" calcext:value-type="string">
            <text:p>-o</text:p>
          </table:table-cell>
          <table:table-cell table:formula="of:=SUBSTITUTE([.V91];&quot;fastq&quot;;&quot;out&quot;)" office:value-type="string" office:string-value="illumina_SE_hg19_bwamem_16_debug_longread_R1.out" calcext:value-type="string">
            <text:p>illumina_SE_hg19_bwamem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1]);0)=0;&quot;SE&quot;;&quot;PE&quot;)" office:value-type="string" office:string-value="SE" calcext:value-type="string">
            <text:p>SE</text:p>
          </table:table-cell>
          <table:table-cell table:formula="of:=IF(IFERROR(SEARCH(&quot;fastp&quot;;[.V91]);0)=0;&quot;&quot;;&quot;--fastp&quot;)">
            <text:p/>
          </table:table-cell>
          <table:table-cell table:formula="of:=IF(IFERROR(SEARCH(&quot;debug&quot;;[.V9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9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2];&quot;fastq&quot;;&quot;err&quot;)" office:value-type="string" office:string-value="illumina_SE_hg19_bwamem_16_debug_R1.err" calcext:value-type="string">
            <text:p>illumina_SE_hg19_bwamem_16_debug_R1.err</text:p>
          </table:table-cell>
          <table:table-cell office:value-type="string" calcext:value-type="string">
            <text:p>-o</text:p>
          </table:table-cell>
          <table:table-cell table:formula="of:=SUBSTITUTE([.V92];&quot;fastq&quot;;&quot;out&quot;)" office:value-type="string" office:string-value="illumina_SE_hg19_bwamem_16_debug_R1.out" calcext:value-type="string">
            <text:p>illumina_SE_hg19_bwamem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2]);0)=0;&quot;SE&quot;;&quot;PE&quot;)" office:value-type="string" office:string-value="SE" calcext:value-type="string">
            <text:p>SE</text:p>
          </table:table-cell>
          <table:table-cell table:formula="of:=IF(IFERROR(SEARCH(&quot;fastp&quot;;[.V92]);0)=0;&quot;&quot;;&quot;--fastp&quot;)">
            <text:p/>
          </table:table-cell>
          <table:table-cell table:formula="of:=IF(IFERROR(SEARCH(&quot;debug&quot;;[.V9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92]);0)=0;&quot;&quot;;&quot;--longread&quot;)">
            <text:p/>
          </table:table-cell>
          <table:table-cell/>
          <table:table-cell office:value-type="string" calcext:value-type="string">
            <text:p>illumina_SE_hg19_bwamem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3];&quot;fastq&quot;;&quot;err&quot;)" office:value-type="string" office:string-value="illumina_SE_hg19_bwamem_16_fastp_debug_longread_R1.err" calcext:value-type="string">
            <text:p>illumina_SE_hg19_bwamem_16_fastp_debug_longread_R1.err</text:p>
          </table:table-cell>
          <table:table-cell office:value-type="string" calcext:value-type="string">
            <text:p>-o</text:p>
          </table:table-cell>
          <table:table-cell table:formula="of:=SUBSTITUTE([.V93];&quot;fastq&quot;;&quot;out&quot;)" office:value-type="string" office:string-value="illumina_SE_hg19_bwamem_16_fastp_debug_longread_R1.out" calcext:value-type="string">
            <text:p>illumina_SE_hg19_bwamem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3]);0)=0;&quot;SE&quot;;&quot;PE&quot;)" office:value-type="string" office:string-value="SE" calcext:value-type="string">
            <text:p>SE</text:p>
          </table:table-cell>
          <table:table-cell table:formula="of:=IF(IFERROR(SEARCH(&quot;fastp&quot;;[.V9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9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9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4];&quot;fastq&quot;;&quot;err&quot;)" office:value-type="string" office:string-value="illumina_SE_hg19_bwamem_16_fastp_debug_R1.err" calcext:value-type="string">
            <text:p>illumina_SE_hg19_bwamem_16_fastp_debug_R1.err</text:p>
          </table:table-cell>
          <table:table-cell office:value-type="string" calcext:value-type="string">
            <text:p>-o</text:p>
          </table:table-cell>
          <table:table-cell table:formula="of:=SUBSTITUTE([.V94];&quot;fastq&quot;;&quot;out&quot;)" office:value-type="string" office:string-value="illumina_SE_hg19_bwamem_16_fastp_debug_R1.out" calcext:value-type="string">
            <text:p>illumina_SE_hg19_bwamem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4]);0)=0;&quot;SE&quot;;&quot;PE&quot;)" office:value-type="string" office:string-value="SE" calcext:value-type="string">
            <text:p>SE</text:p>
          </table:table-cell>
          <table:table-cell table:formula="of:=IF(IFERROR(SEARCH(&quot;fastp&quot;;[.V9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9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94]);0)=0;&quot;&quot;;&quot;--longread&quot;)">
            <text:p/>
          </table:table-cell>
          <table:table-cell/>
          <table:table-cell office:value-type="string" calcext:value-type="string">
            <text:p>illumina_SE_hg19_bwamem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5];&quot;fastq&quot;;&quot;err&quot;)" office:value-type="string" office:string-value="illumina_SE_hg19_bwamem_16_fastp_longread_R1.err" calcext:value-type="string">
            <text:p>illumina_SE_hg19_bwamem_16_fastp_longread_R1.err</text:p>
          </table:table-cell>
          <table:table-cell office:value-type="string" calcext:value-type="string">
            <text:p>-o</text:p>
          </table:table-cell>
          <table:table-cell table:formula="of:=SUBSTITUTE([.V95];&quot;fastq&quot;;&quot;out&quot;)" office:value-type="string" office:string-value="illumina_SE_hg19_bwamem_16_fastp_longread_R1.out" calcext:value-type="string">
            <text:p>illumina_SE_hg19_bwamem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5]);0)=0;&quot;SE&quot;;&quot;PE&quot;)" office:value-type="string" office:string-value="SE" calcext:value-type="string">
            <text:p>SE</text:p>
          </table:table-cell>
          <table:table-cell table:formula="of:=IF(IFERROR(SEARCH(&quot;fastp&quot;;[.V9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95]);0)=0;&quot;&quot;;&quot;--debug&quot;)">
            <text:p/>
          </table:table-cell>
          <table:table-cell table:formula="of:=IF(IFERROR(SEARCH(&quot;longread&quot;;[.V9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6];&quot;fastq&quot;;&quot;err&quot;)" office:value-type="string" office:string-value="illumina_SE_hg19_bwamem_16_fastp_R1.err" calcext:value-type="string">
            <text:p>illumina_SE_hg19_bwamem_16_fastp_R1.err</text:p>
          </table:table-cell>
          <table:table-cell office:value-type="string" calcext:value-type="string">
            <text:p>-o</text:p>
          </table:table-cell>
          <table:table-cell table:formula="of:=SUBSTITUTE([.V96];&quot;fastq&quot;;&quot;out&quot;)" office:value-type="string" office:string-value="illumina_SE_hg19_bwamem_16_fastp_R1.out" calcext:value-type="string">
            <text:p>illumina_SE_hg19_bwamem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6]);0)=0;&quot;SE&quot;;&quot;PE&quot;)" office:value-type="string" office:string-value="SE" calcext:value-type="string">
            <text:p>SE</text:p>
          </table:table-cell>
          <table:table-cell table:formula="of:=IF(IFERROR(SEARCH(&quot;fastp&quot;;[.V9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96]);0)=0;&quot;&quot;;&quot;--debug&quot;)">
            <text:p/>
          </table:table-cell>
          <table:table-cell table:formula="of:=IF(IFERROR(SEARCH(&quot;longread&quot;;[.V96]);0)=0;&quot;&quot;;&quot;--longread&quot;)">
            <text:p/>
          </table:table-cell>
          <table:table-cell/>
          <table:table-cell office:value-type="string" calcext:value-type="string">
            <text:p>illumina_SE_hg19_bwamem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7];&quot;fastq&quot;;&quot;err&quot;)" office:value-type="string" office:string-value="illumina_SE_hg19_bwamem_16_longread_R1.err" calcext:value-type="string">
            <text:p>illumina_SE_hg19_bwamem_16_longread_R1.err</text:p>
          </table:table-cell>
          <table:table-cell office:value-type="string" calcext:value-type="string">
            <text:p>-o</text:p>
          </table:table-cell>
          <table:table-cell table:formula="of:=SUBSTITUTE([.V97];&quot;fastq&quot;;&quot;out&quot;)" office:value-type="string" office:string-value="illumina_SE_hg19_bwamem_16_longread_R1.out" calcext:value-type="string">
            <text:p>illumina_SE_hg19_bwamem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7]);0)=0;&quot;SE&quot;;&quot;PE&quot;)" office:value-type="string" office:string-value="SE" calcext:value-type="string">
            <text:p>SE</text:p>
          </table:table-cell>
          <table:table-cell table:formula="of:=IF(IFERROR(SEARCH(&quot;fastp&quot;;[.V97]);0)=0;&quot;&quot;;&quot;--fastp&quot;)">
            <text:p/>
          </table:table-cell>
          <table:table-cell table:formula="of:=IF(IFERROR(SEARCH(&quot;debug&quot;;[.V97]);0)=0;&quot;&quot;;&quot;--debug&quot;)">
            <text:p/>
          </table:table-cell>
          <table:table-cell table:formula="of:=IF(IFERROR(SEARCH(&quot;longread&quot;;[.V9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8];&quot;fastq&quot;;&quot;err&quot;)" office:value-type="string" office:string-value="illumina_SE_hg19_bwamem_16_R1.err" calcext:value-type="string">
            <text:p>illumina_SE_hg19_bwamem_16_R1.err</text:p>
          </table:table-cell>
          <table:table-cell office:value-type="string" calcext:value-type="string">
            <text:p>-o</text:p>
          </table:table-cell>
          <table:table-cell table:formula="of:=SUBSTITUTE([.V98];&quot;fastq&quot;;&quot;out&quot;)" office:value-type="string" office:string-value="illumina_SE_hg19_bwamem_16_R1.out" calcext:value-type="string">
            <text:p>illumina_SE_hg19_bwamem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8]);0)=0;&quot;SE&quot;;&quot;PE&quot;)" office:value-type="string" office:string-value="SE" calcext:value-type="string">
            <text:p>SE</text:p>
          </table:table-cell>
          <table:table-cell table:formula="of:=IF(IFERROR(SEARCH(&quot;fastp&quot;;[.V98]);0)=0;&quot;&quot;;&quot;--fastp&quot;)">
            <text:p/>
          </table:table-cell>
          <table:table-cell table:formula="of:=IF(IFERROR(SEARCH(&quot;debug&quot;;[.V98]);0)=0;&quot;&quot;;&quot;--debug&quot;)">
            <text:p/>
          </table:table-cell>
          <table:table-cell table:formula="of:=IF(IFERROR(SEARCH(&quot;longread&quot;;[.V98]);0)=0;&quot;&quot;;&quot;--longread&quot;)">
            <text:p/>
          </table:table-cell>
          <table:table-cell/>
          <table:table-cell office:value-type="string" calcext:value-type="string">
            <text:p>illumina_SE_hg19_bwamem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9];&quot;fastq&quot;;&quot;err&quot;)" office:value-type="string" office:string-value="illumina_SE_hg19_bwamem_8_debug_longread_R1.err" calcext:value-type="string">
            <text:p>illumina_SE_hg19_bwamem_8_debug_longread_R1.err</text:p>
          </table:table-cell>
          <table:table-cell office:value-type="string" calcext:value-type="string">
            <text:p>-o</text:p>
          </table:table-cell>
          <table:table-cell table:formula="of:=SUBSTITUTE([.V99];&quot;fastq&quot;;&quot;out&quot;)" office:value-type="string" office:string-value="illumina_SE_hg19_bwamem_8_debug_longread_R1.out" calcext:value-type="string">
            <text:p>illumina_SE_hg19_bwamem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99]);0)=0;&quot;SE&quot;;&quot;PE&quot;)" office:value-type="string" office:string-value="SE" calcext:value-type="string">
            <text:p>SE</text:p>
          </table:table-cell>
          <table:table-cell table:formula="of:=IF(IFERROR(SEARCH(&quot;fastp&quot;;[.V99]);0)=0;&quot;&quot;;&quot;--fastp&quot;)">
            <text:p/>
          </table:table-cell>
          <table:table-cell table:formula="of:=IF(IFERROR(SEARCH(&quot;debug&quot;;[.V9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9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0];&quot;fastq&quot;;&quot;err&quot;)" office:value-type="string" office:string-value="illumina_SE_hg19_bwamem_8_debug_R1.err" calcext:value-type="string">
            <text:p>illumina_SE_hg19_bwamem_8_debug_R1.err</text:p>
          </table:table-cell>
          <table:table-cell office:value-type="string" calcext:value-type="string">
            <text:p>-o</text:p>
          </table:table-cell>
          <table:table-cell table:formula="of:=SUBSTITUTE([.V100];&quot;fastq&quot;;&quot;out&quot;)" office:value-type="string" office:string-value="illumina_SE_hg19_bwamem_8_debug_R1.out" calcext:value-type="string">
            <text:p>illumina_SE_hg19_bwamem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0]);0)=0;&quot;SE&quot;;&quot;PE&quot;)" office:value-type="string" office:string-value="SE" calcext:value-type="string">
            <text:p>SE</text:p>
          </table:table-cell>
          <table:table-cell table:formula="of:=IF(IFERROR(SEARCH(&quot;fastp&quot;;[.V100]);0)=0;&quot;&quot;;&quot;--fastp&quot;)">
            <text:p/>
          </table:table-cell>
          <table:table-cell table:formula="of:=IF(IFERROR(SEARCH(&quot;debug&quot;;[.V10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00]);0)=0;&quot;&quot;;&quot;--longread&quot;)">
            <text:p/>
          </table:table-cell>
          <table:table-cell/>
          <table:table-cell office:value-type="string" calcext:value-type="string">
            <text:p>illumina_SE_hg19_bwamem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1];&quot;fastq&quot;;&quot;err&quot;)" office:value-type="string" office:string-value="illumina_SE_hg19_bwamem_8_fastp_debug_longread_R1.err" calcext:value-type="string">
            <text:p>illumina_SE_hg19_bwamem_8_fastp_debug_longread_R1.err</text:p>
          </table:table-cell>
          <table:table-cell office:value-type="string" calcext:value-type="string">
            <text:p>-o</text:p>
          </table:table-cell>
          <table:table-cell table:formula="of:=SUBSTITUTE([.V101];&quot;fastq&quot;;&quot;out&quot;)" office:value-type="string" office:string-value="illumina_SE_hg19_bwamem_8_fastp_debug_longread_R1.out" calcext:value-type="string">
            <text:p>illumina_SE_hg19_bwamem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1]);0)=0;&quot;SE&quot;;&quot;PE&quot;)" office:value-type="string" office:string-value="SE" calcext:value-type="string">
            <text:p>SE</text:p>
          </table:table-cell>
          <table:table-cell table:formula="of:=IF(IFERROR(SEARCH(&quot;fastp&quot;;[.V10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0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0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2];&quot;fastq&quot;;&quot;err&quot;)" office:value-type="string" office:string-value="illumina_SE_hg19_bwamem_8_fastp_debug_R1.err" calcext:value-type="string">
            <text:p>illumina_SE_hg19_bwamem_8_fastp_debug_R1.err</text:p>
          </table:table-cell>
          <table:table-cell office:value-type="string" calcext:value-type="string">
            <text:p>-o</text:p>
          </table:table-cell>
          <table:table-cell table:formula="of:=SUBSTITUTE([.V102];&quot;fastq&quot;;&quot;out&quot;)" office:value-type="string" office:string-value="illumina_SE_hg19_bwamem_8_fastp_debug_R1.out" calcext:value-type="string">
            <text:p>illumina_SE_hg19_bwamem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2]);0)=0;&quot;SE&quot;;&quot;PE&quot;)" office:value-type="string" office:string-value="SE" calcext:value-type="string">
            <text:p>SE</text:p>
          </table:table-cell>
          <table:table-cell table:formula="of:=IF(IFERROR(SEARCH(&quot;fastp&quot;;[.V10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0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02]);0)=0;&quot;&quot;;&quot;--longread&quot;)">
            <text:p/>
          </table:table-cell>
          <table:table-cell/>
          <table:table-cell office:value-type="string" calcext:value-type="string">
            <text:p>illumina_SE_hg19_bwamem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3];&quot;fastq&quot;;&quot;err&quot;)" office:value-type="string" office:string-value="illumina_SE_hg19_bwamem_8_fastp_longread_R1.err" calcext:value-type="string">
            <text:p>illumina_SE_hg19_bwamem_8_fastp_longread_R1.err</text:p>
          </table:table-cell>
          <table:table-cell office:value-type="string" calcext:value-type="string">
            <text:p>-o</text:p>
          </table:table-cell>
          <table:table-cell table:formula="of:=SUBSTITUTE([.V103];&quot;fastq&quot;;&quot;out&quot;)" office:value-type="string" office:string-value="illumina_SE_hg19_bwamem_8_fastp_longread_R1.out" calcext:value-type="string">
            <text:p>illumina_SE_hg19_bwamem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3]);0)=0;&quot;SE&quot;;&quot;PE&quot;)" office:value-type="string" office:string-value="SE" calcext:value-type="string">
            <text:p>SE</text:p>
          </table:table-cell>
          <table:table-cell table:formula="of:=IF(IFERROR(SEARCH(&quot;fastp&quot;;[.V10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03]);0)=0;&quot;&quot;;&quot;--debug&quot;)">
            <text:p/>
          </table:table-cell>
          <table:table-cell table:formula="of:=IF(IFERROR(SEARCH(&quot;longread&quot;;[.V10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4];&quot;fastq&quot;;&quot;err&quot;)" office:value-type="string" office:string-value="illumina_SE_hg19_bwamem_8_fastp_R1.err" calcext:value-type="string">
            <text:p>illumina_SE_hg19_bwamem_8_fastp_R1.err</text:p>
          </table:table-cell>
          <table:table-cell office:value-type="string" calcext:value-type="string">
            <text:p>-o</text:p>
          </table:table-cell>
          <table:table-cell table:formula="of:=SUBSTITUTE([.V104];&quot;fastq&quot;;&quot;out&quot;)" office:value-type="string" office:string-value="illumina_SE_hg19_bwamem_8_fastp_R1.out" calcext:value-type="string">
            <text:p>illumina_SE_hg19_bwamem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4]);0)=0;&quot;SE&quot;;&quot;PE&quot;)" office:value-type="string" office:string-value="SE" calcext:value-type="string">
            <text:p>SE</text:p>
          </table:table-cell>
          <table:table-cell table:formula="of:=IF(IFERROR(SEARCH(&quot;fastp&quot;;[.V10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04]);0)=0;&quot;&quot;;&quot;--debug&quot;)">
            <text:p/>
          </table:table-cell>
          <table:table-cell table:formula="of:=IF(IFERROR(SEARCH(&quot;longread&quot;;[.V104]);0)=0;&quot;&quot;;&quot;--longread&quot;)">
            <text:p/>
          </table:table-cell>
          <table:table-cell/>
          <table:table-cell office:value-type="string" calcext:value-type="string">
            <text:p>illumina_SE_hg19_bwamem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5];&quot;fastq&quot;;&quot;err&quot;)" office:value-type="string" office:string-value="illumina_SE_hg19_bwamem_8_longread_R1.err" calcext:value-type="string">
            <text:p>illumina_SE_hg19_bwamem_8_longread_R1.err</text:p>
          </table:table-cell>
          <table:table-cell office:value-type="string" calcext:value-type="string">
            <text:p>-o</text:p>
          </table:table-cell>
          <table:table-cell table:formula="of:=SUBSTITUTE([.V105];&quot;fastq&quot;;&quot;out&quot;)" office:value-type="string" office:string-value="illumina_SE_hg19_bwamem_8_longread_R1.out" calcext:value-type="string">
            <text:p>illumina_SE_hg19_bwamem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5]);0)=0;&quot;SE&quot;;&quot;PE&quot;)" office:value-type="string" office:string-value="SE" calcext:value-type="string">
            <text:p>SE</text:p>
          </table:table-cell>
          <table:table-cell table:formula="of:=IF(IFERROR(SEARCH(&quot;fastp&quot;;[.V105]);0)=0;&quot;&quot;;&quot;--fastp&quot;)">
            <text:p/>
          </table:table-cell>
          <table:table-cell table:formula="of:=IF(IFERROR(SEARCH(&quot;debug&quot;;[.V105]);0)=0;&quot;&quot;;&quot;--debug&quot;)">
            <text:p/>
          </table:table-cell>
          <table:table-cell table:formula="of:=IF(IFERROR(SEARCH(&quot;longread&quot;;[.V10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6];&quot;fastq&quot;;&quot;err&quot;)" office:value-type="string" office:string-value="illumina_SE_hg19_bwamem_8_R1.err" calcext:value-type="string">
            <text:p>illumina_SE_hg19_bwamem_8_R1.err</text:p>
          </table:table-cell>
          <table:table-cell office:value-type="string" calcext:value-type="string">
            <text:p>-o</text:p>
          </table:table-cell>
          <table:table-cell table:formula="of:=SUBSTITUTE([.V106];&quot;fastq&quot;;&quot;out&quot;)" office:value-type="string" office:string-value="illumina_SE_hg19_bwamem_8_R1.out" calcext:value-type="string">
            <text:p>illumina_SE_hg19_bwamem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6]);0)=0;&quot;SE&quot;;&quot;PE&quot;)" office:value-type="string" office:string-value="SE" calcext:value-type="string">
            <text:p>SE</text:p>
          </table:table-cell>
          <table:table-cell table:formula="of:=IF(IFERROR(SEARCH(&quot;fastp&quot;;[.V106]);0)=0;&quot;&quot;;&quot;--fastp&quot;)">
            <text:p/>
          </table:table-cell>
          <table:table-cell table:formula="of:=IF(IFERROR(SEARCH(&quot;debug&quot;;[.V106]);0)=0;&quot;&quot;;&quot;--debug&quot;)">
            <text:p/>
          </table:table-cell>
          <table:table-cell table:formula="of:=IF(IFERROR(SEARCH(&quot;longread&quot;;[.V106]);0)=0;&quot;&quot;;&quot;--longread&quot;)">
            <text:p/>
          </table:table-cell>
          <table:table-cell/>
          <table:table-cell office:value-type="string" calcext:value-type="string">
            <text:p>illumina_SE_hg19_bwamem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7];&quot;fastq&quot;;&quot;err&quot;)" office:value-type="string" office:string-value="illumina_SE_hg19_minimap2_16_debug_longread_R1.err" calcext:value-type="string">
            <text:p>illumina_SE_hg19_minimap2_16_debug_longread_R1.err</text:p>
          </table:table-cell>
          <table:table-cell office:value-type="string" calcext:value-type="string">
            <text:p>-o</text:p>
          </table:table-cell>
          <table:table-cell table:formula="of:=SUBSTITUTE([.V107];&quot;fastq&quot;;&quot;out&quot;)" office:value-type="string" office:string-value="illumina_SE_hg19_minimap2_16_debug_longread_R1.out" calcext:value-type="string">
            <text:p>illumina_SE_hg19_minimap2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0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07]);0)=0;&quot;SE&quot;;&quot;PE&quot;)" office:value-type="string" office:string-value="SE" calcext:value-type="string">
            <text:p>SE</text:p>
          </table:table-cell>
          <table:table-cell table:formula="of:=IF(IFERROR(SEARCH(&quot;fastp&quot;;[.V107]);0)=0;&quot;&quot;;&quot;--fastp&quot;)">
            <text:p/>
          </table:table-cell>
          <table:table-cell table:formula="of:=IF(IFERROR(SEARCH(&quot;debug&quot;;[.V10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0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8];&quot;fastq&quot;;&quot;err&quot;)" office:value-type="string" office:string-value="illumina_SE_hg19_minimap2_16_debug_R1.err" calcext:value-type="string">
            <text:p>illumina_SE_hg19_minimap2_16_debug_R1.err</text:p>
          </table:table-cell>
          <table:table-cell office:value-type="string" calcext:value-type="string">
            <text:p>-o</text:p>
          </table:table-cell>
          <table:table-cell table:formula="of:=SUBSTITUTE([.V108];&quot;fastq&quot;;&quot;out&quot;)" office:value-type="string" office:string-value="illumina_SE_hg19_minimap2_16_debug_R1.out" calcext:value-type="string">
            <text:p>illumina_SE_hg19_minimap2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0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08]);0)=0;&quot;SE&quot;;&quot;PE&quot;)" office:value-type="string" office:string-value="SE" calcext:value-type="string">
            <text:p>SE</text:p>
          </table:table-cell>
          <table:table-cell table:formula="of:=IF(IFERROR(SEARCH(&quot;fastp&quot;;[.V108]);0)=0;&quot;&quot;;&quot;--fastp&quot;)">
            <text:p/>
          </table:table-cell>
          <table:table-cell table:formula="of:=IF(IFERROR(SEARCH(&quot;debug&quot;;[.V10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08]);0)=0;&quot;&quot;;&quot;--longread&quot;)">
            <text:p/>
          </table:table-cell>
          <table:table-cell/>
          <table:table-cell office:value-type="string" calcext:value-type="string">
            <text:p>illumina_SE_hg19_minimap2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9];&quot;fastq&quot;;&quot;err&quot;)" office:value-type="string" office:string-value="illumina_SE_hg19_minimap2_16_fastp_debug_longread_R1.err" calcext:value-type="string">
            <text:p>illumina_SE_hg19_minimap2_16_fastp_debug_longread_R1.err</text:p>
          </table:table-cell>
          <table:table-cell office:value-type="string" calcext:value-type="string">
            <text:p>-o</text:p>
          </table:table-cell>
          <table:table-cell table:formula="of:=SUBSTITUTE([.V109];&quot;fastq&quot;;&quot;out&quot;)" office:value-type="string" office:string-value="illumina_SE_hg19_minimap2_16_fastp_debug_longread_R1.out" calcext:value-type="string">
            <text:p>illumina_SE_hg19_minimap2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0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09]);0)=0;&quot;SE&quot;;&quot;PE&quot;)" office:value-type="string" office:string-value="SE" calcext:value-type="string">
            <text:p>SE</text:p>
          </table:table-cell>
          <table:table-cell table:formula="of:=IF(IFERROR(SEARCH(&quot;fastp&quot;;[.V10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0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0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0];&quot;fastq&quot;;&quot;err&quot;)" office:value-type="string" office:string-value="illumina_SE_hg19_minimap2_16_fastp_debug_R1.err" calcext:value-type="string">
            <text:p>illumina_SE_hg19_minimap2_16_fastp_debug_R1.err</text:p>
          </table:table-cell>
          <table:table-cell office:value-type="string" calcext:value-type="string">
            <text:p>-o</text:p>
          </table:table-cell>
          <table:table-cell table:formula="of:=SUBSTITUTE([.V110];&quot;fastq&quot;;&quot;out&quot;)" office:value-type="string" office:string-value="illumina_SE_hg19_minimap2_16_fastp_debug_R1.out" calcext:value-type="string">
            <text:p>illumina_SE_hg19_minimap2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10]);0)=0;&quot;SE&quot;;&quot;PE&quot;)" office:value-type="string" office:string-value="SE" calcext:value-type="string">
            <text:p>SE</text:p>
          </table:table-cell>
          <table:table-cell table:formula="of:=IF(IFERROR(SEARCH(&quot;fastp&quot;;[.V11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1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10]);0)=0;&quot;&quot;;&quot;--longread&quot;)">
            <text:p/>
          </table:table-cell>
          <table:table-cell/>
          <table:table-cell office:value-type="string" calcext:value-type="string">
            <text:p>illumina_SE_hg19_minimap2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1];&quot;fastq&quot;;&quot;err&quot;)" office:value-type="string" office:string-value="illumina_SE_hg19_minimap2_16_fastp_longread_R1.err" calcext:value-type="string">
            <text:p>illumina_SE_hg19_minimap2_16_fastp_longread_R1.err</text:p>
          </table:table-cell>
          <table:table-cell office:value-type="string" calcext:value-type="string">
            <text:p>-o</text:p>
          </table:table-cell>
          <table:table-cell table:formula="of:=SUBSTITUTE([.V111];&quot;fastq&quot;;&quot;out&quot;)" office:value-type="string" office:string-value="illumina_SE_hg19_minimap2_16_fastp_longread_R1.out" calcext:value-type="string">
            <text:p>illumina_SE_hg19_minimap2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11]);0)=0;&quot;SE&quot;;&quot;PE&quot;)" office:value-type="string" office:string-value="SE" calcext:value-type="string">
            <text:p>SE</text:p>
          </table:table-cell>
          <table:table-cell table:formula="of:=IF(IFERROR(SEARCH(&quot;fastp&quot;;[.V11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11]);0)=0;&quot;&quot;;&quot;--debug&quot;)">
            <text:p/>
          </table:table-cell>
          <table:table-cell table:formula="of:=IF(IFERROR(SEARCH(&quot;longread&quot;;[.V11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2];&quot;fastq&quot;;&quot;err&quot;)" office:value-type="string" office:string-value="illumina_SE_hg19_minimap2_16_fastp_R1.err" calcext:value-type="string">
            <text:p>illumina_SE_hg19_minimap2_16_fastp_R1.err</text:p>
          </table:table-cell>
          <table:table-cell office:value-type="string" calcext:value-type="string">
            <text:p>-o</text:p>
          </table:table-cell>
          <table:table-cell table:formula="of:=SUBSTITUTE([.V112];&quot;fastq&quot;;&quot;out&quot;)" office:value-type="string" office:string-value="illumina_SE_hg19_minimap2_16_fastp_R1.out" calcext:value-type="string">
            <text:p>illumina_SE_hg19_minimap2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12]);0)=0;&quot;SE&quot;;&quot;PE&quot;)" office:value-type="string" office:string-value="SE" calcext:value-type="string">
            <text:p>SE</text:p>
          </table:table-cell>
          <table:table-cell table:formula="of:=IF(IFERROR(SEARCH(&quot;fastp&quot;;[.V11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12]);0)=0;&quot;&quot;;&quot;--debug&quot;)">
            <text:p/>
          </table:table-cell>
          <table:table-cell table:formula="of:=IF(IFERROR(SEARCH(&quot;longread&quot;;[.V112]);0)=0;&quot;&quot;;&quot;--longread&quot;)">
            <text:p/>
          </table:table-cell>
          <table:table-cell/>
          <table:table-cell office:value-type="string" calcext:value-type="string">
            <text:p>illumina_SE_hg19_minimap2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3];&quot;fastq&quot;;&quot;err&quot;)" office:value-type="string" office:string-value="illumina_SE_hg19_minimap2_16_longread_R1.err" calcext:value-type="string">
            <text:p>illumina_SE_hg19_minimap2_16_longread_R1.err</text:p>
          </table:table-cell>
          <table:table-cell office:value-type="string" calcext:value-type="string">
            <text:p>-o</text:p>
          </table:table-cell>
          <table:table-cell table:formula="of:=SUBSTITUTE([.V113];&quot;fastq&quot;;&quot;out&quot;)" office:value-type="string" office:string-value="illumina_SE_hg19_minimap2_16_longread_R1.out" calcext:value-type="string">
            <text:p>illumina_SE_hg19_minimap2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13]);0)=0;&quot;SE&quot;;&quot;PE&quot;)" office:value-type="string" office:string-value="SE" calcext:value-type="string">
            <text:p>SE</text:p>
          </table:table-cell>
          <table:table-cell table:formula="of:=IF(IFERROR(SEARCH(&quot;fastp&quot;;[.V113]);0)=0;&quot;&quot;;&quot;--fastp&quot;)">
            <text:p/>
          </table:table-cell>
          <table:table-cell table:formula="of:=IF(IFERROR(SEARCH(&quot;debug&quot;;[.V113]);0)=0;&quot;&quot;;&quot;--debug&quot;)">
            <text:p/>
          </table:table-cell>
          <table:table-cell table:formula="of:=IF(IFERROR(SEARCH(&quot;longread&quot;;[.V11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4];&quot;fastq&quot;;&quot;err&quot;)" office:value-type="string" office:string-value="illumina_SE_hg19_minimap2_16_R1.err" calcext:value-type="string">
            <text:p>illumina_SE_hg19_minimap2_16_R1.err</text:p>
          </table:table-cell>
          <table:table-cell office:value-type="string" calcext:value-type="string">
            <text:p>-o</text:p>
          </table:table-cell>
          <table:table-cell table:formula="of:=SUBSTITUTE([.V114];&quot;fastq&quot;;&quot;out&quot;)" office:value-type="string" office:string-value="illumina_SE_hg19_minimap2_16_R1.out" calcext:value-type="string">
            <text:p>illumina_SE_hg19_minimap2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14]);0)=0;&quot;SE&quot;;&quot;PE&quot;)" office:value-type="string" office:string-value="SE" calcext:value-type="string">
            <text:p>SE</text:p>
          </table:table-cell>
          <table:table-cell table:formula="of:=IF(IFERROR(SEARCH(&quot;fastp&quot;;[.V114]);0)=0;&quot;&quot;;&quot;--fastp&quot;)">
            <text:p/>
          </table:table-cell>
          <table:table-cell table:formula="of:=IF(IFERROR(SEARCH(&quot;debug&quot;;[.V114]);0)=0;&quot;&quot;;&quot;--debug&quot;)">
            <text:p/>
          </table:table-cell>
          <table:table-cell table:formula="of:=IF(IFERROR(SEARCH(&quot;longread&quot;;[.V114]);0)=0;&quot;&quot;;&quot;--longread&quot;)">
            <text:p/>
          </table:table-cell>
          <table:table-cell/>
          <table:table-cell office:value-type="string" calcext:value-type="string">
            <text:p>illumina_SE_hg19_minimap2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5];&quot;fastq&quot;;&quot;err&quot;)" office:value-type="string" office:string-value="illumina_SE_hg19_minimap2_8_debug_longread_R1.err" calcext:value-type="string">
            <text:p>illumina_SE_hg19_minimap2_8_debug_longread_R1.err</text:p>
          </table:table-cell>
          <table:table-cell office:value-type="string" calcext:value-type="string">
            <text:p>-o</text:p>
          </table:table-cell>
          <table:table-cell table:formula="of:=SUBSTITUTE([.V115];&quot;fastq&quot;;&quot;out&quot;)" office:value-type="string" office:string-value="illumina_SE_hg19_minimap2_8_debug_longread_R1.out" calcext:value-type="string">
            <text:p>illumina_SE_hg19_minimap2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15]);0)=0;&quot;SE&quot;;&quot;PE&quot;)" office:value-type="string" office:string-value="SE" calcext:value-type="string">
            <text:p>SE</text:p>
          </table:table-cell>
          <table:table-cell table:formula="of:=IF(IFERROR(SEARCH(&quot;fastp&quot;;[.V115]);0)=0;&quot;&quot;;&quot;--fastp&quot;)">
            <text:p/>
          </table:table-cell>
          <table:table-cell table:formula="of:=IF(IFERROR(SEARCH(&quot;debug&quot;;[.V11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1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6];&quot;fastq&quot;;&quot;err&quot;)" office:value-type="string" office:string-value="illumina_SE_hg19_minimap2_8_debug_R1.err" calcext:value-type="string">
            <text:p>illumina_SE_hg19_minimap2_8_debug_R1.err</text:p>
          </table:table-cell>
          <table:table-cell office:value-type="string" calcext:value-type="string">
            <text:p>-o</text:p>
          </table:table-cell>
          <table:table-cell table:formula="of:=SUBSTITUTE([.V116];&quot;fastq&quot;;&quot;out&quot;)" office:value-type="string" office:string-value="illumina_SE_hg19_minimap2_8_debug_R1.out" calcext:value-type="string">
            <text:p>illumina_SE_hg19_minimap2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16]);0)=0;&quot;SE&quot;;&quot;PE&quot;)" office:value-type="string" office:string-value="SE" calcext:value-type="string">
            <text:p>SE</text:p>
          </table:table-cell>
          <table:table-cell table:formula="of:=IF(IFERROR(SEARCH(&quot;fastp&quot;;[.V116]);0)=0;&quot;&quot;;&quot;--fastp&quot;)">
            <text:p/>
          </table:table-cell>
          <table:table-cell table:formula="of:=IF(IFERROR(SEARCH(&quot;debug&quot;;[.V11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16]);0)=0;&quot;&quot;;&quot;--longread&quot;)">
            <text:p/>
          </table:table-cell>
          <table:table-cell/>
          <table:table-cell office:value-type="string" calcext:value-type="string">
            <text:p>illumina_SE_hg19_minimap2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7];&quot;fastq&quot;;&quot;err&quot;)" office:value-type="string" office:string-value="illumina_SE_hg19_minimap2_8_fastp_debug_longread_R1.err" calcext:value-type="string">
            <text:p>illumina_SE_hg19_minimap2_8_fastp_debug_longread_R1.err</text:p>
          </table:table-cell>
          <table:table-cell office:value-type="string" calcext:value-type="string">
            <text:p>-o</text:p>
          </table:table-cell>
          <table:table-cell table:formula="of:=SUBSTITUTE([.V117];&quot;fastq&quot;;&quot;out&quot;)" office:value-type="string" office:string-value="illumina_SE_hg19_minimap2_8_fastp_debug_longread_R1.out" calcext:value-type="string">
            <text:p>illumina_SE_hg19_minimap2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17]);0)=0;&quot;SE&quot;;&quot;PE&quot;)" office:value-type="string" office:string-value="SE" calcext:value-type="string">
            <text:p>SE</text:p>
          </table:table-cell>
          <table:table-cell table:formula="of:=IF(IFERROR(SEARCH(&quot;fastp&quot;;[.V11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1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1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8];&quot;fastq&quot;;&quot;err&quot;)" office:value-type="string" office:string-value="illumina_SE_hg19_minimap2_8_fastp_debug_R1.err" calcext:value-type="string">
            <text:p>illumina_SE_hg19_minimap2_8_fastp_debug_R1.err</text:p>
          </table:table-cell>
          <table:table-cell office:value-type="string" calcext:value-type="string">
            <text:p>-o</text:p>
          </table:table-cell>
          <table:table-cell table:formula="of:=SUBSTITUTE([.V118];&quot;fastq&quot;;&quot;out&quot;)" office:value-type="string" office:string-value="illumina_SE_hg19_minimap2_8_fastp_debug_R1.out" calcext:value-type="string">
            <text:p>illumina_SE_hg19_minimap2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18]);0)=0;&quot;SE&quot;;&quot;PE&quot;)" office:value-type="string" office:string-value="SE" calcext:value-type="string">
            <text:p>SE</text:p>
          </table:table-cell>
          <table:table-cell table:formula="of:=IF(IFERROR(SEARCH(&quot;fastp&quot;;[.V11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1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18]);0)=0;&quot;&quot;;&quot;--longread&quot;)">
            <text:p/>
          </table:table-cell>
          <table:table-cell/>
          <table:table-cell office:value-type="string" calcext:value-type="string">
            <text:p>illumina_SE_hg19_minimap2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9];&quot;fastq&quot;;&quot;err&quot;)" office:value-type="string" office:string-value="illumina_SE_hg19_minimap2_8_fastp_longread_R1.err" calcext:value-type="string">
            <text:p>illumina_SE_hg19_minimap2_8_fastp_longread_R1.err</text:p>
          </table:table-cell>
          <table:table-cell office:value-type="string" calcext:value-type="string">
            <text:p>-o</text:p>
          </table:table-cell>
          <table:table-cell table:formula="of:=SUBSTITUTE([.V119];&quot;fastq&quot;;&quot;out&quot;)" office:value-type="string" office:string-value="illumina_SE_hg19_minimap2_8_fastp_longread_R1.out" calcext:value-type="string">
            <text:p>illumina_SE_hg19_minimap2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19]);0)=0;&quot;SE&quot;;&quot;PE&quot;)" office:value-type="string" office:string-value="SE" calcext:value-type="string">
            <text:p>SE</text:p>
          </table:table-cell>
          <table:table-cell table:formula="of:=IF(IFERROR(SEARCH(&quot;fastp&quot;;[.V11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19]);0)=0;&quot;&quot;;&quot;--debug&quot;)">
            <text:p/>
          </table:table-cell>
          <table:table-cell table:formula="of:=IF(IFERROR(SEARCH(&quot;longread&quot;;[.V11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0];&quot;fastq&quot;;&quot;err&quot;)" office:value-type="string" office:string-value="illumina_SE_hg19_minimap2_8_fastp_R1.err" calcext:value-type="string">
            <text:p>illumina_SE_hg19_minimap2_8_fastp_R1.err</text:p>
          </table:table-cell>
          <table:table-cell office:value-type="string" calcext:value-type="string">
            <text:p>-o</text:p>
          </table:table-cell>
          <table:table-cell table:formula="of:=SUBSTITUTE([.V120];&quot;fastq&quot;;&quot;out&quot;)" office:value-type="string" office:string-value="illumina_SE_hg19_minimap2_8_fastp_R1.out" calcext:value-type="string">
            <text:p>illumina_SE_hg19_minimap2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2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20]);0)=0;&quot;SE&quot;;&quot;PE&quot;)" office:value-type="string" office:string-value="SE" calcext:value-type="string">
            <text:p>SE</text:p>
          </table:table-cell>
          <table:table-cell table:formula="of:=IF(IFERROR(SEARCH(&quot;fastp&quot;;[.V12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20]);0)=0;&quot;&quot;;&quot;--debug&quot;)">
            <text:p/>
          </table:table-cell>
          <table:table-cell table:formula="of:=IF(IFERROR(SEARCH(&quot;longread&quot;;[.V120]);0)=0;&quot;&quot;;&quot;--longread&quot;)">
            <text:p/>
          </table:table-cell>
          <table:table-cell/>
          <table:table-cell office:value-type="string" calcext:value-type="string">
            <text:p>illumina_SE_hg19_minimap2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1];&quot;fastq&quot;;&quot;err&quot;)" office:value-type="string" office:string-value="illumina_SE_hg19_minimap2_8_longread_R1.err" calcext:value-type="string">
            <text:p>illumina_SE_hg19_minimap2_8_longread_R1.err</text:p>
          </table:table-cell>
          <table:table-cell office:value-type="string" calcext:value-type="string">
            <text:p>-o</text:p>
          </table:table-cell>
          <table:table-cell table:formula="of:=SUBSTITUTE([.V121];&quot;fastq&quot;;&quot;out&quot;)" office:value-type="string" office:string-value="illumina_SE_hg19_minimap2_8_longread_R1.out" calcext:value-type="string">
            <text:p>illumina_SE_hg19_minimap2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2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21]);0)=0;&quot;SE&quot;;&quot;PE&quot;)" office:value-type="string" office:string-value="SE" calcext:value-type="string">
            <text:p>SE</text:p>
          </table:table-cell>
          <table:table-cell table:formula="of:=IF(IFERROR(SEARCH(&quot;fastp&quot;;[.V121]);0)=0;&quot;&quot;;&quot;--fastp&quot;)">
            <text:p/>
          </table:table-cell>
          <table:table-cell table:formula="of:=IF(IFERROR(SEARCH(&quot;debug&quot;;[.V121]);0)=0;&quot;&quot;;&quot;--debug&quot;)">
            <text:p/>
          </table:table-cell>
          <table:table-cell table:formula="of:=IF(IFERROR(SEARCH(&quot;longread&quot;;[.V12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2];&quot;fastq&quot;;&quot;err&quot;)" office:value-type="string" office:string-value="illumina_SE_hg19_minimap2_8_R1.err" calcext:value-type="string">
            <text:p>illumina_SE_hg19_minimap2_8_R1.err</text:p>
          </table:table-cell>
          <table:table-cell office:value-type="string" calcext:value-type="string">
            <text:p>-o</text:p>
          </table:table-cell>
          <table:table-cell table:formula="of:=SUBSTITUTE([.V122];&quot;fastq&quot;;&quot;out&quot;)" office:value-type="string" office:string-value="illumina_SE_hg19_minimap2_8_R1.out" calcext:value-type="string">
            <text:p>illumina_SE_hg19_minimap2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2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22]);0)=0;&quot;SE&quot;;&quot;PE&quot;)" office:value-type="string" office:string-value="SE" calcext:value-type="string">
            <text:p>SE</text:p>
          </table:table-cell>
          <table:table-cell table:formula="of:=IF(IFERROR(SEARCH(&quot;fastp&quot;;[.V122]);0)=0;&quot;&quot;;&quot;--fastp&quot;)">
            <text:p/>
          </table:table-cell>
          <table:table-cell table:formula="of:=IF(IFERROR(SEARCH(&quot;debug&quot;;[.V122]);0)=0;&quot;&quot;;&quot;--debug&quot;)">
            <text:p/>
          </table:table-cell>
          <table:table-cell table:formula="of:=IF(IFERROR(SEARCH(&quot;longread&quot;;[.V122]);0)=0;&quot;&quot;;&quot;--longread&quot;)">
            <text:p/>
          </table:table-cell>
          <table:table-cell/>
          <table:table-cell office:value-type="string" calcext:value-type="string">
            <text:p>illumina_SE_hg19_minimap2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3];&quot;fastq&quot;;&quot;err&quot;)" office:value-type="string" office:string-value="illumina_SE_PA14_bwamem_16_debug_longread_R1.err" calcext:value-type="string">
            <text:p>illumina_SE_PA14_bwamem_16_debug_longread_R1.err</text:p>
          </table:table-cell>
          <table:table-cell office:value-type="string" calcext:value-type="string">
            <text:p>-o</text:p>
          </table:table-cell>
          <table:table-cell table:formula="of:=SUBSTITUTE([.V123];&quot;fastq&quot;;&quot;out&quot;)" office:value-type="string" office:string-value="illumina_SE_PA14_bwamem_16_debug_longread_R1.out" calcext:value-type="string">
            <text:p>illumina_SE_PA14_bwamem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3]);0)=0;&quot;SE&quot;;&quot;PE&quot;)" office:value-type="string" office:string-value="SE" calcext:value-type="string">
            <text:p>SE</text:p>
          </table:table-cell>
          <table:table-cell table:formula="of:=IF(IFERROR(SEARCH(&quot;fastp&quot;;[.V123]);0)=0;&quot;&quot;;&quot;--fastp&quot;)">
            <text:p/>
          </table:table-cell>
          <table:table-cell table:formula="of:=IF(IFERROR(SEARCH(&quot;debug&quot;;[.V12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2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4];&quot;fastq&quot;;&quot;err&quot;)" office:value-type="string" office:string-value="illumina_SE_PA14_bwamem_16_debug_R1.err" calcext:value-type="string">
            <text:p>illumina_SE_PA14_bwamem_16_debug_R1.err</text:p>
          </table:table-cell>
          <table:table-cell office:value-type="string" calcext:value-type="string">
            <text:p>-o</text:p>
          </table:table-cell>
          <table:table-cell table:formula="of:=SUBSTITUTE([.V124];&quot;fastq&quot;;&quot;out&quot;)" office:value-type="string" office:string-value="illumina_SE_PA14_bwamem_16_debug_R1.out" calcext:value-type="string">
            <text:p>illumina_SE_PA14_bwamem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4]);0)=0;&quot;SE&quot;;&quot;PE&quot;)" office:value-type="string" office:string-value="SE" calcext:value-type="string">
            <text:p>SE</text:p>
          </table:table-cell>
          <table:table-cell table:formula="of:=IF(IFERROR(SEARCH(&quot;fastp&quot;;[.V124]);0)=0;&quot;&quot;;&quot;--fastp&quot;)">
            <text:p/>
          </table:table-cell>
          <table:table-cell table:formula="of:=IF(IFERROR(SEARCH(&quot;debug&quot;;[.V12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24]);0)=0;&quot;&quot;;&quot;--longread&quot;)">
            <text:p/>
          </table:table-cell>
          <table:table-cell/>
          <table:table-cell office:value-type="string" calcext:value-type="string">
            <text:p>illumina_SE_PA14_bwamem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5];&quot;fastq&quot;;&quot;err&quot;)" office:value-type="string" office:string-value="illumina_SE_PA14_bwamem_16_fastp_debug_longread_R1.err" calcext:value-type="string">
            <text:p>illumina_SE_PA14_bwamem_16_fastp_debug_longread_R1.err</text:p>
          </table:table-cell>
          <table:table-cell office:value-type="string" calcext:value-type="string">
            <text:p>-o</text:p>
          </table:table-cell>
          <table:table-cell table:formula="of:=SUBSTITUTE([.V125];&quot;fastq&quot;;&quot;out&quot;)" office:value-type="string" office:string-value="illumina_SE_PA14_bwamem_16_fastp_debug_longread_R1.out" calcext:value-type="string">
            <text:p>illumina_SE_PA14_bwamem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5]);0)=0;&quot;SE&quot;;&quot;PE&quot;)" office:value-type="string" office:string-value="SE" calcext:value-type="string">
            <text:p>SE</text:p>
          </table:table-cell>
          <table:table-cell table:formula="of:=IF(IFERROR(SEARCH(&quot;fastp&quot;;[.V12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2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2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6];&quot;fastq&quot;;&quot;err&quot;)" office:value-type="string" office:string-value="illumina_SE_PA14_bwamem_16_fastp_debug_R1.err" calcext:value-type="string">
            <text:p>illumina_SE_PA14_bwamem_16_fastp_debug_R1.err</text:p>
          </table:table-cell>
          <table:table-cell office:value-type="string" calcext:value-type="string">
            <text:p>-o</text:p>
          </table:table-cell>
          <table:table-cell table:formula="of:=SUBSTITUTE([.V126];&quot;fastq&quot;;&quot;out&quot;)" office:value-type="string" office:string-value="illumina_SE_PA14_bwamem_16_fastp_debug_R1.out" calcext:value-type="string">
            <text:p>illumina_SE_PA14_bwamem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6]);0)=0;&quot;SE&quot;;&quot;PE&quot;)" office:value-type="string" office:string-value="SE" calcext:value-type="string">
            <text:p>SE</text:p>
          </table:table-cell>
          <table:table-cell table:formula="of:=IF(IFERROR(SEARCH(&quot;fastp&quot;;[.V12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2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26]);0)=0;&quot;&quot;;&quot;--longread&quot;)">
            <text:p/>
          </table:table-cell>
          <table:table-cell/>
          <table:table-cell office:value-type="string" calcext:value-type="string">
            <text:p>illumina_SE_PA14_bwamem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7];&quot;fastq&quot;;&quot;err&quot;)" office:value-type="string" office:string-value="illumina_SE_PA14_bwamem_16_fastp_longread_R1.err" calcext:value-type="string">
            <text:p>illumina_SE_PA14_bwamem_16_fastp_longread_R1.err</text:p>
          </table:table-cell>
          <table:table-cell office:value-type="string" calcext:value-type="string">
            <text:p>-o</text:p>
          </table:table-cell>
          <table:table-cell table:formula="of:=SUBSTITUTE([.V127];&quot;fastq&quot;;&quot;out&quot;)" office:value-type="string" office:string-value="illumina_SE_PA14_bwamem_16_fastp_longread_R1.out" calcext:value-type="string">
            <text:p>illumina_SE_PA14_bwamem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7]);0)=0;&quot;SE&quot;;&quot;PE&quot;)" office:value-type="string" office:string-value="SE" calcext:value-type="string">
            <text:p>SE</text:p>
          </table:table-cell>
          <table:table-cell table:formula="of:=IF(IFERROR(SEARCH(&quot;fastp&quot;;[.V12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27]);0)=0;&quot;&quot;;&quot;--debug&quot;)">
            <text:p/>
          </table:table-cell>
          <table:table-cell table:formula="of:=IF(IFERROR(SEARCH(&quot;longread&quot;;[.V12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8];&quot;fastq&quot;;&quot;err&quot;)" office:value-type="string" office:string-value="illumina_SE_PA14_bwamem_16_fastp_R1.err" calcext:value-type="string">
            <text:p>illumina_SE_PA14_bwamem_16_fastp_R1.err</text:p>
          </table:table-cell>
          <table:table-cell office:value-type="string" calcext:value-type="string">
            <text:p>-o</text:p>
          </table:table-cell>
          <table:table-cell table:formula="of:=SUBSTITUTE([.V128];&quot;fastq&quot;;&quot;out&quot;)" office:value-type="string" office:string-value="illumina_SE_PA14_bwamem_16_fastp_R1.out" calcext:value-type="string">
            <text:p>illumina_SE_PA14_bwamem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8]);0)=0;&quot;SE&quot;;&quot;PE&quot;)" office:value-type="string" office:string-value="SE" calcext:value-type="string">
            <text:p>SE</text:p>
          </table:table-cell>
          <table:table-cell table:formula="of:=IF(IFERROR(SEARCH(&quot;fastp&quot;;[.V12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28]);0)=0;&quot;&quot;;&quot;--debug&quot;)">
            <text:p/>
          </table:table-cell>
          <table:table-cell table:formula="of:=IF(IFERROR(SEARCH(&quot;longread&quot;;[.V128]);0)=0;&quot;&quot;;&quot;--longread&quot;)">
            <text:p/>
          </table:table-cell>
          <table:table-cell/>
          <table:table-cell office:value-type="string" calcext:value-type="string">
            <text:p>illumina_SE_PA14_bwamem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9];&quot;fastq&quot;;&quot;err&quot;)" office:value-type="string" office:string-value="illumina_SE_PA14_bwamem_16_longread_R1.err" calcext:value-type="string">
            <text:p>illumina_SE_PA14_bwamem_16_longread_R1.err</text:p>
          </table:table-cell>
          <table:table-cell office:value-type="string" calcext:value-type="string">
            <text:p>-o</text:p>
          </table:table-cell>
          <table:table-cell table:formula="of:=SUBSTITUTE([.V129];&quot;fastq&quot;;&quot;out&quot;)" office:value-type="string" office:string-value="illumina_SE_PA14_bwamem_16_longread_R1.out" calcext:value-type="string">
            <text:p>illumina_SE_PA14_bwamem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9]);0)=0;&quot;SE&quot;;&quot;PE&quot;)" office:value-type="string" office:string-value="SE" calcext:value-type="string">
            <text:p>SE</text:p>
          </table:table-cell>
          <table:table-cell table:formula="of:=IF(IFERROR(SEARCH(&quot;fastp&quot;;[.V129]);0)=0;&quot;&quot;;&quot;--fastp&quot;)">
            <text:p/>
          </table:table-cell>
          <table:table-cell table:formula="of:=IF(IFERROR(SEARCH(&quot;debug&quot;;[.V129]);0)=0;&quot;&quot;;&quot;--debug&quot;)">
            <text:p/>
          </table:table-cell>
          <table:table-cell table:formula="of:=IF(IFERROR(SEARCH(&quot;longread&quot;;[.V12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0];&quot;fastq&quot;;&quot;err&quot;)" office:value-type="string" office:string-value="illumina_SE_PA14_bwamem_16_R1.err" calcext:value-type="string">
            <text:p>illumina_SE_PA14_bwamem_16_R1.err</text:p>
          </table:table-cell>
          <table:table-cell office:value-type="string" calcext:value-type="string">
            <text:p>-o</text:p>
          </table:table-cell>
          <table:table-cell table:formula="of:=SUBSTITUTE([.V130];&quot;fastq&quot;;&quot;out&quot;)" office:value-type="string" office:string-value="illumina_SE_PA14_bwamem_16_R1.out" calcext:value-type="string">
            <text:p>illumina_SE_PA14_bwamem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30]);0)=0;&quot;SE&quot;;&quot;PE&quot;)" office:value-type="string" office:string-value="SE" calcext:value-type="string">
            <text:p>SE</text:p>
          </table:table-cell>
          <table:table-cell table:formula="of:=IF(IFERROR(SEARCH(&quot;fastp&quot;;[.V130]);0)=0;&quot;&quot;;&quot;--fastp&quot;)">
            <text:p/>
          </table:table-cell>
          <table:table-cell table:formula="of:=IF(IFERROR(SEARCH(&quot;debug&quot;;[.V130]);0)=0;&quot;&quot;;&quot;--debug&quot;)">
            <text:p/>
          </table:table-cell>
          <table:table-cell table:formula="of:=IF(IFERROR(SEARCH(&quot;longread&quot;;[.V130]);0)=0;&quot;&quot;;&quot;--longread&quot;)">
            <text:p/>
          </table:table-cell>
          <table:table-cell/>
          <table:table-cell office:value-type="string" calcext:value-type="string">
            <text:p>illumina_SE_PA14_bwamem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1];&quot;fastq&quot;;&quot;err&quot;)" office:value-type="string" office:string-value="illumina_SE_PA14_bwamem_8_debug_longread_R1.err" calcext:value-type="string">
            <text:p>illumina_SE_PA14_bwamem_8_debug_longread_R1.err</text:p>
          </table:table-cell>
          <table:table-cell office:value-type="string" calcext:value-type="string">
            <text:p>-o</text:p>
          </table:table-cell>
          <table:table-cell table:formula="of:=SUBSTITUTE([.V131];&quot;fastq&quot;;&quot;out&quot;)" office:value-type="string" office:string-value="illumina_SE_PA14_bwamem_8_debug_longread_R1.out" calcext:value-type="string">
            <text:p>illumina_SE_PA14_bwamem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1]);0)=0;&quot;SE&quot;;&quot;PE&quot;)" office:value-type="string" office:string-value="SE" calcext:value-type="string">
            <text:p>SE</text:p>
          </table:table-cell>
          <table:table-cell table:formula="of:=IF(IFERROR(SEARCH(&quot;fastp&quot;;[.V131]);0)=0;&quot;&quot;;&quot;--fastp&quot;)">
            <text:p/>
          </table:table-cell>
          <table:table-cell table:formula="of:=IF(IFERROR(SEARCH(&quot;debug&quot;;[.V13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3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2];&quot;fastq&quot;;&quot;err&quot;)" office:value-type="string" office:string-value="illumina_SE_PA14_bwamem_8_debug_R1.err" calcext:value-type="string">
            <text:p>illumina_SE_PA14_bwamem_8_debug_R1.err</text:p>
          </table:table-cell>
          <table:table-cell office:value-type="string" calcext:value-type="string">
            <text:p>-o</text:p>
          </table:table-cell>
          <table:table-cell table:formula="of:=SUBSTITUTE([.V132];&quot;fastq&quot;;&quot;out&quot;)" office:value-type="string" office:string-value="illumina_SE_PA14_bwamem_8_debug_R1.out" calcext:value-type="string">
            <text:p>illumina_SE_PA14_bwamem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2]);0)=0;&quot;SE&quot;;&quot;PE&quot;)" office:value-type="string" office:string-value="SE" calcext:value-type="string">
            <text:p>SE</text:p>
          </table:table-cell>
          <table:table-cell table:formula="of:=IF(IFERROR(SEARCH(&quot;fastp&quot;;[.V132]);0)=0;&quot;&quot;;&quot;--fastp&quot;)">
            <text:p/>
          </table:table-cell>
          <table:table-cell table:formula="of:=IF(IFERROR(SEARCH(&quot;debug&quot;;[.V13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32]);0)=0;&quot;&quot;;&quot;--longread&quot;)">
            <text:p/>
          </table:table-cell>
          <table:table-cell/>
          <table:table-cell office:value-type="string" calcext:value-type="string">
            <text:p>illumina_SE_PA14_bwamem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3];&quot;fastq&quot;;&quot;err&quot;)" office:value-type="string" office:string-value="illumina_SE_PA14_bwamem_8_fastp_debug_longread_R1.err" calcext:value-type="string">
            <text:p>illumina_SE_PA14_bwamem_8_fastp_debug_longread_R1.err</text:p>
          </table:table-cell>
          <table:table-cell office:value-type="string" calcext:value-type="string">
            <text:p>-o</text:p>
          </table:table-cell>
          <table:table-cell table:formula="of:=SUBSTITUTE([.V133];&quot;fastq&quot;;&quot;out&quot;)" office:value-type="string" office:string-value="illumina_SE_PA14_bwamem_8_fastp_debug_longread_R1.out" calcext:value-type="string">
            <text:p>illumina_SE_PA14_bwamem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3]);0)=0;&quot;SE&quot;;&quot;PE&quot;)" office:value-type="string" office:string-value="SE" calcext:value-type="string">
            <text:p>SE</text:p>
          </table:table-cell>
          <table:table-cell table:formula="of:=IF(IFERROR(SEARCH(&quot;fastp&quot;;[.V13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3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3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4];&quot;fastq&quot;;&quot;err&quot;)" office:value-type="string" office:string-value="illumina_SE_PA14_bwamem_8_fastp_debug_R1.err" calcext:value-type="string">
            <text:p>illumina_SE_PA14_bwamem_8_fastp_debug_R1.err</text:p>
          </table:table-cell>
          <table:table-cell office:value-type="string" calcext:value-type="string">
            <text:p>-o</text:p>
          </table:table-cell>
          <table:table-cell table:formula="of:=SUBSTITUTE([.V134];&quot;fastq&quot;;&quot;out&quot;)" office:value-type="string" office:string-value="illumina_SE_PA14_bwamem_8_fastp_debug_R1.out" calcext:value-type="string">
            <text:p>illumina_SE_PA14_bwamem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4]);0)=0;&quot;SE&quot;;&quot;PE&quot;)" office:value-type="string" office:string-value="SE" calcext:value-type="string">
            <text:p>SE</text:p>
          </table:table-cell>
          <table:table-cell table:formula="of:=IF(IFERROR(SEARCH(&quot;fastp&quot;;[.V13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3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34]);0)=0;&quot;&quot;;&quot;--longread&quot;)">
            <text:p/>
          </table:table-cell>
          <table:table-cell/>
          <table:table-cell office:value-type="string" calcext:value-type="string">
            <text:p>illumina_SE_PA14_bwamem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5];&quot;fastq&quot;;&quot;err&quot;)" office:value-type="string" office:string-value="illumina_SE_PA14_bwamem_8_fastp_longread_R1.err" calcext:value-type="string">
            <text:p>illumina_SE_PA14_bwamem_8_fastp_longread_R1.err</text:p>
          </table:table-cell>
          <table:table-cell office:value-type="string" calcext:value-type="string">
            <text:p>-o</text:p>
          </table:table-cell>
          <table:table-cell table:formula="of:=SUBSTITUTE([.V135];&quot;fastq&quot;;&quot;out&quot;)" office:value-type="string" office:string-value="illumina_SE_PA14_bwamem_8_fastp_longread_R1.out" calcext:value-type="string">
            <text:p>illumina_SE_PA14_bwamem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5]);0)=0;&quot;SE&quot;;&quot;PE&quot;)" office:value-type="string" office:string-value="SE" calcext:value-type="string">
            <text:p>SE</text:p>
          </table:table-cell>
          <table:table-cell table:formula="of:=IF(IFERROR(SEARCH(&quot;fastp&quot;;[.V13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35]);0)=0;&quot;&quot;;&quot;--debug&quot;)">
            <text:p/>
          </table:table-cell>
          <table:table-cell table:formula="of:=IF(IFERROR(SEARCH(&quot;longread&quot;;[.V13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6];&quot;fastq&quot;;&quot;err&quot;)" office:value-type="string" office:string-value="illumina_SE_PA14_bwamem_8_fastp_R1.err" calcext:value-type="string">
            <text:p>illumina_SE_PA14_bwamem_8_fastp_R1.err</text:p>
          </table:table-cell>
          <table:table-cell office:value-type="string" calcext:value-type="string">
            <text:p>-o</text:p>
          </table:table-cell>
          <table:table-cell table:formula="of:=SUBSTITUTE([.V136];&quot;fastq&quot;;&quot;out&quot;)" office:value-type="string" office:string-value="illumina_SE_PA14_bwamem_8_fastp_R1.out" calcext:value-type="string">
            <text:p>illumina_SE_PA14_bwamem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6]);0)=0;&quot;SE&quot;;&quot;PE&quot;)" office:value-type="string" office:string-value="SE" calcext:value-type="string">
            <text:p>SE</text:p>
          </table:table-cell>
          <table:table-cell table:formula="of:=IF(IFERROR(SEARCH(&quot;fastp&quot;;[.V13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36]);0)=0;&quot;&quot;;&quot;--debug&quot;)">
            <text:p/>
          </table:table-cell>
          <table:table-cell table:formula="of:=IF(IFERROR(SEARCH(&quot;longread&quot;;[.V136]);0)=0;&quot;&quot;;&quot;--longread&quot;)">
            <text:p/>
          </table:table-cell>
          <table:table-cell/>
          <table:table-cell office:value-type="string" calcext:value-type="string">
            <text:p>illumina_SE_PA14_bwamem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7];&quot;fastq&quot;;&quot;err&quot;)" office:value-type="string" office:string-value="illumina_SE_PA14_bwamem_8_longread_R1.err" calcext:value-type="string">
            <text:p>illumina_SE_PA14_bwamem_8_longread_R1.err</text:p>
          </table:table-cell>
          <table:table-cell office:value-type="string" calcext:value-type="string">
            <text:p>-o</text:p>
          </table:table-cell>
          <table:table-cell table:formula="of:=SUBSTITUTE([.V137];&quot;fastq&quot;;&quot;out&quot;)" office:value-type="string" office:string-value="illumina_SE_PA14_bwamem_8_longread_R1.out" calcext:value-type="string">
            <text:p>illumina_SE_PA14_bwamem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7]);0)=0;&quot;SE&quot;;&quot;PE&quot;)" office:value-type="string" office:string-value="SE" calcext:value-type="string">
            <text:p>SE</text:p>
          </table:table-cell>
          <table:table-cell table:formula="of:=IF(IFERROR(SEARCH(&quot;fastp&quot;;[.V137]);0)=0;&quot;&quot;;&quot;--fastp&quot;)">
            <text:p/>
          </table:table-cell>
          <table:table-cell table:formula="of:=IF(IFERROR(SEARCH(&quot;debug&quot;;[.V137]);0)=0;&quot;&quot;;&quot;--debug&quot;)">
            <text:p/>
          </table:table-cell>
          <table:table-cell table:formula="of:=IF(IFERROR(SEARCH(&quot;longread&quot;;[.V13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8];&quot;fastq&quot;;&quot;err&quot;)" office:value-type="string" office:string-value="illumina_SE_PA14_bwamem_8_R1.err" calcext:value-type="string">
            <text:p>illumina_SE_PA14_bwamem_8_R1.err</text:p>
          </table:table-cell>
          <table:table-cell office:value-type="string" calcext:value-type="string">
            <text:p>-o</text:p>
          </table:table-cell>
          <table:table-cell table:formula="of:=SUBSTITUTE([.V138];&quot;fastq&quot;;&quot;out&quot;)" office:value-type="string" office:string-value="illumina_SE_PA14_bwamem_8_R1.out" calcext:value-type="string">
            <text:p>illumina_SE_PA14_bwamem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8]);0)=0;&quot;SE&quot;;&quot;PE&quot;)" office:value-type="string" office:string-value="SE" calcext:value-type="string">
            <text:p>SE</text:p>
          </table:table-cell>
          <table:table-cell table:formula="of:=IF(IFERROR(SEARCH(&quot;fastp&quot;;[.V138]);0)=0;&quot;&quot;;&quot;--fastp&quot;)">
            <text:p/>
          </table:table-cell>
          <table:table-cell table:formula="of:=IF(IFERROR(SEARCH(&quot;debug&quot;;[.V138]);0)=0;&quot;&quot;;&quot;--debug&quot;)">
            <text:p/>
          </table:table-cell>
          <table:table-cell table:formula="of:=IF(IFERROR(SEARCH(&quot;longread&quot;;[.V138]);0)=0;&quot;&quot;;&quot;--longread&quot;)">
            <text:p/>
          </table:table-cell>
          <table:table-cell/>
          <table:table-cell office:value-type="string" calcext:value-type="string">
            <text:p>illumina_SE_PA14_bwamem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9];&quot;fastq&quot;;&quot;err&quot;)" office:value-type="string" office:string-value="illumina_SE_PA14_minimap2_16_debug_longread_R1.err" calcext:value-type="string">
            <text:p>illumina_SE_PA14_minimap2_16_debug_longread_R1.err</text:p>
          </table:table-cell>
          <table:table-cell office:value-type="string" calcext:value-type="string">
            <text:p>-o</text:p>
          </table:table-cell>
          <table:table-cell table:formula="of:=SUBSTITUTE([.V139];&quot;fastq&quot;;&quot;out&quot;)" office:value-type="string" office:string-value="illumina_SE_PA14_minimap2_16_debug_longread_R1.out" calcext:value-type="string">
            <text:p>illumina_SE_PA14_minimap2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3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39]);0)=0;&quot;SE&quot;;&quot;PE&quot;)" office:value-type="string" office:string-value="SE" calcext:value-type="string">
            <text:p>SE</text:p>
          </table:table-cell>
          <table:table-cell table:formula="of:=IF(IFERROR(SEARCH(&quot;fastp&quot;;[.V139]);0)=0;&quot;&quot;;&quot;--fastp&quot;)">
            <text:p/>
          </table:table-cell>
          <table:table-cell table:formula="of:=IF(IFERROR(SEARCH(&quot;debug&quot;;[.V13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3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0];&quot;fastq&quot;;&quot;err&quot;)" office:value-type="string" office:string-value="illumina_SE_PA14_minimap2_16_debug_R1.err" calcext:value-type="string">
            <text:p>illumina_SE_PA14_minimap2_16_debug_R1.err</text:p>
          </table:table-cell>
          <table:table-cell office:value-type="string" calcext:value-type="string">
            <text:p>-o</text:p>
          </table:table-cell>
          <table:table-cell table:formula="of:=SUBSTITUTE([.V140];&quot;fastq&quot;;&quot;out&quot;)" office:value-type="string" office:string-value="illumina_SE_PA14_minimap2_16_debug_R1.out" calcext:value-type="string">
            <text:p>illumina_SE_PA14_minimap2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0]);0)=0;&quot;SE&quot;;&quot;PE&quot;)" office:value-type="string" office:string-value="SE" calcext:value-type="string">
            <text:p>SE</text:p>
          </table:table-cell>
          <table:table-cell table:formula="of:=IF(IFERROR(SEARCH(&quot;fastp&quot;;[.V140]);0)=0;&quot;&quot;;&quot;--fastp&quot;)">
            <text:p/>
          </table:table-cell>
          <table:table-cell table:formula="of:=IF(IFERROR(SEARCH(&quot;debug&quot;;[.V14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40]);0)=0;&quot;&quot;;&quot;--longread&quot;)">
            <text:p/>
          </table:table-cell>
          <table:table-cell/>
          <table:table-cell office:value-type="string" calcext:value-type="string">
            <text:p>illumina_SE_PA14_minimap2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1];&quot;fastq&quot;;&quot;err&quot;)" office:value-type="string" office:string-value="illumina_SE_PA14_minimap2_16_fastp_debug_longread_R1.err" calcext:value-type="string">
            <text:p>illumina_SE_PA14_minimap2_16_fastp_debug_longread_R1.err</text:p>
          </table:table-cell>
          <table:table-cell office:value-type="string" calcext:value-type="string">
            <text:p>-o</text:p>
          </table:table-cell>
          <table:table-cell table:formula="of:=SUBSTITUTE([.V141];&quot;fastq&quot;;&quot;out&quot;)" office:value-type="string" office:string-value="illumina_SE_PA14_minimap2_16_fastp_debug_longread_R1.out" calcext:value-type="string">
            <text:p>illumina_SE_PA14_minimap2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1]);0)=0;&quot;SE&quot;;&quot;PE&quot;)" office:value-type="string" office:string-value="SE" calcext:value-type="string">
            <text:p>SE</text:p>
          </table:table-cell>
          <table:table-cell table:formula="of:=IF(IFERROR(SEARCH(&quot;fastp&quot;;[.V14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4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4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2];&quot;fastq&quot;;&quot;err&quot;)" office:value-type="string" office:string-value="illumina_SE_PA14_minimap2_16_fastp_debug_R1.err" calcext:value-type="string">
            <text:p>illumina_SE_PA14_minimap2_16_fastp_debug_R1.err</text:p>
          </table:table-cell>
          <table:table-cell office:value-type="string" calcext:value-type="string">
            <text:p>-o</text:p>
          </table:table-cell>
          <table:table-cell table:formula="of:=SUBSTITUTE([.V142];&quot;fastq&quot;;&quot;out&quot;)" office:value-type="string" office:string-value="illumina_SE_PA14_minimap2_16_fastp_debug_R1.out" calcext:value-type="string">
            <text:p>illumina_SE_PA14_minimap2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2]);0)=0;&quot;SE&quot;;&quot;PE&quot;)" office:value-type="string" office:string-value="SE" calcext:value-type="string">
            <text:p>SE</text:p>
          </table:table-cell>
          <table:table-cell table:formula="of:=IF(IFERROR(SEARCH(&quot;fastp&quot;;[.V14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4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42]);0)=0;&quot;&quot;;&quot;--longread&quot;)">
            <text:p/>
          </table:table-cell>
          <table:table-cell/>
          <table:table-cell office:value-type="string" calcext:value-type="string">
            <text:p>illumina_SE_PA14_minimap2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3];&quot;fastq&quot;;&quot;err&quot;)" office:value-type="string" office:string-value="illumina_SE_PA14_minimap2_16_fastp_longread_R1.err" calcext:value-type="string">
            <text:p>illumina_SE_PA14_minimap2_16_fastp_longread_R1.err</text:p>
          </table:table-cell>
          <table:table-cell office:value-type="string" calcext:value-type="string">
            <text:p>-o</text:p>
          </table:table-cell>
          <table:table-cell table:formula="of:=SUBSTITUTE([.V143];&quot;fastq&quot;;&quot;out&quot;)" office:value-type="string" office:string-value="illumina_SE_PA14_minimap2_16_fastp_longread_R1.out" calcext:value-type="string">
            <text:p>illumina_SE_PA14_minimap2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3]);0)=0;&quot;SE&quot;;&quot;PE&quot;)" office:value-type="string" office:string-value="SE" calcext:value-type="string">
            <text:p>SE</text:p>
          </table:table-cell>
          <table:table-cell table:formula="of:=IF(IFERROR(SEARCH(&quot;fastp&quot;;[.V14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43]);0)=0;&quot;&quot;;&quot;--debug&quot;)">
            <text:p/>
          </table:table-cell>
          <table:table-cell table:formula="of:=IF(IFERROR(SEARCH(&quot;longread&quot;;[.V14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4];&quot;fastq&quot;;&quot;err&quot;)" office:value-type="string" office:string-value="illumina_SE_PA14_minimap2_16_fastp_R1.err" calcext:value-type="string">
            <text:p>illumina_SE_PA14_minimap2_16_fastp_R1.err</text:p>
          </table:table-cell>
          <table:table-cell office:value-type="string" calcext:value-type="string">
            <text:p>-o</text:p>
          </table:table-cell>
          <table:table-cell table:formula="of:=SUBSTITUTE([.V144];&quot;fastq&quot;;&quot;out&quot;)" office:value-type="string" office:string-value="illumina_SE_PA14_minimap2_16_fastp_R1.out" calcext:value-type="string">
            <text:p>illumina_SE_PA14_minimap2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4]);0)=0;&quot;SE&quot;;&quot;PE&quot;)" office:value-type="string" office:string-value="SE" calcext:value-type="string">
            <text:p>SE</text:p>
          </table:table-cell>
          <table:table-cell table:formula="of:=IF(IFERROR(SEARCH(&quot;fastp&quot;;[.V14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44]);0)=0;&quot;&quot;;&quot;--debug&quot;)">
            <text:p/>
          </table:table-cell>
          <table:table-cell table:formula="of:=IF(IFERROR(SEARCH(&quot;longread&quot;;[.V144]);0)=0;&quot;&quot;;&quot;--longread&quot;)">
            <text:p/>
          </table:table-cell>
          <table:table-cell/>
          <table:table-cell office:value-type="string" calcext:value-type="string">
            <text:p>illumina_SE_PA14_minimap2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5];&quot;fastq&quot;;&quot;err&quot;)" office:value-type="string" office:string-value="illumina_SE_PA14_minimap2_16_longread_R1.err" calcext:value-type="string">
            <text:p>illumina_SE_PA14_minimap2_16_longread_R1.err</text:p>
          </table:table-cell>
          <table:table-cell office:value-type="string" calcext:value-type="string">
            <text:p>-o</text:p>
          </table:table-cell>
          <table:table-cell table:formula="of:=SUBSTITUTE([.V145];&quot;fastq&quot;;&quot;out&quot;)" office:value-type="string" office:string-value="illumina_SE_PA14_minimap2_16_longread_R1.out" calcext:value-type="string">
            <text:p>illumina_SE_PA14_minimap2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5]);0)=0;&quot;SE&quot;;&quot;PE&quot;)" office:value-type="string" office:string-value="SE" calcext:value-type="string">
            <text:p>SE</text:p>
          </table:table-cell>
          <table:table-cell table:formula="of:=IF(IFERROR(SEARCH(&quot;fastp&quot;;[.V145]);0)=0;&quot;&quot;;&quot;--fastp&quot;)">
            <text:p/>
          </table:table-cell>
          <table:table-cell table:formula="of:=IF(IFERROR(SEARCH(&quot;debug&quot;;[.V145]);0)=0;&quot;&quot;;&quot;--debug&quot;)">
            <text:p/>
          </table:table-cell>
          <table:table-cell table:formula="of:=IF(IFERROR(SEARCH(&quot;longread&quot;;[.V14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6];&quot;fastq&quot;;&quot;err&quot;)" office:value-type="string" office:string-value="illumina_SE_PA14_minimap2_16_R1.err" calcext:value-type="string">
            <text:p>illumina_SE_PA14_minimap2_16_R1.err</text:p>
          </table:table-cell>
          <table:table-cell office:value-type="string" calcext:value-type="string">
            <text:p>-o</text:p>
          </table:table-cell>
          <table:table-cell table:formula="of:=SUBSTITUTE([.V146];&quot;fastq&quot;;&quot;out&quot;)" office:value-type="string" office:string-value="illumina_SE_PA14_minimap2_16_R1.out" calcext:value-type="string">
            <text:p>illumina_SE_PA14_minimap2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6]);0)=0;&quot;SE&quot;;&quot;PE&quot;)" office:value-type="string" office:string-value="SE" calcext:value-type="string">
            <text:p>SE</text:p>
          </table:table-cell>
          <table:table-cell table:formula="of:=IF(IFERROR(SEARCH(&quot;fastp&quot;;[.V146]);0)=0;&quot;&quot;;&quot;--fastp&quot;)">
            <text:p/>
          </table:table-cell>
          <table:table-cell table:formula="of:=IF(IFERROR(SEARCH(&quot;debug&quot;;[.V146]);0)=0;&quot;&quot;;&quot;--debug&quot;)">
            <text:p/>
          </table:table-cell>
          <table:table-cell table:formula="of:=IF(IFERROR(SEARCH(&quot;longread&quot;;[.V146]);0)=0;&quot;&quot;;&quot;--longread&quot;)">
            <text:p/>
          </table:table-cell>
          <table:table-cell/>
          <table:table-cell office:value-type="string" calcext:value-type="string">
            <text:p>illumina_SE_PA14_minimap2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7];&quot;fastq&quot;;&quot;err&quot;)" office:value-type="string" office:string-value="illumina_SE_PA14_minimap2_8_debug_longread_R1.err" calcext:value-type="string">
            <text:p>illumina_SE_PA14_minimap2_8_debug_longread_R1.err</text:p>
          </table:table-cell>
          <table:table-cell office:value-type="string" calcext:value-type="string">
            <text:p>-o</text:p>
          </table:table-cell>
          <table:table-cell table:formula="of:=SUBSTITUTE([.V147];&quot;fastq&quot;;&quot;out&quot;)" office:value-type="string" office:string-value="illumina_SE_PA14_minimap2_8_debug_longread_R1.out" calcext:value-type="string">
            <text:p>illumina_SE_PA14_minimap2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47]);0)=0;&quot;SE&quot;;&quot;PE&quot;)" office:value-type="string" office:string-value="SE" calcext:value-type="string">
            <text:p>SE</text:p>
          </table:table-cell>
          <table:table-cell table:formula="of:=IF(IFERROR(SEARCH(&quot;fastp&quot;;[.V147]);0)=0;&quot;&quot;;&quot;--fastp&quot;)">
            <text:p/>
          </table:table-cell>
          <table:table-cell table:formula="of:=IF(IFERROR(SEARCH(&quot;debug&quot;;[.V14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4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8];&quot;fastq&quot;;&quot;err&quot;)" office:value-type="string" office:string-value="illumina_SE_PA14_minimap2_8_debug_R1.err" calcext:value-type="string">
            <text:p>illumina_SE_PA14_minimap2_8_debug_R1.err</text:p>
          </table:table-cell>
          <table:table-cell office:value-type="string" calcext:value-type="string">
            <text:p>-o</text:p>
          </table:table-cell>
          <table:table-cell table:formula="of:=SUBSTITUTE([.V148];&quot;fastq&quot;;&quot;out&quot;)" office:value-type="string" office:string-value="illumina_SE_PA14_minimap2_8_debug_R1.out" calcext:value-type="string">
            <text:p>illumina_SE_PA14_minimap2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48]);0)=0;&quot;SE&quot;;&quot;PE&quot;)" office:value-type="string" office:string-value="SE" calcext:value-type="string">
            <text:p>SE</text:p>
          </table:table-cell>
          <table:table-cell table:formula="of:=IF(IFERROR(SEARCH(&quot;fastp&quot;;[.V148]);0)=0;&quot;&quot;;&quot;--fastp&quot;)">
            <text:p/>
          </table:table-cell>
          <table:table-cell table:formula="of:=IF(IFERROR(SEARCH(&quot;debug&quot;;[.V14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48]);0)=0;&quot;&quot;;&quot;--longread&quot;)">
            <text:p/>
          </table:table-cell>
          <table:table-cell/>
          <table:table-cell office:value-type="string" calcext:value-type="string">
            <text:p>illumina_SE_PA14_minimap2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9];&quot;fastq&quot;;&quot;err&quot;)" office:value-type="string" office:string-value="illumina_SE_PA14_minimap2_8_fastp_debug_longread_R1.err" calcext:value-type="string">
            <text:p>illumina_SE_PA14_minimap2_8_fastp_debug_longread_R1.err</text:p>
          </table:table-cell>
          <table:table-cell office:value-type="string" calcext:value-type="string">
            <text:p>-o</text:p>
          </table:table-cell>
          <table:table-cell table:formula="of:=SUBSTITUTE([.V149];&quot;fastq&quot;;&quot;out&quot;)" office:value-type="string" office:string-value="illumina_SE_PA14_minimap2_8_fastp_debug_longread_R1.out" calcext:value-type="string">
            <text:p>illumina_SE_PA14_minimap2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49]);0)=0;&quot;SE&quot;;&quot;PE&quot;)" office:value-type="string" office:string-value="SE" calcext:value-type="string">
            <text:p>SE</text:p>
          </table:table-cell>
          <table:table-cell table:formula="of:=IF(IFERROR(SEARCH(&quot;fastp&quot;;[.V14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4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4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0];&quot;fastq&quot;;&quot;err&quot;)" office:value-type="string" office:string-value="illumina_SE_PA14_minimap2_8_fastp_debug_R1.err" calcext:value-type="string">
            <text:p>illumina_SE_PA14_minimap2_8_fastp_debug_R1.err</text:p>
          </table:table-cell>
          <table:table-cell office:value-type="string" calcext:value-type="string">
            <text:p>-o</text:p>
          </table:table-cell>
          <table:table-cell table:formula="of:=SUBSTITUTE([.V150];&quot;fastq&quot;;&quot;out&quot;)" office:value-type="string" office:string-value="illumina_SE_PA14_minimap2_8_fastp_debug_R1.out" calcext:value-type="string">
            <text:p>illumina_SE_PA14_minimap2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5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50]);0)=0;&quot;SE&quot;;&quot;PE&quot;)" office:value-type="string" office:string-value="SE" calcext:value-type="string">
            <text:p>SE</text:p>
          </table:table-cell>
          <table:table-cell table:formula="of:=IF(IFERROR(SEARCH(&quot;fastp&quot;;[.V15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5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50]);0)=0;&quot;&quot;;&quot;--longread&quot;)">
            <text:p/>
          </table:table-cell>
          <table:table-cell/>
          <table:table-cell office:value-type="string" calcext:value-type="string">
            <text:p>illumina_SE_PA14_minimap2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1];&quot;fastq&quot;;&quot;err&quot;)" office:value-type="string" office:string-value="illumina_SE_PA14_minimap2_8_fastp_longread_R1.err" calcext:value-type="string">
            <text:p>illumina_SE_PA14_minimap2_8_fastp_longread_R1.err</text:p>
          </table:table-cell>
          <table:table-cell office:value-type="string" calcext:value-type="string">
            <text:p>-o</text:p>
          </table:table-cell>
          <table:table-cell table:formula="of:=SUBSTITUTE([.V151];&quot;fastq&quot;;&quot;out&quot;)" office:value-type="string" office:string-value="illumina_SE_PA14_minimap2_8_fastp_longread_R1.out" calcext:value-type="string">
            <text:p>illumina_SE_PA14_minimap2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5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51]);0)=0;&quot;SE&quot;;&quot;PE&quot;)" office:value-type="string" office:string-value="SE" calcext:value-type="string">
            <text:p>SE</text:p>
          </table:table-cell>
          <table:table-cell table:formula="of:=IF(IFERROR(SEARCH(&quot;fastp&quot;;[.V15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51]);0)=0;&quot;&quot;;&quot;--debug&quot;)">
            <text:p/>
          </table:table-cell>
          <table:table-cell table:formula="of:=IF(IFERROR(SEARCH(&quot;longread&quot;;[.V15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2];&quot;fastq&quot;;&quot;err&quot;)" office:value-type="string" office:string-value="illumina_SE_PA14_minimap2_8_fastp_R1.err" calcext:value-type="string">
            <text:p>illumina_SE_PA14_minimap2_8_fastp_R1.err</text:p>
          </table:table-cell>
          <table:table-cell office:value-type="string" calcext:value-type="string">
            <text:p>-o</text:p>
          </table:table-cell>
          <table:table-cell table:formula="of:=SUBSTITUTE([.V152];&quot;fastq&quot;;&quot;out&quot;)" office:value-type="string" office:string-value="illumina_SE_PA14_minimap2_8_fastp_R1.out" calcext:value-type="string">
            <text:p>illumina_SE_PA14_minimap2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5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52]);0)=0;&quot;SE&quot;;&quot;PE&quot;)" office:value-type="string" office:string-value="SE" calcext:value-type="string">
            <text:p>SE</text:p>
          </table:table-cell>
          <table:table-cell table:formula="of:=IF(IFERROR(SEARCH(&quot;fastp&quot;;[.V15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52]);0)=0;&quot;&quot;;&quot;--debug&quot;)">
            <text:p/>
          </table:table-cell>
          <table:table-cell table:formula="of:=IF(IFERROR(SEARCH(&quot;longread&quot;;[.V152]);0)=0;&quot;&quot;;&quot;--longread&quot;)">
            <text:p/>
          </table:table-cell>
          <table:table-cell/>
          <table:table-cell office:value-type="string" calcext:value-type="string">
            <text:p>illumina_SE_PA14_minimap2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3];&quot;fastq&quot;;&quot;err&quot;)" office:value-type="string" office:string-value="illumina_SE_PA14_minimap2_8_longread_R1.err" calcext:value-type="string">
            <text:p>illumina_SE_PA14_minimap2_8_longread_R1.err</text:p>
          </table:table-cell>
          <table:table-cell office:value-type="string" calcext:value-type="string">
            <text:p>-o</text:p>
          </table:table-cell>
          <table:table-cell table:formula="of:=SUBSTITUTE([.V153];&quot;fastq&quot;;&quot;out&quot;)" office:value-type="string" office:string-value="illumina_SE_PA14_minimap2_8_longread_R1.out" calcext:value-type="string">
            <text:p>illumina_SE_PA14_minimap2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5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53]);0)=0;&quot;SE&quot;;&quot;PE&quot;)" office:value-type="string" office:string-value="SE" calcext:value-type="string">
            <text:p>SE</text:p>
          </table:table-cell>
          <table:table-cell table:formula="of:=IF(IFERROR(SEARCH(&quot;fastp&quot;;[.V153]);0)=0;&quot;&quot;;&quot;--fastp&quot;)">
            <text:p/>
          </table:table-cell>
          <table:table-cell table:formula="of:=IF(IFERROR(SEARCH(&quot;debug&quot;;[.V153]);0)=0;&quot;&quot;;&quot;--debug&quot;)">
            <text:p/>
          </table:table-cell>
          <table:table-cell table:formula="of:=IF(IFERROR(SEARCH(&quot;longread&quot;;[.V15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4];&quot;fastq&quot;;&quot;err&quot;)" office:value-type="string" office:string-value="illumina_SE_PA14_minimap2_8_R1.err" calcext:value-type="string">
            <text:p>illumina_SE_PA14_minimap2_8_R1.err</text:p>
          </table:table-cell>
          <table:table-cell office:value-type="string" calcext:value-type="string">
            <text:p>-o</text:p>
          </table:table-cell>
          <table:table-cell table:formula="of:=SUBSTITUTE([.V154];&quot;fastq&quot;;&quot;out&quot;)" office:value-type="string" office:string-value="illumina_SE_PA14_minimap2_8_R1.out" calcext:value-type="string">
            <text:p>illumina_SE_PA14_minimap2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5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54]);0)=0;&quot;SE&quot;;&quot;PE&quot;)" office:value-type="string" office:string-value="SE" calcext:value-type="string">
            <text:p>SE</text:p>
          </table:table-cell>
          <table:table-cell table:formula="of:=IF(IFERROR(SEARCH(&quot;fastp&quot;;[.V154]);0)=0;&quot;&quot;;&quot;--fastp&quot;)">
            <text:p/>
          </table:table-cell>
          <table:table-cell table:formula="of:=IF(IFERROR(SEARCH(&quot;debug&quot;;[.V154]);0)=0;&quot;&quot;;&quot;--debug&quot;)">
            <text:p/>
          </table:table-cell>
          <table:table-cell table:formula="of:=IF(IFERROR(SEARCH(&quot;longread&quot;;[.V154]);0)=0;&quot;&quot;;&quot;--longread&quot;)">
            <text:p/>
          </table:table-cell>
          <table:table-cell/>
          <table:table-cell office:value-type="string" calcext:value-type="string">
            <text:p>illumina_SE_PA14_minimap2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5];&quot;fastq&quot;;&quot;err&quot;)" office:value-type="string" office:string-value="promethion_SE_hg19_bwamem_16_debug_longread_R1.err" calcext:value-type="string">
            <text:p>promethion_SE_hg19_bwamem_16_debug_longread_R1.err</text:p>
          </table:table-cell>
          <table:table-cell office:value-type="string" calcext:value-type="string">
            <text:p>-o</text:p>
          </table:table-cell>
          <table:table-cell table:formula="of:=SUBSTITUTE([.V155];&quot;fastq&quot;;&quot;out&quot;)" office:value-type="string" office:string-value="promethion_SE_hg19_bwamem_16_debug_longread_R1.out" calcext:value-type="string">
            <text:p>promethion_SE_hg19_bwamem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5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55]);0)=0;&quot;SE&quot;;&quot;PE&quot;)" office:value-type="string" office:string-value="SE" calcext:value-type="string">
            <text:p>SE</text:p>
          </table:table-cell>
          <table:table-cell table:formula="of:=IF(IFERROR(SEARCH(&quot;fastp&quot;;[.V155]);0)=0;&quot;&quot;;&quot;--fastp&quot;)">
            <text:p/>
          </table:table-cell>
          <table:table-cell table:formula="of:=IF(IFERROR(SEARCH(&quot;debug&quot;;[.V15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5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6];&quot;fastq&quot;;&quot;err&quot;)" office:value-type="string" office:string-value="promethion_SE_hg19_bwamem_16_debug_R1.err" calcext:value-type="string">
            <text:p>promethion_SE_hg19_bwamem_16_debug_R1.err</text:p>
          </table:table-cell>
          <table:table-cell office:value-type="string" calcext:value-type="string">
            <text:p>-o</text:p>
          </table:table-cell>
          <table:table-cell table:formula="of:=SUBSTITUTE([.V156];&quot;fastq&quot;;&quot;out&quot;)" office:value-type="string" office:string-value="promethion_SE_hg19_bwamem_16_debug_R1.out" calcext:value-type="string">
            <text:p>promethion_SE_hg19_bwamem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5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56]);0)=0;&quot;SE&quot;;&quot;PE&quot;)" office:value-type="string" office:string-value="SE" calcext:value-type="string">
            <text:p>SE</text:p>
          </table:table-cell>
          <table:table-cell table:formula="of:=IF(IFERROR(SEARCH(&quot;fastp&quot;;[.V156]);0)=0;&quot;&quot;;&quot;--fastp&quot;)">
            <text:p/>
          </table:table-cell>
          <table:table-cell table:formula="of:=IF(IFERROR(SEARCH(&quot;debug&quot;;[.V15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56]);0)=0;&quot;&quot;;&quot;--longread&quot;)">
            <text:p/>
          </table:table-cell>
          <table:table-cell/>
          <table:table-cell office:value-type="string" calcext:value-type="string">
            <text:p>promethion_SE_hg19_bwamem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7];&quot;fastq&quot;;&quot;err&quot;)" office:value-type="string" office:string-value="promethion_SE_hg19_bwamem_16_fastp_debug_longread_R1.err" calcext:value-type="string">
            <text:p>promethion_SE_hg19_bwamem_16_fastp_debug_longread_R1.err</text:p>
          </table:table-cell>
          <table:table-cell office:value-type="string" calcext:value-type="string">
            <text:p>-o</text:p>
          </table:table-cell>
          <table:table-cell table:formula="of:=SUBSTITUTE([.V157];&quot;fastq&quot;;&quot;out&quot;)" office:value-type="string" office:string-value="promethion_SE_hg19_bwamem_16_fastp_debug_longread_R1.out" calcext:value-type="string">
            <text:p>promethion_SE_hg19_bwamem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5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57]);0)=0;&quot;SE&quot;;&quot;PE&quot;)" office:value-type="string" office:string-value="SE" calcext:value-type="string">
            <text:p>SE</text:p>
          </table:table-cell>
          <table:table-cell table:formula="of:=IF(IFERROR(SEARCH(&quot;fastp&quot;;[.V15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5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5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8];&quot;fastq&quot;;&quot;err&quot;)" office:value-type="string" office:string-value="promethion_SE_hg19_bwamem_16_fastp_debug_R1.err" calcext:value-type="string">
            <text:p>promethion_SE_hg19_bwamem_16_fastp_debug_R1.err</text:p>
          </table:table-cell>
          <table:table-cell office:value-type="string" calcext:value-type="string">
            <text:p>-o</text:p>
          </table:table-cell>
          <table:table-cell table:formula="of:=SUBSTITUTE([.V158];&quot;fastq&quot;;&quot;out&quot;)" office:value-type="string" office:string-value="promethion_SE_hg19_bwamem_16_fastp_debug_R1.out" calcext:value-type="string">
            <text:p>promethion_SE_hg19_bwamem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5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58]);0)=0;&quot;SE&quot;;&quot;PE&quot;)" office:value-type="string" office:string-value="SE" calcext:value-type="string">
            <text:p>SE</text:p>
          </table:table-cell>
          <table:table-cell table:formula="of:=IF(IFERROR(SEARCH(&quot;fastp&quot;;[.V15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5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58]);0)=0;&quot;&quot;;&quot;--longread&quot;)">
            <text:p/>
          </table:table-cell>
          <table:table-cell/>
          <table:table-cell office:value-type="string" calcext:value-type="string">
            <text:p>promethion_SE_hg19_bwamem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9];&quot;fastq&quot;;&quot;err&quot;)" office:value-type="string" office:string-value="promethion_SE_hg19_bwamem_16_fastp_longread_R1.err" calcext:value-type="string">
            <text:p>promethion_SE_hg19_bwamem_16_fastp_longread_R1.err</text:p>
          </table:table-cell>
          <table:table-cell office:value-type="string" calcext:value-type="string">
            <text:p>-o</text:p>
          </table:table-cell>
          <table:table-cell table:formula="of:=SUBSTITUTE([.V159];&quot;fastq&quot;;&quot;out&quot;)" office:value-type="string" office:string-value="promethion_SE_hg19_bwamem_16_fastp_longread_R1.out" calcext:value-type="string">
            <text:p>promethion_SE_hg19_bwamem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5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59]);0)=0;&quot;SE&quot;;&quot;PE&quot;)" office:value-type="string" office:string-value="SE" calcext:value-type="string">
            <text:p>SE</text:p>
          </table:table-cell>
          <table:table-cell table:formula="of:=IF(IFERROR(SEARCH(&quot;fastp&quot;;[.V15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59]);0)=0;&quot;&quot;;&quot;--debug&quot;)">
            <text:p/>
          </table:table-cell>
          <table:table-cell table:formula="of:=IF(IFERROR(SEARCH(&quot;longread&quot;;[.V15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0];&quot;fastq&quot;;&quot;err&quot;)" office:value-type="string" office:string-value="promethion_SE_hg19_bwamem_16_fastp_R1.err" calcext:value-type="string">
            <text:p>promethion_SE_hg19_bwamem_16_fastp_R1.err</text:p>
          </table:table-cell>
          <table:table-cell office:value-type="string" calcext:value-type="string">
            <text:p>-o</text:p>
          </table:table-cell>
          <table:table-cell table:formula="of:=SUBSTITUTE([.V160];&quot;fastq&quot;;&quot;out&quot;)" office:value-type="string" office:string-value="promethion_SE_hg19_bwamem_16_fastp_R1.out" calcext:value-type="string">
            <text:p>promethion_SE_hg19_bwamem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60]);0)=0;&quot;SE&quot;;&quot;PE&quot;)" office:value-type="string" office:string-value="SE" calcext:value-type="string">
            <text:p>SE</text:p>
          </table:table-cell>
          <table:table-cell table:formula="of:=IF(IFERROR(SEARCH(&quot;fastp&quot;;[.V16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60]);0)=0;&quot;&quot;;&quot;--debug&quot;)">
            <text:p/>
          </table:table-cell>
          <table:table-cell table:formula="of:=IF(IFERROR(SEARCH(&quot;longread&quot;;[.V160]);0)=0;&quot;&quot;;&quot;--longread&quot;)">
            <text:p/>
          </table:table-cell>
          <table:table-cell/>
          <table:table-cell office:value-type="string" calcext:value-type="string">
            <text:p>promethion_SE_hg19_bwamem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1];&quot;fastq&quot;;&quot;err&quot;)" office:value-type="string" office:string-value="promethion_SE_hg19_bwamem_16_longread_R1.err" calcext:value-type="string">
            <text:p>promethion_SE_hg19_bwamem_16_longread_R1.err</text:p>
          </table:table-cell>
          <table:table-cell office:value-type="string" calcext:value-type="string">
            <text:p>-o</text:p>
          </table:table-cell>
          <table:table-cell table:formula="of:=SUBSTITUTE([.V161];&quot;fastq&quot;;&quot;out&quot;)" office:value-type="string" office:string-value="promethion_SE_hg19_bwamem_16_longread_R1.out" calcext:value-type="string">
            <text:p>promethion_SE_hg19_bwamem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61]);0)=0;&quot;SE&quot;;&quot;PE&quot;)" office:value-type="string" office:string-value="SE" calcext:value-type="string">
            <text:p>SE</text:p>
          </table:table-cell>
          <table:table-cell table:formula="of:=IF(IFERROR(SEARCH(&quot;fastp&quot;;[.V161]);0)=0;&quot;&quot;;&quot;--fastp&quot;)">
            <text:p/>
          </table:table-cell>
          <table:table-cell table:formula="of:=IF(IFERROR(SEARCH(&quot;debug&quot;;[.V161]);0)=0;&quot;&quot;;&quot;--debug&quot;)">
            <text:p/>
          </table:table-cell>
          <table:table-cell table:formula="of:=IF(IFERROR(SEARCH(&quot;longread&quot;;[.V16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2];&quot;fastq&quot;;&quot;err&quot;)" office:value-type="string" office:string-value="promethion_SE_hg19_bwamem_16_R1.err" calcext:value-type="string">
            <text:p>promethion_SE_hg19_bwamem_16_R1.err</text:p>
          </table:table-cell>
          <table:table-cell office:value-type="string" calcext:value-type="string">
            <text:p>-o</text:p>
          </table:table-cell>
          <table:table-cell table:formula="of:=SUBSTITUTE([.V162];&quot;fastq&quot;;&quot;out&quot;)" office:value-type="string" office:string-value="promethion_SE_hg19_bwamem_16_R1.out" calcext:value-type="string">
            <text:p>promethion_SE_hg19_bwamem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62]);0)=0;&quot;SE&quot;;&quot;PE&quot;)" office:value-type="string" office:string-value="SE" calcext:value-type="string">
            <text:p>SE</text:p>
          </table:table-cell>
          <table:table-cell table:formula="of:=IF(IFERROR(SEARCH(&quot;fastp&quot;;[.V162]);0)=0;&quot;&quot;;&quot;--fastp&quot;)">
            <text:p/>
          </table:table-cell>
          <table:table-cell table:formula="of:=IF(IFERROR(SEARCH(&quot;debug&quot;;[.V162]);0)=0;&quot;&quot;;&quot;--debug&quot;)">
            <text:p/>
          </table:table-cell>
          <table:table-cell table:formula="of:=IF(IFERROR(SEARCH(&quot;longread&quot;;[.V162]);0)=0;&quot;&quot;;&quot;--longread&quot;)">
            <text:p/>
          </table:table-cell>
          <table:table-cell/>
          <table:table-cell office:value-type="string" calcext:value-type="string">
            <text:p>promethion_SE_hg19_bwamem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3];&quot;fastq&quot;;&quot;err&quot;)" office:value-type="string" office:string-value="promethion_SE_hg19_bwamem_8_debug_longread_R1.err" calcext:value-type="string">
            <text:p>promethion_SE_hg19_bwamem_8_debug_longread_R1.err</text:p>
          </table:table-cell>
          <table:table-cell office:value-type="string" calcext:value-type="string">
            <text:p>-o</text:p>
          </table:table-cell>
          <table:table-cell table:formula="of:=SUBSTITUTE([.V163];&quot;fastq&quot;;&quot;out&quot;)" office:value-type="string" office:string-value="promethion_SE_hg19_bwamem_8_debug_longread_R1.out" calcext:value-type="string">
            <text:p>promethion_SE_hg19_bwamem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3]);0)=0;&quot;SE&quot;;&quot;PE&quot;)" office:value-type="string" office:string-value="SE" calcext:value-type="string">
            <text:p>SE</text:p>
          </table:table-cell>
          <table:table-cell table:formula="of:=IF(IFERROR(SEARCH(&quot;fastp&quot;;[.V163]);0)=0;&quot;&quot;;&quot;--fastp&quot;)">
            <text:p/>
          </table:table-cell>
          <table:table-cell table:formula="of:=IF(IFERROR(SEARCH(&quot;debug&quot;;[.V16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6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4];&quot;fastq&quot;;&quot;err&quot;)" office:value-type="string" office:string-value="promethion_SE_hg19_bwamem_8_debug_R1.err" calcext:value-type="string">
            <text:p>promethion_SE_hg19_bwamem_8_debug_R1.err</text:p>
          </table:table-cell>
          <table:table-cell office:value-type="string" calcext:value-type="string">
            <text:p>-o</text:p>
          </table:table-cell>
          <table:table-cell table:formula="of:=SUBSTITUTE([.V164];&quot;fastq&quot;;&quot;out&quot;)" office:value-type="string" office:string-value="promethion_SE_hg19_bwamem_8_debug_R1.out" calcext:value-type="string">
            <text:p>promethion_SE_hg19_bwamem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4]);0)=0;&quot;SE&quot;;&quot;PE&quot;)" office:value-type="string" office:string-value="SE" calcext:value-type="string">
            <text:p>SE</text:p>
          </table:table-cell>
          <table:table-cell table:formula="of:=IF(IFERROR(SEARCH(&quot;fastp&quot;;[.V164]);0)=0;&quot;&quot;;&quot;--fastp&quot;)">
            <text:p/>
          </table:table-cell>
          <table:table-cell table:formula="of:=IF(IFERROR(SEARCH(&quot;debug&quot;;[.V16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64]);0)=0;&quot;&quot;;&quot;--longread&quot;)">
            <text:p/>
          </table:table-cell>
          <table:table-cell/>
          <table:table-cell office:value-type="string" calcext:value-type="string">
            <text:p>promethion_SE_hg19_bwamem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5];&quot;fastq&quot;;&quot;err&quot;)" office:value-type="string" office:string-value="promethion_SE_hg19_bwamem_8_fastp_debug_longread_R1.err" calcext:value-type="string">
            <text:p>promethion_SE_hg19_bwamem_8_fastp_debug_longread_R1.err</text:p>
          </table:table-cell>
          <table:table-cell office:value-type="string" calcext:value-type="string">
            <text:p>-o</text:p>
          </table:table-cell>
          <table:table-cell table:formula="of:=SUBSTITUTE([.V165];&quot;fastq&quot;;&quot;out&quot;)" office:value-type="string" office:string-value="promethion_SE_hg19_bwamem_8_fastp_debug_longread_R1.out" calcext:value-type="string">
            <text:p>promethion_SE_hg19_bwamem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5]);0)=0;&quot;SE&quot;;&quot;PE&quot;)" office:value-type="string" office:string-value="SE" calcext:value-type="string">
            <text:p>SE</text:p>
          </table:table-cell>
          <table:table-cell table:formula="of:=IF(IFERROR(SEARCH(&quot;fastp&quot;;[.V16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6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6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6];&quot;fastq&quot;;&quot;err&quot;)" office:value-type="string" office:string-value="promethion_SE_hg19_bwamem_8_fastp_debug_R1.err" calcext:value-type="string">
            <text:p>promethion_SE_hg19_bwamem_8_fastp_debug_R1.err</text:p>
          </table:table-cell>
          <table:table-cell office:value-type="string" calcext:value-type="string">
            <text:p>-o</text:p>
          </table:table-cell>
          <table:table-cell table:formula="of:=SUBSTITUTE([.V166];&quot;fastq&quot;;&quot;out&quot;)" office:value-type="string" office:string-value="promethion_SE_hg19_bwamem_8_fastp_debug_R1.out" calcext:value-type="string">
            <text:p>promethion_SE_hg19_bwamem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6]);0)=0;&quot;SE&quot;;&quot;PE&quot;)" office:value-type="string" office:string-value="SE" calcext:value-type="string">
            <text:p>SE</text:p>
          </table:table-cell>
          <table:table-cell table:formula="of:=IF(IFERROR(SEARCH(&quot;fastp&quot;;[.V16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6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66]);0)=0;&quot;&quot;;&quot;--longread&quot;)">
            <text:p/>
          </table:table-cell>
          <table:table-cell/>
          <table:table-cell office:value-type="string" calcext:value-type="string">
            <text:p>promethion_SE_hg19_bwamem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7];&quot;fastq&quot;;&quot;err&quot;)" office:value-type="string" office:string-value="promethion_SE_hg19_bwamem_8_fastp_longread_R1.err" calcext:value-type="string">
            <text:p>promethion_SE_hg19_bwamem_8_fastp_longread_R1.err</text:p>
          </table:table-cell>
          <table:table-cell office:value-type="string" calcext:value-type="string">
            <text:p>-o</text:p>
          </table:table-cell>
          <table:table-cell table:formula="of:=SUBSTITUTE([.V167];&quot;fastq&quot;;&quot;out&quot;)" office:value-type="string" office:string-value="promethion_SE_hg19_bwamem_8_fastp_longread_R1.out" calcext:value-type="string">
            <text:p>promethion_SE_hg19_bwamem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7]);0)=0;&quot;SE&quot;;&quot;PE&quot;)" office:value-type="string" office:string-value="SE" calcext:value-type="string">
            <text:p>SE</text:p>
          </table:table-cell>
          <table:table-cell table:formula="of:=IF(IFERROR(SEARCH(&quot;fastp&quot;;[.V16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67]);0)=0;&quot;&quot;;&quot;--debug&quot;)">
            <text:p/>
          </table:table-cell>
          <table:table-cell table:formula="of:=IF(IFERROR(SEARCH(&quot;longread&quot;;[.V16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8];&quot;fastq&quot;;&quot;err&quot;)" office:value-type="string" office:string-value="promethion_SE_hg19_bwamem_8_fastp_R1.err" calcext:value-type="string">
            <text:p>promethion_SE_hg19_bwamem_8_fastp_R1.err</text:p>
          </table:table-cell>
          <table:table-cell office:value-type="string" calcext:value-type="string">
            <text:p>-o</text:p>
          </table:table-cell>
          <table:table-cell table:formula="of:=SUBSTITUTE([.V168];&quot;fastq&quot;;&quot;out&quot;)" office:value-type="string" office:string-value="promethion_SE_hg19_bwamem_8_fastp_R1.out" calcext:value-type="string">
            <text:p>promethion_SE_hg19_bwamem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8]);0)=0;&quot;SE&quot;;&quot;PE&quot;)" office:value-type="string" office:string-value="SE" calcext:value-type="string">
            <text:p>SE</text:p>
          </table:table-cell>
          <table:table-cell table:formula="of:=IF(IFERROR(SEARCH(&quot;fastp&quot;;[.V16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68]);0)=0;&quot;&quot;;&quot;--debug&quot;)">
            <text:p/>
          </table:table-cell>
          <table:table-cell table:formula="of:=IF(IFERROR(SEARCH(&quot;longread&quot;;[.V168]);0)=0;&quot;&quot;;&quot;--longread&quot;)">
            <text:p/>
          </table:table-cell>
          <table:table-cell/>
          <table:table-cell office:value-type="string" calcext:value-type="string">
            <text:p>promethion_SE_hg19_bwamem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9];&quot;fastq&quot;;&quot;err&quot;)" office:value-type="string" office:string-value="promethion_SE_hg19_bwamem_8_longread_R1.err" calcext:value-type="string">
            <text:p>promethion_SE_hg19_bwamem_8_longread_R1.err</text:p>
          </table:table-cell>
          <table:table-cell office:value-type="string" calcext:value-type="string">
            <text:p>-o</text:p>
          </table:table-cell>
          <table:table-cell table:formula="of:=SUBSTITUTE([.V169];&quot;fastq&quot;;&quot;out&quot;)" office:value-type="string" office:string-value="promethion_SE_hg19_bwamem_8_longread_R1.out" calcext:value-type="string">
            <text:p>promethion_SE_hg19_bwamem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9]);0)=0;&quot;SE&quot;;&quot;PE&quot;)" office:value-type="string" office:string-value="SE" calcext:value-type="string">
            <text:p>SE</text:p>
          </table:table-cell>
          <table:table-cell table:formula="of:=IF(IFERROR(SEARCH(&quot;fastp&quot;;[.V169]);0)=0;&quot;&quot;;&quot;--fastp&quot;)">
            <text:p/>
          </table:table-cell>
          <table:table-cell table:formula="of:=IF(IFERROR(SEARCH(&quot;debug&quot;;[.V169]);0)=0;&quot;&quot;;&quot;--debug&quot;)">
            <text:p/>
          </table:table-cell>
          <table:table-cell table:formula="of:=IF(IFERROR(SEARCH(&quot;longread&quot;;[.V16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0];&quot;fastq&quot;;&quot;err&quot;)" office:value-type="string" office:string-value="promethion_SE_hg19_bwamem_8_R1.err" calcext:value-type="string">
            <text:p>promethion_SE_hg19_bwamem_8_R1.err</text:p>
          </table:table-cell>
          <table:table-cell office:value-type="string" calcext:value-type="string">
            <text:p>-o</text:p>
          </table:table-cell>
          <table:table-cell table:formula="of:=SUBSTITUTE([.V170];&quot;fastq&quot;;&quot;out&quot;)" office:value-type="string" office:string-value="promethion_SE_hg19_bwamem_8_R1.out" calcext:value-type="string">
            <text:p>promethion_SE_hg19_bwamem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7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70]);0)=0;&quot;SE&quot;;&quot;PE&quot;)" office:value-type="string" office:string-value="SE" calcext:value-type="string">
            <text:p>SE</text:p>
          </table:table-cell>
          <table:table-cell table:formula="of:=IF(IFERROR(SEARCH(&quot;fastp&quot;;[.V170]);0)=0;&quot;&quot;;&quot;--fastp&quot;)">
            <text:p/>
          </table:table-cell>
          <table:table-cell table:formula="of:=IF(IFERROR(SEARCH(&quot;debug&quot;;[.V170]);0)=0;&quot;&quot;;&quot;--debug&quot;)">
            <text:p/>
          </table:table-cell>
          <table:table-cell table:formula="of:=IF(IFERROR(SEARCH(&quot;longread&quot;;[.V170]);0)=0;&quot;&quot;;&quot;--longread&quot;)">
            <text:p/>
          </table:table-cell>
          <table:table-cell/>
          <table:table-cell office:value-type="string" calcext:value-type="string">
            <text:p>promethion_SE_hg19_bwamem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1];&quot;fastq&quot;;&quot;err&quot;)" office:value-type="string" office:string-value="promethion_SE_hg19_minimap2_16_debug_longread_R1.err" calcext:value-type="string">
            <text:p>promethion_SE_hg19_minimap2_16_debug_longread_R1.err</text:p>
          </table:table-cell>
          <table:table-cell office:value-type="string" calcext:value-type="string">
            <text:p>-o</text:p>
          </table:table-cell>
          <table:table-cell table:formula="of:=SUBSTITUTE([.V171];&quot;fastq&quot;;&quot;out&quot;)" office:value-type="string" office:string-value="promethion_SE_hg19_minimap2_16_debug_longread_R1.out" calcext:value-type="string">
            <text:p>promethion_SE_hg19_minimap2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1]);0)=0;&quot;SE&quot;;&quot;PE&quot;)" office:value-type="string" office:string-value="SE" calcext:value-type="string">
            <text:p>SE</text:p>
          </table:table-cell>
          <table:table-cell table:formula="of:=IF(IFERROR(SEARCH(&quot;fastp&quot;;[.V171]);0)=0;&quot;&quot;;&quot;--fastp&quot;)">
            <text:p/>
          </table:table-cell>
          <table:table-cell table:formula="of:=IF(IFERROR(SEARCH(&quot;debug&quot;;[.V17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7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2];&quot;fastq&quot;;&quot;err&quot;)" office:value-type="string" office:string-value="promethion_SE_hg19_minimap2_16_debug_R1.err" calcext:value-type="string">
            <text:p>promethion_SE_hg19_minimap2_16_debug_R1.err</text:p>
          </table:table-cell>
          <table:table-cell office:value-type="string" calcext:value-type="string">
            <text:p>-o</text:p>
          </table:table-cell>
          <table:table-cell table:formula="of:=SUBSTITUTE([.V172];&quot;fastq&quot;;&quot;out&quot;)" office:value-type="string" office:string-value="promethion_SE_hg19_minimap2_16_debug_R1.out" calcext:value-type="string">
            <text:p>promethion_SE_hg19_minimap2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2]);0)=0;&quot;SE&quot;;&quot;PE&quot;)" office:value-type="string" office:string-value="SE" calcext:value-type="string">
            <text:p>SE</text:p>
          </table:table-cell>
          <table:table-cell table:formula="of:=IF(IFERROR(SEARCH(&quot;fastp&quot;;[.V172]);0)=0;&quot;&quot;;&quot;--fastp&quot;)">
            <text:p/>
          </table:table-cell>
          <table:table-cell table:formula="of:=IF(IFERROR(SEARCH(&quot;debug&quot;;[.V17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72]);0)=0;&quot;&quot;;&quot;--longread&quot;)">
            <text:p/>
          </table:table-cell>
          <table:table-cell/>
          <table:table-cell office:value-type="string" calcext:value-type="string">
            <text:p>promethion_SE_hg19_minimap2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3];&quot;fastq&quot;;&quot;err&quot;)" office:value-type="string" office:string-value="promethion_SE_hg19_minimap2_16_fastp_debug_longread_R1.err" calcext:value-type="string">
            <text:p>promethion_SE_hg19_minimap2_16_fastp_debug_longread_R1.err</text:p>
          </table:table-cell>
          <table:table-cell office:value-type="string" calcext:value-type="string">
            <text:p>-o</text:p>
          </table:table-cell>
          <table:table-cell table:formula="of:=SUBSTITUTE([.V173];&quot;fastq&quot;;&quot;out&quot;)" office:value-type="string" office:string-value="promethion_SE_hg19_minimap2_16_fastp_debug_longread_R1.out" calcext:value-type="string">
            <text:p>promethion_SE_hg19_minimap2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3]);0)=0;&quot;SE&quot;;&quot;PE&quot;)" office:value-type="string" office:string-value="SE" calcext:value-type="string">
            <text:p>SE</text:p>
          </table:table-cell>
          <table:table-cell table:formula="of:=IF(IFERROR(SEARCH(&quot;fastp&quot;;[.V17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7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7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4];&quot;fastq&quot;;&quot;err&quot;)" office:value-type="string" office:string-value="promethion_SE_hg19_minimap2_16_fastp_debug_R1.err" calcext:value-type="string">
            <text:p>promethion_SE_hg19_minimap2_16_fastp_debug_R1.err</text:p>
          </table:table-cell>
          <table:table-cell office:value-type="string" calcext:value-type="string">
            <text:p>-o</text:p>
          </table:table-cell>
          <table:table-cell table:formula="of:=SUBSTITUTE([.V174];&quot;fastq&quot;;&quot;out&quot;)" office:value-type="string" office:string-value="promethion_SE_hg19_minimap2_16_fastp_debug_R1.out" calcext:value-type="string">
            <text:p>promethion_SE_hg19_minimap2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4]);0)=0;&quot;SE&quot;;&quot;PE&quot;)" office:value-type="string" office:string-value="SE" calcext:value-type="string">
            <text:p>SE</text:p>
          </table:table-cell>
          <table:table-cell table:formula="of:=IF(IFERROR(SEARCH(&quot;fastp&quot;;[.V17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7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74]);0)=0;&quot;&quot;;&quot;--longread&quot;)">
            <text:p/>
          </table:table-cell>
          <table:table-cell/>
          <table:table-cell office:value-type="string" calcext:value-type="string">
            <text:p>promethion_SE_hg19_minimap2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5];&quot;fastq&quot;;&quot;err&quot;)" office:value-type="string" office:string-value="promethion_SE_hg19_minimap2_16_fastp_longread_R1.err" calcext:value-type="string">
            <text:p>promethion_SE_hg19_minimap2_16_fastp_longread_R1.err</text:p>
          </table:table-cell>
          <table:table-cell office:value-type="string" calcext:value-type="string">
            <text:p>-o</text:p>
          </table:table-cell>
          <table:table-cell table:formula="of:=SUBSTITUTE([.V175];&quot;fastq&quot;;&quot;out&quot;)" office:value-type="string" office:string-value="promethion_SE_hg19_minimap2_16_fastp_longread_R1.out" calcext:value-type="string">
            <text:p>promethion_SE_hg19_minimap2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5]);0)=0;&quot;SE&quot;;&quot;PE&quot;)" office:value-type="string" office:string-value="SE" calcext:value-type="string">
            <text:p>SE</text:p>
          </table:table-cell>
          <table:table-cell table:formula="of:=IF(IFERROR(SEARCH(&quot;fastp&quot;;[.V17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75]);0)=0;&quot;&quot;;&quot;--debug&quot;)">
            <text:p/>
          </table:table-cell>
          <table:table-cell table:formula="of:=IF(IFERROR(SEARCH(&quot;longread&quot;;[.V17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6];&quot;fastq&quot;;&quot;err&quot;)" office:value-type="string" office:string-value="promethion_SE_hg19_minimap2_16_fastp_R1.err" calcext:value-type="string">
            <text:p>promethion_SE_hg19_minimap2_16_fastp_R1.err</text:p>
          </table:table-cell>
          <table:table-cell office:value-type="string" calcext:value-type="string">
            <text:p>-o</text:p>
          </table:table-cell>
          <table:table-cell table:formula="of:=SUBSTITUTE([.V176];&quot;fastq&quot;;&quot;out&quot;)" office:value-type="string" office:string-value="promethion_SE_hg19_minimap2_16_fastp_R1.out" calcext:value-type="string">
            <text:p>promethion_SE_hg19_minimap2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6]);0)=0;&quot;SE&quot;;&quot;PE&quot;)" office:value-type="string" office:string-value="SE" calcext:value-type="string">
            <text:p>SE</text:p>
          </table:table-cell>
          <table:table-cell table:formula="of:=IF(IFERROR(SEARCH(&quot;fastp&quot;;[.V17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76]);0)=0;&quot;&quot;;&quot;--debug&quot;)">
            <text:p/>
          </table:table-cell>
          <table:table-cell table:formula="of:=IF(IFERROR(SEARCH(&quot;longread&quot;;[.V176]);0)=0;&quot;&quot;;&quot;--longread&quot;)">
            <text:p/>
          </table:table-cell>
          <table:table-cell/>
          <table:table-cell office:value-type="string" calcext:value-type="string">
            <text:p>promethion_SE_hg19_minimap2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7];&quot;fastq&quot;;&quot;err&quot;)" office:value-type="string" office:string-value="promethion_SE_hg19_minimap2_16_longread_R1.err" calcext:value-type="string">
            <text:p>promethion_SE_hg19_minimap2_16_longread_R1.err</text:p>
          </table:table-cell>
          <table:table-cell office:value-type="string" calcext:value-type="string">
            <text:p>-o</text:p>
          </table:table-cell>
          <table:table-cell table:formula="of:=SUBSTITUTE([.V177];&quot;fastq&quot;;&quot;out&quot;)" office:value-type="string" office:string-value="promethion_SE_hg19_minimap2_16_longread_R1.out" calcext:value-type="string">
            <text:p>promethion_SE_hg19_minimap2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7]);0)=0;&quot;SE&quot;;&quot;PE&quot;)" office:value-type="string" office:string-value="SE" calcext:value-type="string">
            <text:p>SE</text:p>
          </table:table-cell>
          <table:table-cell table:formula="of:=IF(IFERROR(SEARCH(&quot;fastp&quot;;[.V177]);0)=0;&quot;&quot;;&quot;--fastp&quot;)">
            <text:p/>
          </table:table-cell>
          <table:table-cell table:formula="of:=IF(IFERROR(SEARCH(&quot;debug&quot;;[.V177]);0)=0;&quot;&quot;;&quot;--debug&quot;)">
            <text:p/>
          </table:table-cell>
          <table:table-cell table:formula="of:=IF(IFERROR(SEARCH(&quot;longread&quot;;[.V17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8];&quot;fastq&quot;;&quot;err&quot;)" office:value-type="string" office:string-value="promethion_SE_hg19_minimap2_16_R1.err" calcext:value-type="string">
            <text:p>promethion_SE_hg19_minimap2_16_R1.err</text:p>
          </table:table-cell>
          <table:table-cell office:value-type="string" calcext:value-type="string">
            <text:p>-o</text:p>
          </table:table-cell>
          <table:table-cell table:formula="of:=SUBSTITUTE([.V178];&quot;fastq&quot;;&quot;out&quot;)" office:value-type="string" office:string-value="promethion_SE_hg19_minimap2_16_R1.out" calcext:value-type="string">
            <text:p>promethion_SE_hg19_minimap2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8]);0)=0;&quot;SE&quot;;&quot;PE&quot;)" office:value-type="string" office:string-value="SE" calcext:value-type="string">
            <text:p>SE</text:p>
          </table:table-cell>
          <table:table-cell table:formula="of:=IF(IFERROR(SEARCH(&quot;fastp&quot;;[.V178]);0)=0;&quot;&quot;;&quot;--fastp&quot;)">
            <text:p/>
          </table:table-cell>
          <table:table-cell table:formula="of:=IF(IFERROR(SEARCH(&quot;debug&quot;;[.V178]);0)=0;&quot;&quot;;&quot;--debug&quot;)">
            <text:p/>
          </table:table-cell>
          <table:table-cell table:formula="of:=IF(IFERROR(SEARCH(&quot;longread&quot;;[.V178]);0)=0;&quot;&quot;;&quot;--longread&quot;)">
            <text:p/>
          </table:table-cell>
          <table:table-cell/>
          <table:table-cell office:value-type="string" calcext:value-type="string">
            <text:p>promethion_SE_hg19_minimap2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9];&quot;fastq&quot;;&quot;err&quot;)" office:value-type="string" office:string-value="promethion_SE_hg19_minimap2_8_debug_longread_R1.err" calcext:value-type="string">
            <text:p>promethion_SE_hg19_minimap2_8_debug_longread_R1.err</text:p>
          </table:table-cell>
          <table:table-cell office:value-type="string" calcext:value-type="string">
            <text:p>-o</text:p>
          </table:table-cell>
          <table:table-cell table:formula="of:=SUBSTITUTE([.V179];&quot;fastq&quot;;&quot;out&quot;)" office:value-type="string" office:string-value="promethion_SE_hg19_minimap2_8_debug_longread_R1.out" calcext:value-type="string">
            <text:p>promethion_SE_hg19_minimap2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79]);0)=0;&quot;SE&quot;;&quot;PE&quot;)" office:value-type="string" office:string-value="SE" calcext:value-type="string">
            <text:p>SE</text:p>
          </table:table-cell>
          <table:table-cell table:formula="of:=IF(IFERROR(SEARCH(&quot;fastp&quot;;[.V179]);0)=0;&quot;&quot;;&quot;--fastp&quot;)">
            <text:p/>
          </table:table-cell>
          <table:table-cell table:formula="of:=IF(IFERROR(SEARCH(&quot;debug&quot;;[.V17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7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0];&quot;fastq&quot;;&quot;err&quot;)" office:value-type="string" office:string-value="promethion_SE_hg19_minimap2_8_debug_R1.err" calcext:value-type="string">
            <text:p>promethion_SE_hg19_minimap2_8_debug_R1.err</text:p>
          </table:table-cell>
          <table:table-cell office:value-type="string" calcext:value-type="string">
            <text:p>-o</text:p>
          </table:table-cell>
          <table:table-cell table:formula="of:=SUBSTITUTE([.V180];&quot;fastq&quot;;&quot;out&quot;)" office:value-type="string" office:string-value="promethion_SE_hg19_minimap2_8_debug_R1.out" calcext:value-type="string">
            <text:p>promethion_SE_hg19_minimap2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0]);0)=0;&quot;SE&quot;;&quot;PE&quot;)" office:value-type="string" office:string-value="SE" calcext:value-type="string">
            <text:p>SE</text:p>
          </table:table-cell>
          <table:table-cell table:formula="of:=IF(IFERROR(SEARCH(&quot;fastp&quot;;[.V180]);0)=0;&quot;&quot;;&quot;--fastp&quot;)">
            <text:p/>
          </table:table-cell>
          <table:table-cell table:formula="of:=IF(IFERROR(SEARCH(&quot;debug&quot;;[.V18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80]);0)=0;&quot;&quot;;&quot;--longread&quot;)">
            <text:p/>
          </table:table-cell>
          <table:table-cell/>
          <table:table-cell office:value-type="string" calcext:value-type="string">
            <text:p>promethion_SE_hg19_minimap2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1];&quot;fastq&quot;;&quot;err&quot;)" office:value-type="string" office:string-value="promethion_SE_hg19_minimap2_8_fastp_debug_longread_R1.err" calcext:value-type="string">
            <text:p>promethion_SE_hg19_minimap2_8_fastp_debug_longread_R1.err</text:p>
          </table:table-cell>
          <table:table-cell office:value-type="string" calcext:value-type="string">
            <text:p>-o</text:p>
          </table:table-cell>
          <table:table-cell table:formula="of:=SUBSTITUTE([.V181];&quot;fastq&quot;;&quot;out&quot;)" office:value-type="string" office:string-value="promethion_SE_hg19_minimap2_8_fastp_debug_longread_R1.out" calcext:value-type="string">
            <text:p>promethion_SE_hg19_minimap2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1]);0)=0;&quot;SE&quot;;&quot;PE&quot;)" office:value-type="string" office:string-value="SE" calcext:value-type="string">
            <text:p>SE</text:p>
          </table:table-cell>
          <table:table-cell table:formula="of:=IF(IFERROR(SEARCH(&quot;fastp&quot;;[.V18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8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8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2];&quot;fastq&quot;;&quot;err&quot;)" office:value-type="string" office:string-value="promethion_SE_hg19_minimap2_8_fastp_debug_R1.err" calcext:value-type="string">
            <text:p>promethion_SE_hg19_minimap2_8_fastp_debug_R1.err</text:p>
          </table:table-cell>
          <table:table-cell office:value-type="string" calcext:value-type="string">
            <text:p>-o</text:p>
          </table:table-cell>
          <table:table-cell table:formula="of:=SUBSTITUTE([.V182];&quot;fastq&quot;;&quot;out&quot;)" office:value-type="string" office:string-value="promethion_SE_hg19_minimap2_8_fastp_debug_R1.out" calcext:value-type="string">
            <text:p>promethion_SE_hg19_minimap2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2]);0)=0;&quot;SE&quot;;&quot;PE&quot;)" office:value-type="string" office:string-value="SE" calcext:value-type="string">
            <text:p>SE</text:p>
          </table:table-cell>
          <table:table-cell table:formula="of:=IF(IFERROR(SEARCH(&quot;fastp&quot;;[.V18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8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82]);0)=0;&quot;&quot;;&quot;--longread&quot;)">
            <text:p/>
          </table:table-cell>
          <table:table-cell/>
          <table:table-cell office:value-type="string" calcext:value-type="string">
            <text:p>promethion_SE_hg19_minimap2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3];&quot;fastq&quot;;&quot;err&quot;)" office:value-type="string" office:string-value="promethion_SE_hg19_minimap2_8_fastp_longread_R1.err" calcext:value-type="string">
            <text:p>promethion_SE_hg19_minimap2_8_fastp_longread_R1.err</text:p>
          </table:table-cell>
          <table:table-cell office:value-type="string" calcext:value-type="string">
            <text:p>-o</text:p>
          </table:table-cell>
          <table:table-cell table:formula="of:=SUBSTITUTE([.V183];&quot;fastq&quot;;&quot;out&quot;)" office:value-type="string" office:string-value="promethion_SE_hg19_minimap2_8_fastp_longread_R1.out" calcext:value-type="string">
            <text:p>promethion_SE_hg19_minimap2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3]);0)=0;&quot;SE&quot;;&quot;PE&quot;)" office:value-type="string" office:string-value="SE" calcext:value-type="string">
            <text:p>SE</text:p>
          </table:table-cell>
          <table:table-cell table:formula="of:=IF(IFERROR(SEARCH(&quot;fastp&quot;;[.V18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83]);0)=0;&quot;&quot;;&quot;--debug&quot;)">
            <text:p/>
          </table:table-cell>
          <table:table-cell table:formula="of:=IF(IFERROR(SEARCH(&quot;longread&quot;;[.V18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4];&quot;fastq&quot;;&quot;err&quot;)" office:value-type="string" office:string-value="promethion_SE_hg19_minimap2_8_fastp_R1.err" calcext:value-type="string">
            <text:p>promethion_SE_hg19_minimap2_8_fastp_R1.err</text:p>
          </table:table-cell>
          <table:table-cell office:value-type="string" calcext:value-type="string">
            <text:p>-o</text:p>
          </table:table-cell>
          <table:table-cell table:formula="of:=SUBSTITUTE([.V184];&quot;fastq&quot;;&quot;out&quot;)" office:value-type="string" office:string-value="promethion_SE_hg19_minimap2_8_fastp_R1.out" calcext:value-type="string">
            <text:p>promethion_SE_hg19_minimap2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4]);0)=0;&quot;SE&quot;;&quot;PE&quot;)" office:value-type="string" office:string-value="SE" calcext:value-type="string">
            <text:p>SE</text:p>
          </table:table-cell>
          <table:table-cell table:formula="of:=IF(IFERROR(SEARCH(&quot;fastp&quot;;[.V18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84]);0)=0;&quot;&quot;;&quot;--debug&quot;)">
            <text:p/>
          </table:table-cell>
          <table:table-cell table:formula="of:=IF(IFERROR(SEARCH(&quot;longread&quot;;[.V184]);0)=0;&quot;&quot;;&quot;--longread&quot;)">
            <text:p/>
          </table:table-cell>
          <table:table-cell/>
          <table:table-cell office:value-type="string" calcext:value-type="string">
            <text:p>promethion_SE_hg19_minimap2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5];&quot;fastq&quot;;&quot;err&quot;)" office:value-type="string" office:string-value="promethion_SE_hg19_minimap2_8_longread_R1.err" calcext:value-type="string">
            <text:p>promethion_SE_hg19_minimap2_8_longread_R1.err</text:p>
          </table:table-cell>
          <table:table-cell office:value-type="string" calcext:value-type="string">
            <text:p>-o</text:p>
          </table:table-cell>
          <table:table-cell table:formula="of:=SUBSTITUTE([.V185];&quot;fastq&quot;;&quot;out&quot;)" office:value-type="string" office:string-value="promethion_SE_hg19_minimap2_8_longread_R1.out" calcext:value-type="string">
            <text:p>promethion_SE_hg19_minimap2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5]);0)=0;&quot;SE&quot;;&quot;PE&quot;)" office:value-type="string" office:string-value="SE" calcext:value-type="string">
            <text:p>SE</text:p>
          </table:table-cell>
          <table:table-cell table:formula="of:=IF(IFERROR(SEARCH(&quot;fastp&quot;;[.V185]);0)=0;&quot;&quot;;&quot;--fastp&quot;)">
            <text:p/>
          </table:table-cell>
          <table:table-cell table:formula="of:=IF(IFERROR(SEARCH(&quot;debug&quot;;[.V185]);0)=0;&quot;&quot;;&quot;--debug&quot;)">
            <text:p/>
          </table:table-cell>
          <table:table-cell table:formula="of:=IF(IFERROR(SEARCH(&quot;longread&quot;;[.V18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6];&quot;fastq&quot;;&quot;err&quot;)" office:value-type="string" office:string-value="promethion_SE_hg19_minimap2_8_R1.err" calcext:value-type="string">
            <text:p>promethion_SE_hg19_minimap2_8_R1.err</text:p>
          </table:table-cell>
          <table:table-cell office:value-type="string" calcext:value-type="string">
            <text:p>-o</text:p>
          </table:table-cell>
          <table:table-cell table:formula="of:=SUBSTITUTE([.V186];&quot;fastq&quot;;&quot;out&quot;)" office:value-type="string" office:string-value="promethion_SE_hg19_minimap2_8_R1.out" calcext:value-type="string">
            <text:p>promethion_SE_hg19_minimap2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6]);0)=0;&quot;SE&quot;;&quot;PE&quot;)" office:value-type="string" office:string-value="SE" calcext:value-type="string">
            <text:p>SE</text:p>
          </table:table-cell>
          <table:table-cell table:formula="of:=IF(IFERROR(SEARCH(&quot;fastp&quot;;[.V186]);0)=0;&quot;&quot;;&quot;--fastp&quot;)">
            <text:p/>
          </table:table-cell>
          <table:table-cell table:formula="of:=IF(IFERROR(SEARCH(&quot;debug&quot;;[.V186]);0)=0;&quot;&quot;;&quot;--debug&quot;)">
            <text:p/>
          </table:table-cell>
          <table:table-cell table:formula="of:=IF(IFERROR(SEARCH(&quot;longread&quot;;[.V186]);0)=0;&quot;&quot;;&quot;--longread&quot;)">
            <text:p/>
          </table:table-cell>
          <table:table-cell/>
          <table:table-cell office:value-type="string" calcext:value-type="string">
            <text:p>promethion_SE_hg19_minimap2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7];&quot;fastq&quot;;&quot;err&quot;)" office:value-type="string" office:string-value="promethion_SE_PA14_bwamem_16_debug_longread_R1.err" calcext:value-type="string">
            <text:p>promethion_SE_PA14_bwamem_16_debug_longread_R1.err</text:p>
          </table:table-cell>
          <table:table-cell office:value-type="string" calcext:value-type="string">
            <text:p>-o</text:p>
          </table:table-cell>
          <table:table-cell table:formula="of:=SUBSTITUTE([.V187];&quot;fastq&quot;;&quot;out&quot;)" office:value-type="string" office:string-value="promethion_SE_PA14_bwamem_16_debug_longread_R1.out" calcext:value-type="string">
            <text:p>promethion_SE_PA14_bwamem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8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87]);0)=0;&quot;SE&quot;;&quot;PE&quot;)" office:value-type="string" office:string-value="SE" calcext:value-type="string">
            <text:p>SE</text:p>
          </table:table-cell>
          <table:table-cell table:formula="of:=IF(IFERROR(SEARCH(&quot;fastp&quot;;[.V187]);0)=0;&quot;&quot;;&quot;--fastp&quot;)">
            <text:p/>
          </table:table-cell>
          <table:table-cell table:formula="of:=IF(IFERROR(SEARCH(&quot;debug&quot;;[.V18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8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8];&quot;fastq&quot;;&quot;err&quot;)" office:value-type="string" office:string-value="promethion_SE_PA14_bwamem_16_debug_R1.err" calcext:value-type="string">
            <text:p>promethion_SE_PA14_bwamem_16_debug_R1.err</text:p>
          </table:table-cell>
          <table:table-cell office:value-type="string" calcext:value-type="string">
            <text:p>-o</text:p>
          </table:table-cell>
          <table:table-cell table:formula="of:=SUBSTITUTE([.V188];&quot;fastq&quot;;&quot;out&quot;)" office:value-type="string" office:string-value="promethion_SE_PA14_bwamem_16_debug_R1.out" calcext:value-type="string">
            <text:p>promethion_SE_PA14_bwamem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8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88]);0)=0;&quot;SE&quot;;&quot;PE&quot;)" office:value-type="string" office:string-value="SE" calcext:value-type="string">
            <text:p>SE</text:p>
          </table:table-cell>
          <table:table-cell table:formula="of:=IF(IFERROR(SEARCH(&quot;fastp&quot;;[.V188]);0)=0;&quot;&quot;;&quot;--fastp&quot;)">
            <text:p/>
          </table:table-cell>
          <table:table-cell table:formula="of:=IF(IFERROR(SEARCH(&quot;debug&quot;;[.V18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88]);0)=0;&quot;&quot;;&quot;--longread&quot;)">
            <text:p/>
          </table:table-cell>
          <table:table-cell/>
          <table:table-cell office:value-type="string" calcext:value-type="string">
            <text:p>promethion_SE_PA14_bwamem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9];&quot;fastq&quot;;&quot;err&quot;)" office:value-type="string" office:string-value="promethion_SE_PA14_bwamem_16_fastp_debug_longread_R1.err" calcext:value-type="string">
            <text:p>promethion_SE_PA14_bwamem_16_fastp_debug_longread_R1.err</text:p>
          </table:table-cell>
          <table:table-cell office:value-type="string" calcext:value-type="string">
            <text:p>-o</text:p>
          </table:table-cell>
          <table:table-cell table:formula="of:=SUBSTITUTE([.V189];&quot;fastq&quot;;&quot;out&quot;)" office:value-type="string" office:string-value="promethion_SE_PA14_bwamem_16_fastp_debug_longread_R1.out" calcext:value-type="string">
            <text:p>promethion_SE_PA14_bwamem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8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89]);0)=0;&quot;SE&quot;;&quot;PE&quot;)" office:value-type="string" office:string-value="SE" calcext:value-type="string">
            <text:p>SE</text:p>
          </table:table-cell>
          <table:table-cell table:formula="of:=IF(IFERROR(SEARCH(&quot;fastp&quot;;[.V18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8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8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0];&quot;fastq&quot;;&quot;err&quot;)" office:value-type="string" office:string-value="promethion_SE_PA14_bwamem_16_fastp_debug_R1.err" calcext:value-type="string">
            <text:p>promethion_SE_PA14_bwamem_16_fastp_debug_R1.err</text:p>
          </table:table-cell>
          <table:table-cell office:value-type="string" calcext:value-type="string">
            <text:p>-o</text:p>
          </table:table-cell>
          <table:table-cell table:formula="of:=SUBSTITUTE([.V190];&quot;fastq&quot;;&quot;out&quot;)" office:value-type="string" office:string-value="promethion_SE_PA14_bwamem_16_fastp_debug_R1.out" calcext:value-type="string">
            <text:p>promethion_SE_PA14_bwamem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90]);0)=0;&quot;SE&quot;;&quot;PE&quot;)" office:value-type="string" office:string-value="SE" calcext:value-type="string">
            <text:p>SE</text:p>
          </table:table-cell>
          <table:table-cell table:formula="of:=IF(IFERROR(SEARCH(&quot;fastp&quot;;[.V19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9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90]);0)=0;&quot;&quot;;&quot;--longread&quot;)">
            <text:p/>
          </table:table-cell>
          <table:table-cell/>
          <table:table-cell office:value-type="string" calcext:value-type="string">
            <text:p>promethion_SE_PA14_bwamem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1];&quot;fastq&quot;;&quot;err&quot;)" office:value-type="string" office:string-value="promethion_SE_PA14_bwamem_16_fastp_longread_R1.err" calcext:value-type="string">
            <text:p>promethion_SE_PA14_bwamem_16_fastp_longread_R1.err</text:p>
          </table:table-cell>
          <table:table-cell office:value-type="string" calcext:value-type="string">
            <text:p>-o</text:p>
          </table:table-cell>
          <table:table-cell table:formula="of:=SUBSTITUTE([.V191];&quot;fastq&quot;;&quot;out&quot;)" office:value-type="string" office:string-value="promethion_SE_PA14_bwamem_16_fastp_longread_R1.out" calcext:value-type="string">
            <text:p>promethion_SE_PA14_bwamem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91]);0)=0;&quot;SE&quot;;&quot;PE&quot;)" office:value-type="string" office:string-value="SE" calcext:value-type="string">
            <text:p>SE</text:p>
          </table:table-cell>
          <table:table-cell table:formula="of:=IF(IFERROR(SEARCH(&quot;fastp&quot;;[.V19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91]);0)=0;&quot;&quot;;&quot;--debug&quot;)">
            <text:p/>
          </table:table-cell>
          <table:table-cell table:formula="of:=IF(IFERROR(SEARCH(&quot;longread&quot;;[.V19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2];&quot;fastq&quot;;&quot;err&quot;)" office:value-type="string" office:string-value="promethion_SE_PA14_bwamem_16_fastp_R1.err" calcext:value-type="string">
            <text:p>promethion_SE_PA14_bwamem_16_fastp_R1.err</text:p>
          </table:table-cell>
          <table:table-cell office:value-type="string" calcext:value-type="string">
            <text:p>-o</text:p>
          </table:table-cell>
          <table:table-cell table:formula="of:=SUBSTITUTE([.V192];&quot;fastq&quot;;&quot;out&quot;)" office:value-type="string" office:string-value="promethion_SE_PA14_bwamem_16_fastp_R1.out" calcext:value-type="string">
            <text:p>promethion_SE_PA14_bwamem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92]);0)=0;&quot;SE&quot;;&quot;PE&quot;)" office:value-type="string" office:string-value="SE" calcext:value-type="string">
            <text:p>SE</text:p>
          </table:table-cell>
          <table:table-cell table:formula="of:=IF(IFERROR(SEARCH(&quot;fastp&quot;;[.V19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92]);0)=0;&quot;&quot;;&quot;--debug&quot;)">
            <text:p/>
          </table:table-cell>
          <table:table-cell table:formula="of:=IF(IFERROR(SEARCH(&quot;longread&quot;;[.V192]);0)=0;&quot;&quot;;&quot;--longread&quot;)">
            <text:p/>
          </table:table-cell>
          <table:table-cell/>
          <table:table-cell office:value-type="string" calcext:value-type="string">
            <text:p>promethion_SE_PA14_bwamem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3];&quot;fastq&quot;;&quot;err&quot;)" office:value-type="string" office:string-value="promethion_SE_PA14_bwamem_16_longread_R1.err" calcext:value-type="string">
            <text:p>promethion_SE_PA14_bwamem_16_longread_R1.err</text:p>
          </table:table-cell>
          <table:table-cell office:value-type="string" calcext:value-type="string">
            <text:p>-o</text:p>
          </table:table-cell>
          <table:table-cell table:formula="of:=SUBSTITUTE([.V193];&quot;fastq&quot;;&quot;out&quot;)" office:value-type="string" office:string-value="promethion_SE_PA14_bwamem_16_longread_R1.out" calcext:value-type="string">
            <text:p>promethion_SE_PA14_bwamem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93]);0)=0;&quot;SE&quot;;&quot;PE&quot;)" office:value-type="string" office:string-value="SE" calcext:value-type="string">
            <text:p>SE</text:p>
          </table:table-cell>
          <table:table-cell table:formula="of:=IF(IFERROR(SEARCH(&quot;fastp&quot;;[.V193]);0)=0;&quot;&quot;;&quot;--fastp&quot;)">
            <text:p/>
          </table:table-cell>
          <table:table-cell table:formula="of:=IF(IFERROR(SEARCH(&quot;debug&quot;;[.V193]);0)=0;&quot;&quot;;&quot;--debug&quot;)">
            <text:p/>
          </table:table-cell>
          <table:table-cell table:formula="of:=IF(IFERROR(SEARCH(&quot;longread&quot;;[.V19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4];&quot;fastq&quot;;&quot;err&quot;)" office:value-type="string" office:string-value="promethion_SE_PA14_bwamem_16_R1.err" calcext:value-type="string">
            <text:p>promethion_SE_PA14_bwamem_16_R1.err</text:p>
          </table:table-cell>
          <table:table-cell office:value-type="string" calcext:value-type="string">
            <text:p>-o</text:p>
          </table:table-cell>
          <table:table-cell table:formula="of:=SUBSTITUTE([.V194];&quot;fastq&quot;;&quot;out&quot;)" office:value-type="string" office:string-value="promethion_SE_PA14_bwamem_16_R1.out" calcext:value-type="string">
            <text:p>promethion_SE_PA14_bwamem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94]);0)=0;&quot;SE&quot;;&quot;PE&quot;)" office:value-type="string" office:string-value="SE" calcext:value-type="string">
            <text:p>SE</text:p>
          </table:table-cell>
          <table:table-cell table:formula="of:=IF(IFERROR(SEARCH(&quot;fastp&quot;;[.V194]);0)=0;&quot;&quot;;&quot;--fastp&quot;)">
            <text:p/>
          </table:table-cell>
          <table:table-cell table:formula="of:=IF(IFERROR(SEARCH(&quot;debug&quot;;[.V194]);0)=0;&quot;&quot;;&quot;--debug&quot;)">
            <text:p/>
          </table:table-cell>
          <table:table-cell table:formula="of:=IF(IFERROR(SEARCH(&quot;longread&quot;;[.V194]);0)=0;&quot;&quot;;&quot;--longread&quot;)">
            <text:p/>
          </table:table-cell>
          <table:table-cell/>
          <table:table-cell office:value-type="string" calcext:value-type="string">
            <text:p>promethion_SE_PA14_bwamem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5];&quot;fastq&quot;;&quot;err&quot;)" office:value-type="string" office:string-value="promethion_SE_PA14_bwamem_8_debug_longread_R1.err" calcext:value-type="string">
            <text:p>promethion_SE_PA14_bwamem_8_debug_longread_R1.err</text:p>
          </table:table-cell>
          <table:table-cell office:value-type="string" calcext:value-type="string">
            <text:p>-o</text:p>
          </table:table-cell>
          <table:table-cell table:formula="of:=SUBSTITUTE([.V195];&quot;fastq&quot;;&quot;out&quot;)" office:value-type="string" office:string-value="promethion_SE_PA14_bwamem_8_debug_longread_R1.out" calcext:value-type="string">
            <text:p>promethion_SE_PA14_bwamem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95]);0)=0;&quot;SE&quot;;&quot;PE&quot;)" office:value-type="string" office:string-value="SE" calcext:value-type="string">
            <text:p>SE</text:p>
          </table:table-cell>
          <table:table-cell table:formula="of:=IF(IFERROR(SEARCH(&quot;fastp&quot;;[.V195]);0)=0;&quot;&quot;;&quot;--fastp&quot;)">
            <text:p/>
          </table:table-cell>
          <table:table-cell table:formula="of:=IF(IFERROR(SEARCH(&quot;debug&quot;;[.V19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9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6];&quot;fastq&quot;;&quot;err&quot;)" office:value-type="string" office:string-value="promethion_SE_PA14_bwamem_8_debug_R1.err" calcext:value-type="string">
            <text:p>promethion_SE_PA14_bwamem_8_debug_R1.err</text:p>
          </table:table-cell>
          <table:table-cell office:value-type="string" calcext:value-type="string">
            <text:p>-o</text:p>
          </table:table-cell>
          <table:table-cell table:formula="of:=SUBSTITUTE([.V196];&quot;fastq&quot;;&quot;out&quot;)" office:value-type="string" office:string-value="promethion_SE_PA14_bwamem_8_debug_R1.out" calcext:value-type="string">
            <text:p>promethion_SE_PA14_bwamem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96]);0)=0;&quot;SE&quot;;&quot;PE&quot;)" office:value-type="string" office:string-value="SE" calcext:value-type="string">
            <text:p>SE</text:p>
          </table:table-cell>
          <table:table-cell table:formula="of:=IF(IFERROR(SEARCH(&quot;fastp&quot;;[.V196]);0)=0;&quot;&quot;;&quot;--fastp&quot;)">
            <text:p/>
          </table:table-cell>
          <table:table-cell table:formula="of:=IF(IFERROR(SEARCH(&quot;debug&quot;;[.V19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96]);0)=0;&quot;&quot;;&quot;--longread&quot;)">
            <text:p/>
          </table:table-cell>
          <table:table-cell/>
          <table:table-cell office:value-type="string" calcext:value-type="string">
            <text:p>promethion_SE_PA14_bwamem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7];&quot;fastq&quot;;&quot;err&quot;)" office:value-type="string" office:string-value="promethion_SE_PA14_bwamem_8_fastp_debug_longread_R1.err" calcext:value-type="string">
            <text:p>promethion_SE_PA14_bwamem_8_fastp_debug_longread_R1.err</text:p>
          </table:table-cell>
          <table:table-cell office:value-type="string" calcext:value-type="string">
            <text:p>-o</text:p>
          </table:table-cell>
          <table:table-cell table:formula="of:=SUBSTITUTE([.V197];&quot;fastq&quot;;&quot;out&quot;)" office:value-type="string" office:string-value="promethion_SE_PA14_bwamem_8_fastp_debug_longread_R1.out" calcext:value-type="string">
            <text:p>promethion_SE_PA14_bwamem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97]);0)=0;&quot;SE&quot;;&quot;PE&quot;)" office:value-type="string" office:string-value="SE" calcext:value-type="string">
            <text:p>SE</text:p>
          </table:table-cell>
          <table:table-cell table:formula="of:=IF(IFERROR(SEARCH(&quot;fastp&quot;;[.V19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9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9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8];&quot;fastq&quot;;&quot;err&quot;)" office:value-type="string" office:string-value="promethion_SE_PA14_bwamem_8_fastp_debug_R1.err" calcext:value-type="string">
            <text:p>promethion_SE_PA14_bwamem_8_fastp_debug_R1.err</text:p>
          </table:table-cell>
          <table:table-cell office:value-type="string" calcext:value-type="string">
            <text:p>-o</text:p>
          </table:table-cell>
          <table:table-cell table:formula="of:=SUBSTITUTE([.V198];&quot;fastq&quot;;&quot;out&quot;)" office:value-type="string" office:string-value="promethion_SE_PA14_bwamem_8_fastp_debug_R1.out" calcext:value-type="string">
            <text:p>promethion_SE_PA14_bwamem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98]);0)=0;&quot;SE&quot;;&quot;PE&quot;)" office:value-type="string" office:string-value="SE" calcext:value-type="string">
            <text:p>SE</text:p>
          </table:table-cell>
          <table:table-cell table:formula="of:=IF(IFERROR(SEARCH(&quot;fastp&quot;;[.V19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9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98]);0)=0;&quot;&quot;;&quot;--longread&quot;)">
            <text:p/>
          </table:table-cell>
          <table:table-cell/>
          <table:table-cell office:value-type="string" calcext:value-type="string">
            <text:p>promethion_SE_PA14_bwamem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9];&quot;fastq&quot;;&quot;err&quot;)" office:value-type="string" office:string-value="promethion_SE_PA14_bwamem_8_fastp_longread_R1.err" calcext:value-type="string">
            <text:p>promethion_SE_PA14_bwamem_8_fastp_longread_R1.err</text:p>
          </table:table-cell>
          <table:table-cell office:value-type="string" calcext:value-type="string">
            <text:p>-o</text:p>
          </table:table-cell>
          <table:table-cell table:formula="of:=SUBSTITUTE([.V199];&quot;fastq&quot;;&quot;out&quot;)" office:value-type="string" office:string-value="promethion_SE_PA14_bwamem_8_fastp_longread_R1.out" calcext:value-type="string">
            <text:p>promethion_SE_PA14_bwamem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99]);0)=0;&quot;SE&quot;;&quot;PE&quot;)" office:value-type="string" office:string-value="SE" calcext:value-type="string">
            <text:p>SE</text:p>
          </table:table-cell>
          <table:table-cell table:formula="of:=IF(IFERROR(SEARCH(&quot;fastp&quot;;[.V19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99]);0)=0;&quot;&quot;;&quot;--debug&quot;)">
            <text:p/>
          </table:table-cell>
          <table:table-cell table:formula="of:=IF(IFERROR(SEARCH(&quot;longread&quot;;[.V19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0];&quot;fastq&quot;;&quot;err&quot;)" office:value-type="string" office:string-value="promethion_SE_PA14_bwamem_8_fastp_R1.err" calcext:value-type="string">
            <text:p>promethion_SE_PA14_bwamem_8_fastp_R1.err</text:p>
          </table:table-cell>
          <table:table-cell office:value-type="string" calcext:value-type="string">
            <text:p>-o</text:p>
          </table:table-cell>
          <table:table-cell table:formula="of:=SUBSTITUTE([.V200];&quot;fastq&quot;;&quot;out&quot;)" office:value-type="string" office:string-value="promethion_SE_PA14_bwamem_8_fastp_R1.out" calcext:value-type="string">
            <text:p>promethion_SE_PA14_bwamem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0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00]);0)=0;&quot;SE&quot;;&quot;PE&quot;)" office:value-type="string" office:string-value="SE" calcext:value-type="string">
            <text:p>SE</text:p>
          </table:table-cell>
          <table:table-cell table:formula="of:=IF(IFERROR(SEARCH(&quot;fastp&quot;;[.V20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00]);0)=0;&quot;&quot;;&quot;--debug&quot;)">
            <text:p/>
          </table:table-cell>
          <table:table-cell table:formula="of:=IF(IFERROR(SEARCH(&quot;longread&quot;;[.V200]);0)=0;&quot;&quot;;&quot;--longread&quot;)">
            <text:p/>
          </table:table-cell>
          <table:table-cell/>
          <table:table-cell office:value-type="string" calcext:value-type="string">
            <text:p>promethion_SE_PA14_bwamem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1];&quot;fastq&quot;;&quot;err&quot;)" office:value-type="string" office:string-value="promethion_SE_PA14_bwamem_8_longread_R1.err" calcext:value-type="string">
            <text:p>promethion_SE_PA14_bwamem_8_longread_R1.err</text:p>
          </table:table-cell>
          <table:table-cell office:value-type="string" calcext:value-type="string">
            <text:p>-o</text:p>
          </table:table-cell>
          <table:table-cell table:formula="of:=SUBSTITUTE([.V201];&quot;fastq&quot;;&quot;out&quot;)" office:value-type="string" office:string-value="promethion_SE_PA14_bwamem_8_longread_R1.out" calcext:value-type="string">
            <text:p>promethion_SE_PA14_bwamem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0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01]);0)=0;&quot;SE&quot;;&quot;PE&quot;)" office:value-type="string" office:string-value="SE" calcext:value-type="string">
            <text:p>SE</text:p>
          </table:table-cell>
          <table:table-cell table:formula="of:=IF(IFERROR(SEARCH(&quot;fastp&quot;;[.V201]);0)=0;&quot;&quot;;&quot;--fastp&quot;)">
            <text:p/>
          </table:table-cell>
          <table:table-cell table:formula="of:=IF(IFERROR(SEARCH(&quot;debug&quot;;[.V201]);0)=0;&quot;&quot;;&quot;--debug&quot;)">
            <text:p/>
          </table:table-cell>
          <table:table-cell table:formula="of:=IF(IFERROR(SEARCH(&quot;longread&quot;;[.V20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2];&quot;fastq&quot;;&quot;err&quot;)" office:value-type="string" office:string-value="promethion_SE_PA14_bwamem_8_R1.err" calcext:value-type="string">
            <text:p>promethion_SE_PA14_bwamem_8_R1.err</text:p>
          </table:table-cell>
          <table:table-cell office:value-type="string" calcext:value-type="string">
            <text:p>-o</text:p>
          </table:table-cell>
          <table:table-cell table:formula="of:=SUBSTITUTE([.V202];&quot;fastq&quot;;&quot;out&quot;)" office:value-type="string" office:string-value="promethion_SE_PA14_bwamem_8_R1.out" calcext:value-type="string">
            <text:p>promethion_SE_PA14_bwamem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0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02]);0)=0;&quot;SE&quot;;&quot;PE&quot;)" office:value-type="string" office:string-value="SE" calcext:value-type="string">
            <text:p>SE</text:p>
          </table:table-cell>
          <table:table-cell table:formula="of:=IF(IFERROR(SEARCH(&quot;fastp&quot;;[.V202]);0)=0;&quot;&quot;;&quot;--fastp&quot;)">
            <text:p/>
          </table:table-cell>
          <table:table-cell table:formula="of:=IF(IFERROR(SEARCH(&quot;debug&quot;;[.V202]);0)=0;&quot;&quot;;&quot;--debug&quot;)">
            <text:p/>
          </table:table-cell>
          <table:table-cell table:formula="of:=IF(IFERROR(SEARCH(&quot;longread&quot;;[.V202]);0)=0;&quot;&quot;;&quot;--longread&quot;)">
            <text:p/>
          </table:table-cell>
          <table:table-cell/>
          <table:table-cell office:value-type="string" calcext:value-type="string">
            <text:p>promethion_SE_PA14_bwamem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3];&quot;fastq&quot;;&quot;err&quot;)" office:value-type="string" office:string-value="promethion_SE_PA14_minimap2_16_debug_longread_R1.err" calcext:value-type="string">
            <text:p>promethion_SE_PA14_minimap2_16_debug_longread_R1.err</text:p>
          </table:table-cell>
          <table:table-cell office:value-type="string" calcext:value-type="string">
            <text:p>-o</text:p>
          </table:table-cell>
          <table:table-cell table:formula="of:=SUBSTITUTE([.V203];&quot;fastq&quot;;&quot;out&quot;)" office:value-type="string" office:string-value="promethion_SE_PA14_minimap2_16_debug_longread_R1.out" calcext:value-type="string">
            <text:p>promethion_SE_PA14_minimap2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3]);0)=0;&quot;SE&quot;;&quot;PE&quot;)" office:value-type="string" office:string-value="SE" calcext:value-type="string">
            <text:p>SE</text:p>
          </table:table-cell>
          <table:table-cell table:formula="of:=IF(IFERROR(SEARCH(&quot;fastp&quot;;[.V203]);0)=0;&quot;&quot;;&quot;--fastp&quot;)">
            <text:p/>
          </table:table-cell>
          <table:table-cell table:formula="of:=IF(IFERROR(SEARCH(&quot;debug&quot;;[.V20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0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4];&quot;fastq&quot;;&quot;err&quot;)" office:value-type="string" office:string-value="promethion_SE_PA14_minimap2_16_debug_R1.err" calcext:value-type="string">
            <text:p>promethion_SE_PA14_minimap2_16_debug_R1.err</text:p>
          </table:table-cell>
          <table:table-cell office:value-type="string" calcext:value-type="string">
            <text:p>-o</text:p>
          </table:table-cell>
          <table:table-cell table:formula="of:=SUBSTITUTE([.V204];&quot;fastq&quot;;&quot;out&quot;)" office:value-type="string" office:string-value="promethion_SE_PA14_minimap2_16_debug_R1.out" calcext:value-type="string">
            <text:p>promethion_SE_PA14_minimap2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4]);0)=0;&quot;SE&quot;;&quot;PE&quot;)" office:value-type="string" office:string-value="SE" calcext:value-type="string">
            <text:p>SE</text:p>
          </table:table-cell>
          <table:table-cell table:formula="of:=IF(IFERROR(SEARCH(&quot;fastp&quot;;[.V204]);0)=0;&quot;&quot;;&quot;--fastp&quot;)">
            <text:p/>
          </table:table-cell>
          <table:table-cell table:formula="of:=IF(IFERROR(SEARCH(&quot;debug&quot;;[.V20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04]);0)=0;&quot;&quot;;&quot;--longread&quot;)">
            <text:p/>
          </table:table-cell>
          <table:table-cell/>
          <table:table-cell office:value-type="string" calcext:value-type="string">
            <text:p>promethion_SE_PA14_minimap2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5];&quot;fastq&quot;;&quot;err&quot;)" office:value-type="string" office:string-value="promethion_SE_PA14_minimap2_16_fastp_debug_longread_R1.err" calcext:value-type="string">
            <text:p>promethion_SE_PA14_minimap2_16_fastp_debug_longread_R1.err</text:p>
          </table:table-cell>
          <table:table-cell office:value-type="string" calcext:value-type="string">
            <text:p>-o</text:p>
          </table:table-cell>
          <table:table-cell table:formula="of:=SUBSTITUTE([.V205];&quot;fastq&quot;;&quot;out&quot;)" office:value-type="string" office:string-value="promethion_SE_PA14_minimap2_16_fastp_debug_longread_R1.out" calcext:value-type="string">
            <text:p>promethion_SE_PA14_minimap2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5]);0)=0;&quot;SE&quot;;&quot;PE&quot;)" office:value-type="string" office:string-value="SE" calcext:value-type="string">
            <text:p>SE</text:p>
          </table:table-cell>
          <table:table-cell table:formula="of:=IF(IFERROR(SEARCH(&quot;fastp&quot;;[.V20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0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0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6];&quot;fastq&quot;;&quot;err&quot;)" office:value-type="string" office:string-value="promethion_SE_PA14_minimap2_16_fastp_debug_R1.err" calcext:value-type="string">
            <text:p>promethion_SE_PA14_minimap2_16_fastp_debug_R1.err</text:p>
          </table:table-cell>
          <table:table-cell office:value-type="string" calcext:value-type="string">
            <text:p>-o</text:p>
          </table:table-cell>
          <table:table-cell table:formula="of:=SUBSTITUTE([.V206];&quot;fastq&quot;;&quot;out&quot;)" office:value-type="string" office:string-value="promethion_SE_PA14_minimap2_16_fastp_debug_R1.out" calcext:value-type="string">
            <text:p>promethion_SE_PA14_minimap2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6]);0)=0;&quot;SE&quot;;&quot;PE&quot;)" office:value-type="string" office:string-value="SE" calcext:value-type="string">
            <text:p>SE</text:p>
          </table:table-cell>
          <table:table-cell table:formula="of:=IF(IFERROR(SEARCH(&quot;fastp&quot;;[.V20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0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06]);0)=0;&quot;&quot;;&quot;--longread&quot;)">
            <text:p/>
          </table:table-cell>
          <table:table-cell/>
          <table:table-cell office:value-type="string" calcext:value-type="string">
            <text:p>promethion_SE_PA14_minimap2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7];&quot;fastq&quot;;&quot;err&quot;)" office:value-type="string" office:string-value="promethion_SE_PA14_minimap2_16_fastp_longread_R1.err" calcext:value-type="string">
            <text:p>promethion_SE_PA14_minimap2_16_fastp_longread_R1.err</text:p>
          </table:table-cell>
          <table:table-cell office:value-type="string" calcext:value-type="string">
            <text:p>-o</text:p>
          </table:table-cell>
          <table:table-cell table:formula="of:=SUBSTITUTE([.V207];&quot;fastq&quot;;&quot;out&quot;)" office:value-type="string" office:string-value="promethion_SE_PA14_minimap2_16_fastp_longread_R1.out" calcext:value-type="string">
            <text:p>promethion_SE_PA14_minimap2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7]);0)=0;&quot;SE&quot;;&quot;PE&quot;)" office:value-type="string" office:string-value="SE" calcext:value-type="string">
            <text:p>SE</text:p>
          </table:table-cell>
          <table:table-cell table:formula="of:=IF(IFERROR(SEARCH(&quot;fastp&quot;;[.V20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07]);0)=0;&quot;&quot;;&quot;--debug&quot;)">
            <text:p/>
          </table:table-cell>
          <table:table-cell table:formula="of:=IF(IFERROR(SEARCH(&quot;longread&quot;;[.V20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8];&quot;fastq&quot;;&quot;err&quot;)" office:value-type="string" office:string-value="promethion_SE_PA14_minimap2_16_fastp_R1.err" calcext:value-type="string">
            <text:p>promethion_SE_PA14_minimap2_16_fastp_R1.err</text:p>
          </table:table-cell>
          <table:table-cell office:value-type="string" calcext:value-type="string">
            <text:p>-o</text:p>
          </table:table-cell>
          <table:table-cell table:formula="of:=SUBSTITUTE([.V208];&quot;fastq&quot;;&quot;out&quot;)" office:value-type="string" office:string-value="promethion_SE_PA14_minimap2_16_fastp_R1.out" calcext:value-type="string">
            <text:p>promethion_SE_PA14_minimap2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8]);0)=0;&quot;SE&quot;;&quot;PE&quot;)" office:value-type="string" office:string-value="SE" calcext:value-type="string">
            <text:p>SE</text:p>
          </table:table-cell>
          <table:table-cell table:formula="of:=IF(IFERROR(SEARCH(&quot;fastp&quot;;[.V20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08]);0)=0;&quot;&quot;;&quot;--debug&quot;)">
            <text:p/>
          </table:table-cell>
          <table:table-cell table:formula="of:=IF(IFERROR(SEARCH(&quot;longread&quot;;[.V208]);0)=0;&quot;&quot;;&quot;--longread&quot;)">
            <text:p/>
          </table:table-cell>
          <table:table-cell/>
          <table:table-cell office:value-type="string" calcext:value-type="string">
            <text:p>promethion_SE_PA14_minimap2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9];&quot;fastq&quot;;&quot;err&quot;)" office:value-type="string" office:string-value="promethion_SE_PA14_minimap2_16_longread_R1.err" calcext:value-type="string">
            <text:p>promethion_SE_PA14_minimap2_16_longread_R1.err</text:p>
          </table:table-cell>
          <table:table-cell office:value-type="string" calcext:value-type="string">
            <text:p>-o</text:p>
          </table:table-cell>
          <table:table-cell table:formula="of:=SUBSTITUTE([.V209];&quot;fastq&quot;;&quot;out&quot;)" office:value-type="string" office:string-value="promethion_SE_PA14_minimap2_16_longread_R1.out" calcext:value-type="string">
            <text:p>promethion_SE_PA14_minimap2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9]);0)=0;&quot;SE&quot;;&quot;PE&quot;)" office:value-type="string" office:string-value="SE" calcext:value-type="string">
            <text:p>SE</text:p>
          </table:table-cell>
          <table:table-cell table:formula="of:=IF(IFERROR(SEARCH(&quot;fastp&quot;;[.V209]);0)=0;&quot;&quot;;&quot;--fastp&quot;)">
            <text:p/>
          </table:table-cell>
          <table:table-cell table:formula="of:=IF(IFERROR(SEARCH(&quot;debug&quot;;[.V209]);0)=0;&quot;&quot;;&quot;--debug&quot;)">
            <text:p/>
          </table:table-cell>
          <table:table-cell table:formula="of:=IF(IFERROR(SEARCH(&quot;longread&quot;;[.V20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0];&quot;fastq&quot;;&quot;err&quot;)" office:value-type="string" office:string-value="promethion_SE_PA14_minimap2_16_R1.err" calcext:value-type="string">
            <text:p>promethion_SE_PA14_minimap2_16_R1.err</text:p>
          </table:table-cell>
          <table:table-cell office:value-type="string" calcext:value-type="string">
            <text:p>-o</text:p>
          </table:table-cell>
          <table:table-cell table:formula="of:=SUBSTITUTE([.V210];&quot;fastq&quot;;&quot;out&quot;)" office:value-type="string" office:string-value="promethion_SE_PA14_minimap2_16_R1.out" calcext:value-type="string">
            <text:p>promethion_SE_PA14_minimap2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10]);0)=0;&quot;SE&quot;;&quot;PE&quot;)" office:value-type="string" office:string-value="SE" calcext:value-type="string">
            <text:p>SE</text:p>
          </table:table-cell>
          <table:table-cell table:formula="of:=IF(IFERROR(SEARCH(&quot;fastp&quot;;[.V210]);0)=0;&quot;&quot;;&quot;--fastp&quot;)">
            <text:p/>
          </table:table-cell>
          <table:table-cell table:formula="of:=IF(IFERROR(SEARCH(&quot;debug&quot;;[.V210]);0)=0;&quot;&quot;;&quot;--debug&quot;)">
            <text:p/>
          </table:table-cell>
          <table:table-cell table:formula="of:=IF(IFERROR(SEARCH(&quot;longread&quot;;[.V210]);0)=0;&quot;&quot;;&quot;--longread&quot;)">
            <text:p/>
          </table:table-cell>
          <table:table-cell/>
          <table:table-cell office:value-type="string" calcext:value-type="string">
            <text:p>promethion_SE_PA14_minimap2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1];&quot;fastq&quot;;&quot;err&quot;)" office:value-type="string" office:string-value="promethion_SE_PA14_minimap2_8_debug_longread_R1.err" calcext:value-type="string">
            <text:p>promethion_SE_PA14_minimap2_8_debug_longread_R1.err</text:p>
          </table:table-cell>
          <table:table-cell office:value-type="string" calcext:value-type="string">
            <text:p>-o</text:p>
          </table:table-cell>
          <table:table-cell table:formula="of:=SUBSTITUTE([.V211];&quot;fastq&quot;;&quot;out&quot;)" office:value-type="string" office:string-value="promethion_SE_PA14_minimap2_8_debug_longread_R1.out" calcext:value-type="string">
            <text:p>promethion_SE_PA14_minimap2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1]);0)=0;&quot;SE&quot;;&quot;PE&quot;)" office:value-type="string" office:string-value="SE" calcext:value-type="string">
            <text:p>SE</text:p>
          </table:table-cell>
          <table:table-cell table:formula="of:=IF(IFERROR(SEARCH(&quot;fastp&quot;;[.V211]);0)=0;&quot;&quot;;&quot;--fastp&quot;)">
            <text:p/>
          </table:table-cell>
          <table:table-cell table:formula="of:=IF(IFERROR(SEARCH(&quot;debug&quot;;[.V21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1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2];&quot;fastq&quot;;&quot;err&quot;)" office:value-type="string" office:string-value="promethion_SE_PA14_minimap2_8_debug_R1.err" calcext:value-type="string">
            <text:p>promethion_SE_PA14_minimap2_8_debug_R1.err</text:p>
          </table:table-cell>
          <table:table-cell office:value-type="string" calcext:value-type="string">
            <text:p>-o</text:p>
          </table:table-cell>
          <table:table-cell table:formula="of:=SUBSTITUTE([.V212];&quot;fastq&quot;;&quot;out&quot;)" office:value-type="string" office:string-value="promethion_SE_PA14_minimap2_8_debug_R1.out" calcext:value-type="string">
            <text:p>promethion_SE_PA14_minimap2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2]);0)=0;&quot;SE&quot;;&quot;PE&quot;)" office:value-type="string" office:string-value="SE" calcext:value-type="string">
            <text:p>SE</text:p>
          </table:table-cell>
          <table:table-cell table:formula="of:=IF(IFERROR(SEARCH(&quot;fastp&quot;;[.V212]);0)=0;&quot;&quot;;&quot;--fastp&quot;)">
            <text:p/>
          </table:table-cell>
          <table:table-cell table:formula="of:=IF(IFERROR(SEARCH(&quot;debug&quot;;[.V21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12]);0)=0;&quot;&quot;;&quot;--longread&quot;)">
            <text:p/>
          </table:table-cell>
          <table:table-cell/>
          <table:table-cell office:value-type="string" calcext:value-type="string">
            <text:p>promethion_SE_PA14_minimap2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3];&quot;fastq&quot;;&quot;err&quot;)" office:value-type="string" office:string-value="promethion_SE_PA14_minimap2_8_fastp_debug_longread_R1.err" calcext:value-type="string">
            <text:p>promethion_SE_PA14_minimap2_8_fastp_debug_longread_R1.err</text:p>
          </table:table-cell>
          <table:table-cell office:value-type="string" calcext:value-type="string">
            <text:p>-o</text:p>
          </table:table-cell>
          <table:table-cell table:formula="of:=SUBSTITUTE([.V213];&quot;fastq&quot;;&quot;out&quot;)" office:value-type="string" office:string-value="promethion_SE_PA14_minimap2_8_fastp_debug_longread_R1.out" calcext:value-type="string">
            <text:p>promethion_SE_PA14_minimap2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3]);0)=0;&quot;SE&quot;;&quot;PE&quot;)" office:value-type="string" office:string-value="SE" calcext:value-type="string">
            <text:p>SE</text:p>
          </table:table-cell>
          <table:table-cell table:formula="of:=IF(IFERROR(SEARCH(&quot;fastp&quot;;[.V21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1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1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4];&quot;fastq&quot;;&quot;err&quot;)" office:value-type="string" office:string-value="promethion_SE_PA14_minimap2_8_fastp_debug_R1.err" calcext:value-type="string">
            <text:p>promethion_SE_PA14_minimap2_8_fastp_debug_R1.err</text:p>
          </table:table-cell>
          <table:table-cell office:value-type="string" calcext:value-type="string">
            <text:p>-o</text:p>
          </table:table-cell>
          <table:table-cell table:formula="of:=SUBSTITUTE([.V214];&quot;fastq&quot;;&quot;out&quot;)" office:value-type="string" office:string-value="promethion_SE_PA14_minimap2_8_fastp_debug_R1.out" calcext:value-type="string">
            <text:p>promethion_SE_PA14_minimap2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4]);0)=0;&quot;SE&quot;;&quot;PE&quot;)" office:value-type="string" office:string-value="SE" calcext:value-type="string">
            <text:p>SE</text:p>
          </table:table-cell>
          <table:table-cell table:formula="of:=IF(IFERROR(SEARCH(&quot;fastp&quot;;[.V21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1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14]);0)=0;&quot;&quot;;&quot;--longread&quot;)">
            <text:p/>
          </table:table-cell>
          <table:table-cell/>
          <table:table-cell office:value-type="string" calcext:value-type="string">
            <text:p>promethion_SE_PA14_minimap2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5];&quot;fastq&quot;;&quot;err&quot;)" office:value-type="string" office:string-value="promethion_SE_PA14_minimap2_8_fastp_longread_R1.err" calcext:value-type="string">
            <text:p>promethion_SE_PA14_minimap2_8_fastp_longread_R1.err</text:p>
          </table:table-cell>
          <table:table-cell office:value-type="string" calcext:value-type="string">
            <text:p>-o</text:p>
          </table:table-cell>
          <table:table-cell table:formula="of:=SUBSTITUTE([.V215];&quot;fastq&quot;;&quot;out&quot;)" office:value-type="string" office:string-value="promethion_SE_PA14_minimap2_8_fastp_longread_R1.out" calcext:value-type="string">
            <text:p>promethion_SE_PA14_minimap2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5]);0)=0;&quot;SE&quot;;&quot;PE&quot;)" office:value-type="string" office:string-value="SE" calcext:value-type="string">
            <text:p>SE</text:p>
          </table:table-cell>
          <table:table-cell table:formula="of:=IF(IFERROR(SEARCH(&quot;fastp&quot;;[.V21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15]);0)=0;&quot;&quot;;&quot;--debug&quot;)">
            <text:p/>
          </table:table-cell>
          <table:table-cell table:formula="of:=IF(IFERROR(SEARCH(&quot;longread&quot;;[.V21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6];&quot;fastq&quot;;&quot;err&quot;)" office:value-type="string" office:string-value="promethion_SE_PA14_minimap2_8_fastp_R1.err" calcext:value-type="string">
            <text:p>promethion_SE_PA14_minimap2_8_fastp_R1.err</text:p>
          </table:table-cell>
          <table:table-cell office:value-type="string" calcext:value-type="string">
            <text:p>-o</text:p>
          </table:table-cell>
          <table:table-cell table:formula="of:=SUBSTITUTE([.V216];&quot;fastq&quot;;&quot;out&quot;)" office:value-type="string" office:string-value="promethion_SE_PA14_minimap2_8_fastp_R1.out" calcext:value-type="string">
            <text:p>promethion_SE_PA14_minimap2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6]);0)=0;&quot;SE&quot;;&quot;PE&quot;)" office:value-type="string" office:string-value="SE" calcext:value-type="string">
            <text:p>SE</text:p>
          </table:table-cell>
          <table:table-cell table:formula="of:=IF(IFERROR(SEARCH(&quot;fastp&quot;;[.V21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16]);0)=0;&quot;&quot;;&quot;--debug&quot;)">
            <text:p/>
          </table:table-cell>
          <table:table-cell table:formula="of:=IF(IFERROR(SEARCH(&quot;longread&quot;;[.V216]);0)=0;&quot;&quot;;&quot;--longread&quot;)">
            <text:p/>
          </table:table-cell>
          <table:table-cell/>
          <table:table-cell office:value-type="string" calcext:value-type="string">
            <text:p>promethion_SE_PA14_minimap2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7];&quot;fastq&quot;;&quot;err&quot;)" office:value-type="string" office:string-value="promethion_SE_PA14_minimap2_8_longread_R1.err" calcext:value-type="string">
            <text:p>promethion_SE_PA14_minimap2_8_longread_R1.err</text:p>
          </table:table-cell>
          <table:table-cell office:value-type="string" calcext:value-type="string">
            <text:p>-o</text:p>
          </table:table-cell>
          <table:table-cell table:formula="of:=SUBSTITUTE([.V217];&quot;fastq&quot;;&quot;out&quot;)" office:value-type="string" office:string-value="promethion_SE_PA14_minimap2_8_longread_R1.out" calcext:value-type="string">
            <text:p>promethion_SE_PA14_minimap2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7]);0)=0;&quot;SE&quot;;&quot;PE&quot;)" office:value-type="string" office:string-value="SE" calcext:value-type="string">
            <text:p>SE</text:p>
          </table:table-cell>
          <table:table-cell table:formula="of:=IF(IFERROR(SEARCH(&quot;fastp&quot;;[.V217]);0)=0;&quot;&quot;;&quot;--fastp&quot;)">
            <text:p/>
          </table:table-cell>
          <table:table-cell table:formula="of:=IF(IFERROR(SEARCH(&quot;debug&quot;;[.V217]);0)=0;&quot;&quot;;&quot;--debug&quot;)">
            <text:p/>
          </table:table-cell>
          <table:table-cell table:formula="of:=IF(IFERROR(SEARCH(&quot;longread&quot;;[.V21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8];&quot;fastq&quot;;&quot;err&quot;)" office:value-type="string" office:string-value="promethion_SE_PA14_minimap2_8_R1.err" calcext:value-type="string">
            <text:p>promethion_SE_PA14_minimap2_8_R1.err</text:p>
          </table:table-cell>
          <table:table-cell office:value-type="string" calcext:value-type="string">
            <text:p>-o</text:p>
          </table:table-cell>
          <table:table-cell table:formula="of:=SUBSTITUTE([.V218];&quot;fastq&quot;;&quot;out&quot;)" office:value-type="string" office:string-value="promethion_SE_PA14_minimap2_8_R1.out" calcext:value-type="string">
            <text:p>promethion_SE_PA14_minimap2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8]);0)=0;&quot;SE&quot;;&quot;PE&quot;)" office:value-type="string" office:string-value="SE" calcext:value-type="string">
            <text:p>SE</text:p>
          </table:table-cell>
          <table:table-cell table:formula="of:=IF(IFERROR(SEARCH(&quot;fastp&quot;;[.V218]);0)=0;&quot;&quot;;&quot;--fastp&quot;)">
            <text:p/>
          </table:table-cell>
          <table:table-cell table:formula="of:=IF(IFERROR(SEARCH(&quot;debug&quot;;[.V218]);0)=0;&quot;&quot;;&quot;--debug&quot;)">
            <text:p/>
          </table:table-cell>
          <table:table-cell table:formula="of:=IF(IFERROR(SEARCH(&quot;longread&quot;;[.V218]);0)=0;&quot;&quot;;&quot;--longread&quot;)">
            <text:p/>
          </table:table-cell>
          <table:table-cell/>
          <table:table-cell office:value-type="string" calcext:value-type="string">
            <text:p>promethion_SE_PA14_minimap2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9];&quot;fastq&quot;;&quot;err&quot;)" office:value-type="string" office:string-value="illumina_PE_hg19_bwamem_16_debug_longread_noduprem_R1.err" calcext:value-type="string">
            <text:p>illumina_PE_hg19_bwamem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219];&quot;fastq&quot;;&quot;out&quot;)" office:value-type="string" office:string-value="illumina_PE_hg19_bwamem_16_debug_longread_noduprem_R1.out" calcext:value-type="string">
            <text:p>illumina_PE_hg19_bwamem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1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19]);0)=0;&quot;SE&quot;;&quot;PE&quot;)" office:value-type="string" office:string-value="PE" calcext:value-type="string">
            <text:p>PE</text:p>
          </table:table-cell>
          <table:table-cell table:formula="of:=IF(IFERROR(SEARCH(&quot;fastp&quot;;[.V219]);0)=0;&quot;&quot;;&quot;--fastp&quot;)">
            <text:p/>
          </table:table-cell>
          <table:table-cell table:formula="of:=IF(IFERROR(SEARCH(&quot;debug&quot;;[.V21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1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0];&quot;fastq&quot;;&quot;err&quot;)" office:value-type="string" office:string-value="illumina_PE_hg19_bwamem_16_debug_noduprem_R1.err" calcext:value-type="string">
            <text:p>illumina_PE_hg19_bwamem_16_debug_noduprem_R1.err</text:p>
          </table:table-cell>
          <table:table-cell office:value-type="string" calcext:value-type="string">
            <text:p>-o</text:p>
          </table:table-cell>
          <table:table-cell table:formula="of:=SUBSTITUTE([.V220];&quot;fastq&quot;;&quot;out&quot;)" office:value-type="string" office:string-value="illumina_PE_hg19_bwamem_16_debug_noduprem_R1.out" calcext:value-type="string">
            <text:p>illumina_PE_hg19_bwamem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0]);0)=0;&quot;SE&quot;;&quot;PE&quot;)" office:value-type="string" office:string-value="PE" calcext:value-type="string">
            <text:p>PE</text:p>
          </table:table-cell>
          <table:table-cell table:formula="of:=IF(IFERROR(SEARCH(&quot;fastp&quot;;[.V220]);0)=0;&quot;&quot;;&quot;--fastp&quot;)">
            <text:p/>
          </table:table-cell>
          <table:table-cell table:formula="of:=IF(IFERROR(SEARCH(&quot;debug&quot;;[.V22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2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1];&quot;fastq&quot;;&quot;err&quot;)" office:value-type="string" office:string-value="illumina_PE_hg19_bwamem_16_fastp_debug_longread_noduprem_R1.err" calcext:value-type="string">
            <text:p>illumina_PE_hg19_bwamem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21];&quot;fastq&quot;;&quot;out&quot;)" office:value-type="string" office:string-value="illumina_PE_hg19_bwamem_16_fastp_debug_longread_noduprem_R1.out" calcext:value-type="string">
            <text:p>illumina_PE_hg19_bwamem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1]);0)=0;&quot;SE&quot;;&quot;PE&quot;)" office:value-type="string" office:string-value="PE" calcext:value-type="string">
            <text:p>PE</text:p>
          </table:table-cell>
          <table:table-cell table:formula="of:=IF(IFERROR(SEARCH(&quot;fastp&quot;;[.V22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2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2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2];&quot;fastq&quot;;&quot;err&quot;)" office:value-type="string" office:string-value="illumina_PE_hg19_bwamem_16_fastp_debug_noduprem_R1.err" calcext:value-type="string">
            <text:p>illumina_PE_hg19_bwamem_16_fastp_debug_noduprem_R1.err</text:p>
          </table:table-cell>
          <table:table-cell office:value-type="string" calcext:value-type="string">
            <text:p>-o</text:p>
          </table:table-cell>
          <table:table-cell table:formula="of:=SUBSTITUTE([.V222];&quot;fastq&quot;;&quot;out&quot;)" office:value-type="string" office:string-value="illumina_PE_hg19_bwamem_16_fastp_debug_noduprem_R1.out" calcext:value-type="string">
            <text:p>illumina_PE_hg19_bwamem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2]);0)=0;&quot;SE&quot;;&quot;PE&quot;)" office:value-type="string" office:string-value="PE" calcext:value-type="string">
            <text:p>PE</text:p>
          </table:table-cell>
          <table:table-cell table:formula="of:=IF(IFERROR(SEARCH(&quot;fastp&quot;;[.V22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2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2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3];&quot;fastq&quot;;&quot;err&quot;)" office:value-type="string" office:string-value="illumina_PE_hg19_bwamem_16_fastp_longread_noduprem_R1.err" calcext:value-type="string">
            <text:p>illumina_PE_hg19_bwamem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223];&quot;fastq&quot;;&quot;out&quot;)" office:value-type="string" office:string-value="illumina_PE_hg19_bwamem_16_fastp_longread_noduprem_R1.out" calcext:value-type="string">
            <text:p>illumina_PE_hg19_bwamem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3]);0)=0;&quot;SE&quot;;&quot;PE&quot;)" office:value-type="string" office:string-value="PE" calcext:value-type="string">
            <text:p>PE</text:p>
          </table:table-cell>
          <table:table-cell table:formula="of:=IF(IFERROR(SEARCH(&quot;fastp&quot;;[.V22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23]);0)=0;&quot;&quot;;&quot;--debug&quot;)">
            <text:p/>
          </table:table-cell>
          <table:table-cell table:formula="of:=IF(IFERROR(SEARCH(&quot;longread&quot;;[.V22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4];&quot;fastq&quot;;&quot;err&quot;)" office:value-type="string" office:string-value="illumina_PE_hg19_bwamem_16_fastp_noduprem_R1.err" calcext:value-type="string">
            <text:p>illumina_PE_hg19_bwamem_16_fastp_noduprem_R1.err</text:p>
          </table:table-cell>
          <table:table-cell office:value-type="string" calcext:value-type="string">
            <text:p>-o</text:p>
          </table:table-cell>
          <table:table-cell table:formula="of:=SUBSTITUTE([.V224];&quot;fastq&quot;;&quot;out&quot;)" office:value-type="string" office:string-value="illumina_PE_hg19_bwamem_16_fastp_noduprem_R1.out" calcext:value-type="string">
            <text:p>illumina_PE_hg19_bwamem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4]);0)=0;&quot;SE&quot;;&quot;PE&quot;)" office:value-type="string" office:string-value="PE" calcext:value-type="string">
            <text:p>PE</text:p>
          </table:table-cell>
          <table:table-cell table:formula="of:=IF(IFERROR(SEARCH(&quot;fastp&quot;;[.V22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24]);0)=0;&quot;&quot;;&quot;--debug&quot;)">
            <text:p/>
          </table:table-cell>
          <table:table-cell table:formula="of:=IF(IFERROR(SEARCH(&quot;longread&quot;;[.V22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5];&quot;fastq&quot;;&quot;err&quot;)" office:value-type="string" office:string-value="illumina_PE_hg19_bwamem_16_longread_noduprem_R1.err" calcext:value-type="string">
            <text:p>illumina_PE_hg19_bwamem_16_longread_noduprem_R1.err</text:p>
          </table:table-cell>
          <table:table-cell office:value-type="string" calcext:value-type="string">
            <text:p>-o</text:p>
          </table:table-cell>
          <table:table-cell table:formula="of:=SUBSTITUTE([.V225];&quot;fastq&quot;;&quot;out&quot;)" office:value-type="string" office:string-value="illumina_PE_hg19_bwamem_16_longread_noduprem_R1.out" calcext:value-type="string">
            <text:p>illumina_PE_hg19_bwamem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5]);0)=0;&quot;SE&quot;;&quot;PE&quot;)" office:value-type="string" office:string-value="PE" calcext:value-type="string">
            <text:p>PE</text:p>
          </table:table-cell>
          <table:table-cell table:formula="of:=IF(IFERROR(SEARCH(&quot;fastp&quot;;[.V225]);0)=0;&quot;&quot;;&quot;--fastp&quot;)">
            <text:p/>
          </table:table-cell>
          <table:table-cell table:formula="of:=IF(IFERROR(SEARCH(&quot;debug&quot;;[.V225]);0)=0;&quot;&quot;;&quot;--debug&quot;)">
            <text:p/>
          </table:table-cell>
          <table:table-cell table:formula="of:=IF(IFERROR(SEARCH(&quot;longread&quot;;[.V22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6];&quot;fastq&quot;;&quot;err&quot;)" office:value-type="string" office:string-value="illumina_PE_hg19_bwamem_16_noduprem_R1.err" calcext:value-type="string">
            <text:p>illumina_PE_hg19_bwamem_16_noduprem_R1.err</text:p>
          </table:table-cell>
          <table:table-cell office:value-type="string" calcext:value-type="string">
            <text:p>-o</text:p>
          </table:table-cell>
          <table:table-cell table:formula="of:=SUBSTITUTE([.V226];&quot;fastq&quot;;&quot;out&quot;)" office:value-type="string" office:string-value="illumina_PE_hg19_bwamem_16_noduprem_R1.out" calcext:value-type="string">
            <text:p>illumina_PE_hg19_bwamem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6]);0)=0;&quot;SE&quot;;&quot;PE&quot;)" office:value-type="string" office:string-value="PE" calcext:value-type="string">
            <text:p>PE</text:p>
          </table:table-cell>
          <table:table-cell table:formula="of:=IF(IFERROR(SEARCH(&quot;fastp&quot;;[.V226]);0)=0;&quot;&quot;;&quot;--fastp&quot;)">
            <text:p/>
          </table:table-cell>
          <table:table-cell table:formula="of:=IF(IFERROR(SEARCH(&quot;debug&quot;;[.V226]);0)=0;&quot;&quot;;&quot;--debug&quot;)">
            <text:p/>
          </table:table-cell>
          <table:table-cell table:formula="of:=IF(IFERROR(SEARCH(&quot;longread&quot;;[.V22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7];&quot;fastq&quot;;&quot;err&quot;)" office:value-type="string" office:string-value="illumina_PE_hg19_bwamem_8_debug_longread_noduprem_R1.err" calcext:value-type="string">
            <text:p>illumina_PE_hg19_bwamem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227];&quot;fastq&quot;;&quot;out&quot;)" office:value-type="string" office:string-value="illumina_PE_hg19_bwamem_8_debug_longread_noduprem_R1.out" calcext:value-type="string">
            <text:p>illumina_PE_hg19_bwamem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27]);0)=0;&quot;SE&quot;;&quot;PE&quot;)" office:value-type="string" office:string-value="PE" calcext:value-type="string">
            <text:p>PE</text:p>
          </table:table-cell>
          <table:table-cell table:formula="of:=IF(IFERROR(SEARCH(&quot;fastp&quot;;[.V227]);0)=0;&quot;&quot;;&quot;--fastp&quot;)">
            <text:p/>
          </table:table-cell>
          <table:table-cell table:formula="of:=IF(IFERROR(SEARCH(&quot;debug&quot;;[.V22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2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8];&quot;fastq&quot;;&quot;err&quot;)" office:value-type="string" office:string-value="illumina_PE_hg19_bwamem_8_debug_noduprem_R1.err" calcext:value-type="string">
            <text:p>illumina_PE_hg19_bwamem_8_debug_noduprem_R1.err</text:p>
          </table:table-cell>
          <table:table-cell office:value-type="string" calcext:value-type="string">
            <text:p>-o</text:p>
          </table:table-cell>
          <table:table-cell table:formula="of:=SUBSTITUTE([.V228];&quot;fastq&quot;;&quot;out&quot;)" office:value-type="string" office:string-value="illumina_PE_hg19_bwamem_8_debug_noduprem_R1.out" calcext:value-type="string">
            <text:p>illumina_PE_hg19_bwamem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28]);0)=0;&quot;SE&quot;;&quot;PE&quot;)" office:value-type="string" office:string-value="PE" calcext:value-type="string">
            <text:p>PE</text:p>
          </table:table-cell>
          <table:table-cell table:formula="of:=IF(IFERROR(SEARCH(&quot;fastp&quot;;[.V228]);0)=0;&quot;&quot;;&quot;--fastp&quot;)">
            <text:p/>
          </table:table-cell>
          <table:table-cell table:formula="of:=IF(IFERROR(SEARCH(&quot;debug&quot;;[.V22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2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9];&quot;fastq&quot;;&quot;err&quot;)" office:value-type="string" office:string-value="illumina_PE_hg19_bwamem_8_fastp_debug_longread_noduprem_R1.err" calcext:value-type="string">
            <text:p>illumina_PE_hg19_bwamem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29];&quot;fastq&quot;;&quot;out&quot;)" office:value-type="string" office:string-value="illumina_PE_hg19_bwamem_8_fastp_debug_longread_noduprem_R1.out" calcext:value-type="string">
            <text:p>illumina_PE_hg19_bwamem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29]);0)=0;&quot;SE&quot;;&quot;PE&quot;)" office:value-type="string" office:string-value="PE" calcext:value-type="string">
            <text:p>PE</text:p>
          </table:table-cell>
          <table:table-cell table:formula="of:=IF(IFERROR(SEARCH(&quot;fastp&quot;;[.V22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2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2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0];&quot;fastq&quot;;&quot;err&quot;)" office:value-type="string" office:string-value="illumina_PE_hg19_bwamem_8_fastp_debug_noduprem_R1.err" calcext:value-type="string">
            <text:p>illumina_PE_hg19_bwamem_8_fastp_debug_noduprem_R1.err</text:p>
          </table:table-cell>
          <table:table-cell office:value-type="string" calcext:value-type="string">
            <text:p>-o</text:p>
          </table:table-cell>
          <table:table-cell table:formula="of:=SUBSTITUTE([.V230];&quot;fastq&quot;;&quot;out&quot;)" office:value-type="string" office:string-value="illumina_PE_hg19_bwamem_8_fastp_debug_noduprem_R1.out" calcext:value-type="string">
            <text:p>illumina_PE_hg19_bwamem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3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30]);0)=0;&quot;SE&quot;;&quot;PE&quot;)" office:value-type="string" office:string-value="PE" calcext:value-type="string">
            <text:p>PE</text:p>
          </table:table-cell>
          <table:table-cell table:formula="of:=IF(IFERROR(SEARCH(&quot;fastp&quot;;[.V23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3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3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1];&quot;fastq&quot;;&quot;err&quot;)" office:value-type="string" office:string-value="illumina_PE_hg19_bwamem_8_fastp_longread_noduprem_R1.err" calcext:value-type="string">
            <text:p>illumina_PE_hg19_bwamem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231];&quot;fastq&quot;;&quot;out&quot;)" office:value-type="string" office:string-value="illumina_PE_hg19_bwamem_8_fastp_longread_noduprem_R1.out" calcext:value-type="string">
            <text:p>illumina_PE_hg19_bwamem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3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31]);0)=0;&quot;SE&quot;;&quot;PE&quot;)" office:value-type="string" office:string-value="PE" calcext:value-type="string">
            <text:p>PE</text:p>
          </table:table-cell>
          <table:table-cell table:formula="of:=IF(IFERROR(SEARCH(&quot;fastp&quot;;[.V23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31]);0)=0;&quot;&quot;;&quot;--debug&quot;)">
            <text:p/>
          </table:table-cell>
          <table:table-cell table:formula="of:=IF(IFERROR(SEARCH(&quot;longread&quot;;[.V23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2];&quot;fastq&quot;;&quot;err&quot;)" office:value-type="string" office:string-value="illumina_PE_hg19_bwamem_8_fastp_noduprem_R1.err" calcext:value-type="string">
            <text:p>illumina_PE_hg19_bwamem_8_fastp_noduprem_R1.err</text:p>
          </table:table-cell>
          <table:table-cell office:value-type="string" calcext:value-type="string">
            <text:p>-o</text:p>
          </table:table-cell>
          <table:table-cell table:formula="of:=SUBSTITUTE([.V232];&quot;fastq&quot;;&quot;out&quot;)" office:value-type="string" office:string-value="illumina_PE_hg19_bwamem_8_fastp_noduprem_R1.out" calcext:value-type="string">
            <text:p>illumina_PE_hg19_bwamem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3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32]);0)=0;&quot;SE&quot;;&quot;PE&quot;)" office:value-type="string" office:string-value="PE" calcext:value-type="string">
            <text:p>PE</text:p>
          </table:table-cell>
          <table:table-cell table:formula="of:=IF(IFERROR(SEARCH(&quot;fastp&quot;;[.V23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32]);0)=0;&quot;&quot;;&quot;--debug&quot;)">
            <text:p/>
          </table:table-cell>
          <table:table-cell table:formula="of:=IF(IFERROR(SEARCH(&quot;longread&quot;;[.V23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3];&quot;fastq&quot;;&quot;err&quot;)" office:value-type="string" office:string-value="illumina_PE_hg19_bwamem_8_longread_noduprem_R1.err" calcext:value-type="string">
            <text:p>illumina_PE_hg19_bwamem_8_longread_noduprem_R1.err</text:p>
          </table:table-cell>
          <table:table-cell office:value-type="string" calcext:value-type="string">
            <text:p>-o</text:p>
          </table:table-cell>
          <table:table-cell table:formula="of:=SUBSTITUTE([.V233];&quot;fastq&quot;;&quot;out&quot;)" office:value-type="string" office:string-value="illumina_PE_hg19_bwamem_8_longread_noduprem_R1.out" calcext:value-type="string">
            <text:p>illumina_PE_hg19_bwamem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3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33]);0)=0;&quot;SE&quot;;&quot;PE&quot;)" office:value-type="string" office:string-value="PE" calcext:value-type="string">
            <text:p>PE</text:p>
          </table:table-cell>
          <table:table-cell table:formula="of:=IF(IFERROR(SEARCH(&quot;fastp&quot;;[.V233]);0)=0;&quot;&quot;;&quot;--fastp&quot;)">
            <text:p/>
          </table:table-cell>
          <table:table-cell table:formula="of:=IF(IFERROR(SEARCH(&quot;debug&quot;;[.V233]);0)=0;&quot;&quot;;&quot;--debug&quot;)">
            <text:p/>
          </table:table-cell>
          <table:table-cell table:formula="of:=IF(IFERROR(SEARCH(&quot;longread&quot;;[.V23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4];&quot;fastq&quot;;&quot;err&quot;)" office:value-type="string" office:string-value="illumina_PE_hg19_bwamem_8_noduprem_R1.err" calcext:value-type="string">
            <text:p>illumina_PE_hg19_bwamem_8_noduprem_R1.err</text:p>
          </table:table-cell>
          <table:table-cell office:value-type="string" calcext:value-type="string">
            <text:p>-o</text:p>
          </table:table-cell>
          <table:table-cell table:formula="of:=SUBSTITUTE([.V234];&quot;fastq&quot;;&quot;out&quot;)" office:value-type="string" office:string-value="illumina_PE_hg19_bwamem_8_noduprem_R1.out" calcext:value-type="string">
            <text:p>illumina_PE_hg19_bwamem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3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34]);0)=0;&quot;SE&quot;;&quot;PE&quot;)" office:value-type="string" office:string-value="PE" calcext:value-type="string">
            <text:p>PE</text:p>
          </table:table-cell>
          <table:table-cell table:formula="of:=IF(IFERROR(SEARCH(&quot;fastp&quot;;[.V234]);0)=0;&quot;&quot;;&quot;--fastp&quot;)">
            <text:p/>
          </table:table-cell>
          <table:table-cell table:formula="of:=IF(IFERROR(SEARCH(&quot;debug&quot;;[.V234]);0)=0;&quot;&quot;;&quot;--debug&quot;)">
            <text:p/>
          </table:table-cell>
          <table:table-cell table:formula="of:=IF(IFERROR(SEARCH(&quot;longread&quot;;[.V23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5];&quot;fastq&quot;;&quot;err&quot;)" office:value-type="string" office:string-value="illumina_PE_hg19_minimap2_16_debug_longread_noduprem_R1.err" calcext:value-type="string">
            <text:p>illumina_PE_hg19_minimap2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235];&quot;fastq&quot;;&quot;out&quot;)" office:value-type="string" office:string-value="illumina_PE_hg19_minimap2_16_debug_longread_noduprem_R1.out" calcext:value-type="string">
            <text:p>illumina_PE_hg19_minimap2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3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35]);0)=0;&quot;SE&quot;;&quot;PE&quot;)" office:value-type="string" office:string-value="PE" calcext:value-type="string">
            <text:p>PE</text:p>
          </table:table-cell>
          <table:table-cell table:formula="of:=IF(IFERROR(SEARCH(&quot;fastp&quot;;[.V235]);0)=0;&quot;&quot;;&quot;--fastp&quot;)">
            <text:p/>
          </table:table-cell>
          <table:table-cell table:formula="of:=IF(IFERROR(SEARCH(&quot;debug&quot;;[.V23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3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6];&quot;fastq&quot;;&quot;err&quot;)" office:value-type="string" office:string-value="illumina_PE_hg19_minimap2_16_debug_noduprem_R1.err" calcext:value-type="string">
            <text:p>illumina_PE_hg19_minimap2_16_debug_noduprem_R1.err</text:p>
          </table:table-cell>
          <table:table-cell office:value-type="string" calcext:value-type="string">
            <text:p>-o</text:p>
          </table:table-cell>
          <table:table-cell table:formula="of:=SUBSTITUTE([.V236];&quot;fastq&quot;;&quot;out&quot;)" office:value-type="string" office:string-value="illumina_PE_hg19_minimap2_16_debug_noduprem_R1.out" calcext:value-type="string">
            <text:p>illumina_PE_hg19_minimap2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3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36]);0)=0;&quot;SE&quot;;&quot;PE&quot;)" office:value-type="string" office:string-value="PE" calcext:value-type="string">
            <text:p>PE</text:p>
          </table:table-cell>
          <table:table-cell table:formula="of:=IF(IFERROR(SEARCH(&quot;fastp&quot;;[.V236]);0)=0;&quot;&quot;;&quot;--fastp&quot;)">
            <text:p/>
          </table:table-cell>
          <table:table-cell table:formula="of:=IF(IFERROR(SEARCH(&quot;debug&quot;;[.V23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3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7];&quot;fastq&quot;;&quot;err&quot;)" office:value-type="string" office:string-value="illumina_PE_hg19_minimap2_16_fastp_debug_longread_noduprem_R1.err" calcext:value-type="string">
            <text:p>illumina_PE_hg19_minimap2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37];&quot;fastq&quot;;&quot;out&quot;)" office:value-type="string" office:string-value="illumina_PE_hg19_minimap2_16_fastp_debug_longread_noduprem_R1.out" calcext:value-type="string">
            <text:p>illumina_PE_hg19_minimap2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3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37]);0)=0;&quot;SE&quot;;&quot;PE&quot;)" office:value-type="string" office:string-value="PE" calcext:value-type="string">
            <text:p>PE</text:p>
          </table:table-cell>
          <table:table-cell table:formula="of:=IF(IFERROR(SEARCH(&quot;fastp&quot;;[.V23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3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3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8];&quot;fastq&quot;;&quot;err&quot;)" office:value-type="string" office:string-value="illumina_PE_hg19_minimap2_16_fastp_debug_noduprem_R1.err" calcext:value-type="string">
            <text:p>illumina_PE_hg19_minimap2_16_fastp_debug_noduprem_R1.err</text:p>
          </table:table-cell>
          <table:table-cell office:value-type="string" calcext:value-type="string">
            <text:p>-o</text:p>
          </table:table-cell>
          <table:table-cell table:formula="of:=SUBSTITUTE([.V238];&quot;fastq&quot;;&quot;out&quot;)" office:value-type="string" office:string-value="illumina_PE_hg19_minimap2_16_fastp_debug_noduprem_R1.out" calcext:value-type="string">
            <text:p>illumina_PE_hg19_minimap2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3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38]);0)=0;&quot;SE&quot;;&quot;PE&quot;)" office:value-type="string" office:string-value="PE" calcext:value-type="string">
            <text:p>PE</text:p>
          </table:table-cell>
          <table:table-cell table:formula="of:=IF(IFERROR(SEARCH(&quot;fastp&quot;;[.V23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3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3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9];&quot;fastq&quot;;&quot;err&quot;)" office:value-type="string" office:string-value="illumina_PE_hg19_minimap2_16_fastp_longread_noduprem_R1.err" calcext:value-type="string">
            <text:p>illumina_PE_hg19_minimap2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239];&quot;fastq&quot;;&quot;out&quot;)" office:value-type="string" office:string-value="illumina_PE_hg19_minimap2_16_fastp_longread_noduprem_R1.out" calcext:value-type="string">
            <text:p>illumina_PE_hg19_minimap2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3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39]);0)=0;&quot;SE&quot;;&quot;PE&quot;)" office:value-type="string" office:string-value="PE" calcext:value-type="string">
            <text:p>PE</text:p>
          </table:table-cell>
          <table:table-cell table:formula="of:=IF(IFERROR(SEARCH(&quot;fastp&quot;;[.V23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39]);0)=0;&quot;&quot;;&quot;--debug&quot;)">
            <text:p/>
          </table:table-cell>
          <table:table-cell table:formula="of:=IF(IFERROR(SEARCH(&quot;longread&quot;;[.V23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0];&quot;fastq&quot;;&quot;err&quot;)" office:value-type="string" office:string-value="illumina_PE_hg19_minimap2_16_fastp_noduprem_R1.err" calcext:value-type="string">
            <text:p>illumina_PE_hg19_minimap2_16_fastp_noduprem_R1.err</text:p>
          </table:table-cell>
          <table:table-cell office:value-type="string" calcext:value-type="string">
            <text:p>-o</text:p>
          </table:table-cell>
          <table:table-cell table:formula="of:=SUBSTITUTE([.V240];&quot;fastq&quot;;&quot;out&quot;)" office:value-type="string" office:string-value="illumina_PE_hg19_minimap2_16_fastp_noduprem_R1.out" calcext:value-type="string">
            <text:p>illumina_PE_hg19_minimap2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40]);0)=0;&quot;SE&quot;;&quot;PE&quot;)" office:value-type="string" office:string-value="PE" calcext:value-type="string">
            <text:p>PE</text:p>
          </table:table-cell>
          <table:table-cell table:formula="of:=IF(IFERROR(SEARCH(&quot;fastp&quot;;[.V24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40]);0)=0;&quot;&quot;;&quot;--debug&quot;)">
            <text:p/>
          </table:table-cell>
          <table:table-cell table:formula="of:=IF(IFERROR(SEARCH(&quot;longread&quot;;[.V24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1];&quot;fastq&quot;;&quot;err&quot;)" office:value-type="string" office:string-value="illumina_PE_hg19_minimap2_16_longread_noduprem_R1.err" calcext:value-type="string">
            <text:p>illumina_PE_hg19_minimap2_16_longread_noduprem_R1.err</text:p>
          </table:table-cell>
          <table:table-cell office:value-type="string" calcext:value-type="string">
            <text:p>-o</text:p>
          </table:table-cell>
          <table:table-cell table:formula="of:=SUBSTITUTE([.V241];&quot;fastq&quot;;&quot;out&quot;)" office:value-type="string" office:string-value="illumina_PE_hg19_minimap2_16_longread_noduprem_R1.out" calcext:value-type="string">
            <text:p>illumina_PE_hg19_minimap2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41]);0)=0;&quot;SE&quot;;&quot;PE&quot;)" office:value-type="string" office:string-value="PE" calcext:value-type="string">
            <text:p>PE</text:p>
          </table:table-cell>
          <table:table-cell table:formula="of:=IF(IFERROR(SEARCH(&quot;fastp&quot;;[.V241]);0)=0;&quot;&quot;;&quot;--fastp&quot;)">
            <text:p/>
          </table:table-cell>
          <table:table-cell table:formula="of:=IF(IFERROR(SEARCH(&quot;debug&quot;;[.V241]);0)=0;&quot;&quot;;&quot;--debug&quot;)">
            <text:p/>
          </table:table-cell>
          <table:table-cell table:formula="of:=IF(IFERROR(SEARCH(&quot;longread&quot;;[.V24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2];&quot;fastq&quot;;&quot;err&quot;)" office:value-type="string" office:string-value="illumina_PE_hg19_minimap2_16_noduprem_R1.err" calcext:value-type="string">
            <text:p>illumina_PE_hg19_minimap2_16_noduprem_R1.err</text:p>
          </table:table-cell>
          <table:table-cell office:value-type="string" calcext:value-type="string">
            <text:p>-o</text:p>
          </table:table-cell>
          <table:table-cell table:formula="of:=SUBSTITUTE([.V242];&quot;fastq&quot;;&quot;out&quot;)" office:value-type="string" office:string-value="illumina_PE_hg19_minimap2_16_noduprem_R1.out" calcext:value-type="string">
            <text:p>illumina_PE_hg19_minimap2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42]);0)=0;&quot;SE&quot;;&quot;PE&quot;)" office:value-type="string" office:string-value="PE" calcext:value-type="string">
            <text:p>PE</text:p>
          </table:table-cell>
          <table:table-cell table:formula="of:=IF(IFERROR(SEARCH(&quot;fastp&quot;;[.V242]);0)=0;&quot;&quot;;&quot;--fastp&quot;)">
            <text:p/>
          </table:table-cell>
          <table:table-cell table:formula="of:=IF(IFERROR(SEARCH(&quot;debug&quot;;[.V242]);0)=0;&quot;&quot;;&quot;--debug&quot;)">
            <text:p/>
          </table:table-cell>
          <table:table-cell table:formula="of:=IF(IFERROR(SEARCH(&quot;longread&quot;;[.V24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3];&quot;fastq&quot;;&quot;err&quot;)" office:value-type="string" office:string-value="illumina_PE_hg19_minimap2_8_debug_longread_noduprem_R1.err" calcext:value-type="string">
            <text:p>illumina_PE_hg19_minimap2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243];&quot;fastq&quot;;&quot;out&quot;)" office:value-type="string" office:string-value="illumina_PE_hg19_minimap2_8_debug_longread_noduprem_R1.out" calcext:value-type="string">
            <text:p>illumina_PE_hg19_minimap2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3]);0)=0;&quot;SE&quot;;&quot;PE&quot;)" office:value-type="string" office:string-value="PE" calcext:value-type="string">
            <text:p>PE</text:p>
          </table:table-cell>
          <table:table-cell table:formula="of:=IF(IFERROR(SEARCH(&quot;fastp&quot;;[.V243]);0)=0;&quot;&quot;;&quot;--fastp&quot;)">
            <text:p/>
          </table:table-cell>
          <table:table-cell table:formula="of:=IF(IFERROR(SEARCH(&quot;debug&quot;;[.V24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4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4];&quot;fastq&quot;;&quot;err&quot;)" office:value-type="string" office:string-value="illumina_PE_hg19_minimap2_8_debug_noduprem_R1.err" calcext:value-type="string">
            <text:p>illumina_PE_hg19_minimap2_8_debug_noduprem_R1.err</text:p>
          </table:table-cell>
          <table:table-cell office:value-type="string" calcext:value-type="string">
            <text:p>-o</text:p>
          </table:table-cell>
          <table:table-cell table:formula="of:=SUBSTITUTE([.V244];&quot;fastq&quot;;&quot;out&quot;)" office:value-type="string" office:string-value="illumina_PE_hg19_minimap2_8_debug_noduprem_R1.out" calcext:value-type="string">
            <text:p>illumina_PE_hg19_minimap2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4]);0)=0;&quot;SE&quot;;&quot;PE&quot;)" office:value-type="string" office:string-value="PE" calcext:value-type="string">
            <text:p>PE</text:p>
          </table:table-cell>
          <table:table-cell table:formula="of:=IF(IFERROR(SEARCH(&quot;fastp&quot;;[.V244]);0)=0;&quot;&quot;;&quot;--fastp&quot;)">
            <text:p/>
          </table:table-cell>
          <table:table-cell table:formula="of:=IF(IFERROR(SEARCH(&quot;debug&quot;;[.V24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4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5];&quot;fastq&quot;;&quot;err&quot;)" office:value-type="string" office:string-value="illumina_PE_hg19_minimap2_8_fastp_debug_longread_noduprem_R1.err" calcext:value-type="string">
            <text:p>illumina_PE_hg19_minimap2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45];&quot;fastq&quot;;&quot;out&quot;)" office:value-type="string" office:string-value="illumina_PE_hg19_minimap2_8_fastp_debug_longread_noduprem_R1.out" calcext:value-type="string">
            <text:p>illumina_PE_hg19_minimap2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5]);0)=0;&quot;SE&quot;;&quot;PE&quot;)" office:value-type="string" office:string-value="PE" calcext:value-type="string">
            <text:p>PE</text:p>
          </table:table-cell>
          <table:table-cell table:formula="of:=IF(IFERROR(SEARCH(&quot;fastp&quot;;[.V24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4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4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6];&quot;fastq&quot;;&quot;err&quot;)" office:value-type="string" office:string-value="illumina_PE_hg19_minimap2_8_fastp_debug_noduprem_R1.err" calcext:value-type="string">
            <text:p>illumina_PE_hg19_minimap2_8_fastp_debug_noduprem_R1.err</text:p>
          </table:table-cell>
          <table:table-cell office:value-type="string" calcext:value-type="string">
            <text:p>-o</text:p>
          </table:table-cell>
          <table:table-cell table:formula="of:=SUBSTITUTE([.V246];&quot;fastq&quot;;&quot;out&quot;)" office:value-type="string" office:string-value="illumina_PE_hg19_minimap2_8_fastp_debug_noduprem_R1.out" calcext:value-type="string">
            <text:p>illumina_PE_hg19_minimap2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6]);0)=0;&quot;SE&quot;;&quot;PE&quot;)" office:value-type="string" office:string-value="PE" calcext:value-type="string">
            <text:p>PE</text:p>
          </table:table-cell>
          <table:table-cell table:formula="of:=IF(IFERROR(SEARCH(&quot;fastp&quot;;[.V24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4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4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7];&quot;fastq&quot;;&quot;err&quot;)" office:value-type="string" office:string-value="illumina_PE_hg19_minimap2_8_fastp_longread_noduprem_R1.err" calcext:value-type="string">
            <text:p>illumina_PE_hg19_minimap2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247];&quot;fastq&quot;;&quot;out&quot;)" office:value-type="string" office:string-value="illumina_PE_hg19_minimap2_8_fastp_longread_noduprem_R1.out" calcext:value-type="string">
            <text:p>illumina_PE_hg19_minimap2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7]);0)=0;&quot;SE&quot;;&quot;PE&quot;)" office:value-type="string" office:string-value="PE" calcext:value-type="string">
            <text:p>PE</text:p>
          </table:table-cell>
          <table:table-cell table:formula="of:=IF(IFERROR(SEARCH(&quot;fastp&quot;;[.V24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47]);0)=0;&quot;&quot;;&quot;--debug&quot;)">
            <text:p/>
          </table:table-cell>
          <table:table-cell table:formula="of:=IF(IFERROR(SEARCH(&quot;longread&quot;;[.V24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8];&quot;fastq&quot;;&quot;err&quot;)" office:value-type="string" office:string-value="illumina_PE_hg19_minimap2_8_fastp_noduprem_R1.err" calcext:value-type="string">
            <text:p>illumina_PE_hg19_minimap2_8_fastp_noduprem_R1.err</text:p>
          </table:table-cell>
          <table:table-cell office:value-type="string" calcext:value-type="string">
            <text:p>-o</text:p>
          </table:table-cell>
          <table:table-cell table:formula="of:=SUBSTITUTE([.V248];&quot;fastq&quot;;&quot;out&quot;)" office:value-type="string" office:string-value="illumina_PE_hg19_minimap2_8_fastp_noduprem_R1.out" calcext:value-type="string">
            <text:p>illumina_PE_hg19_minimap2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8]);0)=0;&quot;SE&quot;;&quot;PE&quot;)" office:value-type="string" office:string-value="PE" calcext:value-type="string">
            <text:p>PE</text:p>
          </table:table-cell>
          <table:table-cell table:formula="of:=IF(IFERROR(SEARCH(&quot;fastp&quot;;[.V24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48]);0)=0;&quot;&quot;;&quot;--debug&quot;)">
            <text:p/>
          </table:table-cell>
          <table:table-cell table:formula="of:=IF(IFERROR(SEARCH(&quot;longread&quot;;[.V24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9];&quot;fastq&quot;;&quot;err&quot;)" office:value-type="string" office:string-value="illumina_PE_hg19_minimap2_8_longread_noduprem_R1.err" calcext:value-type="string">
            <text:p>illumina_PE_hg19_minimap2_8_longread_noduprem_R1.err</text:p>
          </table:table-cell>
          <table:table-cell office:value-type="string" calcext:value-type="string">
            <text:p>-o</text:p>
          </table:table-cell>
          <table:table-cell table:formula="of:=SUBSTITUTE([.V249];&quot;fastq&quot;;&quot;out&quot;)" office:value-type="string" office:string-value="illumina_PE_hg19_minimap2_8_longread_noduprem_R1.out" calcext:value-type="string">
            <text:p>illumina_PE_hg19_minimap2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9]);0)=0;&quot;SE&quot;;&quot;PE&quot;)" office:value-type="string" office:string-value="PE" calcext:value-type="string">
            <text:p>PE</text:p>
          </table:table-cell>
          <table:table-cell table:formula="of:=IF(IFERROR(SEARCH(&quot;fastp&quot;;[.V249]);0)=0;&quot;&quot;;&quot;--fastp&quot;)">
            <text:p/>
          </table:table-cell>
          <table:table-cell table:formula="of:=IF(IFERROR(SEARCH(&quot;debug&quot;;[.V249]);0)=0;&quot;&quot;;&quot;--debug&quot;)">
            <text:p/>
          </table:table-cell>
          <table:table-cell table:formula="of:=IF(IFERROR(SEARCH(&quot;longread&quot;;[.V24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0];&quot;fastq&quot;;&quot;err&quot;)" office:value-type="string" office:string-value="illumina_PE_hg19_minimap2_8_noduprem_R1.err" calcext:value-type="string">
            <text:p>illumina_PE_hg19_minimap2_8_noduprem_R1.err</text:p>
          </table:table-cell>
          <table:table-cell office:value-type="string" calcext:value-type="string">
            <text:p>-o</text:p>
          </table:table-cell>
          <table:table-cell table:formula="of:=SUBSTITUTE([.V250];&quot;fastq&quot;;&quot;out&quot;)" office:value-type="string" office:string-value="illumina_PE_hg19_minimap2_8_noduprem_R1.out" calcext:value-type="string">
            <text:p>illumina_PE_hg19_minimap2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5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50]);0)=0;&quot;SE&quot;;&quot;PE&quot;)" office:value-type="string" office:string-value="PE" calcext:value-type="string">
            <text:p>PE</text:p>
          </table:table-cell>
          <table:table-cell table:formula="of:=IF(IFERROR(SEARCH(&quot;fastp&quot;;[.V250]);0)=0;&quot;&quot;;&quot;--fastp&quot;)">
            <text:p/>
          </table:table-cell>
          <table:table-cell table:formula="of:=IF(IFERROR(SEARCH(&quot;debug&quot;;[.V250]);0)=0;&quot;&quot;;&quot;--debug&quot;)">
            <text:p/>
          </table:table-cell>
          <table:table-cell table:formula="of:=IF(IFERROR(SEARCH(&quot;longread&quot;;[.V25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1];&quot;fastq&quot;;&quot;err&quot;)" office:value-type="string" office:string-value="illumina_PE_PA14_bwamem_16_debug_longread_noduprem_R1.err" calcext:value-type="string">
            <text:p>illumina_PE_PA14_bwamem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251];&quot;fastq&quot;;&quot;out&quot;)" office:value-type="string" office:string-value="illumina_PE_PA14_bwamem_16_debug_longread_noduprem_R1.out" calcext:value-type="string">
            <text:p>illumina_PE_PA14_bwamem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1]);0)=0;&quot;SE&quot;;&quot;PE&quot;)" office:value-type="string" office:string-value="PE" calcext:value-type="string">
            <text:p>PE</text:p>
          </table:table-cell>
          <table:table-cell table:formula="of:=IF(IFERROR(SEARCH(&quot;fastp&quot;;[.V251]);0)=0;&quot;&quot;;&quot;--fastp&quot;)">
            <text:p/>
          </table:table-cell>
          <table:table-cell table:formula="of:=IF(IFERROR(SEARCH(&quot;debug&quot;;[.V25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5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2];&quot;fastq&quot;;&quot;err&quot;)" office:value-type="string" office:string-value="illumina_PE_PA14_bwamem_16_debug_noduprem_R1.err" calcext:value-type="string">
            <text:p>illumina_PE_PA14_bwamem_16_debug_noduprem_R1.err</text:p>
          </table:table-cell>
          <table:table-cell office:value-type="string" calcext:value-type="string">
            <text:p>-o</text:p>
          </table:table-cell>
          <table:table-cell table:formula="of:=SUBSTITUTE([.V252];&quot;fastq&quot;;&quot;out&quot;)" office:value-type="string" office:string-value="illumina_PE_PA14_bwamem_16_debug_noduprem_R1.out" calcext:value-type="string">
            <text:p>illumina_PE_PA14_bwamem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2]);0)=0;&quot;SE&quot;;&quot;PE&quot;)" office:value-type="string" office:string-value="PE" calcext:value-type="string">
            <text:p>PE</text:p>
          </table:table-cell>
          <table:table-cell table:formula="of:=IF(IFERROR(SEARCH(&quot;fastp&quot;;[.V252]);0)=0;&quot;&quot;;&quot;--fastp&quot;)">
            <text:p/>
          </table:table-cell>
          <table:table-cell table:formula="of:=IF(IFERROR(SEARCH(&quot;debug&quot;;[.V25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5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3];&quot;fastq&quot;;&quot;err&quot;)" office:value-type="string" office:string-value="illumina_PE_PA14_bwamem_16_fastp_debug_longread_noduprem_R1.err" calcext:value-type="string">
            <text:p>illumina_PE_PA14_bwamem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53];&quot;fastq&quot;;&quot;out&quot;)" office:value-type="string" office:string-value="illumina_PE_PA14_bwamem_16_fastp_debug_longread_noduprem_R1.out" calcext:value-type="string">
            <text:p>illumina_PE_PA14_bwamem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3]);0)=0;&quot;SE&quot;;&quot;PE&quot;)" office:value-type="string" office:string-value="PE" calcext:value-type="string">
            <text:p>PE</text:p>
          </table:table-cell>
          <table:table-cell table:formula="of:=IF(IFERROR(SEARCH(&quot;fastp&quot;;[.V25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5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5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4];&quot;fastq&quot;;&quot;err&quot;)" office:value-type="string" office:string-value="illumina_PE_PA14_bwamem_16_fastp_debug_noduprem_R1.err" calcext:value-type="string">
            <text:p>illumina_PE_PA14_bwamem_16_fastp_debug_noduprem_R1.err</text:p>
          </table:table-cell>
          <table:table-cell office:value-type="string" calcext:value-type="string">
            <text:p>-o</text:p>
          </table:table-cell>
          <table:table-cell table:formula="of:=SUBSTITUTE([.V254];&quot;fastq&quot;;&quot;out&quot;)" office:value-type="string" office:string-value="illumina_PE_PA14_bwamem_16_fastp_debug_noduprem_R1.out" calcext:value-type="string">
            <text:p>illumina_PE_PA14_bwamem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4]);0)=0;&quot;SE&quot;;&quot;PE&quot;)" office:value-type="string" office:string-value="PE" calcext:value-type="string">
            <text:p>PE</text:p>
          </table:table-cell>
          <table:table-cell table:formula="of:=IF(IFERROR(SEARCH(&quot;fastp&quot;;[.V25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5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5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5];&quot;fastq&quot;;&quot;err&quot;)" office:value-type="string" office:string-value="illumina_PE_PA14_bwamem_16_fastp_longread_noduprem_R1.err" calcext:value-type="string">
            <text:p>illumina_PE_PA14_bwamem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255];&quot;fastq&quot;;&quot;out&quot;)" office:value-type="string" office:string-value="illumina_PE_PA14_bwamem_16_fastp_longread_noduprem_R1.out" calcext:value-type="string">
            <text:p>illumina_PE_PA14_bwamem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5]);0)=0;&quot;SE&quot;;&quot;PE&quot;)" office:value-type="string" office:string-value="PE" calcext:value-type="string">
            <text:p>PE</text:p>
          </table:table-cell>
          <table:table-cell table:formula="of:=IF(IFERROR(SEARCH(&quot;fastp&quot;;[.V25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55]);0)=0;&quot;&quot;;&quot;--debug&quot;)">
            <text:p/>
          </table:table-cell>
          <table:table-cell table:formula="of:=IF(IFERROR(SEARCH(&quot;longread&quot;;[.V25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6];&quot;fastq&quot;;&quot;err&quot;)" office:value-type="string" office:string-value="illumina_PE_PA14_bwamem_16_fastp_noduprem_R1.err" calcext:value-type="string">
            <text:p>illumina_PE_PA14_bwamem_16_fastp_noduprem_R1.err</text:p>
          </table:table-cell>
          <table:table-cell office:value-type="string" calcext:value-type="string">
            <text:p>-o</text:p>
          </table:table-cell>
          <table:table-cell table:formula="of:=SUBSTITUTE([.V256];&quot;fastq&quot;;&quot;out&quot;)" office:value-type="string" office:string-value="illumina_PE_PA14_bwamem_16_fastp_noduprem_R1.out" calcext:value-type="string">
            <text:p>illumina_PE_PA14_bwamem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6]);0)=0;&quot;SE&quot;;&quot;PE&quot;)" office:value-type="string" office:string-value="PE" calcext:value-type="string">
            <text:p>PE</text:p>
          </table:table-cell>
          <table:table-cell table:formula="of:=IF(IFERROR(SEARCH(&quot;fastp&quot;;[.V25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56]);0)=0;&quot;&quot;;&quot;--debug&quot;)">
            <text:p/>
          </table:table-cell>
          <table:table-cell table:formula="of:=IF(IFERROR(SEARCH(&quot;longread&quot;;[.V25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7];&quot;fastq&quot;;&quot;err&quot;)" office:value-type="string" office:string-value="illumina_PE_PA14_bwamem_16_longread_noduprem_R1.err" calcext:value-type="string">
            <text:p>illumina_PE_PA14_bwamem_16_longread_noduprem_R1.err</text:p>
          </table:table-cell>
          <table:table-cell office:value-type="string" calcext:value-type="string">
            <text:p>-o</text:p>
          </table:table-cell>
          <table:table-cell table:formula="of:=SUBSTITUTE([.V257];&quot;fastq&quot;;&quot;out&quot;)" office:value-type="string" office:string-value="illumina_PE_PA14_bwamem_16_longread_noduprem_R1.out" calcext:value-type="string">
            <text:p>illumina_PE_PA14_bwamem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7]);0)=0;&quot;SE&quot;;&quot;PE&quot;)" office:value-type="string" office:string-value="PE" calcext:value-type="string">
            <text:p>PE</text:p>
          </table:table-cell>
          <table:table-cell table:formula="of:=IF(IFERROR(SEARCH(&quot;fastp&quot;;[.V257]);0)=0;&quot;&quot;;&quot;--fastp&quot;)">
            <text:p/>
          </table:table-cell>
          <table:table-cell table:formula="of:=IF(IFERROR(SEARCH(&quot;debug&quot;;[.V257]);0)=0;&quot;&quot;;&quot;--debug&quot;)">
            <text:p/>
          </table:table-cell>
          <table:table-cell table:formula="of:=IF(IFERROR(SEARCH(&quot;longread&quot;;[.V25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8];&quot;fastq&quot;;&quot;err&quot;)" office:value-type="string" office:string-value="illumina_PE_PA14_bwamem_16_noduprem_R1.err" calcext:value-type="string">
            <text:p>illumina_PE_PA14_bwamem_16_noduprem_R1.err</text:p>
          </table:table-cell>
          <table:table-cell office:value-type="string" calcext:value-type="string">
            <text:p>-o</text:p>
          </table:table-cell>
          <table:table-cell table:formula="of:=SUBSTITUTE([.V258];&quot;fastq&quot;;&quot;out&quot;)" office:value-type="string" office:string-value="illumina_PE_PA14_bwamem_16_noduprem_R1.out" calcext:value-type="string">
            <text:p>illumina_PE_PA14_bwamem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8]);0)=0;&quot;SE&quot;;&quot;PE&quot;)" office:value-type="string" office:string-value="PE" calcext:value-type="string">
            <text:p>PE</text:p>
          </table:table-cell>
          <table:table-cell table:formula="of:=IF(IFERROR(SEARCH(&quot;fastp&quot;;[.V258]);0)=0;&quot;&quot;;&quot;--fastp&quot;)">
            <text:p/>
          </table:table-cell>
          <table:table-cell table:formula="of:=IF(IFERROR(SEARCH(&quot;debug&quot;;[.V258]);0)=0;&quot;&quot;;&quot;--debug&quot;)">
            <text:p/>
          </table:table-cell>
          <table:table-cell table:formula="of:=IF(IFERROR(SEARCH(&quot;longread&quot;;[.V25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9];&quot;fastq&quot;;&quot;err&quot;)" office:value-type="string" office:string-value="illumina_PE_PA14_bwamem_8_debug_longread_noduprem_R1.err" calcext:value-type="string">
            <text:p>illumina_PE_PA14_bwamem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259];&quot;fastq&quot;;&quot;out&quot;)" office:value-type="string" office:string-value="illumina_PE_PA14_bwamem_8_debug_longread_noduprem_R1.out" calcext:value-type="string">
            <text:p>illumina_PE_PA14_bwamem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59]);0)=0;&quot;SE&quot;;&quot;PE&quot;)" office:value-type="string" office:string-value="PE" calcext:value-type="string">
            <text:p>PE</text:p>
          </table:table-cell>
          <table:table-cell table:formula="of:=IF(IFERROR(SEARCH(&quot;fastp&quot;;[.V259]);0)=0;&quot;&quot;;&quot;--fastp&quot;)">
            <text:p/>
          </table:table-cell>
          <table:table-cell table:formula="of:=IF(IFERROR(SEARCH(&quot;debug&quot;;[.V25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5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0];&quot;fastq&quot;;&quot;err&quot;)" office:value-type="string" office:string-value="illumina_PE_PA14_bwamem_8_debug_noduprem_R1.err" calcext:value-type="string">
            <text:p>illumina_PE_PA14_bwamem_8_debug_noduprem_R1.err</text:p>
          </table:table-cell>
          <table:table-cell office:value-type="string" calcext:value-type="string">
            <text:p>-o</text:p>
          </table:table-cell>
          <table:table-cell table:formula="of:=SUBSTITUTE([.V260];&quot;fastq&quot;;&quot;out&quot;)" office:value-type="string" office:string-value="illumina_PE_PA14_bwamem_8_debug_noduprem_R1.out" calcext:value-type="string">
            <text:p>illumina_PE_PA14_bwamem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0]);0)=0;&quot;SE&quot;;&quot;PE&quot;)" office:value-type="string" office:string-value="PE" calcext:value-type="string">
            <text:p>PE</text:p>
          </table:table-cell>
          <table:table-cell table:formula="of:=IF(IFERROR(SEARCH(&quot;fastp&quot;;[.V260]);0)=0;&quot;&quot;;&quot;--fastp&quot;)">
            <text:p/>
          </table:table-cell>
          <table:table-cell table:formula="of:=IF(IFERROR(SEARCH(&quot;debug&quot;;[.V26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6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1];&quot;fastq&quot;;&quot;err&quot;)" office:value-type="string" office:string-value="illumina_PE_PA14_bwamem_8_fastp_debug_longread_noduprem_R1.err" calcext:value-type="string">
            <text:p>illumina_PE_PA14_bwamem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61];&quot;fastq&quot;;&quot;out&quot;)" office:value-type="string" office:string-value="illumina_PE_PA14_bwamem_8_fastp_debug_longread_noduprem_R1.out" calcext:value-type="string">
            <text:p>illumina_PE_PA14_bwamem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1]);0)=0;&quot;SE&quot;;&quot;PE&quot;)" office:value-type="string" office:string-value="PE" calcext:value-type="string">
            <text:p>PE</text:p>
          </table:table-cell>
          <table:table-cell table:formula="of:=IF(IFERROR(SEARCH(&quot;fastp&quot;;[.V26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6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6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2];&quot;fastq&quot;;&quot;err&quot;)" office:value-type="string" office:string-value="illumina_PE_PA14_bwamem_8_fastp_debug_noduprem_R1.err" calcext:value-type="string">
            <text:p>illumina_PE_PA14_bwamem_8_fastp_debug_noduprem_R1.err</text:p>
          </table:table-cell>
          <table:table-cell office:value-type="string" calcext:value-type="string">
            <text:p>-o</text:p>
          </table:table-cell>
          <table:table-cell table:formula="of:=SUBSTITUTE([.V262];&quot;fastq&quot;;&quot;out&quot;)" office:value-type="string" office:string-value="illumina_PE_PA14_bwamem_8_fastp_debug_noduprem_R1.out" calcext:value-type="string">
            <text:p>illumina_PE_PA14_bwamem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2]);0)=0;&quot;SE&quot;;&quot;PE&quot;)" office:value-type="string" office:string-value="PE" calcext:value-type="string">
            <text:p>PE</text:p>
          </table:table-cell>
          <table:table-cell table:formula="of:=IF(IFERROR(SEARCH(&quot;fastp&quot;;[.V26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6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6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3];&quot;fastq&quot;;&quot;err&quot;)" office:value-type="string" office:string-value="illumina_PE_PA14_bwamem_8_fastp_longread_noduprem_R1.err" calcext:value-type="string">
            <text:p>illumina_PE_PA14_bwamem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263];&quot;fastq&quot;;&quot;out&quot;)" office:value-type="string" office:string-value="illumina_PE_PA14_bwamem_8_fastp_longread_noduprem_R1.out" calcext:value-type="string">
            <text:p>illumina_PE_PA14_bwamem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3]);0)=0;&quot;SE&quot;;&quot;PE&quot;)" office:value-type="string" office:string-value="PE" calcext:value-type="string">
            <text:p>PE</text:p>
          </table:table-cell>
          <table:table-cell table:formula="of:=IF(IFERROR(SEARCH(&quot;fastp&quot;;[.V26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63]);0)=0;&quot;&quot;;&quot;--debug&quot;)">
            <text:p/>
          </table:table-cell>
          <table:table-cell table:formula="of:=IF(IFERROR(SEARCH(&quot;longread&quot;;[.V26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4];&quot;fastq&quot;;&quot;err&quot;)" office:value-type="string" office:string-value="illumina_PE_PA14_bwamem_8_fastp_noduprem_R1.err" calcext:value-type="string">
            <text:p>illumina_PE_PA14_bwamem_8_fastp_noduprem_R1.err</text:p>
          </table:table-cell>
          <table:table-cell office:value-type="string" calcext:value-type="string">
            <text:p>-o</text:p>
          </table:table-cell>
          <table:table-cell table:formula="of:=SUBSTITUTE([.V264];&quot;fastq&quot;;&quot;out&quot;)" office:value-type="string" office:string-value="illumina_PE_PA14_bwamem_8_fastp_noduprem_R1.out" calcext:value-type="string">
            <text:p>illumina_PE_PA14_bwamem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4]);0)=0;&quot;SE&quot;;&quot;PE&quot;)" office:value-type="string" office:string-value="PE" calcext:value-type="string">
            <text:p>PE</text:p>
          </table:table-cell>
          <table:table-cell table:formula="of:=IF(IFERROR(SEARCH(&quot;fastp&quot;;[.V26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64]);0)=0;&quot;&quot;;&quot;--debug&quot;)">
            <text:p/>
          </table:table-cell>
          <table:table-cell table:formula="of:=IF(IFERROR(SEARCH(&quot;longread&quot;;[.V26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5];&quot;fastq&quot;;&quot;err&quot;)" office:value-type="string" office:string-value="illumina_PE_PA14_bwamem_8_longread_noduprem_R1.err" calcext:value-type="string">
            <text:p>illumina_PE_PA14_bwamem_8_longread_noduprem_R1.err</text:p>
          </table:table-cell>
          <table:table-cell office:value-type="string" calcext:value-type="string">
            <text:p>-o</text:p>
          </table:table-cell>
          <table:table-cell table:formula="of:=SUBSTITUTE([.V265];&quot;fastq&quot;;&quot;out&quot;)" office:value-type="string" office:string-value="illumina_PE_PA14_bwamem_8_longread_noduprem_R1.out" calcext:value-type="string">
            <text:p>illumina_PE_PA14_bwamem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5]);0)=0;&quot;SE&quot;;&quot;PE&quot;)" office:value-type="string" office:string-value="PE" calcext:value-type="string">
            <text:p>PE</text:p>
          </table:table-cell>
          <table:table-cell table:formula="of:=IF(IFERROR(SEARCH(&quot;fastp&quot;;[.V265]);0)=0;&quot;&quot;;&quot;--fastp&quot;)">
            <text:p/>
          </table:table-cell>
          <table:table-cell table:formula="of:=IF(IFERROR(SEARCH(&quot;debug&quot;;[.V265]);0)=0;&quot;&quot;;&quot;--debug&quot;)">
            <text:p/>
          </table:table-cell>
          <table:table-cell table:formula="of:=IF(IFERROR(SEARCH(&quot;longread&quot;;[.V26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6];&quot;fastq&quot;;&quot;err&quot;)" office:value-type="string" office:string-value="illumina_PE_PA14_bwamem_8_noduprem_R1.err" calcext:value-type="string">
            <text:p>illumina_PE_PA14_bwamem_8_noduprem_R1.err</text:p>
          </table:table-cell>
          <table:table-cell office:value-type="string" calcext:value-type="string">
            <text:p>-o</text:p>
          </table:table-cell>
          <table:table-cell table:formula="of:=SUBSTITUTE([.V266];&quot;fastq&quot;;&quot;out&quot;)" office:value-type="string" office:string-value="illumina_PE_PA14_bwamem_8_noduprem_R1.out" calcext:value-type="string">
            <text:p>illumina_PE_PA14_bwamem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6]);0)=0;&quot;SE&quot;;&quot;PE&quot;)" office:value-type="string" office:string-value="PE" calcext:value-type="string">
            <text:p>PE</text:p>
          </table:table-cell>
          <table:table-cell table:formula="of:=IF(IFERROR(SEARCH(&quot;fastp&quot;;[.V266]);0)=0;&quot;&quot;;&quot;--fastp&quot;)">
            <text:p/>
          </table:table-cell>
          <table:table-cell table:formula="of:=IF(IFERROR(SEARCH(&quot;debug&quot;;[.V266]);0)=0;&quot;&quot;;&quot;--debug&quot;)">
            <text:p/>
          </table:table-cell>
          <table:table-cell table:formula="of:=IF(IFERROR(SEARCH(&quot;longread&quot;;[.V26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7];&quot;fastq&quot;;&quot;err&quot;)" office:value-type="string" office:string-value="illumina_PE_PA14_minimap2_16_debug_longread_noduprem_R1.err" calcext:value-type="string">
            <text:p>illumina_PE_PA14_minimap2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267];&quot;fastq&quot;;&quot;out&quot;)" office:value-type="string" office:string-value="illumina_PE_PA14_minimap2_16_debug_longread_noduprem_R1.out" calcext:value-type="string">
            <text:p>illumina_PE_PA14_minimap2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6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67]);0)=0;&quot;SE&quot;;&quot;PE&quot;)" office:value-type="string" office:string-value="PE" calcext:value-type="string">
            <text:p>PE</text:p>
          </table:table-cell>
          <table:table-cell table:formula="of:=IF(IFERROR(SEARCH(&quot;fastp&quot;;[.V267]);0)=0;&quot;&quot;;&quot;--fastp&quot;)">
            <text:p/>
          </table:table-cell>
          <table:table-cell table:formula="of:=IF(IFERROR(SEARCH(&quot;debug&quot;;[.V26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6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8];&quot;fastq&quot;;&quot;err&quot;)" office:value-type="string" office:string-value="illumina_PE_PA14_minimap2_16_debug_noduprem_R1.err" calcext:value-type="string">
            <text:p>illumina_PE_PA14_minimap2_16_debug_noduprem_R1.err</text:p>
          </table:table-cell>
          <table:table-cell office:value-type="string" calcext:value-type="string">
            <text:p>-o</text:p>
          </table:table-cell>
          <table:table-cell table:formula="of:=SUBSTITUTE([.V268];&quot;fastq&quot;;&quot;out&quot;)" office:value-type="string" office:string-value="illumina_PE_PA14_minimap2_16_debug_noduprem_R1.out" calcext:value-type="string">
            <text:p>illumina_PE_PA14_minimap2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6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68]);0)=0;&quot;SE&quot;;&quot;PE&quot;)" office:value-type="string" office:string-value="PE" calcext:value-type="string">
            <text:p>PE</text:p>
          </table:table-cell>
          <table:table-cell table:formula="of:=IF(IFERROR(SEARCH(&quot;fastp&quot;;[.V268]);0)=0;&quot;&quot;;&quot;--fastp&quot;)">
            <text:p/>
          </table:table-cell>
          <table:table-cell table:formula="of:=IF(IFERROR(SEARCH(&quot;debug&quot;;[.V26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6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9];&quot;fastq&quot;;&quot;err&quot;)" office:value-type="string" office:string-value="illumina_PE_PA14_minimap2_16_fastp_debug_longread_noduprem_R1.err" calcext:value-type="string">
            <text:p>illumina_PE_PA14_minimap2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69];&quot;fastq&quot;;&quot;out&quot;)" office:value-type="string" office:string-value="illumina_PE_PA14_minimap2_16_fastp_debug_longread_noduprem_R1.out" calcext:value-type="string">
            <text:p>illumina_PE_PA14_minimap2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6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69]);0)=0;&quot;SE&quot;;&quot;PE&quot;)" office:value-type="string" office:string-value="PE" calcext:value-type="string">
            <text:p>PE</text:p>
          </table:table-cell>
          <table:table-cell table:formula="of:=IF(IFERROR(SEARCH(&quot;fastp&quot;;[.V26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6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6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0];&quot;fastq&quot;;&quot;err&quot;)" office:value-type="string" office:string-value="illumina_PE_PA14_minimap2_16_fastp_debug_noduprem_R1.err" calcext:value-type="string">
            <text:p>illumina_PE_PA14_minimap2_16_fastp_debug_noduprem_R1.err</text:p>
          </table:table-cell>
          <table:table-cell office:value-type="string" calcext:value-type="string">
            <text:p>-o</text:p>
          </table:table-cell>
          <table:table-cell table:formula="of:=SUBSTITUTE([.V270];&quot;fastq&quot;;&quot;out&quot;)" office:value-type="string" office:string-value="illumina_PE_PA14_minimap2_16_fastp_debug_noduprem_R1.out" calcext:value-type="string">
            <text:p>illumina_PE_PA14_minimap2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70]);0)=0;&quot;SE&quot;;&quot;PE&quot;)" office:value-type="string" office:string-value="PE" calcext:value-type="string">
            <text:p>PE</text:p>
          </table:table-cell>
          <table:table-cell table:formula="of:=IF(IFERROR(SEARCH(&quot;fastp&quot;;[.V27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7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7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1];&quot;fastq&quot;;&quot;err&quot;)" office:value-type="string" office:string-value="illumina_PE_PA14_minimap2_16_fastp_longread_noduprem_R1.err" calcext:value-type="string">
            <text:p>illumina_PE_PA14_minimap2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271];&quot;fastq&quot;;&quot;out&quot;)" office:value-type="string" office:string-value="illumina_PE_PA14_minimap2_16_fastp_longread_noduprem_R1.out" calcext:value-type="string">
            <text:p>illumina_PE_PA14_minimap2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71]);0)=0;&quot;SE&quot;;&quot;PE&quot;)" office:value-type="string" office:string-value="PE" calcext:value-type="string">
            <text:p>PE</text:p>
          </table:table-cell>
          <table:table-cell table:formula="of:=IF(IFERROR(SEARCH(&quot;fastp&quot;;[.V27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71]);0)=0;&quot;&quot;;&quot;--debug&quot;)">
            <text:p/>
          </table:table-cell>
          <table:table-cell table:formula="of:=IF(IFERROR(SEARCH(&quot;longread&quot;;[.V27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2];&quot;fastq&quot;;&quot;err&quot;)" office:value-type="string" office:string-value="illumina_PE_PA14_minimap2_16_fastp_noduprem_R1.err" calcext:value-type="string">
            <text:p>illumina_PE_PA14_minimap2_16_fastp_noduprem_R1.err</text:p>
          </table:table-cell>
          <table:table-cell office:value-type="string" calcext:value-type="string">
            <text:p>-o</text:p>
          </table:table-cell>
          <table:table-cell table:formula="of:=SUBSTITUTE([.V272];&quot;fastq&quot;;&quot;out&quot;)" office:value-type="string" office:string-value="illumina_PE_PA14_minimap2_16_fastp_noduprem_R1.out" calcext:value-type="string">
            <text:p>illumina_PE_PA14_minimap2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72]);0)=0;&quot;SE&quot;;&quot;PE&quot;)" office:value-type="string" office:string-value="PE" calcext:value-type="string">
            <text:p>PE</text:p>
          </table:table-cell>
          <table:table-cell table:formula="of:=IF(IFERROR(SEARCH(&quot;fastp&quot;;[.V27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72]);0)=0;&quot;&quot;;&quot;--debug&quot;)">
            <text:p/>
          </table:table-cell>
          <table:table-cell table:formula="of:=IF(IFERROR(SEARCH(&quot;longread&quot;;[.V27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3];&quot;fastq&quot;;&quot;err&quot;)" office:value-type="string" office:string-value="illumina_PE_PA14_minimap2_16_longread_noduprem_R1.err" calcext:value-type="string">
            <text:p>illumina_PE_PA14_minimap2_16_longread_noduprem_R1.err</text:p>
          </table:table-cell>
          <table:table-cell office:value-type="string" calcext:value-type="string">
            <text:p>-o</text:p>
          </table:table-cell>
          <table:table-cell table:formula="of:=SUBSTITUTE([.V273];&quot;fastq&quot;;&quot;out&quot;)" office:value-type="string" office:string-value="illumina_PE_PA14_minimap2_16_longread_noduprem_R1.out" calcext:value-type="string">
            <text:p>illumina_PE_PA14_minimap2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73]);0)=0;&quot;SE&quot;;&quot;PE&quot;)" office:value-type="string" office:string-value="PE" calcext:value-type="string">
            <text:p>PE</text:p>
          </table:table-cell>
          <table:table-cell table:formula="of:=IF(IFERROR(SEARCH(&quot;fastp&quot;;[.V273]);0)=0;&quot;&quot;;&quot;--fastp&quot;)">
            <text:p/>
          </table:table-cell>
          <table:table-cell table:formula="of:=IF(IFERROR(SEARCH(&quot;debug&quot;;[.V273]);0)=0;&quot;&quot;;&quot;--debug&quot;)">
            <text:p/>
          </table:table-cell>
          <table:table-cell table:formula="of:=IF(IFERROR(SEARCH(&quot;longread&quot;;[.V27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4];&quot;fastq&quot;;&quot;err&quot;)" office:value-type="string" office:string-value="illumina_PE_PA14_minimap2_16_noduprem_R1.err" calcext:value-type="string">
            <text:p>illumina_PE_PA14_minimap2_16_noduprem_R1.err</text:p>
          </table:table-cell>
          <table:table-cell office:value-type="string" calcext:value-type="string">
            <text:p>-o</text:p>
          </table:table-cell>
          <table:table-cell table:formula="of:=SUBSTITUTE([.V274];&quot;fastq&quot;;&quot;out&quot;)" office:value-type="string" office:string-value="illumina_PE_PA14_minimap2_16_noduprem_R1.out" calcext:value-type="string">
            <text:p>illumina_PE_PA14_minimap2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74]);0)=0;&quot;SE&quot;;&quot;PE&quot;)" office:value-type="string" office:string-value="PE" calcext:value-type="string">
            <text:p>PE</text:p>
          </table:table-cell>
          <table:table-cell table:formula="of:=IF(IFERROR(SEARCH(&quot;fastp&quot;;[.V274]);0)=0;&quot;&quot;;&quot;--fastp&quot;)">
            <text:p/>
          </table:table-cell>
          <table:table-cell table:formula="of:=IF(IFERROR(SEARCH(&quot;debug&quot;;[.V274]);0)=0;&quot;&quot;;&quot;--debug&quot;)">
            <text:p/>
          </table:table-cell>
          <table:table-cell table:formula="of:=IF(IFERROR(SEARCH(&quot;longread&quot;;[.V27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5];&quot;fastq&quot;;&quot;err&quot;)" office:value-type="string" office:string-value="illumina_PE_PA14_minimap2_8_debug_longread_noduprem_R1.err" calcext:value-type="string">
            <text:p>illumina_PE_PA14_minimap2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275];&quot;fastq&quot;;&quot;out&quot;)" office:value-type="string" office:string-value="illumina_PE_PA14_minimap2_8_debug_longread_noduprem_R1.out" calcext:value-type="string">
            <text:p>illumina_PE_PA14_minimap2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75]);0)=0;&quot;SE&quot;;&quot;PE&quot;)" office:value-type="string" office:string-value="PE" calcext:value-type="string">
            <text:p>PE</text:p>
          </table:table-cell>
          <table:table-cell table:formula="of:=IF(IFERROR(SEARCH(&quot;fastp&quot;;[.V275]);0)=0;&quot;&quot;;&quot;--fastp&quot;)">
            <text:p/>
          </table:table-cell>
          <table:table-cell table:formula="of:=IF(IFERROR(SEARCH(&quot;debug&quot;;[.V27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7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6];&quot;fastq&quot;;&quot;err&quot;)" office:value-type="string" office:string-value="illumina_PE_PA14_minimap2_8_debug_noduprem_R1.err" calcext:value-type="string">
            <text:p>illumina_PE_PA14_minimap2_8_debug_noduprem_R1.err</text:p>
          </table:table-cell>
          <table:table-cell office:value-type="string" calcext:value-type="string">
            <text:p>-o</text:p>
          </table:table-cell>
          <table:table-cell table:formula="of:=SUBSTITUTE([.V276];&quot;fastq&quot;;&quot;out&quot;)" office:value-type="string" office:string-value="illumina_PE_PA14_minimap2_8_debug_noduprem_R1.out" calcext:value-type="string">
            <text:p>illumina_PE_PA14_minimap2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76]);0)=0;&quot;SE&quot;;&quot;PE&quot;)" office:value-type="string" office:string-value="PE" calcext:value-type="string">
            <text:p>PE</text:p>
          </table:table-cell>
          <table:table-cell table:formula="of:=IF(IFERROR(SEARCH(&quot;fastp&quot;;[.V276]);0)=0;&quot;&quot;;&quot;--fastp&quot;)">
            <text:p/>
          </table:table-cell>
          <table:table-cell table:formula="of:=IF(IFERROR(SEARCH(&quot;debug&quot;;[.V27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7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7];&quot;fastq&quot;;&quot;err&quot;)" office:value-type="string" office:string-value="illumina_PE_PA14_minimap2_8_fastp_debug_longread_noduprem_R1.err" calcext:value-type="string">
            <text:p>illumina_PE_PA14_minimap2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77];&quot;fastq&quot;;&quot;out&quot;)" office:value-type="string" office:string-value="illumina_PE_PA14_minimap2_8_fastp_debug_longread_noduprem_R1.out" calcext:value-type="string">
            <text:p>illumina_PE_PA14_minimap2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77]);0)=0;&quot;SE&quot;;&quot;PE&quot;)" office:value-type="string" office:string-value="PE" calcext:value-type="string">
            <text:p>PE</text:p>
          </table:table-cell>
          <table:table-cell table:formula="of:=IF(IFERROR(SEARCH(&quot;fastp&quot;;[.V27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7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7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8];&quot;fastq&quot;;&quot;err&quot;)" office:value-type="string" office:string-value="illumina_PE_PA14_minimap2_8_fastp_debug_noduprem_R1.err" calcext:value-type="string">
            <text:p>illumina_PE_PA14_minimap2_8_fastp_debug_noduprem_R1.err</text:p>
          </table:table-cell>
          <table:table-cell office:value-type="string" calcext:value-type="string">
            <text:p>-o</text:p>
          </table:table-cell>
          <table:table-cell table:formula="of:=SUBSTITUTE([.V278];&quot;fastq&quot;;&quot;out&quot;)" office:value-type="string" office:string-value="illumina_PE_PA14_minimap2_8_fastp_debug_noduprem_R1.out" calcext:value-type="string">
            <text:p>illumina_PE_PA14_minimap2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78]);0)=0;&quot;SE&quot;;&quot;PE&quot;)" office:value-type="string" office:string-value="PE" calcext:value-type="string">
            <text:p>PE</text:p>
          </table:table-cell>
          <table:table-cell table:formula="of:=IF(IFERROR(SEARCH(&quot;fastp&quot;;[.V27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7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7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9];&quot;fastq&quot;;&quot;err&quot;)" office:value-type="string" office:string-value="illumina_PE_PA14_minimap2_8_fastp_longread_noduprem_R1.err" calcext:value-type="string">
            <text:p>illumina_PE_PA14_minimap2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279];&quot;fastq&quot;;&quot;out&quot;)" office:value-type="string" office:string-value="illumina_PE_PA14_minimap2_8_fastp_longread_noduprem_R1.out" calcext:value-type="string">
            <text:p>illumina_PE_PA14_minimap2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79]);0)=0;&quot;SE&quot;;&quot;PE&quot;)" office:value-type="string" office:string-value="PE" calcext:value-type="string">
            <text:p>PE</text:p>
          </table:table-cell>
          <table:table-cell table:formula="of:=IF(IFERROR(SEARCH(&quot;fastp&quot;;[.V27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79]);0)=0;&quot;&quot;;&quot;--debug&quot;)">
            <text:p/>
          </table:table-cell>
          <table:table-cell table:formula="of:=IF(IFERROR(SEARCH(&quot;longread&quot;;[.V27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0];&quot;fastq&quot;;&quot;err&quot;)" office:value-type="string" office:string-value="illumina_PE_PA14_minimap2_8_fastp_noduprem_R1.err" calcext:value-type="string">
            <text:p>illumina_PE_PA14_minimap2_8_fastp_noduprem_R1.err</text:p>
          </table:table-cell>
          <table:table-cell office:value-type="string" calcext:value-type="string">
            <text:p>-o</text:p>
          </table:table-cell>
          <table:table-cell table:formula="of:=SUBSTITUTE([.V280];&quot;fastq&quot;;&quot;out&quot;)" office:value-type="string" office:string-value="illumina_PE_PA14_minimap2_8_fastp_noduprem_R1.out" calcext:value-type="string">
            <text:p>illumina_PE_PA14_minimap2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8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80]);0)=0;&quot;SE&quot;;&quot;PE&quot;)" office:value-type="string" office:string-value="PE" calcext:value-type="string">
            <text:p>PE</text:p>
          </table:table-cell>
          <table:table-cell table:formula="of:=IF(IFERROR(SEARCH(&quot;fastp&quot;;[.V28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80]);0)=0;&quot;&quot;;&quot;--debug&quot;)">
            <text:p/>
          </table:table-cell>
          <table:table-cell table:formula="of:=IF(IFERROR(SEARCH(&quot;longread&quot;;[.V28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1];&quot;fastq&quot;;&quot;err&quot;)" office:value-type="string" office:string-value="illumina_PE_PA14_minimap2_8_longread_noduprem_R1.err" calcext:value-type="string">
            <text:p>illumina_PE_PA14_minimap2_8_longread_noduprem_R1.err</text:p>
          </table:table-cell>
          <table:table-cell office:value-type="string" calcext:value-type="string">
            <text:p>-o</text:p>
          </table:table-cell>
          <table:table-cell table:formula="of:=SUBSTITUTE([.V281];&quot;fastq&quot;;&quot;out&quot;)" office:value-type="string" office:string-value="illumina_PE_PA14_minimap2_8_longread_noduprem_R1.out" calcext:value-type="string">
            <text:p>illumina_PE_PA14_minimap2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8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81]);0)=0;&quot;SE&quot;;&quot;PE&quot;)" office:value-type="string" office:string-value="PE" calcext:value-type="string">
            <text:p>PE</text:p>
          </table:table-cell>
          <table:table-cell table:formula="of:=IF(IFERROR(SEARCH(&quot;fastp&quot;;[.V281]);0)=0;&quot;&quot;;&quot;--fastp&quot;)">
            <text:p/>
          </table:table-cell>
          <table:table-cell table:formula="of:=IF(IFERROR(SEARCH(&quot;debug&quot;;[.V281]);0)=0;&quot;&quot;;&quot;--debug&quot;)">
            <text:p/>
          </table:table-cell>
          <table:table-cell table:formula="of:=IF(IFERROR(SEARCH(&quot;longread&quot;;[.V28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2];&quot;fastq&quot;;&quot;err&quot;)" office:value-type="string" office:string-value="illumina_PE_PA14_minimap2_8_noduprem_R1.err" calcext:value-type="string">
            <text:p>illumina_PE_PA14_minimap2_8_noduprem_R1.err</text:p>
          </table:table-cell>
          <table:table-cell office:value-type="string" calcext:value-type="string">
            <text:p>-o</text:p>
          </table:table-cell>
          <table:table-cell table:formula="of:=SUBSTITUTE([.V282];&quot;fastq&quot;;&quot;out&quot;)" office:value-type="string" office:string-value="illumina_PE_PA14_minimap2_8_noduprem_R1.out" calcext:value-type="string">
            <text:p>illumina_PE_PA14_minimap2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8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82]);0)=0;&quot;SE&quot;;&quot;PE&quot;)" office:value-type="string" office:string-value="PE" calcext:value-type="string">
            <text:p>PE</text:p>
          </table:table-cell>
          <table:table-cell table:formula="of:=IF(IFERROR(SEARCH(&quot;fastp&quot;;[.V282]);0)=0;&quot;&quot;;&quot;--fastp&quot;)">
            <text:p/>
          </table:table-cell>
          <table:table-cell table:formula="of:=IF(IFERROR(SEARCH(&quot;debug&quot;;[.V282]);0)=0;&quot;&quot;;&quot;--debug&quot;)">
            <text:p/>
          </table:table-cell>
          <table:table-cell table:formula="of:=IF(IFERROR(SEARCH(&quot;longread&quot;;[.V28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3];&quot;fastq&quot;;&quot;err&quot;)" office:value-type="string" office:string-value="illumina_SE_hg19_bwamem_16_debug_longread_noduprem_R1.err" calcext:value-type="string">
            <text:p>illumina_SE_hg19_bwamem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283];&quot;fastq&quot;;&quot;out&quot;)" office:value-type="string" office:string-value="illumina_SE_hg19_bwamem_16_debug_longread_noduprem_R1.out" calcext:value-type="string">
            <text:p>illumina_SE_hg19_bwamem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3]);0)=0;&quot;SE&quot;;&quot;PE&quot;)" office:value-type="string" office:string-value="SE" calcext:value-type="string">
            <text:p>SE</text:p>
          </table:table-cell>
          <table:table-cell table:formula="of:=IF(IFERROR(SEARCH(&quot;fastp&quot;;[.V283]);0)=0;&quot;&quot;;&quot;--fastp&quot;)">
            <text:p/>
          </table:table-cell>
          <table:table-cell table:formula="of:=IF(IFERROR(SEARCH(&quot;debug&quot;;[.V28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8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4];&quot;fastq&quot;;&quot;err&quot;)" office:value-type="string" office:string-value="illumina_SE_hg19_bwamem_16_debug_noduprem_R1.err" calcext:value-type="string">
            <text:p>illumina_SE_hg19_bwamem_16_debug_noduprem_R1.err</text:p>
          </table:table-cell>
          <table:table-cell office:value-type="string" calcext:value-type="string">
            <text:p>-o</text:p>
          </table:table-cell>
          <table:table-cell table:formula="of:=SUBSTITUTE([.V284];&quot;fastq&quot;;&quot;out&quot;)" office:value-type="string" office:string-value="illumina_SE_hg19_bwamem_16_debug_noduprem_R1.out" calcext:value-type="string">
            <text:p>illumina_SE_hg19_bwamem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4]);0)=0;&quot;SE&quot;;&quot;PE&quot;)" office:value-type="string" office:string-value="SE" calcext:value-type="string">
            <text:p>SE</text:p>
          </table:table-cell>
          <table:table-cell table:formula="of:=IF(IFERROR(SEARCH(&quot;fastp&quot;;[.V284]);0)=0;&quot;&quot;;&quot;--fastp&quot;)">
            <text:p/>
          </table:table-cell>
          <table:table-cell table:formula="of:=IF(IFERROR(SEARCH(&quot;debug&quot;;[.V28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8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5];&quot;fastq&quot;;&quot;err&quot;)" office:value-type="string" office:string-value="illumina_SE_hg19_bwamem_16_fastp_debug_longread_noduprem_R1.err" calcext:value-type="string">
            <text:p>illumina_SE_hg19_bwamem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85];&quot;fastq&quot;;&quot;out&quot;)" office:value-type="string" office:string-value="illumina_SE_hg19_bwamem_16_fastp_debug_longread_noduprem_R1.out" calcext:value-type="string">
            <text:p>illumina_SE_hg19_bwamem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5]);0)=0;&quot;SE&quot;;&quot;PE&quot;)" office:value-type="string" office:string-value="SE" calcext:value-type="string">
            <text:p>SE</text:p>
          </table:table-cell>
          <table:table-cell table:formula="of:=IF(IFERROR(SEARCH(&quot;fastp&quot;;[.V28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8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8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6];&quot;fastq&quot;;&quot;err&quot;)" office:value-type="string" office:string-value="illumina_SE_hg19_bwamem_16_fastp_debug_noduprem_R1.err" calcext:value-type="string">
            <text:p>illumina_SE_hg19_bwamem_16_fastp_debug_noduprem_R1.err</text:p>
          </table:table-cell>
          <table:table-cell office:value-type="string" calcext:value-type="string">
            <text:p>-o</text:p>
          </table:table-cell>
          <table:table-cell table:formula="of:=SUBSTITUTE([.V286];&quot;fastq&quot;;&quot;out&quot;)" office:value-type="string" office:string-value="illumina_SE_hg19_bwamem_16_fastp_debug_noduprem_R1.out" calcext:value-type="string">
            <text:p>illumina_SE_hg19_bwamem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6]);0)=0;&quot;SE&quot;;&quot;PE&quot;)" office:value-type="string" office:string-value="SE" calcext:value-type="string">
            <text:p>SE</text:p>
          </table:table-cell>
          <table:table-cell table:formula="of:=IF(IFERROR(SEARCH(&quot;fastp&quot;;[.V28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8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8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7];&quot;fastq&quot;;&quot;err&quot;)" office:value-type="string" office:string-value="illumina_SE_hg19_bwamem_16_fastp_longread_noduprem_R1.err" calcext:value-type="string">
            <text:p>illumina_SE_hg19_bwamem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287];&quot;fastq&quot;;&quot;out&quot;)" office:value-type="string" office:string-value="illumina_SE_hg19_bwamem_16_fastp_longread_noduprem_R1.out" calcext:value-type="string">
            <text:p>illumina_SE_hg19_bwamem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7]);0)=0;&quot;SE&quot;;&quot;PE&quot;)" office:value-type="string" office:string-value="SE" calcext:value-type="string">
            <text:p>SE</text:p>
          </table:table-cell>
          <table:table-cell table:formula="of:=IF(IFERROR(SEARCH(&quot;fastp&quot;;[.V28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87]);0)=0;&quot;&quot;;&quot;--debug&quot;)">
            <text:p/>
          </table:table-cell>
          <table:table-cell table:formula="of:=IF(IFERROR(SEARCH(&quot;longread&quot;;[.V28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8];&quot;fastq&quot;;&quot;err&quot;)" office:value-type="string" office:string-value="illumina_SE_hg19_bwamem_16_fastp_noduprem_R1.err" calcext:value-type="string">
            <text:p>illumina_SE_hg19_bwamem_16_fastp_noduprem_R1.err</text:p>
          </table:table-cell>
          <table:table-cell office:value-type="string" calcext:value-type="string">
            <text:p>-o</text:p>
          </table:table-cell>
          <table:table-cell table:formula="of:=SUBSTITUTE([.V288];&quot;fastq&quot;;&quot;out&quot;)" office:value-type="string" office:string-value="illumina_SE_hg19_bwamem_16_fastp_noduprem_R1.out" calcext:value-type="string">
            <text:p>illumina_SE_hg19_bwamem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8]);0)=0;&quot;SE&quot;;&quot;PE&quot;)" office:value-type="string" office:string-value="SE" calcext:value-type="string">
            <text:p>SE</text:p>
          </table:table-cell>
          <table:table-cell table:formula="of:=IF(IFERROR(SEARCH(&quot;fastp&quot;;[.V28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88]);0)=0;&quot;&quot;;&quot;--debug&quot;)">
            <text:p/>
          </table:table-cell>
          <table:table-cell table:formula="of:=IF(IFERROR(SEARCH(&quot;longread&quot;;[.V28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9];&quot;fastq&quot;;&quot;err&quot;)" office:value-type="string" office:string-value="illumina_SE_hg19_bwamem_16_longread_noduprem_R1.err" calcext:value-type="string">
            <text:p>illumina_SE_hg19_bwamem_16_longread_noduprem_R1.err</text:p>
          </table:table-cell>
          <table:table-cell office:value-type="string" calcext:value-type="string">
            <text:p>-o</text:p>
          </table:table-cell>
          <table:table-cell table:formula="of:=SUBSTITUTE([.V289];&quot;fastq&quot;;&quot;out&quot;)" office:value-type="string" office:string-value="illumina_SE_hg19_bwamem_16_longread_noduprem_R1.out" calcext:value-type="string">
            <text:p>illumina_SE_hg19_bwamem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9]);0)=0;&quot;SE&quot;;&quot;PE&quot;)" office:value-type="string" office:string-value="SE" calcext:value-type="string">
            <text:p>SE</text:p>
          </table:table-cell>
          <table:table-cell table:formula="of:=IF(IFERROR(SEARCH(&quot;fastp&quot;;[.V289]);0)=0;&quot;&quot;;&quot;--fastp&quot;)">
            <text:p/>
          </table:table-cell>
          <table:table-cell table:formula="of:=IF(IFERROR(SEARCH(&quot;debug&quot;;[.V289]);0)=0;&quot;&quot;;&quot;--debug&quot;)">
            <text:p/>
          </table:table-cell>
          <table:table-cell table:formula="of:=IF(IFERROR(SEARCH(&quot;longread&quot;;[.V28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0];&quot;fastq&quot;;&quot;err&quot;)" office:value-type="string" office:string-value="illumina_SE_hg19_bwamem_16_noduprem_R1.err" calcext:value-type="string">
            <text:p>illumina_SE_hg19_bwamem_16_noduprem_R1.err</text:p>
          </table:table-cell>
          <table:table-cell office:value-type="string" calcext:value-type="string">
            <text:p>-o</text:p>
          </table:table-cell>
          <table:table-cell table:formula="of:=SUBSTITUTE([.V290];&quot;fastq&quot;;&quot;out&quot;)" office:value-type="string" office:string-value="illumina_SE_hg19_bwamem_16_noduprem_R1.out" calcext:value-type="string">
            <text:p>illumina_SE_hg19_bwamem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90]);0)=0;&quot;SE&quot;;&quot;PE&quot;)" office:value-type="string" office:string-value="SE" calcext:value-type="string">
            <text:p>SE</text:p>
          </table:table-cell>
          <table:table-cell table:formula="of:=IF(IFERROR(SEARCH(&quot;fastp&quot;;[.V290]);0)=0;&quot;&quot;;&quot;--fastp&quot;)">
            <text:p/>
          </table:table-cell>
          <table:table-cell table:formula="of:=IF(IFERROR(SEARCH(&quot;debug&quot;;[.V290]);0)=0;&quot;&quot;;&quot;--debug&quot;)">
            <text:p/>
          </table:table-cell>
          <table:table-cell table:formula="of:=IF(IFERROR(SEARCH(&quot;longread&quot;;[.V29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1];&quot;fastq&quot;;&quot;err&quot;)" office:value-type="string" office:string-value="illumina_SE_hg19_bwamem_8_debug_longread_noduprem_R1.err" calcext:value-type="string">
            <text:p>illumina_SE_hg19_bwamem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291];&quot;fastq&quot;;&quot;out&quot;)" office:value-type="string" office:string-value="illumina_SE_hg19_bwamem_8_debug_longread_noduprem_R1.out" calcext:value-type="string">
            <text:p>illumina_SE_hg19_bwamem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1]);0)=0;&quot;SE&quot;;&quot;PE&quot;)" office:value-type="string" office:string-value="SE" calcext:value-type="string">
            <text:p>SE</text:p>
          </table:table-cell>
          <table:table-cell table:formula="of:=IF(IFERROR(SEARCH(&quot;fastp&quot;;[.V291]);0)=0;&quot;&quot;;&quot;--fastp&quot;)">
            <text:p/>
          </table:table-cell>
          <table:table-cell table:formula="of:=IF(IFERROR(SEARCH(&quot;debug&quot;;[.V29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9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2];&quot;fastq&quot;;&quot;err&quot;)" office:value-type="string" office:string-value="illumina_SE_hg19_bwamem_8_debug_noduprem_R1.err" calcext:value-type="string">
            <text:p>illumina_SE_hg19_bwamem_8_debug_noduprem_R1.err</text:p>
          </table:table-cell>
          <table:table-cell office:value-type="string" calcext:value-type="string">
            <text:p>-o</text:p>
          </table:table-cell>
          <table:table-cell table:formula="of:=SUBSTITUTE([.V292];&quot;fastq&quot;;&quot;out&quot;)" office:value-type="string" office:string-value="illumina_SE_hg19_bwamem_8_debug_noduprem_R1.out" calcext:value-type="string">
            <text:p>illumina_SE_hg19_bwamem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2]);0)=0;&quot;SE&quot;;&quot;PE&quot;)" office:value-type="string" office:string-value="SE" calcext:value-type="string">
            <text:p>SE</text:p>
          </table:table-cell>
          <table:table-cell table:formula="of:=IF(IFERROR(SEARCH(&quot;fastp&quot;;[.V292]);0)=0;&quot;&quot;;&quot;--fastp&quot;)">
            <text:p/>
          </table:table-cell>
          <table:table-cell table:formula="of:=IF(IFERROR(SEARCH(&quot;debug&quot;;[.V29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9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3];&quot;fastq&quot;;&quot;err&quot;)" office:value-type="string" office:string-value="illumina_SE_hg19_bwamem_8_fastp_debug_longread_noduprem_R1.err" calcext:value-type="string">
            <text:p>illumina_SE_hg19_bwamem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93];&quot;fastq&quot;;&quot;out&quot;)" office:value-type="string" office:string-value="illumina_SE_hg19_bwamem_8_fastp_debug_longread_noduprem_R1.out" calcext:value-type="string">
            <text:p>illumina_SE_hg19_bwamem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3]);0)=0;&quot;SE&quot;;&quot;PE&quot;)" office:value-type="string" office:string-value="SE" calcext:value-type="string">
            <text:p>SE</text:p>
          </table:table-cell>
          <table:table-cell table:formula="of:=IF(IFERROR(SEARCH(&quot;fastp&quot;;[.V29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9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9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4];&quot;fastq&quot;;&quot;err&quot;)" office:value-type="string" office:string-value="illumina_SE_hg19_bwamem_8_fastp_debug_noduprem_R1.err" calcext:value-type="string">
            <text:p>illumina_SE_hg19_bwamem_8_fastp_debug_noduprem_R1.err</text:p>
          </table:table-cell>
          <table:table-cell office:value-type="string" calcext:value-type="string">
            <text:p>-o</text:p>
          </table:table-cell>
          <table:table-cell table:formula="of:=SUBSTITUTE([.V294];&quot;fastq&quot;;&quot;out&quot;)" office:value-type="string" office:string-value="illumina_SE_hg19_bwamem_8_fastp_debug_noduprem_R1.out" calcext:value-type="string">
            <text:p>illumina_SE_hg19_bwamem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4]);0)=0;&quot;SE&quot;;&quot;PE&quot;)" office:value-type="string" office:string-value="SE" calcext:value-type="string">
            <text:p>SE</text:p>
          </table:table-cell>
          <table:table-cell table:formula="of:=IF(IFERROR(SEARCH(&quot;fastp&quot;;[.V29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9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9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5];&quot;fastq&quot;;&quot;err&quot;)" office:value-type="string" office:string-value="illumina_SE_hg19_bwamem_8_fastp_longread_noduprem_R1.err" calcext:value-type="string">
            <text:p>illumina_SE_hg19_bwamem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295];&quot;fastq&quot;;&quot;out&quot;)" office:value-type="string" office:string-value="illumina_SE_hg19_bwamem_8_fastp_longread_noduprem_R1.out" calcext:value-type="string">
            <text:p>illumina_SE_hg19_bwamem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5]);0)=0;&quot;SE&quot;;&quot;PE&quot;)" office:value-type="string" office:string-value="SE" calcext:value-type="string">
            <text:p>SE</text:p>
          </table:table-cell>
          <table:table-cell table:formula="of:=IF(IFERROR(SEARCH(&quot;fastp&quot;;[.V29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95]);0)=0;&quot;&quot;;&quot;--debug&quot;)">
            <text:p/>
          </table:table-cell>
          <table:table-cell table:formula="of:=IF(IFERROR(SEARCH(&quot;longread&quot;;[.V29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6];&quot;fastq&quot;;&quot;err&quot;)" office:value-type="string" office:string-value="illumina_SE_hg19_bwamem_8_fastp_noduprem_R1.err" calcext:value-type="string">
            <text:p>illumina_SE_hg19_bwamem_8_fastp_noduprem_R1.err</text:p>
          </table:table-cell>
          <table:table-cell office:value-type="string" calcext:value-type="string">
            <text:p>-o</text:p>
          </table:table-cell>
          <table:table-cell table:formula="of:=SUBSTITUTE([.V296];&quot;fastq&quot;;&quot;out&quot;)" office:value-type="string" office:string-value="illumina_SE_hg19_bwamem_8_fastp_noduprem_R1.out" calcext:value-type="string">
            <text:p>illumina_SE_hg19_bwamem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6]);0)=0;&quot;SE&quot;;&quot;PE&quot;)" office:value-type="string" office:string-value="SE" calcext:value-type="string">
            <text:p>SE</text:p>
          </table:table-cell>
          <table:table-cell table:formula="of:=IF(IFERROR(SEARCH(&quot;fastp&quot;;[.V29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96]);0)=0;&quot;&quot;;&quot;--debug&quot;)">
            <text:p/>
          </table:table-cell>
          <table:table-cell table:formula="of:=IF(IFERROR(SEARCH(&quot;longread&quot;;[.V29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7];&quot;fastq&quot;;&quot;err&quot;)" office:value-type="string" office:string-value="illumina_SE_hg19_bwamem_8_longread_noduprem_R1.err" calcext:value-type="string">
            <text:p>illumina_SE_hg19_bwamem_8_longread_noduprem_R1.err</text:p>
          </table:table-cell>
          <table:table-cell office:value-type="string" calcext:value-type="string">
            <text:p>-o</text:p>
          </table:table-cell>
          <table:table-cell table:formula="of:=SUBSTITUTE([.V297];&quot;fastq&quot;;&quot;out&quot;)" office:value-type="string" office:string-value="illumina_SE_hg19_bwamem_8_longread_noduprem_R1.out" calcext:value-type="string">
            <text:p>illumina_SE_hg19_bwamem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7]);0)=0;&quot;SE&quot;;&quot;PE&quot;)" office:value-type="string" office:string-value="SE" calcext:value-type="string">
            <text:p>SE</text:p>
          </table:table-cell>
          <table:table-cell table:formula="of:=IF(IFERROR(SEARCH(&quot;fastp&quot;;[.V297]);0)=0;&quot;&quot;;&quot;--fastp&quot;)">
            <text:p/>
          </table:table-cell>
          <table:table-cell table:formula="of:=IF(IFERROR(SEARCH(&quot;debug&quot;;[.V297]);0)=0;&quot;&quot;;&quot;--debug&quot;)">
            <text:p/>
          </table:table-cell>
          <table:table-cell table:formula="of:=IF(IFERROR(SEARCH(&quot;longread&quot;;[.V29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8];&quot;fastq&quot;;&quot;err&quot;)" office:value-type="string" office:string-value="illumina_SE_hg19_bwamem_8_noduprem_R1.err" calcext:value-type="string">
            <text:p>illumina_SE_hg19_bwamem_8_noduprem_R1.err</text:p>
          </table:table-cell>
          <table:table-cell office:value-type="string" calcext:value-type="string">
            <text:p>-o</text:p>
          </table:table-cell>
          <table:table-cell table:formula="of:=SUBSTITUTE([.V298];&quot;fastq&quot;;&quot;out&quot;)" office:value-type="string" office:string-value="illumina_SE_hg19_bwamem_8_noduprem_R1.out" calcext:value-type="string">
            <text:p>illumina_SE_hg19_bwamem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8]);0)=0;&quot;SE&quot;;&quot;PE&quot;)" office:value-type="string" office:string-value="SE" calcext:value-type="string">
            <text:p>SE</text:p>
          </table:table-cell>
          <table:table-cell table:formula="of:=IF(IFERROR(SEARCH(&quot;fastp&quot;;[.V298]);0)=0;&quot;&quot;;&quot;--fastp&quot;)">
            <text:p/>
          </table:table-cell>
          <table:table-cell table:formula="of:=IF(IFERROR(SEARCH(&quot;debug&quot;;[.V298]);0)=0;&quot;&quot;;&quot;--debug&quot;)">
            <text:p/>
          </table:table-cell>
          <table:table-cell table:formula="of:=IF(IFERROR(SEARCH(&quot;longread&quot;;[.V29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9];&quot;fastq&quot;;&quot;err&quot;)" office:value-type="string" office:string-value="illumina_SE_hg19_minimap2_16_debug_longread_noduprem_R1.err" calcext:value-type="string">
            <text:p>illumina_SE_hg19_minimap2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299];&quot;fastq&quot;;&quot;out&quot;)" office:value-type="string" office:string-value="illumina_SE_hg19_minimap2_16_debug_longread_noduprem_R1.out" calcext:value-type="string">
            <text:p>illumina_SE_hg19_minimap2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9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99]);0)=0;&quot;SE&quot;;&quot;PE&quot;)" office:value-type="string" office:string-value="SE" calcext:value-type="string">
            <text:p>SE</text:p>
          </table:table-cell>
          <table:table-cell table:formula="of:=IF(IFERROR(SEARCH(&quot;fastp&quot;;[.V299]);0)=0;&quot;&quot;;&quot;--fastp&quot;)">
            <text:p/>
          </table:table-cell>
          <table:table-cell table:formula="of:=IF(IFERROR(SEARCH(&quot;debug&quot;;[.V29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9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0];&quot;fastq&quot;;&quot;err&quot;)" office:value-type="string" office:string-value="illumina_SE_hg19_minimap2_16_debug_noduprem_R1.err" calcext:value-type="string">
            <text:p>illumina_SE_hg19_minimap2_16_debug_noduprem_R1.err</text:p>
          </table:table-cell>
          <table:table-cell office:value-type="string" calcext:value-type="string">
            <text:p>-o</text:p>
          </table:table-cell>
          <table:table-cell table:formula="of:=SUBSTITUTE([.V300];&quot;fastq&quot;;&quot;out&quot;)" office:value-type="string" office:string-value="illumina_SE_hg19_minimap2_16_debug_noduprem_R1.out" calcext:value-type="string">
            <text:p>illumina_SE_hg19_minimap2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0]);0)=0;&quot;SE&quot;;&quot;PE&quot;)" office:value-type="string" office:string-value="SE" calcext:value-type="string">
            <text:p>SE</text:p>
          </table:table-cell>
          <table:table-cell table:formula="of:=IF(IFERROR(SEARCH(&quot;fastp&quot;;[.V300]);0)=0;&quot;&quot;;&quot;--fastp&quot;)">
            <text:p/>
          </table:table-cell>
          <table:table-cell table:formula="of:=IF(IFERROR(SEARCH(&quot;debug&quot;;[.V30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1];&quot;fastq&quot;;&quot;err&quot;)" office:value-type="string" office:string-value="illumina_SE_hg19_minimap2_16_fastp_debug_longread_noduprem_R1.err" calcext:value-type="string">
            <text:p>illumina_SE_hg19_minimap2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01];&quot;fastq&quot;;&quot;out&quot;)" office:value-type="string" office:string-value="illumina_SE_hg19_minimap2_16_fastp_debug_longread_noduprem_R1.out" calcext:value-type="string">
            <text:p>illumina_SE_hg19_minimap2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1]);0)=0;&quot;SE&quot;;&quot;PE&quot;)" office:value-type="string" office:string-value="SE" calcext:value-type="string">
            <text:p>SE</text:p>
          </table:table-cell>
          <table:table-cell table:formula="of:=IF(IFERROR(SEARCH(&quot;fastp&quot;;[.V30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0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2];&quot;fastq&quot;;&quot;err&quot;)" office:value-type="string" office:string-value="illumina_SE_hg19_minimap2_16_fastp_debug_noduprem_R1.err" calcext:value-type="string">
            <text:p>illumina_SE_hg19_minimap2_16_fastp_debug_noduprem_R1.err</text:p>
          </table:table-cell>
          <table:table-cell office:value-type="string" calcext:value-type="string">
            <text:p>-o</text:p>
          </table:table-cell>
          <table:table-cell table:formula="of:=SUBSTITUTE([.V302];&quot;fastq&quot;;&quot;out&quot;)" office:value-type="string" office:string-value="illumina_SE_hg19_minimap2_16_fastp_debug_noduprem_R1.out" calcext:value-type="string">
            <text:p>illumina_SE_hg19_minimap2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2]);0)=0;&quot;SE&quot;;&quot;PE&quot;)" office:value-type="string" office:string-value="SE" calcext:value-type="string">
            <text:p>SE</text:p>
          </table:table-cell>
          <table:table-cell table:formula="of:=IF(IFERROR(SEARCH(&quot;fastp&quot;;[.V30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0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3];&quot;fastq&quot;;&quot;err&quot;)" office:value-type="string" office:string-value="illumina_SE_hg19_minimap2_16_fastp_longread_noduprem_R1.err" calcext:value-type="string">
            <text:p>illumina_SE_hg19_minimap2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03];&quot;fastq&quot;;&quot;out&quot;)" office:value-type="string" office:string-value="illumina_SE_hg19_minimap2_16_fastp_longread_noduprem_R1.out" calcext:value-type="string">
            <text:p>illumina_SE_hg19_minimap2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3]);0)=0;&quot;SE&quot;;&quot;PE&quot;)" office:value-type="string" office:string-value="SE" calcext:value-type="string">
            <text:p>SE</text:p>
          </table:table-cell>
          <table:table-cell table:formula="of:=IF(IFERROR(SEARCH(&quot;fastp&quot;;[.V30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03]);0)=0;&quot;&quot;;&quot;--debug&quot;)">
            <text:p/>
          </table:table-cell>
          <table:table-cell table:formula="of:=IF(IFERROR(SEARCH(&quot;longread&quot;;[.V30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4];&quot;fastq&quot;;&quot;err&quot;)" office:value-type="string" office:string-value="illumina_SE_hg19_minimap2_16_fastp_noduprem_R1.err" calcext:value-type="string">
            <text:p>illumina_SE_hg19_minimap2_16_fastp_noduprem_R1.err</text:p>
          </table:table-cell>
          <table:table-cell office:value-type="string" calcext:value-type="string">
            <text:p>-o</text:p>
          </table:table-cell>
          <table:table-cell table:formula="of:=SUBSTITUTE([.V304];&quot;fastq&quot;;&quot;out&quot;)" office:value-type="string" office:string-value="illumina_SE_hg19_minimap2_16_fastp_noduprem_R1.out" calcext:value-type="string">
            <text:p>illumina_SE_hg19_minimap2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4]);0)=0;&quot;SE&quot;;&quot;PE&quot;)" office:value-type="string" office:string-value="SE" calcext:value-type="string">
            <text:p>SE</text:p>
          </table:table-cell>
          <table:table-cell table:formula="of:=IF(IFERROR(SEARCH(&quot;fastp&quot;;[.V30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04]);0)=0;&quot;&quot;;&quot;--debug&quot;)">
            <text:p/>
          </table:table-cell>
          <table:table-cell table:formula="of:=IF(IFERROR(SEARCH(&quot;longread&quot;;[.V30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5];&quot;fastq&quot;;&quot;err&quot;)" office:value-type="string" office:string-value="illumina_SE_hg19_minimap2_16_longread_noduprem_R1.err" calcext:value-type="string">
            <text:p>illumina_SE_hg19_minimap2_16_longread_noduprem_R1.err</text:p>
          </table:table-cell>
          <table:table-cell office:value-type="string" calcext:value-type="string">
            <text:p>-o</text:p>
          </table:table-cell>
          <table:table-cell table:formula="of:=SUBSTITUTE([.V305];&quot;fastq&quot;;&quot;out&quot;)" office:value-type="string" office:string-value="illumina_SE_hg19_minimap2_16_longread_noduprem_R1.out" calcext:value-type="string">
            <text:p>illumina_SE_hg19_minimap2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5]);0)=0;&quot;SE&quot;;&quot;PE&quot;)" office:value-type="string" office:string-value="SE" calcext:value-type="string">
            <text:p>SE</text:p>
          </table:table-cell>
          <table:table-cell table:formula="of:=IF(IFERROR(SEARCH(&quot;fastp&quot;;[.V305]);0)=0;&quot;&quot;;&quot;--fastp&quot;)">
            <text:p/>
          </table:table-cell>
          <table:table-cell table:formula="of:=IF(IFERROR(SEARCH(&quot;debug&quot;;[.V305]);0)=0;&quot;&quot;;&quot;--debug&quot;)">
            <text:p/>
          </table:table-cell>
          <table:table-cell table:formula="of:=IF(IFERROR(SEARCH(&quot;longread&quot;;[.V30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6];&quot;fastq&quot;;&quot;err&quot;)" office:value-type="string" office:string-value="illumina_SE_hg19_minimap2_16_noduprem_R1.err" calcext:value-type="string">
            <text:p>illumina_SE_hg19_minimap2_16_noduprem_R1.err</text:p>
          </table:table-cell>
          <table:table-cell office:value-type="string" calcext:value-type="string">
            <text:p>-o</text:p>
          </table:table-cell>
          <table:table-cell table:formula="of:=SUBSTITUTE([.V306];&quot;fastq&quot;;&quot;out&quot;)" office:value-type="string" office:string-value="illumina_SE_hg19_minimap2_16_noduprem_R1.out" calcext:value-type="string">
            <text:p>illumina_SE_hg19_minimap2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6]);0)=0;&quot;SE&quot;;&quot;PE&quot;)" office:value-type="string" office:string-value="SE" calcext:value-type="string">
            <text:p>SE</text:p>
          </table:table-cell>
          <table:table-cell table:formula="of:=IF(IFERROR(SEARCH(&quot;fastp&quot;;[.V306]);0)=0;&quot;&quot;;&quot;--fastp&quot;)">
            <text:p/>
          </table:table-cell>
          <table:table-cell table:formula="of:=IF(IFERROR(SEARCH(&quot;debug&quot;;[.V306]);0)=0;&quot;&quot;;&quot;--debug&quot;)">
            <text:p/>
          </table:table-cell>
          <table:table-cell table:formula="of:=IF(IFERROR(SEARCH(&quot;longread&quot;;[.V30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7];&quot;fastq&quot;;&quot;err&quot;)" office:value-type="string" office:string-value="illumina_SE_hg19_minimap2_8_debug_longread_noduprem_R1.err" calcext:value-type="string">
            <text:p>illumina_SE_hg19_minimap2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307];&quot;fastq&quot;;&quot;out&quot;)" office:value-type="string" office:string-value="illumina_SE_hg19_minimap2_8_debug_longread_noduprem_R1.out" calcext:value-type="string">
            <text:p>illumina_SE_hg19_minimap2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07]);0)=0;&quot;SE&quot;;&quot;PE&quot;)" office:value-type="string" office:string-value="SE" calcext:value-type="string">
            <text:p>SE</text:p>
          </table:table-cell>
          <table:table-cell table:formula="of:=IF(IFERROR(SEARCH(&quot;fastp&quot;;[.V307]);0)=0;&quot;&quot;;&quot;--fastp&quot;)">
            <text:p/>
          </table:table-cell>
          <table:table-cell table:formula="of:=IF(IFERROR(SEARCH(&quot;debug&quot;;[.V30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8];&quot;fastq&quot;;&quot;err&quot;)" office:value-type="string" office:string-value="illumina_SE_hg19_minimap2_8_debug_noduprem_R1.err" calcext:value-type="string">
            <text:p>illumina_SE_hg19_minimap2_8_debug_noduprem_R1.err</text:p>
          </table:table-cell>
          <table:table-cell office:value-type="string" calcext:value-type="string">
            <text:p>-o</text:p>
          </table:table-cell>
          <table:table-cell table:formula="of:=SUBSTITUTE([.V308];&quot;fastq&quot;;&quot;out&quot;)" office:value-type="string" office:string-value="illumina_SE_hg19_minimap2_8_debug_noduprem_R1.out" calcext:value-type="string">
            <text:p>illumina_SE_hg19_minimap2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08]);0)=0;&quot;SE&quot;;&quot;PE&quot;)" office:value-type="string" office:string-value="SE" calcext:value-type="string">
            <text:p>SE</text:p>
          </table:table-cell>
          <table:table-cell table:formula="of:=IF(IFERROR(SEARCH(&quot;fastp&quot;;[.V308]);0)=0;&quot;&quot;;&quot;--fastp&quot;)">
            <text:p/>
          </table:table-cell>
          <table:table-cell table:formula="of:=IF(IFERROR(SEARCH(&quot;debug&quot;;[.V30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9];&quot;fastq&quot;;&quot;err&quot;)" office:value-type="string" office:string-value="illumina_SE_hg19_minimap2_8_fastp_debug_longread_noduprem_R1.err" calcext:value-type="string">
            <text:p>illumina_SE_hg19_minimap2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09];&quot;fastq&quot;;&quot;out&quot;)" office:value-type="string" office:string-value="illumina_SE_hg19_minimap2_8_fastp_debug_longread_noduprem_R1.out" calcext:value-type="string">
            <text:p>illumina_SE_hg19_minimap2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09]);0)=0;&quot;SE&quot;;&quot;PE&quot;)" office:value-type="string" office:string-value="SE" calcext:value-type="string">
            <text:p>SE</text:p>
          </table:table-cell>
          <table:table-cell table:formula="of:=IF(IFERROR(SEARCH(&quot;fastp&quot;;[.V30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0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0];&quot;fastq&quot;;&quot;err&quot;)" office:value-type="string" office:string-value="illumina_SE_hg19_minimap2_8_fastp_debug_noduprem_R1.err" calcext:value-type="string">
            <text:p>illumina_SE_hg19_minimap2_8_fastp_debug_noduprem_R1.err</text:p>
          </table:table-cell>
          <table:table-cell office:value-type="string" calcext:value-type="string">
            <text:p>-o</text:p>
          </table:table-cell>
          <table:table-cell table:formula="of:=SUBSTITUTE([.V310];&quot;fastq&quot;;&quot;out&quot;)" office:value-type="string" office:string-value="illumina_SE_hg19_minimap2_8_fastp_debug_noduprem_R1.out" calcext:value-type="string">
            <text:p>illumina_SE_hg19_minimap2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1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10]);0)=0;&quot;SE&quot;;&quot;PE&quot;)" office:value-type="string" office:string-value="SE" calcext:value-type="string">
            <text:p>SE</text:p>
          </table:table-cell>
          <table:table-cell table:formula="of:=IF(IFERROR(SEARCH(&quot;fastp&quot;;[.V31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1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1];&quot;fastq&quot;;&quot;err&quot;)" office:value-type="string" office:string-value="illumina_SE_hg19_minimap2_8_fastp_longread_noduprem_R1.err" calcext:value-type="string">
            <text:p>illumina_SE_hg19_minimap2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311];&quot;fastq&quot;;&quot;out&quot;)" office:value-type="string" office:string-value="illumina_SE_hg19_minimap2_8_fastp_longread_noduprem_R1.out" calcext:value-type="string">
            <text:p>illumina_SE_hg19_minimap2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1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11]);0)=0;&quot;SE&quot;;&quot;PE&quot;)" office:value-type="string" office:string-value="SE" calcext:value-type="string">
            <text:p>SE</text:p>
          </table:table-cell>
          <table:table-cell table:formula="of:=IF(IFERROR(SEARCH(&quot;fastp&quot;;[.V31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1]);0)=0;&quot;&quot;;&quot;--debug&quot;)">
            <text:p/>
          </table:table-cell>
          <table:table-cell table:formula="of:=IF(IFERROR(SEARCH(&quot;longread&quot;;[.V31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2];&quot;fastq&quot;;&quot;err&quot;)" office:value-type="string" office:string-value="illumina_SE_hg19_minimap2_8_fastp_noduprem_R1.err" calcext:value-type="string">
            <text:p>illumina_SE_hg19_minimap2_8_fastp_noduprem_R1.err</text:p>
          </table:table-cell>
          <table:table-cell office:value-type="string" calcext:value-type="string">
            <text:p>-o</text:p>
          </table:table-cell>
          <table:table-cell table:formula="of:=SUBSTITUTE([.V312];&quot;fastq&quot;;&quot;out&quot;)" office:value-type="string" office:string-value="illumina_SE_hg19_minimap2_8_fastp_noduprem_R1.out" calcext:value-type="string">
            <text:p>illumina_SE_hg19_minimap2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1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12]);0)=0;&quot;SE&quot;;&quot;PE&quot;)" office:value-type="string" office:string-value="SE" calcext:value-type="string">
            <text:p>SE</text:p>
          </table:table-cell>
          <table:table-cell table:formula="of:=IF(IFERROR(SEARCH(&quot;fastp&quot;;[.V31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2]);0)=0;&quot;&quot;;&quot;--debug&quot;)">
            <text:p/>
          </table:table-cell>
          <table:table-cell table:formula="of:=IF(IFERROR(SEARCH(&quot;longread&quot;;[.V31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3];&quot;fastq&quot;;&quot;err&quot;)" office:value-type="string" office:string-value="illumina_SE_hg19_minimap2_8_longread_noduprem_R1.err" calcext:value-type="string">
            <text:p>illumina_SE_hg19_minimap2_8_longread_noduprem_R1.err</text:p>
          </table:table-cell>
          <table:table-cell office:value-type="string" calcext:value-type="string">
            <text:p>-o</text:p>
          </table:table-cell>
          <table:table-cell table:formula="of:=SUBSTITUTE([.V313];&quot;fastq&quot;;&quot;out&quot;)" office:value-type="string" office:string-value="illumina_SE_hg19_minimap2_8_longread_noduprem_R1.out" calcext:value-type="string">
            <text:p>illumina_SE_hg19_minimap2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1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13]);0)=0;&quot;SE&quot;;&quot;PE&quot;)" office:value-type="string" office:string-value="SE" calcext:value-type="string">
            <text:p>SE</text:p>
          </table:table-cell>
          <table:table-cell table:formula="of:=IF(IFERROR(SEARCH(&quot;fastp&quot;;[.V313]);0)=0;&quot;&quot;;&quot;--fastp&quot;)">
            <text:p/>
          </table:table-cell>
          <table:table-cell table:formula="of:=IF(IFERROR(SEARCH(&quot;debug&quot;;[.V313]);0)=0;&quot;&quot;;&quot;--debug&quot;)">
            <text:p/>
          </table:table-cell>
          <table:table-cell table:formula="of:=IF(IFERROR(SEARCH(&quot;longread&quot;;[.V31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4];&quot;fastq&quot;;&quot;err&quot;)" office:value-type="string" office:string-value="illumina_SE_hg19_minimap2_8_noduprem_R1.err" calcext:value-type="string">
            <text:p>illumina_SE_hg19_minimap2_8_noduprem_R1.err</text:p>
          </table:table-cell>
          <table:table-cell office:value-type="string" calcext:value-type="string">
            <text:p>-o</text:p>
          </table:table-cell>
          <table:table-cell table:formula="of:=SUBSTITUTE([.V314];&quot;fastq&quot;;&quot;out&quot;)" office:value-type="string" office:string-value="illumina_SE_hg19_minimap2_8_noduprem_R1.out" calcext:value-type="string">
            <text:p>illumina_SE_hg19_minimap2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1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14]);0)=0;&quot;SE&quot;;&quot;PE&quot;)" office:value-type="string" office:string-value="SE" calcext:value-type="string">
            <text:p>SE</text:p>
          </table:table-cell>
          <table:table-cell table:formula="of:=IF(IFERROR(SEARCH(&quot;fastp&quot;;[.V314]);0)=0;&quot;&quot;;&quot;--fastp&quot;)">
            <text:p/>
          </table:table-cell>
          <table:table-cell table:formula="of:=IF(IFERROR(SEARCH(&quot;debug&quot;;[.V314]);0)=0;&quot;&quot;;&quot;--debug&quot;)">
            <text:p/>
          </table:table-cell>
          <table:table-cell table:formula="of:=IF(IFERROR(SEARCH(&quot;longread&quot;;[.V31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5];&quot;fastq&quot;;&quot;err&quot;)" office:value-type="string" office:string-value="illumina_SE_PA14_bwamem_16_debug_longread_noduprem_R1.err" calcext:value-type="string">
            <text:p>illumina_SE_PA14_bwamem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315];&quot;fastq&quot;;&quot;out&quot;)" office:value-type="string" office:string-value="illumina_SE_PA14_bwamem_16_debug_longread_noduprem_R1.out" calcext:value-type="string">
            <text:p>illumina_SE_PA14_bwamem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1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15]);0)=0;&quot;SE&quot;;&quot;PE&quot;)" office:value-type="string" office:string-value="SE" calcext:value-type="string">
            <text:p>SE</text:p>
          </table:table-cell>
          <table:table-cell table:formula="of:=IF(IFERROR(SEARCH(&quot;fastp&quot;;[.V315]);0)=0;&quot;&quot;;&quot;--fastp&quot;)">
            <text:p/>
          </table:table-cell>
          <table:table-cell table:formula="of:=IF(IFERROR(SEARCH(&quot;debug&quot;;[.V31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1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6];&quot;fastq&quot;;&quot;err&quot;)" office:value-type="string" office:string-value="illumina_SE_PA14_bwamem_16_debug_noduprem_R1.err" calcext:value-type="string">
            <text:p>illumina_SE_PA14_bwamem_16_debug_noduprem_R1.err</text:p>
          </table:table-cell>
          <table:table-cell office:value-type="string" calcext:value-type="string">
            <text:p>-o</text:p>
          </table:table-cell>
          <table:table-cell table:formula="of:=SUBSTITUTE([.V316];&quot;fastq&quot;;&quot;out&quot;)" office:value-type="string" office:string-value="illumina_SE_PA14_bwamem_16_debug_noduprem_R1.out" calcext:value-type="string">
            <text:p>illumina_SE_PA14_bwamem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1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16]);0)=0;&quot;SE&quot;;&quot;PE&quot;)" office:value-type="string" office:string-value="SE" calcext:value-type="string">
            <text:p>SE</text:p>
          </table:table-cell>
          <table:table-cell table:formula="of:=IF(IFERROR(SEARCH(&quot;fastp&quot;;[.V316]);0)=0;&quot;&quot;;&quot;--fastp&quot;)">
            <text:p/>
          </table:table-cell>
          <table:table-cell table:formula="of:=IF(IFERROR(SEARCH(&quot;debug&quot;;[.V31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1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7];&quot;fastq&quot;;&quot;err&quot;)" office:value-type="string" office:string-value="illumina_SE_PA14_bwamem_16_fastp_debug_longread_noduprem_R1.err" calcext:value-type="string">
            <text:p>illumina_SE_PA14_bwamem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17];&quot;fastq&quot;;&quot;out&quot;)" office:value-type="string" office:string-value="illumina_SE_PA14_bwamem_16_fastp_debug_longread_noduprem_R1.out" calcext:value-type="string">
            <text:p>illumina_SE_PA14_bwamem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1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17]);0)=0;&quot;SE&quot;;&quot;PE&quot;)" office:value-type="string" office:string-value="SE" calcext:value-type="string">
            <text:p>SE</text:p>
          </table:table-cell>
          <table:table-cell table:formula="of:=IF(IFERROR(SEARCH(&quot;fastp&quot;;[.V31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1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8];&quot;fastq&quot;;&quot;err&quot;)" office:value-type="string" office:string-value="illumina_SE_PA14_bwamem_16_fastp_debug_noduprem_R1.err" calcext:value-type="string">
            <text:p>illumina_SE_PA14_bwamem_16_fastp_debug_noduprem_R1.err</text:p>
          </table:table-cell>
          <table:table-cell office:value-type="string" calcext:value-type="string">
            <text:p>-o</text:p>
          </table:table-cell>
          <table:table-cell table:formula="of:=SUBSTITUTE([.V318];&quot;fastq&quot;;&quot;out&quot;)" office:value-type="string" office:string-value="illumina_SE_PA14_bwamem_16_fastp_debug_noduprem_R1.out" calcext:value-type="string">
            <text:p>illumina_SE_PA14_bwamem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1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18]);0)=0;&quot;SE&quot;;&quot;PE&quot;)" office:value-type="string" office:string-value="SE" calcext:value-type="string">
            <text:p>SE</text:p>
          </table:table-cell>
          <table:table-cell table:formula="of:=IF(IFERROR(SEARCH(&quot;fastp&quot;;[.V31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1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9];&quot;fastq&quot;;&quot;err&quot;)" office:value-type="string" office:string-value="illumina_SE_PA14_bwamem_16_fastp_longread_noduprem_R1.err" calcext:value-type="string">
            <text:p>illumina_SE_PA14_bwamem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19];&quot;fastq&quot;;&quot;out&quot;)" office:value-type="string" office:string-value="illumina_SE_PA14_bwamem_16_fastp_longread_noduprem_R1.out" calcext:value-type="string">
            <text:p>illumina_SE_PA14_bwamem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1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19]);0)=0;&quot;SE&quot;;&quot;PE&quot;)" office:value-type="string" office:string-value="SE" calcext:value-type="string">
            <text:p>SE</text:p>
          </table:table-cell>
          <table:table-cell table:formula="of:=IF(IFERROR(SEARCH(&quot;fastp&quot;;[.V31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9]);0)=0;&quot;&quot;;&quot;--debug&quot;)">
            <text:p/>
          </table:table-cell>
          <table:table-cell table:formula="of:=IF(IFERROR(SEARCH(&quot;longread&quot;;[.V31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0];&quot;fastq&quot;;&quot;err&quot;)" office:value-type="string" office:string-value="illumina_SE_PA14_bwamem_16_fastp_noduprem_R1.err" calcext:value-type="string">
            <text:p>illumina_SE_PA14_bwamem_16_fastp_noduprem_R1.err</text:p>
          </table:table-cell>
          <table:table-cell office:value-type="string" calcext:value-type="string">
            <text:p>-o</text:p>
          </table:table-cell>
          <table:table-cell table:formula="of:=SUBSTITUTE([.V320];&quot;fastq&quot;;&quot;out&quot;)" office:value-type="string" office:string-value="illumina_SE_PA14_bwamem_16_fastp_noduprem_R1.out" calcext:value-type="string">
            <text:p>illumina_SE_PA14_bwamem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20]);0)=0;&quot;SE&quot;;&quot;PE&quot;)" office:value-type="string" office:string-value="SE" calcext:value-type="string">
            <text:p>SE</text:p>
          </table:table-cell>
          <table:table-cell table:formula="of:=IF(IFERROR(SEARCH(&quot;fastp&quot;;[.V32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20]);0)=0;&quot;&quot;;&quot;--debug&quot;)">
            <text:p/>
          </table:table-cell>
          <table:table-cell table:formula="of:=IF(IFERROR(SEARCH(&quot;longread&quot;;[.V32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1];&quot;fastq&quot;;&quot;err&quot;)" office:value-type="string" office:string-value="illumina_SE_PA14_bwamem_16_longread_noduprem_R1.err" calcext:value-type="string">
            <text:p>illumina_SE_PA14_bwamem_16_longread_noduprem_R1.err</text:p>
          </table:table-cell>
          <table:table-cell office:value-type="string" calcext:value-type="string">
            <text:p>-o</text:p>
          </table:table-cell>
          <table:table-cell table:formula="of:=SUBSTITUTE([.V321];&quot;fastq&quot;;&quot;out&quot;)" office:value-type="string" office:string-value="illumina_SE_PA14_bwamem_16_longread_noduprem_R1.out" calcext:value-type="string">
            <text:p>illumina_SE_PA14_bwamem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21]);0)=0;&quot;SE&quot;;&quot;PE&quot;)" office:value-type="string" office:string-value="SE" calcext:value-type="string">
            <text:p>SE</text:p>
          </table:table-cell>
          <table:table-cell table:formula="of:=IF(IFERROR(SEARCH(&quot;fastp&quot;;[.V321]);0)=0;&quot;&quot;;&quot;--fastp&quot;)">
            <text:p/>
          </table:table-cell>
          <table:table-cell table:formula="of:=IF(IFERROR(SEARCH(&quot;debug&quot;;[.V321]);0)=0;&quot;&quot;;&quot;--debug&quot;)">
            <text:p/>
          </table:table-cell>
          <table:table-cell table:formula="of:=IF(IFERROR(SEARCH(&quot;longread&quot;;[.V32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2];&quot;fastq&quot;;&quot;err&quot;)" office:value-type="string" office:string-value="illumina_SE_PA14_bwamem_16_noduprem_R1.err" calcext:value-type="string">
            <text:p>illumina_SE_PA14_bwamem_16_noduprem_R1.err</text:p>
          </table:table-cell>
          <table:table-cell office:value-type="string" calcext:value-type="string">
            <text:p>-o</text:p>
          </table:table-cell>
          <table:table-cell table:formula="of:=SUBSTITUTE([.V322];&quot;fastq&quot;;&quot;out&quot;)" office:value-type="string" office:string-value="illumina_SE_PA14_bwamem_16_noduprem_R1.out" calcext:value-type="string">
            <text:p>illumina_SE_PA14_bwamem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22]);0)=0;&quot;SE&quot;;&quot;PE&quot;)" office:value-type="string" office:string-value="SE" calcext:value-type="string">
            <text:p>SE</text:p>
          </table:table-cell>
          <table:table-cell table:formula="of:=IF(IFERROR(SEARCH(&quot;fastp&quot;;[.V322]);0)=0;&quot;&quot;;&quot;--fastp&quot;)">
            <text:p/>
          </table:table-cell>
          <table:table-cell table:formula="of:=IF(IFERROR(SEARCH(&quot;debug&quot;;[.V322]);0)=0;&quot;&quot;;&quot;--debug&quot;)">
            <text:p/>
          </table:table-cell>
          <table:table-cell table:formula="of:=IF(IFERROR(SEARCH(&quot;longread&quot;;[.V32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3];&quot;fastq&quot;;&quot;err&quot;)" office:value-type="string" office:string-value="illumina_SE_PA14_bwamem_8_debug_longread_noduprem_R1.err" calcext:value-type="string">
            <text:p>illumina_SE_PA14_bwamem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323];&quot;fastq&quot;;&quot;out&quot;)" office:value-type="string" office:string-value="illumina_SE_PA14_bwamem_8_debug_longread_noduprem_R1.out" calcext:value-type="string">
            <text:p>illumina_SE_PA14_bwamem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3]);0)=0;&quot;SE&quot;;&quot;PE&quot;)" office:value-type="string" office:string-value="SE" calcext:value-type="string">
            <text:p>SE</text:p>
          </table:table-cell>
          <table:table-cell table:formula="of:=IF(IFERROR(SEARCH(&quot;fastp&quot;;[.V323]);0)=0;&quot;&quot;;&quot;--fastp&quot;)">
            <text:p/>
          </table:table-cell>
          <table:table-cell table:formula="of:=IF(IFERROR(SEARCH(&quot;debug&quot;;[.V32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2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4];&quot;fastq&quot;;&quot;err&quot;)" office:value-type="string" office:string-value="illumina_SE_PA14_bwamem_8_debug_noduprem_R1.err" calcext:value-type="string">
            <text:p>illumina_SE_PA14_bwamem_8_debug_noduprem_R1.err</text:p>
          </table:table-cell>
          <table:table-cell office:value-type="string" calcext:value-type="string">
            <text:p>-o</text:p>
          </table:table-cell>
          <table:table-cell table:formula="of:=SUBSTITUTE([.V324];&quot;fastq&quot;;&quot;out&quot;)" office:value-type="string" office:string-value="illumina_SE_PA14_bwamem_8_debug_noduprem_R1.out" calcext:value-type="string">
            <text:p>illumina_SE_PA14_bwamem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4]);0)=0;&quot;SE&quot;;&quot;PE&quot;)" office:value-type="string" office:string-value="SE" calcext:value-type="string">
            <text:p>SE</text:p>
          </table:table-cell>
          <table:table-cell table:formula="of:=IF(IFERROR(SEARCH(&quot;fastp&quot;;[.V324]);0)=0;&quot;&quot;;&quot;--fastp&quot;)">
            <text:p/>
          </table:table-cell>
          <table:table-cell table:formula="of:=IF(IFERROR(SEARCH(&quot;debug&quot;;[.V32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2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5];&quot;fastq&quot;;&quot;err&quot;)" office:value-type="string" office:string-value="illumina_SE_PA14_bwamem_8_fastp_debug_longread_noduprem_R1.err" calcext:value-type="string">
            <text:p>illumina_SE_PA14_bwamem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25];&quot;fastq&quot;;&quot;out&quot;)" office:value-type="string" office:string-value="illumina_SE_PA14_bwamem_8_fastp_debug_longread_noduprem_R1.out" calcext:value-type="string">
            <text:p>illumina_SE_PA14_bwamem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5]);0)=0;&quot;SE&quot;;&quot;PE&quot;)" office:value-type="string" office:string-value="SE" calcext:value-type="string">
            <text:p>SE</text:p>
          </table:table-cell>
          <table:table-cell table:formula="of:=IF(IFERROR(SEARCH(&quot;fastp&quot;;[.V32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2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2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6];&quot;fastq&quot;;&quot;err&quot;)" office:value-type="string" office:string-value="illumina_SE_PA14_bwamem_8_fastp_debug_noduprem_R1.err" calcext:value-type="string">
            <text:p>illumina_SE_PA14_bwamem_8_fastp_debug_noduprem_R1.err</text:p>
          </table:table-cell>
          <table:table-cell office:value-type="string" calcext:value-type="string">
            <text:p>-o</text:p>
          </table:table-cell>
          <table:table-cell table:formula="of:=SUBSTITUTE([.V326];&quot;fastq&quot;;&quot;out&quot;)" office:value-type="string" office:string-value="illumina_SE_PA14_bwamem_8_fastp_debug_noduprem_R1.out" calcext:value-type="string">
            <text:p>illumina_SE_PA14_bwamem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6]);0)=0;&quot;SE&quot;;&quot;PE&quot;)" office:value-type="string" office:string-value="SE" calcext:value-type="string">
            <text:p>SE</text:p>
          </table:table-cell>
          <table:table-cell table:formula="of:=IF(IFERROR(SEARCH(&quot;fastp&quot;;[.V32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2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2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7];&quot;fastq&quot;;&quot;err&quot;)" office:value-type="string" office:string-value="illumina_SE_PA14_bwamem_8_fastp_longread_noduprem_R1.err" calcext:value-type="string">
            <text:p>illumina_SE_PA14_bwamem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327];&quot;fastq&quot;;&quot;out&quot;)" office:value-type="string" office:string-value="illumina_SE_PA14_bwamem_8_fastp_longread_noduprem_R1.out" calcext:value-type="string">
            <text:p>illumina_SE_PA14_bwamem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7]);0)=0;&quot;SE&quot;;&quot;PE&quot;)" office:value-type="string" office:string-value="SE" calcext:value-type="string">
            <text:p>SE</text:p>
          </table:table-cell>
          <table:table-cell table:formula="of:=IF(IFERROR(SEARCH(&quot;fastp&quot;;[.V32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27]);0)=0;&quot;&quot;;&quot;--debug&quot;)">
            <text:p/>
          </table:table-cell>
          <table:table-cell table:formula="of:=IF(IFERROR(SEARCH(&quot;longread&quot;;[.V32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8];&quot;fastq&quot;;&quot;err&quot;)" office:value-type="string" office:string-value="illumina_SE_PA14_bwamem_8_fastp_noduprem_R1.err" calcext:value-type="string">
            <text:p>illumina_SE_PA14_bwamem_8_fastp_noduprem_R1.err</text:p>
          </table:table-cell>
          <table:table-cell office:value-type="string" calcext:value-type="string">
            <text:p>-o</text:p>
          </table:table-cell>
          <table:table-cell table:formula="of:=SUBSTITUTE([.V328];&quot;fastq&quot;;&quot;out&quot;)" office:value-type="string" office:string-value="illumina_SE_PA14_bwamem_8_fastp_noduprem_R1.out" calcext:value-type="string">
            <text:p>illumina_SE_PA14_bwamem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8]);0)=0;&quot;SE&quot;;&quot;PE&quot;)" office:value-type="string" office:string-value="SE" calcext:value-type="string">
            <text:p>SE</text:p>
          </table:table-cell>
          <table:table-cell table:formula="of:=IF(IFERROR(SEARCH(&quot;fastp&quot;;[.V32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28]);0)=0;&quot;&quot;;&quot;--debug&quot;)">
            <text:p/>
          </table:table-cell>
          <table:table-cell table:formula="of:=IF(IFERROR(SEARCH(&quot;longread&quot;;[.V32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9];&quot;fastq&quot;;&quot;err&quot;)" office:value-type="string" office:string-value="illumina_SE_PA14_bwamem_8_longread_noduprem_R1.err" calcext:value-type="string">
            <text:p>illumina_SE_PA14_bwamem_8_longread_noduprem_R1.err</text:p>
          </table:table-cell>
          <table:table-cell office:value-type="string" calcext:value-type="string">
            <text:p>-o</text:p>
          </table:table-cell>
          <table:table-cell table:formula="of:=SUBSTITUTE([.V329];&quot;fastq&quot;;&quot;out&quot;)" office:value-type="string" office:string-value="illumina_SE_PA14_bwamem_8_longread_noduprem_R1.out" calcext:value-type="string">
            <text:p>illumina_SE_PA14_bwamem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9]);0)=0;&quot;SE&quot;;&quot;PE&quot;)" office:value-type="string" office:string-value="SE" calcext:value-type="string">
            <text:p>SE</text:p>
          </table:table-cell>
          <table:table-cell table:formula="of:=IF(IFERROR(SEARCH(&quot;fastp&quot;;[.V329]);0)=0;&quot;&quot;;&quot;--fastp&quot;)">
            <text:p/>
          </table:table-cell>
          <table:table-cell table:formula="of:=IF(IFERROR(SEARCH(&quot;debug&quot;;[.V329]);0)=0;&quot;&quot;;&quot;--debug&quot;)">
            <text:p/>
          </table:table-cell>
          <table:table-cell table:formula="of:=IF(IFERROR(SEARCH(&quot;longread&quot;;[.V32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0];&quot;fastq&quot;;&quot;err&quot;)" office:value-type="string" office:string-value="illumina_SE_PA14_bwamem_8_noduprem_R1.err" calcext:value-type="string">
            <text:p>illumina_SE_PA14_bwamem_8_noduprem_R1.err</text:p>
          </table:table-cell>
          <table:table-cell office:value-type="string" calcext:value-type="string">
            <text:p>-o</text:p>
          </table:table-cell>
          <table:table-cell table:formula="of:=SUBSTITUTE([.V330];&quot;fastq&quot;;&quot;out&quot;)" office:value-type="string" office:string-value="illumina_SE_PA14_bwamem_8_noduprem_R1.out" calcext:value-type="string">
            <text:p>illumina_SE_PA14_bwamem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3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30]);0)=0;&quot;SE&quot;;&quot;PE&quot;)" office:value-type="string" office:string-value="SE" calcext:value-type="string">
            <text:p>SE</text:p>
          </table:table-cell>
          <table:table-cell table:formula="of:=IF(IFERROR(SEARCH(&quot;fastp&quot;;[.V330]);0)=0;&quot;&quot;;&quot;--fastp&quot;)">
            <text:p/>
          </table:table-cell>
          <table:table-cell table:formula="of:=IF(IFERROR(SEARCH(&quot;debug&quot;;[.V330]);0)=0;&quot;&quot;;&quot;--debug&quot;)">
            <text:p/>
          </table:table-cell>
          <table:table-cell table:formula="of:=IF(IFERROR(SEARCH(&quot;longread&quot;;[.V33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1];&quot;fastq&quot;;&quot;err&quot;)" office:value-type="string" office:string-value="illumina_SE_PA14_minimap2_16_debug_longread_noduprem_R1.err" calcext:value-type="string">
            <text:p>illumina_SE_PA14_minimap2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331];&quot;fastq&quot;;&quot;out&quot;)" office:value-type="string" office:string-value="illumina_SE_PA14_minimap2_16_debug_longread_noduprem_R1.out" calcext:value-type="string">
            <text:p>illumina_SE_PA14_minimap2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1]);0)=0;&quot;SE&quot;;&quot;PE&quot;)" office:value-type="string" office:string-value="SE" calcext:value-type="string">
            <text:p>SE</text:p>
          </table:table-cell>
          <table:table-cell table:formula="of:=IF(IFERROR(SEARCH(&quot;fastp&quot;;[.V331]);0)=0;&quot;&quot;;&quot;--fastp&quot;)">
            <text:p/>
          </table:table-cell>
          <table:table-cell table:formula="of:=IF(IFERROR(SEARCH(&quot;debug&quot;;[.V33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3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2];&quot;fastq&quot;;&quot;err&quot;)" office:value-type="string" office:string-value="illumina_SE_PA14_minimap2_16_debug_noduprem_R1.err" calcext:value-type="string">
            <text:p>illumina_SE_PA14_minimap2_16_debug_noduprem_R1.err</text:p>
          </table:table-cell>
          <table:table-cell office:value-type="string" calcext:value-type="string">
            <text:p>-o</text:p>
          </table:table-cell>
          <table:table-cell table:formula="of:=SUBSTITUTE([.V332];&quot;fastq&quot;;&quot;out&quot;)" office:value-type="string" office:string-value="illumina_SE_PA14_minimap2_16_debug_noduprem_R1.out" calcext:value-type="string">
            <text:p>illumina_SE_PA14_minimap2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2]);0)=0;&quot;SE&quot;;&quot;PE&quot;)" office:value-type="string" office:string-value="SE" calcext:value-type="string">
            <text:p>SE</text:p>
          </table:table-cell>
          <table:table-cell table:formula="of:=IF(IFERROR(SEARCH(&quot;fastp&quot;;[.V332]);0)=0;&quot;&quot;;&quot;--fastp&quot;)">
            <text:p/>
          </table:table-cell>
          <table:table-cell table:formula="of:=IF(IFERROR(SEARCH(&quot;debug&quot;;[.V33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3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3];&quot;fastq&quot;;&quot;err&quot;)" office:value-type="string" office:string-value="illumina_SE_PA14_minimap2_16_fastp_debug_longread_noduprem_R1.err" calcext:value-type="string">
            <text:p>illumina_SE_PA14_minimap2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33];&quot;fastq&quot;;&quot;out&quot;)" office:value-type="string" office:string-value="illumina_SE_PA14_minimap2_16_fastp_debug_longread_noduprem_R1.out" calcext:value-type="string">
            <text:p>illumina_SE_PA14_minimap2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3]);0)=0;&quot;SE&quot;;&quot;PE&quot;)" office:value-type="string" office:string-value="SE" calcext:value-type="string">
            <text:p>SE</text:p>
          </table:table-cell>
          <table:table-cell table:formula="of:=IF(IFERROR(SEARCH(&quot;fastp&quot;;[.V33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3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3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4];&quot;fastq&quot;;&quot;err&quot;)" office:value-type="string" office:string-value="illumina_SE_PA14_minimap2_16_fastp_debug_noduprem_R1.err" calcext:value-type="string">
            <text:p>illumina_SE_PA14_minimap2_16_fastp_debug_noduprem_R1.err</text:p>
          </table:table-cell>
          <table:table-cell office:value-type="string" calcext:value-type="string">
            <text:p>-o</text:p>
          </table:table-cell>
          <table:table-cell table:formula="of:=SUBSTITUTE([.V334];&quot;fastq&quot;;&quot;out&quot;)" office:value-type="string" office:string-value="illumina_SE_PA14_minimap2_16_fastp_debug_noduprem_R1.out" calcext:value-type="string">
            <text:p>illumina_SE_PA14_minimap2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4]);0)=0;&quot;SE&quot;;&quot;PE&quot;)" office:value-type="string" office:string-value="SE" calcext:value-type="string">
            <text:p>SE</text:p>
          </table:table-cell>
          <table:table-cell table:formula="of:=IF(IFERROR(SEARCH(&quot;fastp&quot;;[.V33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3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3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5];&quot;fastq&quot;;&quot;err&quot;)" office:value-type="string" office:string-value="illumina_SE_PA14_minimap2_16_fastp_longread_noduprem_R1.err" calcext:value-type="string">
            <text:p>illumina_SE_PA14_minimap2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35];&quot;fastq&quot;;&quot;out&quot;)" office:value-type="string" office:string-value="illumina_SE_PA14_minimap2_16_fastp_longread_noduprem_R1.out" calcext:value-type="string">
            <text:p>illumina_SE_PA14_minimap2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5]);0)=0;&quot;SE&quot;;&quot;PE&quot;)" office:value-type="string" office:string-value="SE" calcext:value-type="string">
            <text:p>SE</text:p>
          </table:table-cell>
          <table:table-cell table:formula="of:=IF(IFERROR(SEARCH(&quot;fastp&quot;;[.V33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35]);0)=0;&quot;&quot;;&quot;--debug&quot;)">
            <text:p/>
          </table:table-cell>
          <table:table-cell table:formula="of:=IF(IFERROR(SEARCH(&quot;longread&quot;;[.V33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6];&quot;fastq&quot;;&quot;err&quot;)" office:value-type="string" office:string-value="illumina_SE_PA14_minimap2_16_fastp_noduprem_R1.err" calcext:value-type="string">
            <text:p>illumina_SE_PA14_minimap2_16_fastp_noduprem_R1.err</text:p>
          </table:table-cell>
          <table:table-cell office:value-type="string" calcext:value-type="string">
            <text:p>-o</text:p>
          </table:table-cell>
          <table:table-cell table:formula="of:=SUBSTITUTE([.V336];&quot;fastq&quot;;&quot;out&quot;)" office:value-type="string" office:string-value="illumina_SE_PA14_minimap2_16_fastp_noduprem_R1.out" calcext:value-type="string">
            <text:p>illumina_SE_PA14_minimap2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6]);0)=0;&quot;SE&quot;;&quot;PE&quot;)" office:value-type="string" office:string-value="SE" calcext:value-type="string">
            <text:p>SE</text:p>
          </table:table-cell>
          <table:table-cell table:formula="of:=IF(IFERROR(SEARCH(&quot;fastp&quot;;[.V33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36]);0)=0;&quot;&quot;;&quot;--debug&quot;)">
            <text:p/>
          </table:table-cell>
          <table:table-cell table:formula="of:=IF(IFERROR(SEARCH(&quot;longread&quot;;[.V33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7];&quot;fastq&quot;;&quot;err&quot;)" office:value-type="string" office:string-value="illumina_SE_PA14_minimap2_16_longread_noduprem_R1.err" calcext:value-type="string">
            <text:p>illumina_SE_PA14_minimap2_16_longread_noduprem_R1.err</text:p>
          </table:table-cell>
          <table:table-cell office:value-type="string" calcext:value-type="string">
            <text:p>-o</text:p>
          </table:table-cell>
          <table:table-cell table:formula="of:=SUBSTITUTE([.V337];&quot;fastq&quot;;&quot;out&quot;)" office:value-type="string" office:string-value="illumina_SE_PA14_minimap2_16_longread_noduprem_R1.out" calcext:value-type="string">
            <text:p>illumina_SE_PA14_minimap2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7]);0)=0;&quot;SE&quot;;&quot;PE&quot;)" office:value-type="string" office:string-value="SE" calcext:value-type="string">
            <text:p>SE</text:p>
          </table:table-cell>
          <table:table-cell table:formula="of:=IF(IFERROR(SEARCH(&quot;fastp&quot;;[.V337]);0)=0;&quot;&quot;;&quot;--fastp&quot;)">
            <text:p/>
          </table:table-cell>
          <table:table-cell table:formula="of:=IF(IFERROR(SEARCH(&quot;debug&quot;;[.V337]);0)=0;&quot;&quot;;&quot;--debug&quot;)">
            <text:p/>
          </table:table-cell>
          <table:table-cell table:formula="of:=IF(IFERROR(SEARCH(&quot;longread&quot;;[.V33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8];&quot;fastq&quot;;&quot;err&quot;)" office:value-type="string" office:string-value="illumina_SE_PA14_minimap2_16_noduprem_R1.err" calcext:value-type="string">
            <text:p>illumina_SE_PA14_minimap2_16_noduprem_R1.err</text:p>
          </table:table-cell>
          <table:table-cell office:value-type="string" calcext:value-type="string">
            <text:p>-o</text:p>
          </table:table-cell>
          <table:table-cell table:formula="of:=SUBSTITUTE([.V338];&quot;fastq&quot;;&quot;out&quot;)" office:value-type="string" office:string-value="illumina_SE_PA14_minimap2_16_noduprem_R1.out" calcext:value-type="string">
            <text:p>illumina_SE_PA14_minimap2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8]);0)=0;&quot;SE&quot;;&quot;PE&quot;)" office:value-type="string" office:string-value="SE" calcext:value-type="string">
            <text:p>SE</text:p>
          </table:table-cell>
          <table:table-cell table:formula="of:=IF(IFERROR(SEARCH(&quot;fastp&quot;;[.V338]);0)=0;&quot;&quot;;&quot;--fastp&quot;)">
            <text:p/>
          </table:table-cell>
          <table:table-cell table:formula="of:=IF(IFERROR(SEARCH(&quot;debug&quot;;[.V338]);0)=0;&quot;&quot;;&quot;--debug&quot;)">
            <text:p/>
          </table:table-cell>
          <table:table-cell table:formula="of:=IF(IFERROR(SEARCH(&quot;longread&quot;;[.V33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9];&quot;fastq&quot;;&quot;err&quot;)" office:value-type="string" office:string-value="illumina_SE_PA14_minimap2_8_debug_longread_noduprem_R1.err" calcext:value-type="string">
            <text:p>illumina_SE_PA14_minimap2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339];&quot;fastq&quot;;&quot;out&quot;)" office:value-type="string" office:string-value="illumina_SE_PA14_minimap2_8_debug_longread_noduprem_R1.out" calcext:value-type="string">
            <text:p>illumina_SE_PA14_minimap2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39]);0)=0;&quot;SE&quot;;&quot;PE&quot;)" office:value-type="string" office:string-value="SE" calcext:value-type="string">
            <text:p>SE</text:p>
          </table:table-cell>
          <table:table-cell table:formula="of:=IF(IFERROR(SEARCH(&quot;fastp&quot;;[.V339]);0)=0;&quot;&quot;;&quot;--fastp&quot;)">
            <text:p/>
          </table:table-cell>
          <table:table-cell table:formula="of:=IF(IFERROR(SEARCH(&quot;debug&quot;;[.V33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3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0];&quot;fastq&quot;;&quot;err&quot;)" office:value-type="string" office:string-value="illumina_SE_PA14_minimap2_8_debug_noduprem_R1.err" calcext:value-type="string">
            <text:p>illumina_SE_PA14_minimap2_8_debug_noduprem_R1.err</text:p>
          </table:table-cell>
          <table:table-cell office:value-type="string" calcext:value-type="string">
            <text:p>-o</text:p>
          </table:table-cell>
          <table:table-cell table:formula="of:=SUBSTITUTE([.V340];&quot;fastq&quot;;&quot;out&quot;)" office:value-type="string" office:string-value="illumina_SE_PA14_minimap2_8_debug_noduprem_R1.out" calcext:value-type="string">
            <text:p>illumina_SE_PA14_minimap2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0]);0)=0;&quot;SE&quot;;&quot;PE&quot;)" office:value-type="string" office:string-value="SE" calcext:value-type="string">
            <text:p>SE</text:p>
          </table:table-cell>
          <table:table-cell table:formula="of:=IF(IFERROR(SEARCH(&quot;fastp&quot;;[.V340]);0)=0;&quot;&quot;;&quot;--fastp&quot;)">
            <text:p/>
          </table:table-cell>
          <table:table-cell table:formula="of:=IF(IFERROR(SEARCH(&quot;debug&quot;;[.V34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4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1];&quot;fastq&quot;;&quot;err&quot;)" office:value-type="string" office:string-value="illumina_SE_PA14_minimap2_8_fastp_debug_longread_noduprem_R1.err" calcext:value-type="string">
            <text:p>illumina_SE_PA14_minimap2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41];&quot;fastq&quot;;&quot;out&quot;)" office:value-type="string" office:string-value="illumina_SE_PA14_minimap2_8_fastp_debug_longread_noduprem_R1.out" calcext:value-type="string">
            <text:p>illumina_SE_PA14_minimap2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1]);0)=0;&quot;SE&quot;;&quot;PE&quot;)" office:value-type="string" office:string-value="SE" calcext:value-type="string">
            <text:p>SE</text:p>
          </table:table-cell>
          <table:table-cell table:formula="of:=IF(IFERROR(SEARCH(&quot;fastp&quot;;[.V34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4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4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2];&quot;fastq&quot;;&quot;err&quot;)" office:value-type="string" office:string-value="illumina_SE_PA14_minimap2_8_fastp_debug_noduprem_R1.err" calcext:value-type="string">
            <text:p>illumina_SE_PA14_minimap2_8_fastp_debug_noduprem_R1.err</text:p>
          </table:table-cell>
          <table:table-cell office:value-type="string" calcext:value-type="string">
            <text:p>-o</text:p>
          </table:table-cell>
          <table:table-cell table:formula="of:=SUBSTITUTE([.V342];&quot;fastq&quot;;&quot;out&quot;)" office:value-type="string" office:string-value="illumina_SE_PA14_minimap2_8_fastp_debug_noduprem_R1.out" calcext:value-type="string">
            <text:p>illumina_SE_PA14_minimap2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2]);0)=0;&quot;SE&quot;;&quot;PE&quot;)" office:value-type="string" office:string-value="SE" calcext:value-type="string">
            <text:p>SE</text:p>
          </table:table-cell>
          <table:table-cell table:formula="of:=IF(IFERROR(SEARCH(&quot;fastp&quot;;[.V34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4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4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3];&quot;fastq&quot;;&quot;err&quot;)" office:value-type="string" office:string-value="illumina_SE_PA14_minimap2_8_fastp_longread_noduprem_R1.err" calcext:value-type="string">
            <text:p>illumina_SE_PA14_minimap2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343];&quot;fastq&quot;;&quot;out&quot;)" office:value-type="string" office:string-value="illumina_SE_PA14_minimap2_8_fastp_longread_noduprem_R1.out" calcext:value-type="string">
            <text:p>illumina_SE_PA14_minimap2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3]);0)=0;&quot;SE&quot;;&quot;PE&quot;)" office:value-type="string" office:string-value="SE" calcext:value-type="string">
            <text:p>SE</text:p>
          </table:table-cell>
          <table:table-cell table:formula="of:=IF(IFERROR(SEARCH(&quot;fastp&quot;;[.V34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43]);0)=0;&quot;&quot;;&quot;--debug&quot;)">
            <text:p/>
          </table:table-cell>
          <table:table-cell table:formula="of:=IF(IFERROR(SEARCH(&quot;longread&quot;;[.V34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4];&quot;fastq&quot;;&quot;err&quot;)" office:value-type="string" office:string-value="illumina_SE_PA14_minimap2_8_fastp_noduprem_R1.err" calcext:value-type="string">
            <text:p>illumina_SE_PA14_minimap2_8_fastp_noduprem_R1.err</text:p>
          </table:table-cell>
          <table:table-cell office:value-type="string" calcext:value-type="string">
            <text:p>-o</text:p>
          </table:table-cell>
          <table:table-cell table:formula="of:=SUBSTITUTE([.V344];&quot;fastq&quot;;&quot;out&quot;)" office:value-type="string" office:string-value="illumina_SE_PA14_minimap2_8_fastp_noduprem_R1.out" calcext:value-type="string">
            <text:p>illumina_SE_PA14_minimap2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4]);0)=0;&quot;SE&quot;;&quot;PE&quot;)" office:value-type="string" office:string-value="SE" calcext:value-type="string">
            <text:p>SE</text:p>
          </table:table-cell>
          <table:table-cell table:formula="of:=IF(IFERROR(SEARCH(&quot;fastp&quot;;[.V34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44]);0)=0;&quot;&quot;;&quot;--debug&quot;)">
            <text:p/>
          </table:table-cell>
          <table:table-cell table:formula="of:=IF(IFERROR(SEARCH(&quot;longread&quot;;[.V34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5];&quot;fastq&quot;;&quot;err&quot;)" office:value-type="string" office:string-value="illumina_SE_PA14_minimap2_8_longread_noduprem_R1.err" calcext:value-type="string">
            <text:p>illumina_SE_PA14_minimap2_8_longread_noduprem_R1.err</text:p>
          </table:table-cell>
          <table:table-cell office:value-type="string" calcext:value-type="string">
            <text:p>-o</text:p>
          </table:table-cell>
          <table:table-cell table:formula="of:=SUBSTITUTE([.V345];&quot;fastq&quot;;&quot;out&quot;)" office:value-type="string" office:string-value="illumina_SE_PA14_minimap2_8_longread_noduprem_R1.out" calcext:value-type="string">
            <text:p>illumina_SE_PA14_minimap2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5]);0)=0;&quot;SE&quot;;&quot;PE&quot;)" office:value-type="string" office:string-value="SE" calcext:value-type="string">
            <text:p>SE</text:p>
          </table:table-cell>
          <table:table-cell table:formula="of:=IF(IFERROR(SEARCH(&quot;fastp&quot;;[.V345]);0)=0;&quot;&quot;;&quot;--fastp&quot;)">
            <text:p/>
          </table:table-cell>
          <table:table-cell table:formula="of:=IF(IFERROR(SEARCH(&quot;debug&quot;;[.V345]);0)=0;&quot;&quot;;&quot;--debug&quot;)">
            <text:p/>
          </table:table-cell>
          <table:table-cell table:formula="of:=IF(IFERROR(SEARCH(&quot;longread&quot;;[.V34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6];&quot;fastq&quot;;&quot;err&quot;)" office:value-type="string" office:string-value="illumina_SE_PA14_minimap2_8_noduprem_R1.err" calcext:value-type="string">
            <text:p>illumina_SE_PA14_minimap2_8_noduprem_R1.err</text:p>
          </table:table-cell>
          <table:table-cell office:value-type="string" calcext:value-type="string">
            <text:p>-o</text:p>
          </table:table-cell>
          <table:table-cell table:formula="of:=SUBSTITUTE([.V346];&quot;fastq&quot;;&quot;out&quot;)" office:value-type="string" office:string-value="illumina_SE_PA14_minimap2_8_noduprem_R1.out" calcext:value-type="string">
            <text:p>illumina_SE_PA14_minimap2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6]);0)=0;&quot;SE&quot;;&quot;PE&quot;)" office:value-type="string" office:string-value="SE" calcext:value-type="string">
            <text:p>SE</text:p>
          </table:table-cell>
          <table:table-cell table:formula="of:=IF(IFERROR(SEARCH(&quot;fastp&quot;;[.V346]);0)=0;&quot;&quot;;&quot;--fastp&quot;)">
            <text:p/>
          </table:table-cell>
          <table:table-cell table:formula="of:=IF(IFERROR(SEARCH(&quot;debug&quot;;[.V346]);0)=0;&quot;&quot;;&quot;--debug&quot;)">
            <text:p/>
          </table:table-cell>
          <table:table-cell table:formula="of:=IF(IFERROR(SEARCH(&quot;longread&quot;;[.V34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7];&quot;fastq&quot;;&quot;err&quot;)" office:value-type="string" office:string-value="promethion_SE_hg19_bwamem_16_debug_longread_noduprem_R1.err" calcext:value-type="string">
            <text:p>promethion_SE_hg19_bwamem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347];&quot;fastq&quot;;&quot;out&quot;)" office:value-type="string" office:string-value="promethion_SE_hg19_bwamem_16_debug_longread_noduprem_R1.out" calcext:value-type="string">
            <text:p>promethion_SE_hg19_bwamem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4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47]);0)=0;&quot;SE&quot;;&quot;PE&quot;)" office:value-type="string" office:string-value="SE" calcext:value-type="string">
            <text:p>SE</text:p>
          </table:table-cell>
          <table:table-cell table:formula="of:=IF(IFERROR(SEARCH(&quot;fastp&quot;;[.V347]);0)=0;&quot;&quot;;&quot;--fastp&quot;)">
            <text:p/>
          </table:table-cell>
          <table:table-cell table:formula="of:=IF(IFERROR(SEARCH(&quot;debug&quot;;[.V34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4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8];&quot;fastq&quot;;&quot;err&quot;)" office:value-type="string" office:string-value="promethion_SE_hg19_bwamem_16_debug_noduprem_R1.err" calcext:value-type="string">
            <text:p>promethion_SE_hg19_bwamem_16_debug_noduprem_R1.err</text:p>
          </table:table-cell>
          <table:table-cell office:value-type="string" calcext:value-type="string">
            <text:p>-o</text:p>
          </table:table-cell>
          <table:table-cell table:formula="of:=SUBSTITUTE([.V348];&quot;fastq&quot;;&quot;out&quot;)" office:value-type="string" office:string-value="promethion_SE_hg19_bwamem_16_debug_noduprem_R1.out" calcext:value-type="string">
            <text:p>promethion_SE_hg19_bwamem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4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48]);0)=0;&quot;SE&quot;;&quot;PE&quot;)" office:value-type="string" office:string-value="SE" calcext:value-type="string">
            <text:p>SE</text:p>
          </table:table-cell>
          <table:table-cell table:formula="of:=IF(IFERROR(SEARCH(&quot;fastp&quot;;[.V348]);0)=0;&quot;&quot;;&quot;--fastp&quot;)">
            <text:p/>
          </table:table-cell>
          <table:table-cell table:formula="of:=IF(IFERROR(SEARCH(&quot;debug&quot;;[.V34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4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9];&quot;fastq&quot;;&quot;err&quot;)" office:value-type="string" office:string-value="promethion_SE_hg19_bwamem_16_fastp_debug_longread_noduprem_R1.err" calcext:value-type="string">
            <text:p>promethion_SE_hg19_bwamem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49];&quot;fastq&quot;;&quot;out&quot;)" office:value-type="string" office:string-value="promethion_SE_hg19_bwamem_16_fastp_debug_longread_noduprem_R1.out" calcext:value-type="string">
            <text:p>promethion_SE_hg19_bwamem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4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49]);0)=0;&quot;SE&quot;;&quot;PE&quot;)" office:value-type="string" office:string-value="SE" calcext:value-type="string">
            <text:p>SE</text:p>
          </table:table-cell>
          <table:table-cell table:formula="of:=IF(IFERROR(SEARCH(&quot;fastp&quot;;[.V34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4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4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0];&quot;fastq&quot;;&quot;err&quot;)" office:value-type="string" office:string-value="promethion_SE_hg19_bwamem_16_fastp_debug_noduprem_R1.err" calcext:value-type="string">
            <text:p>promethion_SE_hg19_bwamem_16_fastp_debug_noduprem_R1.err</text:p>
          </table:table-cell>
          <table:table-cell office:value-type="string" calcext:value-type="string">
            <text:p>-o</text:p>
          </table:table-cell>
          <table:table-cell table:formula="of:=SUBSTITUTE([.V350];&quot;fastq&quot;;&quot;out&quot;)" office:value-type="string" office:string-value="promethion_SE_hg19_bwamem_16_fastp_debug_noduprem_R1.out" calcext:value-type="string">
            <text:p>promethion_SE_hg19_bwamem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50]);0)=0;&quot;SE&quot;;&quot;PE&quot;)" office:value-type="string" office:string-value="SE" calcext:value-type="string">
            <text:p>SE</text:p>
          </table:table-cell>
          <table:table-cell table:formula="of:=IF(IFERROR(SEARCH(&quot;fastp&quot;;[.V35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5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5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1];&quot;fastq&quot;;&quot;err&quot;)" office:value-type="string" office:string-value="promethion_SE_hg19_bwamem_16_fastp_longread_noduprem_R1.err" calcext:value-type="string">
            <text:p>promethion_SE_hg19_bwamem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51];&quot;fastq&quot;;&quot;out&quot;)" office:value-type="string" office:string-value="promethion_SE_hg19_bwamem_16_fastp_longread_noduprem_R1.out" calcext:value-type="string">
            <text:p>promethion_SE_hg19_bwamem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51]);0)=0;&quot;SE&quot;;&quot;PE&quot;)" office:value-type="string" office:string-value="SE" calcext:value-type="string">
            <text:p>SE</text:p>
          </table:table-cell>
          <table:table-cell table:formula="of:=IF(IFERROR(SEARCH(&quot;fastp&quot;;[.V35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51]);0)=0;&quot;&quot;;&quot;--debug&quot;)">
            <text:p/>
          </table:table-cell>
          <table:table-cell table:formula="of:=IF(IFERROR(SEARCH(&quot;longread&quot;;[.V35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2];&quot;fastq&quot;;&quot;err&quot;)" office:value-type="string" office:string-value="promethion_SE_hg19_bwamem_16_fastp_noduprem_R1.err" calcext:value-type="string">
            <text:p>promethion_SE_hg19_bwamem_16_fastp_noduprem_R1.err</text:p>
          </table:table-cell>
          <table:table-cell office:value-type="string" calcext:value-type="string">
            <text:p>-o</text:p>
          </table:table-cell>
          <table:table-cell table:formula="of:=SUBSTITUTE([.V352];&quot;fastq&quot;;&quot;out&quot;)" office:value-type="string" office:string-value="promethion_SE_hg19_bwamem_16_fastp_noduprem_R1.out" calcext:value-type="string">
            <text:p>promethion_SE_hg19_bwamem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52]);0)=0;&quot;SE&quot;;&quot;PE&quot;)" office:value-type="string" office:string-value="SE" calcext:value-type="string">
            <text:p>SE</text:p>
          </table:table-cell>
          <table:table-cell table:formula="of:=IF(IFERROR(SEARCH(&quot;fastp&quot;;[.V35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52]);0)=0;&quot;&quot;;&quot;--debug&quot;)">
            <text:p/>
          </table:table-cell>
          <table:table-cell table:formula="of:=IF(IFERROR(SEARCH(&quot;longread&quot;;[.V35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3];&quot;fastq&quot;;&quot;err&quot;)" office:value-type="string" office:string-value="promethion_SE_hg19_bwamem_16_longread_noduprem_R1.err" calcext:value-type="string">
            <text:p>promethion_SE_hg19_bwamem_16_longread_noduprem_R1.err</text:p>
          </table:table-cell>
          <table:table-cell office:value-type="string" calcext:value-type="string">
            <text:p>-o</text:p>
          </table:table-cell>
          <table:table-cell table:formula="of:=SUBSTITUTE([.V353];&quot;fastq&quot;;&quot;out&quot;)" office:value-type="string" office:string-value="promethion_SE_hg19_bwamem_16_longread_noduprem_R1.out" calcext:value-type="string">
            <text:p>promethion_SE_hg19_bwamem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53]);0)=0;&quot;SE&quot;;&quot;PE&quot;)" office:value-type="string" office:string-value="SE" calcext:value-type="string">
            <text:p>SE</text:p>
          </table:table-cell>
          <table:table-cell table:formula="of:=IF(IFERROR(SEARCH(&quot;fastp&quot;;[.V353]);0)=0;&quot;&quot;;&quot;--fastp&quot;)">
            <text:p/>
          </table:table-cell>
          <table:table-cell table:formula="of:=IF(IFERROR(SEARCH(&quot;debug&quot;;[.V353]);0)=0;&quot;&quot;;&quot;--debug&quot;)">
            <text:p/>
          </table:table-cell>
          <table:table-cell table:formula="of:=IF(IFERROR(SEARCH(&quot;longread&quot;;[.V35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4];&quot;fastq&quot;;&quot;err&quot;)" office:value-type="string" office:string-value="promethion_SE_hg19_bwamem_16_noduprem_R1.err" calcext:value-type="string">
            <text:p>promethion_SE_hg19_bwamem_16_noduprem_R1.err</text:p>
          </table:table-cell>
          <table:table-cell office:value-type="string" calcext:value-type="string">
            <text:p>-o</text:p>
          </table:table-cell>
          <table:table-cell table:formula="of:=SUBSTITUTE([.V354];&quot;fastq&quot;;&quot;out&quot;)" office:value-type="string" office:string-value="promethion_SE_hg19_bwamem_16_noduprem_R1.out" calcext:value-type="string">
            <text:p>promethion_SE_hg19_bwamem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54]);0)=0;&quot;SE&quot;;&quot;PE&quot;)" office:value-type="string" office:string-value="SE" calcext:value-type="string">
            <text:p>SE</text:p>
          </table:table-cell>
          <table:table-cell table:formula="of:=IF(IFERROR(SEARCH(&quot;fastp&quot;;[.V354]);0)=0;&quot;&quot;;&quot;--fastp&quot;)">
            <text:p/>
          </table:table-cell>
          <table:table-cell table:formula="of:=IF(IFERROR(SEARCH(&quot;debug&quot;;[.V354]);0)=0;&quot;&quot;;&quot;--debug&quot;)">
            <text:p/>
          </table:table-cell>
          <table:table-cell table:formula="of:=IF(IFERROR(SEARCH(&quot;longread&quot;;[.V35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5];&quot;fastq&quot;;&quot;err&quot;)" office:value-type="string" office:string-value="promethion_SE_hg19_bwamem_8_debug_longread_noduprem_R1.err" calcext:value-type="string">
            <text:p>promethion_SE_hg19_bwamem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355];&quot;fastq&quot;;&quot;out&quot;)" office:value-type="string" office:string-value="promethion_SE_hg19_bwamem_8_debug_longread_noduprem_R1.out" calcext:value-type="string">
            <text:p>promethion_SE_hg19_bwamem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55]);0)=0;&quot;SE&quot;;&quot;PE&quot;)" office:value-type="string" office:string-value="SE" calcext:value-type="string">
            <text:p>SE</text:p>
          </table:table-cell>
          <table:table-cell table:formula="of:=IF(IFERROR(SEARCH(&quot;fastp&quot;;[.V355]);0)=0;&quot;&quot;;&quot;--fastp&quot;)">
            <text:p/>
          </table:table-cell>
          <table:table-cell table:formula="of:=IF(IFERROR(SEARCH(&quot;debug&quot;;[.V35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5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6];&quot;fastq&quot;;&quot;err&quot;)" office:value-type="string" office:string-value="promethion_SE_hg19_bwamem_8_debug_noduprem_R1.err" calcext:value-type="string">
            <text:p>promethion_SE_hg19_bwamem_8_debug_noduprem_R1.err</text:p>
          </table:table-cell>
          <table:table-cell office:value-type="string" calcext:value-type="string">
            <text:p>-o</text:p>
          </table:table-cell>
          <table:table-cell table:formula="of:=SUBSTITUTE([.V356];&quot;fastq&quot;;&quot;out&quot;)" office:value-type="string" office:string-value="promethion_SE_hg19_bwamem_8_debug_noduprem_R1.out" calcext:value-type="string">
            <text:p>promethion_SE_hg19_bwamem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56]);0)=0;&quot;SE&quot;;&quot;PE&quot;)" office:value-type="string" office:string-value="SE" calcext:value-type="string">
            <text:p>SE</text:p>
          </table:table-cell>
          <table:table-cell table:formula="of:=IF(IFERROR(SEARCH(&quot;fastp&quot;;[.V356]);0)=0;&quot;&quot;;&quot;--fastp&quot;)">
            <text:p/>
          </table:table-cell>
          <table:table-cell table:formula="of:=IF(IFERROR(SEARCH(&quot;debug&quot;;[.V35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5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7];&quot;fastq&quot;;&quot;err&quot;)" office:value-type="string" office:string-value="promethion_SE_hg19_bwamem_8_fastp_debug_longread_noduprem_R1.err" calcext:value-type="string">
            <text:p>promethion_SE_hg19_bwamem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57];&quot;fastq&quot;;&quot;out&quot;)" office:value-type="string" office:string-value="promethion_SE_hg19_bwamem_8_fastp_debug_longread_noduprem_R1.out" calcext:value-type="string">
            <text:p>promethion_SE_hg19_bwamem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57]);0)=0;&quot;SE&quot;;&quot;PE&quot;)" office:value-type="string" office:string-value="SE" calcext:value-type="string">
            <text:p>SE</text:p>
          </table:table-cell>
          <table:table-cell table:formula="of:=IF(IFERROR(SEARCH(&quot;fastp&quot;;[.V35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5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5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8];&quot;fastq&quot;;&quot;err&quot;)" office:value-type="string" office:string-value="promethion_SE_hg19_bwamem_8_fastp_debug_noduprem_R1.err" calcext:value-type="string">
            <text:p>promethion_SE_hg19_bwamem_8_fastp_debug_noduprem_R1.err</text:p>
          </table:table-cell>
          <table:table-cell office:value-type="string" calcext:value-type="string">
            <text:p>-o</text:p>
          </table:table-cell>
          <table:table-cell table:formula="of:=SUBSTITUTE([.V358];&quot;fastq&quot;;&quot;out&quot;)" office:value-type="string" office:string-value="promethion_SE_hg19_bwamem_8_fastp_debug_noduprem_R1.out" calcext:value-type="string">
            <text:p>promethion_SE_hg19_bwamem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58]);0)=0;&quot;SE&quot;;&quot;PE&quot;)" office:value-type="string" office:string-value="SE" calcext:value-type="string">
            <text:p>SE</text:p>
          </table:table-cell>
          <table:table-cell table:formula="of:=IF(IFERROR(SEARCH(&quot;fastp&quot;;[.V35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5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5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9];&quot;fastq&quot;;&quot;err&quot;)" office:value-type="string" office:string-value="promethion_SE_hg19_bwamem_8_fastp_longread_noduprem_R1.err" calcext:value-type="string">
            <text:p>promethion_SE_hg19_bwamem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359];&quot;fastq&quot;;&quot;out&quot;)" office:value-type="string" office:string-value="promethion_SE_hg19_bwamem_8_fastp_longread_noduprem_R1.out" calcext:value-type="string">
            <text:p>promethion_SE_hg19_bwamem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59]);0)=0;&quot;SE&quot;;&quot;PE&quot;)" office:value-type="string" office:string-value="SE" calcext:value-type="string">
            <text:p>SE</text:p>
          </table:table-cell>
          <table:table-cell table:formula="of:=IF(IFERROR(SEARCH(&quot;fastp&quot;;[.V35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59]);0)=0;&quot;&quot;;&quot;--debug&quot;)">
            <text:p/>
          </table:table-cell>
          <table:table-cell table:formula="of:=IF(IFERROR(SEARCH(&quot;longread&quot;;[.V35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0];&quot;fastq&quot;;&quot;err&quot;)" office:value-type="string" office:string-value="promethion_SE_hg19_bwamem_8_fastp_noduprem_R1.err" calcext:value-type="string">
            <text:p>promethion_SE_hg19_bwamem_8_fastp_noduprem_R1.err</text:p>
          </table:table-cell>
          <table:table-cell office:value-type="string" calcext:value-type="string">
            <text:p>-o</text:p>
          </table:table-cell>
          <table:table-cell table:formula="of:=SUBSTITUTE([.V360];&quot;fastq&quot;;&quot;out&quot;)" office:value-type="string" office:string-value="promethion_SE_hg19_bwamem_8_fastp_noduprem_R1.out" calcext:value-type="string">
            <text:p>promethion_SE_hg19_bwamem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6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60]);0)=0;&quot;SE&quot;;&quot;PE&quot;)" office:value-type="string" office:string-value="SE" calcext:value-type="string">
            <text:p>SE</text:p>
          </table:table-cell>
          <table:table-cell table:formula="of:=IF(IFERROR(SEARCH(&quot;fastp&quot;;[.V36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60]);0)=0;&quot;&quot;;&quot;--debug&quot;)">
            <text:p/>
          </table:table-cell>
          <table:table-cell table:formula="of:=IF(IFERROR(SEARCH(&quot;longread&quot;;[.V36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1];&quot;fastq&quot;;&quot;err&quot;)" office:value-type="string" office:string-value="promethion_SE_hg19_bwamem_8_longread_noduprem_R1.err" calcext:value-type="string">
            <text:p>promethion_SE_hg19_bwamem_8_longread_noduprem_R1.err</text:p>
          </table:table-cell>
          <table:table-cell office:value-type="string" calcext:value-type="string">
            <text:p>-o</text:p>
          </table:table-cell>
          <table:table-cell table:formula="of:=SUBSTITUTE([.V361];&quot;fastq&quot;;&quot;out&quot;)" office:value-type="string" office:string-value="promethion_SE_hg19_bwamem_8_longread_noduprem_R1.out" calcext:value-type="string">
            <text:p>promethion_SE_hg19_bwamem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6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61]);0)=0;&quot;SE&quot;;&quot;PE&quot;)" office:value-type="string" office:string-value="SE" calcext:value-type="string">
            <text:p>SE</text:p>
          </table:table-cell>
          <table:table-cell table:formula="of:=IF(IFERROR(SEARCH(&quot;fastp&quot;;[.V361]);0)=0;&quot;&quot;;&quot;--fastp&quot;)">
            <text:p/>
          </table:table-cell>
          <table:table-cell table:formula="of:=IF(IFERROR(SEARCH(&quot;debug&quot;;[.V361]);0)=0;&quot;&quot;;&quot;--debug&quot;)">
            <text:p/>
          </table:table-cell>
          <table:table-cell table:formula="of:=IF(IFERROR(SEARCH(&quot;longread&quot;;[.V36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2];&quot;fastq&quot;;&quot;err&quot;)" office:value-type="string" office:string-value="promethion_SE_hg19_bwamem_8_noduprem_R1.err" calcext:value-type="string">
            <text:p>promethion_SE_hg19_bwamem_8_noduprem_R1.err</text:p>
          </table:table-cell>
          <table:table-cell office:value-type="string" calcext:value-type="string">
            <text:p>-o</text:p>
          </table:table-cell>
          <table:table-cell table:formula="of:=SUBSTITUTE([.V362];&quot;fastq&quot;;&quot;out&quot;)" office:value-type="string" office:string-value="promethion_SE_hg19_bwamem_8_noduprem_R1.out" calcext:value-type="string">
            <text:p>promethion_SE_hg19_bwamem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6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62]);0)=0;&quot;SE&quot;;&quot;PE&quot;)" office:value-type="string" office:string-value="SE" calcext:value-type="string">
            <text:p>SE</text:p>
          </table:table-cell>
          <table:table-cell table:formula="of:=IF(IFERROR(SEARCH(&quot;fastp&quot;;[.V362]);0)=0;&quot;&quot;;&quot;--fastp&quot;)">
            <text:p/>
          </table:table-cell>
          <table:table-cell table:formula="of:=IF(IFERROR(SEARCH(&quot;debug&quot;;[.V362]);0)=0;&quot;&quot;;&quot;--debug&quot;)">
            <text:p/>
          </table:table-cell>
          <table:table-cell table:formula="of:=IF(IFERROR(SEARCH(&quot;longread&quot;;[.V36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3];&quot;fastq&quot;;&quot;err&quot;)" office:value-type="string" office:string-value="promethion_SE_hg19_minimap2_16_debug_longread_noduprem_R1.err" calcext:value-type="string">
            <text:p>promethion_SE_hg19_minimap2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363];&quot;fastq&quot;;&quot;out&quot;)" office:value-type="string" office:string-value="promethion_SE_hg19_minimap2_16_debug_longread_noduprem_R1.out" calcext:value-type="string">
            <text:p>promethion_SE_hg19_minimap2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3]);0)=0;&quot;SE&quot;;&quot;PE&quot;)" office:value-type="string" office:string-value="SE" calcext:value-type="string">
            <text:p>SE</text:p>
          </table:table-cell>
          <table:table-cell table:formula="of:=IF(IFERROR(SEARCH(&quot;fastp&quot;;[.V363]);0)=0;&quot;&quot;;&quot;--fastp&quot;)">
            <text:p/>
          </table:table-cell>
          <table:table-cell table:formula="of:=IF(IFERROR(SEARCH(&quot;debug&quot;;[.V36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6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4];&quot;fastq&quot;;&quot;err&quot;)" office:value-type="string" office:string-value="promethion_SE_hg19_minimap2_16_debug_noduprem_R1.err" calcext:value-type="string">
            <text:p>promethion_SE_hg19_minimap2_16_debug_noduprem_R1.err</text:p>
          </table:table-cell>
          <table:table-cell office:value-type="string" calcext:value-type="string">
            <text:p>-o</text:p>
          </table:table-cell>
          <table:table-cell table:formula="of:=SUBSTITUTE([.V364];&quot;fastq&quot;;&quot;out&quot;)" office:value-type="string" office:string-value="promethion_SE_hg19_minimap2_16_debug_noduprem_R1.out" calcext:value-type="string">
            <text:p>promethion_SE_hg19_minimap2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4]);0)=0;&quot;SE&quot;;&quot;PE&quot;)" office:value-type="string" office:string-value="SE" calcext:value-type="string">
            <text:p>SE</text:p>
          </table:table-cell>
          <table:table-cell table:formula="of:=IF(IFERROR(SEARCH(&quot;fastp&quot;;[.V364]);0)=0;&quot;&quot;;&quot;--fastp&quot;)">
            <text:p/>
          </table:table-cell>
          <table:table-cell table:formula="of:=IF(IFERROR(SEARCH(&quot;debug&quot;;[.V36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6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5];&quot;fastq&quot;;&quot;err&quot;)" office:value-type="string" office:string-value="promethion_SE_hg19_minimap2_16_fastp_debug_longread_noduprem_R1.err" calcext:value-type="string">
            <text:p>promethion_SE_hg19_minimap2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65];&quot;fastq&quot;;&quot;out&quot;)" office:value-type="string" office:string-value="promethion_SE_hg19_minimap2_16_fastp_debug_longread_noduprem_R1.out" calcext:value-type="string">
            <text:p>promethion_SE_hg19_minimap2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5]);0)=0;&quot;SE&quot;;&quot;PE&quot;)" office:value-type="string" office:string-value="SE" calcext:value-type="string">
            <text:p>SE</text:p>
          </table:table-cell>
          <table:table-cell table:formula="of:=IF(IFERROR(SEARCH(&quot;fastp&quot;;[.V36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6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6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6];&quot;fastq&quot;;&quot;err&quot;)" office:value-type="string" office:string-value="promethion_SE_hg19_minimap2_16_fastp_debug_noduprem_R1.err" calcext:value-type="string">
            <text:p>promethion_SE_hg19_minimap2_16_fastp_debug_noduprem_R1.err</text:p>
          </table:table-cell>
          <table:table-cell office:value-type="string" calcext:value-type="string">
            <text:p>-o</text:p>
          </table:table-cell>
          <table:table-cell table:formula="of:=SUBSTITUTE([.V366];&quot;fastq&quot;;&quot;out&quot;)" office:value-type="string" office:string-value="promethion_SE_hg19_minimap2_16_fastp_debug_noduprem_R1.out" calcext:value-type="string">
            <text:p>promethion_SE_hg19_minimap2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6]);0)=0;&quot;SE&quot;;&quot;PE&quot;)" office:value-type="string" office:string-value="SE" calcext:value-type="string">
            <text:p>SE</text:p>
          </table:table-cell>
          <table:table-cell table:formula="of:=IF(IFERROR(SEARCH(&quot;fastp&quot;;[.V36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6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6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7];&quot;fastq&quot;;&quot;err&quot;)" office:value-type="string" office:string-value="promethion_SE_hg19_minimap2_16_fastp_longread_noduprem_R1.err" calcext:value-type="string">
            <text:p>promethion_SE_hg19_minimap2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67];&quot;fastq&quot;;&quot;out&quot;)" office:value-type="string" office:string-value="promethion_SE_hg19_minimap2_16_fastp_longread_noduprem_R1.out" calcext:value-type="string">
            <text:p>promethion_SE_hg19_minimap2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7]);0)=0;&quot;SE&quot;;&quot;PE&quot;)" office:value-type="string" office:string-value="SE" calcext:value-type="string">
            <text:p>SE</text:p>
          </table:table-cell>
          <table:table-cell table:formula="of:=IF(IFERROR(SEARCH(&quot;fastp&quot;;[.V36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67]);0)=0;&quot;&quot;;&quot;--debug&quot;)">
            <text:p/>
          </table:table-cell>
          <table:table-cell table:formula="of:=IF(IFERROR(SEARCH(&quot;longread&quot;;[.V36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8];&quot;fastq&quot;;&quot;err&quot;)" office:value-type="string" office:string-value="promethion_SE_hg19_minimap2_16_fastp_noduprem_R1.err" calcext:value-type="string">
            <text:p>promethion_SE_hg19_minimap2_16_fastp_noduprem_R1.err</text:p>
          </table:table-cell>
          <table:table-cell office:value-type="string" calcext:value-type="string">
            <text:p>-o</text:p>
          </table:table-cell>
          <table:table-cell table:formula="of:=SUBSTITUTE([.V368];&quot;fastq&quot;;&quot;out&quot;)" office:value-type="string" office:string-value="promethion_SE_hg19_minimap2_16_fastp_noduprem_R1.out" calcext:value-type="string">
            <text:p>promethion_SE_hg19_minimap2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8]);0)=0;&quot;SE&quot;;&quot;PE&quot;)" office:value-type="string" office:string-value="SE" calcext:value-type="string">
            <text:p>SE</text:p>
          </table:table-cell>
          <table:table-cell table:formula="of:=IF(IFERROR(SEARCH(&quot;fastp&quot;;[.V36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68]);0)=0;&quot;&quot;;&quot;--debug&quot;)">
            <text:p/>
          </table:table-cell>
          <table:table-cell table:formula="of:=IF(IFERROR(SEARCH(&quot;longread&quot;;[.V36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9];&quot;fastq&quot;;&quot;err&quot;)" office:value-type="string" office:string-value="promethion_SE_hg19_minimap2_16_longread_noduprem_R1.err" calcext:value-type="string">
            <text:p>promethion_SE_hg19_minimap2_16_longread_noduprem_R1.err</text:p>
          </table:table-cell>
          <table:table-cell office:value-type="string" calcext:value-type="string">
            <text:p>-o</text:p>
          </table:table-cell>
          <table:table-cell table:formula="of:=SUBSTITUTE([.V369];&quot;fastq&quot;;&quot;out&quot;)" office:value-type="string" office:string-value="promethion_SE_hg19_minimap2_16_longread_noduprem_R1.out" calcext:value-type="string">
            <text:p>promethion_SE_hg19_minimap2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9]);0)=0;&quot;SE&quot;;&quot;PE&quot;)" office:value-type="string" office:string-value="SE" calcext:value-type="string">
            <text:p>SE</text:p>
          </table:table-cell>
          <table:table-cell table:formula="of:=IF(IFERROR(SEARCH(&quot;fastp&quot;;[.V369]);0)=0;&quot;&quot;;&quot;--fastp&quot;)">
            <text:p/>
          </table:table-cell>
          <table:table-cell table:formula="of:=IF(IFERROR(SEARCH(&quot;debug&quot;;[.V369]);0)=0;&quot;&quot;;&quot;--debug&quot;)">
            <text:p/>
          </table:table-cell>
          <table:table-cell table:formula="of:=IF(IFERROR(SEARCH(&quot;longread&quot;;[.V36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0];&quot;fastq&quot;;&quot;err&quot;)" office:value-type="string" office:string-value="promethion_SE_hg19_minimap2_16_noduprem_R1.err" calcext:value-type="string">
            <text:p>promethion_SE_hg19_minimap2_16_noduprem_R1.err</text:p>
          </table:table-cell>
          <table:table-cell office:value-type="string" calcext:value-type="string">
            <text:p>-o</text:p>
          </table:table-cell>
          <table:table-cell table:formula="of:=SUBSTITUTE([.V370];&quot;fastq&quot;;&quot;out&quot;)" office:value-type="string" office:string-value="promethion_SE_hg19_minimap2_16_noduprem_R1.out" calcext:value-type="string">
            <text:p>promethion_SE_hg19_minimap2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70]);0)=0;&quot;SE&quot;;&quot;PE&quot;)" office:value-type="string" office:string-value="SE" calcext:value-type="string">
            <text:p>SE</text:p>
          </table:table-cell>
          <table:table-cell table:formula="of:=IF(IFERROR(SEARCH(&quot;fastp&quot;;[.V370]);0)=0;&quot;&quot;;&quot;--fastp&quot;)">
            <text:p/>
          </table:table-cell>
          <table:table-cell table:formula="of:=IF(IFERROR(SEARCH(&quot;debug&quot;;[.V370]);0)=0;&quot;&quot;;&quot;--debug&quot;)">
            <text:p/>
          </table:table-cell>
          <table:table-cell table:formula="of:=IF(IFERROR(SEARCH(&quot;longread&quot;;[.V37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1];&quot;fastq&quot;;&quot;err&quot;)" office:value-type="string" office:string-value="promethion_SE_hg19_minimap2_8_debug_longread_noduprem_R1.err" calcext:value-type="string">
            <text:p>promethion_SE_hg19_minimap2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371];&quot;fastq&quot;;&quot;out&quot;)" office:value-type="string" office:string-value="promethion_SE_hg19_minimap2_8_debug_longread_noduprem_R1.out" calcext:value-type="string">
            <text:p>promethion_SE_hg19_minimap2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1]);0)=0;&quot;SE&quot;;&quot;PE&quot;)" office:value-type="string" office:string-value="SE" calcext:value-type="string">
            <text:p>SE</text:p>
          </table:table-cell>
          <table:table-cell table:formula="of:=IF(IFERROR(SEARCH(&quot;fastp&quot;;[.V371]);0)=0;&quot;&quot;;&quot;--fastp&quot;)">
            <text:p/>
          </table:table-cell>
          <table:table-cell table:formula="of:=IF(IFERROR(SEARCH(&quot;debug&quot;;[.V37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7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2];&quot;fastq&quot;;&quot;err&quot;)" office:value-type="string" office:string-value="promethion_SE_hg19_minimap2_8_debug_noduprem_R1.err" calcext:value-type="string">
            <text:p>promethion_SE_hg19_minimap2_8_debug_noduprem_R1.err</text:p>
          </table:table-cell>
          <table:table-cell office:value-type="string" calcext:value-type="string">
            <text:p>-o</text:p>
          </table:table-cell>
          <table:table-cell table:formula="of:=SUBSTITUTE([.V372];&quot;fastq&quot;;&quot;out&quot;)" office:value-type="string" office:string-value="promethion_SE_hg19_minimap2_8_debug_noduprem_R1.out" calcext:value-type="string">
            <text:p>promethion_SE_hg19_minimap2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2]);0)=0;&quot;SE&quot;;&quot;PE&quot;)" office:value-type="string" office:string-value="SE" calcext:value-type="string">
            <text:p>SE</text:p>
          </table:table-cell>
          <table:table-cell table:formula="of:=IF(IFERROR(SEARCH(&quot;fastp&quot;;[.V372]);0)=0;&quot;&quot;;&quot;--fastp&quot;)">
            <text:p/>
          </table:table-cell>
          <table:table-cell table:formula="of:=IF(IFERROR(SEARCH(&quot;debug&quot;;[.V37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7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3];&quot;fastq&quot;;&quot;err&quot;)" office:value-type="string" office:string-value="promethion_SE_hg19_minimap2_8_fastp_debug_longread_noduprem_R1.err" calcext:value-type="string">
            <text:p>promethion_SE_hg19_minimap2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73];&quot;fastq&quot;;&quot;out&quot;)" office:value-type="string" office:string-value="promethion_SE_hg19_minimap2_8_fastp_debug_longread_noduprem_R1.out" calcext:value-type="string">
            <text:p>promethion_SE_hg19_minimap2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3]);0)=0;&quot;SE&quot;;&quot;PE&quot;)" office:value-type="string" office:string-value="SE" calcext:value-type="string">
            <text:p>SE</text:p>
          </table:table-cell>
          <table:table-cell table:formula="of:=IF(IFERROR(SEARCH(&quot;fastp&quot;;[.V37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7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7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4];&quot;fastq&quot;;&quot;err&quot;)" office:value-type="string" office:string-value="promethion_SE_hg19_minimap2_8_fastp_debug_noduprem_R1.err" calcext:value-type="string">
            <text:p>promethion_SE_hg19_minimap2_8_fastp_debug_noduprem_R1.err</text:p>
          </table:table-cell>
          <table:table-cell office:value-type="string" calcext:value-type="string">
            <text:p>-o</text:p>
          </table:table-cell>
          <table:table-cell table:formula="of:=SUBSTITUTE([.V374];&quot;fastq&quot;;&quot;out&quot;)" office:value-type="string" office:string-value="promethion_SE_hg19_minimap2_8_fastp_debug_noduprem_R1.out" calcext:value-type="string">
            <text:p>promethion_SE_hg19_minimap2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4]);0)=0;&quot;SE&quot;;&quot;PE&quot;)" office:value-type="string" office:string-value="SE" calcext:value-type="string">
            <text:p>SE</text:p>
          </table:table-cell>
          <table:table-cell table:formula="of:=IF(IFERROR(SEARCH(&quot;fastp&quot;;[.V37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7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7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5];&quot;fastq&quot;;&quot;err&quot;)" office:value-type="string" office:string-value="promethion_SE_hg19_minimap2_8_fastp_longread_noduprem_R1.err" calcext:value-type="string">
            <text:p>promethion_SE_hg19_minimap2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375];&quot;fastq&quot;;&quot;out&quot;)" office:value-type="string" office:string-value="promethion_SE_hg19_minimap2_8_fastp_longread_noduprem_R1.out" calcext:value-type="string">
            <text:p>promethion_SE_hg19_minimap2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5]);0)=0;&quot;SE&quot;;&quot;PE&quot;)" office:value-type="string" office:string-value="SE" calcext:value-type="string">
            <text:p>SE</text:p>
          </table:table-cell>
          <table:table-cell table:formula="of:=IF(IFERROR(SEARCH(&quot;fastp&quot;;[.V37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75]);0)=0;&quot;&quot;;&quot;--debug&quot;)">
            <text:p/>
          </table:table-cell>
          <table:table-cell table:formula="of:=IF(IFERROR(SEARCH(&quot;longread&quot;;[.V37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6];&quot;fastq&quot;;&quot;err&quot;)" office:value-type="string" office:string-value="promethion_SE_hg19_minimap2_8_fastp_noduprem_R1.err" calcext:value-type="string">
            <text:p>promethion_SE_hg19_minimap2_8_fastp_noduprem_R1.err</text:p>
          </table:table-cell>
          <table:table-cell office:value-type="string" calcext:value-type="string">
            <text:p>-o</text:p>
          </table:table-cell>
          <table:table-cell table:formula="of:=SUBSTITUTE([.V376];&quot;fastq&quot;;&quot;out&quot;)" office:value-type="string" office:string-value="promethion_SE_hg19_minimap2_8_fastp_noduprem_R1.out" calcext:value-type="string">
            <text:p>promethion_SE_hg19_minimap2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6]);0)=0;&quot;SE&quot;;&quot;PE&quot;)" office:value-type="string" office:string-value="SE" calcext:value-type="string">
            <text:p>SE</text:p>
          </table:table-cell>
          <table:table-cell table:formula="of:=IF(IFERROR(SEARCH(&quot;fastp&quot;;[.V37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76]);0)=0;&quot;&quot;;&quot;--debug&quot;)">
            <text:p/>
          </table:table-cell>
          <table:table-cell table:formula="of:=IF(IFERROR(SEARCH(&quot;longread&quot;;[.V37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7];&quot;fastq&quot;;&quot;err&quot;)" office:value-type="string" office:string-value="promethion_SE_hg19_minimap2_8_longread_noduprem_R1.err" calcext:value-type="string">
            <text:p>promethion_SE_hg19_minimap2_8_longread_noduprem_R1.err</text:p>
          </table:table-cell>
          <table:table-cell office:value-type="string" calcext:value-type="string">
            <text:p>-o</text:p>
          </table:table-cell>
          <table:table-cell table:formula="of:=SUBSTITUTE([.V377];&quot;fastq&quot;;&quot;out&quot;)" office:value-type="string" office:string-value="promethion_SE_hg19_minimap2_8_longread_noduprem_R1.out" calcext:value-type="string">
            <text:p>promethion_SE_hg19_minimap2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7]);0)=0;&quot;SE&quot;;&quot;PE&quot;)" office:value-type="string" office:string-value="SE" calcext:value-type="string">
            <text:p>SE</text:p>
          </table:table-cell>
          <table:table-cell table:formula="of:=IF(IFERROR(SEARCH(&quot;fastp&quot;;[.V377]);0)=0;&quot;&quot;;&quot;--fastp&quot;)">
            <text:p/>
          </table:table-cell>
          <table:table-cell table:formula="of:=IF(IFERROR(SEARCH(&quot;debug&quot;;[.V377]);0)=0;&quot;&quot;;&quot;--debug&quot;)">
            <text:p/>
          </table:table-cell>
          <table:table-cell table:formula="of:=IF(IFERROR(SEARCH(&quot;longread&quot;;[.V37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8];&quot;fastq&quot;;&quot;err&quot;)" office:value-type="string" office:string-value="promethion_SE_hg19_minimap2_8_noduprem_R1.err" calcext:value-type="string">
            <text:p>promethion_SE_hg19_minimap2_8_noduprem_R1.err</text:p>
          </table:table-cell>
          <table:table-cell office:value-type="string" calcext:value-type="string">
            <text:p>-o</text:p>
          </table:table-cell>
          <table:table-cell table:formula="of:=SUBSTITUTE([.V378];&quot;fastq&quot;;&quot;out&quot;)" office:value-type="string" office:string-value="promethion_SE_hg19_minimap2_8_noduprem_R1.out" calcext:value-type="string">
            <text:p>promethion_SE_hg19_minimap2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8]);0)=0;&quot;SE&quot;;&quot;PE&quot;)" office:value-type="string" office:string-value="SE" calcext:value-type="string">
            <text:p>SE</text:p>
          </table:table-cell>
          <table:table-cell table:formula="of:=IF(IFERROR(SEARCH(&quot;fastp&quot;;[.V378]);0)=0;&quot;&quot;;&quot;--fastp&quot;)">
            <text:p/>
          </table:table-cell>
          <table:table-cell table:formula="of:=IF(IFERROR(SEARCH(&quot;debug&quot;;[.V378]);0)=0;&quot;&quot;;&quot;--debug&quot;)">
            <text:p/>
          </table:table-cell>
          <table:table-cell table:formula="of:=IF(IFERROR(SEARCH(&quot;longread&quot;;[.V37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9];&quot;fastq&quot;;&quot;err&quot;)" office:value-type="string" office:string-value="promethion_SE_PA14_bwamem_16_debug_longread_noduprem_R1.err" calcext:value-type="string">
            <text:p>promethion_SE_PA14_bwamem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379];&quot;fastq&quot;;&quot;out&quot;)" office:value-type="string" office:string-value="promethion_SE_PA14_bwamem_16_debug_longread_noduprem_R1.out" calcext:value-type="string">
            <text:p>promethion_SE_PA14_bwamem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7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79]);0)=0;&quot;SE&quot;;&quot;PE&quot;)" office:value-type="string" office:string-value="SE" calcext:value-type="string">
            <text:p>SE</text:p>
          </table:table-cell>
          <table:table-cell table:formula="of:=IF(IFERROR(SEARCH(&quot;fastp&quot;;[.V379]);0)=0;&quot;&quot;;&quot;--fastp&quot;)">
            <text:p/>
          </table:table-cell>
          <table:table-cell table:formula="of:=IF(IFERROR(SEARCH(&quot;debug&quot;;[.V37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7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0];&quot;fastq&quot;;&quot;err&quot;)" office:value-type="string" office:string-value="promethion_SE_PA14_bwamem_16_debug_noduprem_R1.err" calcext:value-type="string">
            <text:p>promethion_SE_PA14_bwamem_16_debug_noduprem_R1.err</text:p>
          </table:table-cell>
          <table:table-cell office:value-type="string" calcext:value-type="string">
            <text:p>-o</text:p>
          </table:table-cell>
          <table:table-cell table:formula="of:=SUBSTITUTE([.V380];&quot;fastq&quot;;&quot;out&quot;)" office:value-type="string" office:string-value="promethion_SE_PA14_bwamem_16_debug_noduprem_R1.out" calcext:value-type="string">
            <text:p>promethion_SE_PA14_bwamem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0]);0)=0;&quot;SE&quot;;&quot;PE&quot;)" office:value-type="string" office:string-value="SE" calcext:value-type="string">
            <text:p>SE</text:p>
          </table:table-cell>
          <table:table-cell table:formula="of:=IF(IFERROR(SEARCH(&quot;fastp&quot;;[.V380]);0)=0;&quot;&quot;;&quot;--fastp&quot;)">
            <text:p/>
          </table:table-cell>
          <table:table-cell table:formula="of:=IF(IFERROR(SEARCH(&quot;debug&quot;;[.V38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1];&quot;fastq&quot;;&quot;err&quot;)" office:value-type="string" office:string-value="promethion_SE_PA14_bwamem_16_fastp_debug_longread_noduprem_R1.err" calcext:value-type="string">
            <text:p>promethion_SE_PA14_bwamem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81];&quot;fastq&quot;;&quot;out&quot;)" office:value-type="string" office:string-value="promethion_SE_PA14_bwamem_16_fastp_debug_longread_noduprem_R1.out" calcext:value-type="string">
            <text:p>promethion_SE_PA14_bwamem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1]);0)=0;&quot;SE&quot;;&quot;PE&quot;)" office:value-type="string" office:string-value="SE" calcext:value-type="string">
            <text:p>SE</text:p>
          </table:table-cell>
          <table:table-cell table:formula="of:=IF(IFERROR(SEARCH(&quot;fastp&quot;;[.V38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8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2];&quot;fastq&quot;;&quot;err&quot;)" office:value-type="string" office:string-value="promethion_SE_PA14_bwamem_16_fastp_debug_noduprem_R1.err" calcext:value-type="string">
            <text:p>promethion_SE_PA14_bwamem_16_fastp_debug_noduprem_R1.err</text:p>
          </table:table-cell>
          <table:table-cell office:value-type="string" calcext:value-type="string">
            <text:p>-o</text:p>
          </table:table-cell>
          <table:table-cell table:formula="of:=SUBSTITUTE([.V382];&quot;fastq&quot;;&quot;out&quot;)" office:value-type="string" office:string-value="promethion_SE_PA14_bwamem_16_fastp_debug_noduprem_R1.out" calcext:value-type="string">
            <text:p>promethion_SE_PA14_bwamem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2]);0)=0;&quot;SE&quot;;&quot;PE&quot;)" office:value-type="string" office:string-value="SE" calcext:value-type="string">
            <text:p>SE</text:p>
          </table:table-cell>
          <table:table-cell table:formula="of:=IF(IFERROR(SEARCH(&quot;fastp&quot;;[.V38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8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3];&quot;fastq&quot;;&quot;err&quot;)" office:value-type="string" office:string-value="promethion_SE_PA14_bwamem_16_fastp_longread_noduprem_R1.err" calcext:value-type="string">
            <text:p>promethion_SE_PA14_bwamem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83];&quot;fastq&quot;;&quot;out&quot;)" office:value-type="string" office:string-value="promethion_SE_PA14_bwamem_16_fastp_longread_noduprem_R1.out" calcext:value-type="string">
            <text:p>promethion_SE_PA14_bwamem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3]);0)=0;&quot;SE&quot;;&quot;PE&quot;)" office:value-type="string" office:string-value="SE" calcext:value-type="string">
            <text:p>SE</text:p>
          </table:table-cell>
          <table:table-cell table:formula="of:=IF(IFERROR(SEARCH(&quot;fastp&quot;;[.V38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83]);0)=0;&quot;&quot;;&quot;--debug&quot;)">
            <text:p/>
          </table:table-cell>
          <table:table-cell table:formula="of:=IF(IFERROR(SEARCH(&quot;longread&quot;;[.V38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4];&quot;fastq&quot;;&quot;err&quot;)" office:value-type="string" office:string-value="promethion_SE_PA14_bwamem_16_fastp_noduprem_R1.err" calcext:value-type="string">
            <text:p>promethion_SE_PA14_bwamem_16_fastp_noduprem_R1.err</text:p>
          </table:table-cell>
          <table:table-cell office:value-type="string" calcext:value-type="string">
            <text:p>-o</text:p>
          </table:table-cell>
          <table:table-cell table:formula="of:=SUBSTITUTE([.V384];&quot;fastq&quot;;&quot;out&quot;)" office:value-type="string" office:string-value="promethion_SE_PA14_bwamem_16_fastp_noduprem_R1.out" calcext:value-type="string">
            <text:p>promethion_SE_PA14_bwamem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4]);0)=0;&quot;SE&quot;;&quot;PE&quot;)" office:value-type="string" office:string-value="SE" calcext:value-type="string">
            <text:p>SE</text:p>
          </table:table-cell>
          <table:table-cell table:formula="of:=IF(IFERROR(SEARCH(&quot;fastp&quot;;[.V38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84]);0)=0;&quot;&quot;;&quot;--debug&quot;)">
            <text:p/>
          </table:table-cell>
          <table:table-cell table:formula="of:=IF(IFERROR(SEARCH(&quot;longread&quot;;[.V38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5];&quot;fastq&quot;;&quot;err&quot;)" office:value-type="string" office:string-value="promethion_SE_PA14_bwamem_16_longread_noduprem_R1.err" calcext:value-type="string">
            <text:p>promethion_SE_PA14_bwamem_16_longread_noduprem_R1.err</text:p>
          </table:table-cell>
          <table:table-cell office:value-type="string" calcext:value-type="string">
            <text:p>-o</text:p>
          </table:table-cell>
          <table:table-cell table:formula="of:=SUBSTITUTE([.V385];&quot;fastq&quot;;&quot;out&quot;)" office:value-type="string" office:string-value="promethion_SE_PA14_bwamem_16_longread_noduprem_R1.out" calcext:value-type="string">
            <text:p>promethion_SE_PA14_bwamem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5]);0)=0;&quot;SE&quot;;&quot;PE&quot;)" office:value-type="string" office:string-value="SE" calcext:value-type="string">
            <text:p>SE</text:p>
          </table:table-cell>
          <table:table-cell table:formula="of:=IF(IFERROR(SEARCH(&quot;fastp&quot;;[.V385]);0)=0;&quot;&quot;;&quot;--fastp&quot;)">
            <text:p/>
          </table:table-cell>
          <table:table-cell table:formula="of:=IF(IFERROR(SEARCH(&quot;debug&quot;;[.V385]);0)=0;&quot;&quot;;&quot;--debug&quot;)">
            <text:p/>
          </table:table-cell>
          <table:table-cell table:formula="of:=IF(IFERROR(SEARCH(&quot;longread&quot;;[.V38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6];&quot;fastq&quot;;&quot;err&quot;)" office:value-type="string" office:string-value="promethion_SE_PA14_bwamem_16_noduprem_R1.err" calcext:value-type="string">
            <text:p>promethion_SE_PA14_bwamem_16_noduprem_R1.err</text:p>
          </table:table-cell>
          <table:table-cell office:value-type="string" calcext:value-type="string">
            <text:p>-o</text:p>
          </table:table-cell>
          <table:table-cell table:formula="of:=SUBSTITUTE([.V386];&quot;fastq&quot;;&quot;out&quot;)" office:value-type="string" office:string-value="promethion_SE_PA14_bwamem_16_noduprem_R1.out" calcext:value-type="string">
            <text:p>promethion_SE_PA14_bwamem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6]);0)=0;&quot;SE&quot;;&quot;PE&quot;)" office:value-type="string" office:string-value="SE" calcext:value-type="string">
            <text:p>SE</text:p>
          </table:table-cell>
          <table:table-cell table:formula="of:=IF(IFERROR(SEARCH(&quot;fastp&quot;;[.V386]);0)=0;&quot;&quot;;&quot;--fastp&quot;)">
            <text:p/>
          </table:table-cell>
          <table:table-cell table:formula="of:=IF(IFERROR(SEARCH(&quot;debug&quot;;[.V386]);0)=0;&quot;&quot;;&quot;--debug&quot;)">
            <text:p/>
          </table:table-cell>
          <table:table-cell table:formula="of:=IF(IFERROR(SEARCH(&quot;longread&quot;;[.V38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7];&quot;fastq&quot;;&quot;err&quot;)" office:value-type="string" office:string-value="promethion_SE_PA14_bwamem_8_debug_longread_noduprem_R1.err" calcext:value-type="string">
            <text:p>promethion_SE_PA14_bwamem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387];&quot;fastq&quot;;&quot;out&quot;)" office:value-type="string" office:string-value="promethion_SE_PA14_bwamem_8_debug_longread_noduprem_R1.out" calcext:value-type="string">
            <text:p>promethion_SE_PA14_bwamem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87]);0)=0;&quot;SE&quot;;&quot;PE&quot;)" office:value-type="string" office:string-value="SE" calcext:value-type="string">
            <text:p>SE</text:p>
          </table:table-cell>
          <table:table-cell table:formula="of:=IF(IFERROR(SEARCH(&quot;fastp&quot;;[.V387]);0)=0;&quot;&quot;;&quot;--fastp&quot;)">
            <text:p/>
          </table:table-cell>
          <table:table-cell table:formula="of:=IF(IFERROR(SEARCH(&quot;debug&quot;;[.V38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8];&quot;fastq&quot;;&quot;err&quot;)" office:value-type="string" office:string-value="promethion_SE_PA14_bwamem_8_debug_noduprem_R1.err" calcext:value-type="string">
            <text:p>promethion_SE_PA14_bwamem_8_debug_noduprem_R1.err</text:p>
          </table:table-cell>
          <table:table-cell office:value-type="string" calcext:value-type="string">
            <text:p>-o</text:p>
          </table:table-cell>
          <table:table-cell table:formula="of:=SUBSTITUTE([.V388];&quot;fastq&quot;;&quot;out&quot;)" office:value-type="string" office:string-value="promethion_SE_PA14_bwamem_8_debug_noduprem_R1.out" calcext:value-type="string">
            <text:p>promethion_SE_PA14_bwamem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88]);0)=0;&quot;SE&quot;;&quot;PE&quot;)" office:value-type="string" office:string-value="SE" calcext:value-type="string">
            <text:p>SE</text:p>
          </table:table-cell>
          <table:table-cell table:formula="of:=IF(IFERROR(SEARCH(&quot;fastp&quot;;[.V388]);0)=0;&quot;&quot;;&quot;--fastp&quot;)">
            <text:p/>
          </table:table-cell>
          <table:table-cell table:formula="of:=IF(IFERROR(SEARCH(&quot;debug&quot;;[.V38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9];&quot;fastq&quot;;&quot;err&quot;)" office:value-type="string" office:string-value="promethion_SE_PA14_bwamem_8_fastp_debug_longread_noduprem_R1.err" calcext:value-type="string">
            <text:p>promethion_SE_PA14_bwamem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89];&quot;fastq&quot;;&quot;out&quot;)" office:value-type="string" office:string-value="promethion_SE_PA14_bwamem_8_fastp_debug_longread_noduprem_R1.out" calcext:value-type="string">
            <text:p>promethion_SE_PA14_bwamem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89]);0)=0;&quot;SE&quot;;&quot;PE&quot;)" office:value-type="string" office:string-value="SE" calcext:value-type="string">
            <text:p>SE</text:p>
          </table:table-cell>
          <table:table-cell table:formula="of:=IF(IFERROR(SEARCH(&quot;fastp&quot;;[.V38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8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0];&quot;fastq&quot;;&quot;err&quot;)" office:value-type="string" office:string-value="promethion_SE_PA14_bwamem_8_fastp_debug_noduprem_R1.err" calcext:value-type="string">
            <text:p>promethion_SE_PA14_bwamem_8_fastp_debug_noduprem_R1.err</text:p>
          </table:table-cell>
          <table:table-cell office:value-type="string" calcext:value-type="string">
            <text:p>-o</text:p>
          </table:table-cell>
          <table:table-cell table:formula="of:=SUBSTITUTE([.V390];&quot;fastq&quot;;&quot;out&quot;)" office:value-type="string" office:string-value="promethion_SE_PA14_bwamem_8_fastp_debug_noduprem_R1.out" calcext:value-type="string">
            <text:p>promethion_SE_PA14_bwamem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9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90]);0)=0;&quot;SE&quot;;&quot;PE&quot;)" office:value-type="string" office:string-value="SE" calcext:value-type="string">
            <text:p>SE</text:p>
          </table:table-cell>
          <table:table-cell table:formula="of:=IF(IFERROR(SEARCH(&quot;fastp&quot;;[.V39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9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1];&quot;fastq&quot;;&quot;err&quot;)" office:value-type="string" office:string-value="promethion_SE_PA14_bwamem_8_fastp_longread_noduprem_R1.err" calcext:value-type="string">
            <text:p>promethion_SE_PA14_bwamem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391];&quot;fastq&quot;;&quot;out&quot;)" office:value-type="string" office:string-value="promethion_SE_PA14_bwamem_8_fastp_longread_noduprem_R1.out" calcext:value-type="string">
            <text:p>promethion_SE_PA14_bwamem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9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91]);0)=0;&quot;SE&quot;;&quot;PE&quot;)" office:value-type="string" office:string-value="SE" calcext:value-type="string">
            <text:p>SE</text:p>
          </table:table-cell>
          <table:table-cell table:formula="of:=IF(IFERROR(SEARCH(&quot;fastp&quot;;[.V39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1]);0)=0;&quot;&quot;;&quot;--debug&quot;)">
            <text:p/>
          </table:table-cell>
          <table:table-cell table:formula="of:=IF(IFERROR(SEARCH(&quot;longread&quot;;[.V39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2];&quot;fastq&quot;;&quot;err&quot;)" office:value-type="string" office:string-value="promethion_SE_PA14_bwamem_8_fastp_noduprem_R1.err" calcext:value-type="string">
            <text:p>promethion_SE_PA14_bwamem_8_fastp_noduprem_R1.err</text:p>
          </table:table-cell>
          <table:table-cell office:value-type="string" calcext:value-type="string">
            <text:p>-o</text:p>
          </table:table-cell>
          <table:table-cell table:formula="of:=SUBSTITUTE([.V392];&quot;fastq&quot;;&quot;out&quot;)" office:value-type="string" office:string-value="promethion_SE_PA14_bwamem_8_fastp_noduprem_R1.out" calcext:value-type="string">
            <text:p>promethion_SE_PA14_bwamem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9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92]);0)=0;&quot;SE&quot;;&quot;PE&quot;)" office:value-type="string" office:string-value="SE" calcext:value-type="string">
            <text:p>SE</text:p>
          </table:table-cell>
          <table:table-cell table:formula="of:=IF(IFERROR(SEARCH(&quot;fastp&quot;;[.V39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2]);0)=0;&quot;&quot;;&quot;--debug&quot;)">
            <text:p/>
          </table:table-cell>
          <table:table-cell table:formula="of:=IF(IFERROR(SEARCH(&quot;longread&quot;;[.V39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3];&quot;fastq&quot;;&quot;err&quot;)" office:value-type="string" office:string-value="promethion_SE_PA14_bwamem_8_longread_noduprem_R1.err" calcext:value-type="string">
            <text:p>promethion_SE_PA14_bwamem_8_longread_noduprem_R1.err</text:p>
          </table:table-cell>
          <table:table-cell office:value-type="string" calcext:value-type="string">
            <text:p>-o</text:p>
          </table:table-cell>
          <table:table-cell table:formula="of:=SUBSTITUTE([.V393];&quot;fastq&quot;;&quot;out&quot;)" office:value-type="string" office:string-value="promethion_SE_PA14_bwamem_8_longread_noduprem_R1.out" calcext:value-type="string">
            <text:p>promethion_SE_PA14_bwamem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9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93]);0)=0;&quot;SE&quot;;&quot;PE&quot;)" office:value-type="string" office:string-value="SE" calcext:value-type="string">
            <text:p>SE</text:p>
          </table:table-cell>
          <table:table-cell table:formula="of:=IF(IFERROR(SEARCH(&quot;fastp&quot;;[.V393]);0)=0;&quot;&quot;;&quot;--fastp&quot;)">
            <text:p/>
          </table:table-cell>
          <table:table-cell table:formula="of:=IF(IFERROR(SEARCH(&quot;debug&quot;;[.V393]);0)=0;&quot;&quot;;&quot;--debug&quot;)">
            <text:p/>
          </table:table-cell>
          <table:table-cell table:formula="of:=IF(IFERROR(SEARCH(&quot;longread&quot;;[.V39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4];&quot;fastq&quot;;&quot;err&quot;)" office:value-type="string" office:string-value="promethion_SE_PA14_bwamem_8_noduprem_R1.err" calcext:value-type="string">
            <text:p>promethion_SE_PA14_bwamem_8_noduprem_R1.err</text:p>
          </table:table-cell>
          <table:table-cell office:value-type="string" calcext:value-type="string">
            <text:p>-o</text:p>
          </table:table-cell>
          <table:table-cell table:formula="of:=SUBSTITUTE([.V394];&quot;fastq&quot;;&quot;out&quot;)" office:value-type="string" office:string-value="promethion_SE_PA14_bwamem_8_noduprem_R1.out" calcext:value-type="string">
            <text:p>promethion_SE_PA14_bwamem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9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94]);0)=0;&quot;SE&quot;;&quot;PE&quot;)" office:value-type="string" office:string-value="SE" calcext:value-type="string">
            <text:p>SE</text:p>
          </table:table-cell>
          <table:table-cell table:formula="of:=IF(IFERROR(SEARCH(&quot;fastp&quot;;[.V394]);0)=0;&quot;&quot;;&quot;--fastp&quot;)">
            <text:p/>
          </table:table-cell>
          <table:table-cell table:formula="of:=IF(IFERROR(SEARCH(&quot;debug&quot;;[.V394]);0)=0;&quot;&quot;;&quot;--debug&quot;)">
            <text:p/>
          </table:table-cell>
          <table:table-cell table:formula="of:=IF(IFERROR(SEARCH(&quot;longread&quot;;[.V39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5];&quot;fastq&quot;;&quot;err&quot;)" office:value-type="string" office:string-value="promethion_SE_PA14_minimap2_16_debug_longread_noduprem_R1.err" calcext:value-type="string">
            <text:p>promethion_SE_PA14_minimap2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395];&quot;fastq&quot;;&quot;out&quot;)" office:value-type="string" office:string-value="promethion_SE_PA14_minimap2_16_debug_longread_noduprem_R1.out" calcext:value-type="string">
            <text:p>promethion_SE_PA14_minimap2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9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95]);0)=0;&quot;SE&quot;;&quot;PE&quot;)" office:value-type="string" office:string-value="SE" calcext:value-type="string">
            <text:p>SE</text:p>
          </table:table-cell>
          <table:table-cell table:formula="of:=IF(IFERROR(SEARCH(&quot;fastp&quot;;[.V395]);0)=0;&quot;&quot;;&quot;--fastp&quot;)">
            <text:p/>
          </table:table-cell>
          <table:table-cell table:formula="of:=IF(IFERROR(SEARCH(&quot;debug&quot;;[.V39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9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6];&quot;fastq&quot;;&quot;err&quot;)" office:value-type="string" office:string-value="promethion_SE_PA14_minimap2_16_debug_noduprem_R1.err" calcext:value-type="string">
            <text:p>promethion_SE_PA14_minimap2_16_debug_noduprem_R1.err</text:p>
          </table:table-cell>
          <table:table-cell office:value-type="string" calcext:value-type="string">
            <text:p>-o</text:p>
          </table:table-cell>
          <table:table-cell table:formula="of:=SUBSTITUTE([.V396];&quot;fastq&quot;;&quot;out&quot;)" office:value-type="string" office:string-value="promethion_SE_PA14_minimap2_16_debug_noduprem_R1.out" calcext:value-type="string">
            <text:p>promethion_SE_PA14_minimap2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9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96]);0)=0;&quot;SE&quot;;&quot;PE&quot;)" office:value-type="string" office:string-value="SE" calcext:value-type="string">
            <text:p>SE</text:p>
          </table:table-cell>
          <table:table-cell table:formula="of:=IF(IFERROR(SEARCH(&quot;fastp&quot;;[.V396]);0)=0;&quot;&quot;;&quot;--fastp&quot;)">
            <text:p/>
          </table:table-cell>
          <table:table-cell table:formula="of:=IF(IFERROR(SEARCH(&quot;debug&quot;;[.V39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9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7];&quot;fastq&quot;;&quot;err&quot;)" office:value-type="string" office:string-value="promethion_SE_PA14_minimap2_16_fastp_debug_longread_noduprem_R1.err" calcext:value-type="string">
            <text:p>promethion_SE_PA14_minimap2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97];&quot;fastq&quot;;&quot;out&quot;)" office:value-type="string" office:string-value="promethion_SE_PA14_minimap2_16_fastp_debug_longread_noduprem_R1.out" calcext:value-type="string">
            <text:p>promethion_SE_PA14_minimap2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9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97]);0)=0;&quot;SE&quot;;&quot;PE&quot;)" office:value-type="string" office:string-value="SE" calcext:value-type="string">
            <text:p>SE</text:p>
          </table:table-cell>
          <table:table-cell table:formula="of:=IF(IFERROR(SEARCH(&quot;fastp&quot;;[.V39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9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8];&quot;fastq&quot;;&quot;err&quot;)" office:value-type="string" office:string-value="promethion_SE_PA14_minimap2_16_fastp_debug_noduprem_R1.err" calcext:value-type="string">
            <text:p>promethion_SE_PA14_minimap2_16_fastp_debug_noduprem_R1.err</text:p>
          </table:table-cell>
          <table:table-cell office:value-type="string" calcext:value-type="string">
            <text:p>-o</text:p>
          </table:table-cell>
          <table:table-cell table:formula="of:=SUBSTITUTE([.V398];&quot;fastq&quot;;&quot;out&quot;)" office:value-type="string" office:string-value="promethion_SE_PA14_minimap2_16_fastp_debug_noduprem_R1.out" calcext:value-type="string">
            <text:p>promethion_SE_PA14_minimap2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9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98]);0)=0;&quot;SE&quot;;&quot;PE&quot;)" office:value-type="string" office:string-value="SE" calcext:value-type="string">
            <text:p>SE</text:p>
          </table:table-cell>
          <table:table-cell table:formula="of:=IF(IFERROR(SEARCH(&quot;fastp&quot;;[.V39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9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9];&quot;fastq&quot;;&quot;err&quot;)" office:value-type="string" office:string-value="promethion_SE_PA14_minimap2_16_fastp_longread_noduprem_R1.err" calcext:value-type="string">
            <text:p>promethion_SE_PA14_minimap2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99];&quot;fastq&quot;;&quot;out&quot;)" office:value-type="string" office:string-value="promethion_SE_PA14_minimap2_16_fastp_longread_noduprem_R1.out" calcext:value-type="string">
            <text:p>promethion_SE_PA14_minimap2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9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99]);0)=0;&quot;SE&quot;;&quot;PE&quot;)" office:value-type="string" office:string-value="SE" calcext:value-type="string">
            <text:p>SE</text:p>
          </table:table-cell>
          <table:table-cell table:formula="of:=IF(IFERROR(SEARCH(&quot;fastp&quot;;[.V39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9]);0)=0;&quot;&quot;;&quot;--debug&quot;)">
            <text:p/>
          </table:table-cell>
          <table:table-cell table:formula="of:=IF(IFERROR(SEARCH(&quot;longread&quot;;[.V39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0];&quot;fastq&quot;;&quot;err&quot;)" office:value-type="string" office:string-value="promethion_SE_PA14_minimap2_16_fastp_noduprem_R1.err" calcext:value-type="string">
            <text:p>promethion_SE_PA14_minimap2_16_fastp_noduprem_R1.err</text:p>
          </table:table-cell>
          <table:table-cell office:value-type="string" calcext:value-type="string">
            <text:p>-o</text:p>
          </table:table-cell>
          <table:table-cell table:formula="of:=SUBSTITUTE([.V400];&quot;fastq&quot;;&quot;out&quot;)" office:value-type="string" office:string-value="promethion_SE_PA14_minimap2_16_fastp_noduprem_R1.out" calcext:value-type="string">
            <text:p>promethion_SE_PA14_minimap2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00]);0)=0;&quot;SE&quot;;&quot;PE&quot;)" office:value-type="string" office:string-value="SE" calcext:value-type="string">
            <text:p>SE</text:p>
          </table:table-cell>
          <table:table-cell table:formula="of:=IF(IFERROR(SEARCH(&quot;fastp&quot;;[.V40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00]);0)=0;&quot;&quot;;&quot;--debug&quot;)">
            <text:p/>
          </table:table-cell>
          <table:table-cell table:formula="of:=IF(IFERROR(SEARCH(&quot;longread&quot;;[.V40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1];&quot;fastq&quot;;&quot;err&quot;)" office:value-type="string" office:string-value="promethion_SE_PA14_minimap2_16_longread_noduprem_R1.err" calcext:value-type="string">
            <text:p>promethion_SE_PA14_minimap2_16_longread_noduprem_R1.err</text:p>
          </table:table-cell>
          <table:table-cell office:value-type="string" calcext:value-type="string">
            <text:p>-o</text:p>
          </table:table-cell>
          <table:table-cell table:formula="of:=SUBSTITUTE([.V401];&quot;fastq&quot;;&quot;out&quot;)" office:value-type="string" office:string-value="promethion_SE_PA14_minimap2_16_longread_noduprem_R1.out" calcext:value-type="string">
            <text:p>promethion_SE_PA14_minimap2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01]);0)=0;&quot;SE&quot;;&quot;PE&quot;)" office:value-type="string" office:string-value="SE" calcext:value-type="string">
            <text:p>SE</text:p>
          </table:table-cell>
          <table:table-cell table:formula="of:=IF(IFERROR(SEARCH(&quot;fastp&quot;;[.V401]);0)=0;&quot;&quot;;&quot;--fastp&quot;)">
            <text:p/>
          </table:table-cell>
          <table:table-cell table:formula="of:=IF(IFERROR(SEARCH(&quot;debug&quot;;[.V401]);0)=0;&quot;&quot;;&quot;--debug&quot;)">
            <text:p/>
          </table:table-cell>
          <table:table-cell table:formula="of:=IF(IFERROR(SEARCH(&quot;longread&quot;;[.V40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2];&quot;fastq&quot;;&quot;err&quot;)" office:value-type="string" office:string-value="promethion_SE_PA14_minimap2_16_noduprem_R1.err" calcext:value-type="string">
            <text:p>promethion_SE_PA14_minimap2_16_noduprem_R1.err</text:p>
          </table:table-cell>
          <table:table-cell office:value-type="string" calcext:value-type="string">
            <text:p>-o</text:p>
          </table:table-cell>
          <table:table-cell table:formula="of:=SUBSTITUTE([.V402];&quot;fastq&quot;;&quot;out&quot;)" office:value-type="string" office:string-value="promethion_SE_PA14_minimap2_16_noduprem_R1.out" calcext:value-type="string">
            <text:p>promethion_SE_PA14_minimap2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02]);0)=0;&quot;SE&quot;;&quot;PE&quot;)" office:value-type="string" office:string-value="SE" calcext:value-type="string">
            <text:p>SE</text:p>
          </table:table-cell>
          <table:table-cell table:formula="of:=IF(IFERROR(SEARCH(&quot;fastp&quot;;[.V402]);0)=0;&quot;&quot;;&quot;--fastp&quot;)">
            <text:p/>
          </table:table-cell>
          <table:table-cell table:formula="of:=IF(IFERROR(SEARCH(&quot;debug&quot;;[.V402]);0)=0;&quot;&quot;;&quot;--debug&quot;)">
            <text:p/>
          </table:table-cell>
          <table:table-cell table:formula="of:=IF(IFERROR(SEARCH(&quot;longread&quot;;[.V40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3];&quot;fastq&quot;;&quot;err&quot;)" office:value-type="string" office:string-value="promethion_SE_PA14_minimap2_8_debug_longread_noduprem_R1.err" calcext:value-type="string">
            <text:p>promethion_SE_PA14_minimap2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403];&quot;fastq&quot;;&quot;out&quot;)" office:value-type="string" office:string-value="promethion_SE_PA14_minimap2_8_debug_longread_noduprem_R1.out" calcext:value-type="string">
            <text:p>promethion_SE_PA14_minimap2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3]);0)=0;&quot;SE&quot;;&quot;PE&quot;)" office:value-type="string" office:string-value="SE" calcext:value-type="string">
            <text:p>SE</text:p>
          </table:table-cell>
          <table:table-cell table:formula="of:=IF(IFERROR(SEARCH(&quot;fastp&quot;;[.V403]);0)=0;&quot;&quot;;&quot;--fastp&quot;)">
            <text:p/>
          </table:table-cell>
          <table:table-cell table:formula="of:=IF(IFERROR(SEARCH(&quot;debug&quot;;[.V40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0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4];&quot;fastq&quot;;&quot;err&quot;)" office:value-type="string" office:string-value="promethion_SE_PA14_minimap2_8_debug_noduprem_R1.err" calcext:value-type="string">
            <text:p>promethion_SE_PA14_minimap2_8_debug_noduprem_R1.err</text:p>
          </table:table-cell>
          <table:table-cell office:value-type="string" calcext:value-type="string">
            <text:p>-o</text:p>
          </table:table-cell>
          <table:table-cell table:formula="of:=SUBSTITUTE([.V404];&quot;fastq&quot;;&quot;out&quot;)" office:value-type="string" office:string-value="promethion_SE_PA14_minimap2_8_debug_noduprem_R1.out" calcext:value-type="string">
            <text:p>promethion_SE_PA14_minimap2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4]);0)=0;&quot;SE&quot;;&quot;PE&quot;)" office:value-type="string" office:string-value="SE" calcext:value-type="string">
            <text:p>SE</text:p>
          </table:table-cell>
          <table:table-cell table:formula="of:=IF(IFERROR(SEARCH(&quot;fastp&quot;;[.V404]);0)=0;&quot;&quot;;&quot;--fastp&quot;)">
            <text:p/>
          </table:table-cell>
          <table:table-cell table:formula="of:=IF(IFERROR(SEARCH(&quot;debug&quot;;[.V40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0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5];&quot;fastq&quot;;&quot;err&quot;)" office:value-type="string" office:string-value="promethion_SE_PA14_minimap2_8_fastp_debug_longread_noduprem_R1.err" calcext:value-type="string">
            <text:p>promethion_SE_PA14_minimap2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405];&quot;fastq&quot;;&quot;out&quot;)" office:value-type="string" office:string-value="promethion_SE_PA14_minimap2_8_fastp_debug_longread_noduprem_R1.out" calcext:value-type="string">
            <text:p>promethion_SE_PA14_minimap2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5]);0)=0;&quot;SE&quot;;&quot;PE&quot;)" office:value-type="string" office:string-value="SE" calcext:value-type="string">
            <text:p>SE</text:p>
          </table:table-cell>
          <table:table-cell table:formula="of:=IF(IFERROR(SEARCH(&quot;fastp&quot;;[.V40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0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0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6];&quot;fastq&quot;;&quot;err&quot;)" office:value-type="string" office:string-value="promethion_SE_PA14_minimap2_8_fastp_debug_noduprem_R1.err" calcext:value-type="string">
            <text:p>promethion_SE_PA14_minimap2_8_fastp_debug_noduprem_R1.err</text:p>
          </table:table-cell>
          <table:table-cell office:value-type="string" calcext:value-type="string">
            <text:p>-o</text:p>
          </table:table-cell>
          <table:table-cell table:formula="of:=SUBSTITUTE([.V406];&quot;fastq&quot;;&quot;out&quot;)" office:value-type="string" office:string-value="promethion_SE_PA14_minimap2_8_fastp_debug_noduprem_R1.out" calcext:value-type="string">
            <text:p>promethion_SE_PA14_minimap2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6]);0)=0;&quot;SE&quot;;&quot;PE&quot;)" office:value-type="string" office:string-value="SE" calcext:value-type="string">
            <text:p>SE</text:p>
          </table:table-cell>
          <table:table-cell table:formula="of:=IF(IFERROR(SEARCH(&quot;fastp&quot;;[.V40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0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0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7];&quot;fastq&quot;;&quot;err&quot;)" office:value-type="string" office:string-value="promethion_SE_PA14_minimap2_8_fastp_longread_noduprem_R1.err" calcext:value-type="string">
            <text:p>promethion_SE_PA14_minimap2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407];&quot;fastq&quot;;&quot;out&quot;)" office:value-type="string" office:string-value="promethion_SE_PA14_minimap2_8_fastp_longread_noduprem_R1.out" calcext:value-type="string">
            <text:p>promethion_SE_PA14_minimap2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7]);0)=0;&quot;SE&quot;;&quot;PE&quot;)" office:value-type="string" office:string-value="SE" calcext:value-type="string">
            <text:p>SE</text:p>
          </table:table-cell>
          <table:table-cell table:formula="of:=IF(IFERROR(SEARCH(&quot;fastp&quot;;[.V40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07]);0)=0;&quot;&quot;;&quot;--debug&quot;)">
            <text:p/>
          </table:table-cell>
          <table:table-cell table:formula="of:=IF(IFERROR(SEARCH(&quot;longread&quot;;[.V40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8];&quot;fastq&quot;;&quot;err&quot;)" office:value-type="string" office:string-value="promethion_SE_PA14_minimap2_8_fastp_noduprem_R1.err" calcext:value-type="string">
            <text:p>promethion_SE_PA14_minimap2_8_fastp_noduprem_R1.err</text:p>
          </table:table-cell>
          <table:table-cell office:value-type="string" calcext:value-type="string">
            <text:p>-o</text:p>
          </table:table-cell>
          <table:table-cell table:formula="of:=SUBSTITUTE([.V408];&quot;fastq&quot;;&quot;out&quot;)" office:value-type="string" office:string-value="promethion_SE_PA14_minimap2_8_fastp_noduprem_R1.out" calcext:value-type="string">
            <text:p>promethion_SE_PA14_minimap2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8]);0)=0;&quot;SE&quot;;&quot;PE&quot;)" office:value-type="string" office:string-value="SE" calcext:value-type="string">
            <text:p>SE</text:p>
          </table:table-cell>
          <table:table-cell table:formula="of:=IF(IFERROR(SEARCH(&quot;fastp&quot;;[.V40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08]);0)=0;&quot;&quot;;&quot;--debug&quot;)">
            <text:p/>
          </table:table-cell>
          <table:table-cell table:formula="of:=IF(IFERROR(SEARCH(&quot;longread&quot;;[.V40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9];&quot;fastq&quot;;&quot;err&quot;)" office:value-type="string" office:string-value="promethion_SE_PA14_minimap2_8_longread_noduprem_R1.err" calcext:value-type="string">
            <text:p>promethion_SE_PA14_minimap2_8_longread_noduprem_R1.err</text:p>
          </table:table-cell>
          <table:table-cell office:value-type="string" calcext:value-type="string">
            <text:p>-o</text:p>
          </table:table-cell>
          <table:table-cell table:formula="of:=SUBSTITUTE([.V409];&quot;fastq&quot;;&quot;out&quot;)" office:value-type="string" office:string-value="promethion_SE_PA14_minimap2_8_longread_noduprem_R1.out" calcext:value-type="string">
            <text:p>promethion_SE_PA14_minimap2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9]);0)=0;&quot;SE&quot;;&quot;PE&quot;)" office:value-type="string" office:string-value="SE" calcext:value-type="string">
            <text:p>SE</text:p>
          </table:table-cell>
          <table:table-cell table:formula="of:=IF(IFERROR(SEARCH(&quot;fastp&quot;;[.V409]);0)=0;&quot;&quot;;&quot;--fastp&quot;)">
            <text:p/>
          </table:table-cell>
          <table:table-cell table:formula="of:=IF(IFERROR(SEARCH(&quot;debug&quot;;[.V409]);0)=0;&quot;&quot;;&quot;--debug&quot;)">
            <text:p/>
          </table:table-cell>
          <table:table-cell table:formula="of:=IF(IFERROR(SEARCH(&quot;longread&quot;;[.V40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10];&quot;fastq&quot;;&quot;err&quot;)" office:value-type="string" office:string-value="promethion_SE_PA14_minimap2_8_noduprem_R1.err" calcext:value-type="string">
            <text:p>promethion_SE_PA14_minimap2_8_noduprem_R1.err</text:p>
          </table:table-cell>
          <table:table-cell office:value-type="string" calcext:value-type="string">
            <text:p>-o</text:p>
          </table:table-cell>
          <table:table-cell table:formula="of:=SUBSTITUTE([.V410];&quot;fastq&quot;;&quot;out&quot;)" office:value-type="string" office:string-value="promethion_SE_PA14_minimap2_8_noduprem_R1.out" calcext:value-type="string">
            <text:p>promethion_SE_PA14_minimap2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1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1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1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10]);0)=0;&quot;SE&quot;;&quot;PE&quot;)" office:value-type="string" office:string-value="SE" calcext:value-type="string">
            <text:p>SE</text:p>
          </table:table-cell>
          <table:table-cell table:formula="of:=IF(IFERROR(SEARCH(&quot;fastp&quot;;[.V410]);0)=0;&quot;&quot;;&quot;--fastp&quot;)">
            <text:p/>
          </table:table-cell>
          <table:table-cell table:formula="of:=IF(IFERROR(SEARCH(&quot;debug&quot;;[.V410]);0)=0;&quot;&quot;;&quot;--debug&quot;)">
            <text:p/>
          </table:table-cell>
          <table:table-cell table:formula="of:=IF(IFERROR(SEARCH(&quot;longread&quot;;[.V41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it</text:p>
          </table:table-cell>
          <table:table-cell table:number-columns-repeated="1023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 style:data-style-name="N2" text:time-value="13:15:21.196531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0:03:54.531472206</meta:creation-date>
    <dc:date>2018-07-09T13:17:28.390504143</dc:date>
    <meta:editing-duration>P1DT1H46M</meta:editing-duration>
    <meta:editing-cycles>14</meta:editing-cycles>
    <meta:generator>LibreOffice/5.1.6.2$Linux_X86_64 LibreOffice_project/10m0$Build-2</meta:generator>
    <meta:document-statistic meta:table-count="1" meta:cell-count="9426" meta:object-count="0"/>
  </office:meta>
</office:document-meta>
</file>